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49.66mm" svg:height="204.32mm" svg:x="194.66mm" svg:y="0mm">
            <loext:p draw:notify-on-update-of-ranges="Sheet1.A1:Sheet1.A1 Sheet1.A2:Sheet1.A501 Sheet1.B1:Sheet1.B1 Sheet1.B2:Sheet1.B501 Sheet1.C1:Sheet1.C1 Sheet1.C2:Sheet1.C501 Sheet1.D1:Sheet1.D1 Sheet1.D2:Sheet1.D501 Sheet1.E1:Sheet1.E1 Sheet1.E2:Sheet1.E501 Sheet1.F1:Sheet1.F1 Sheet1.F2:Sheet1.F501 Sheet1.G1:Sheet1.G1 Sheet1.G2:Sheet1.G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VG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VG VF 10.0</text:p>
          </table:table-cell>
          <table:table-cell office:value-type="string" calcext:value-type="string">
            <text:p>PVG VF 1.0</text:p>
          </table:table-cell>
          <table:table-cell office:value-type="string" calcext:value-type="string">
            <text:p>PVG VF 0.1</text:p>
          </table:table-cell>
          <table:table-cell office:value-type="string" calcext:value-type="string">
            <text:p>PVG VFC 0.1</text:p>
          </table:table-cell>
          <table:table-cell office:value-type="string" calcext:value-type="string">
            <text:p>PVG VFC 10.0</text:p>
          </table:table-cell>
          <table:table-cell table:number-columns-repeated="3"/>
          <table:table-cell office:value-type="string" calcext:value-type="string">
            <text:p>lol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4.24" calcext:value-type="float">
            <text:p>24.24</text:p>
          </table:table-cell>
          <table:table-cell office:value-type="float" office:value="26.05" calcext:value-type="float">
            <text:p>26.05</text:p>
          </table:table-cell>
          <table:table-cell office:value-type="float" office:value="26.47" calcext:value-type="float">
            <text:p>26.47</text:p>
          </table:table-cell>
          <table:table-cell office:value-type="float" office:value="24.14" calcext:value-type="float">
            <text:p>24.14</text:p>
          </table:table-cell>
          <table:table-cell office:value-type="float" office:value="20.08" calcext:value-type="float">
            <text:p>20.08</text:p>
          </table:table-cell>
          <table:table-cell table:number-columns-repeated="5"/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24.4" calcext:value-type="float">
            <text:p>24.4</text:p>
          </table:table-cell>
          <table:table-cell office:value-type="float" office:value="25" calcext:value-type="float">
            <text:p>25</text:p>
          </table:table-cell>
          <table:table-cell office:value-type="float" office:value="24.07" calcext:value-type="float">
            <text:p>24.07</text:p>
          </table:table-cell>
          <table:table-cell office:value-type="float" office:value="23.2" calcext:value-type="float">
            <text:p>23.2</text:p>
          </table:table-cell>
          <table:table-cell office:value-type="float" office:value="22.4" calcext:value-type="float">
            <text:p>22.4</text:p>
          </table:table-cell>
          <table:table-cell table:number-columns-repeated="5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5.16" calcext:value-type="float">
            <text:p>25.16</text:p>
          </table:table-cell>
          <table:table-cell office:value-type="float" office:value="25.02" calcext:value-type="float">
            <text:p>25.02</text:p>
          </table:table-cell>
          <table:table-cell office:value-type="float" office:value="24.95" calcext:value-type="float">
            <text:p>24.95</text:p>
          </table:table-cell>
          <table:table-cell office:value-type="float" office:value="23.91" calcext:value-type="float">
            <text:p>23.91</text:p>
          </table:table-cell>
          <table:table-cell office:value-type="float" office:value="24.55" calcext:value-type="float">
            <text:p>24.55</text:p>
          </table:table-cell>
          <table:table-cell table:number-columns-repeated="5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5.2" calcext:value-type="float">
            <text:p>25.2</text:p>
          </table:table-cell>
          <table:table-cell office:value-type="float" office:value="25.01" calcext:value-type="float">
            <text:p>25.01</text:p>
          </table:table-cell>
          <table:table-cell office:value-type="float" office:value="27.26" calcext:value-type="float">
            <text:p>27.26</text:p>
          </table:table-cell>
          <table:table-cell office:value-type="float" office:value="25.2" calcext:value-type="float">
            <text:p>25.2</text:p>
          </table:table-cell>
          <table:table-cell office:value-type="float" office:value="24.78" calcext:value-type="float">
            <text:p>24.78</text:p>
          </table:table-cell>
          <table:table-cell table:number-columns-repeated="5"/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25.75" calcext:value-type="float">
            <text:p>25.75</text:p>
          </table:table-cell>
          <table:table-cell office:value-type="float" office:value="25.06" calcext:value-type="float">
            <text:p>25.06</text:p>
          </table:table-cell>
          <table:table-cell office:value-type="float" office:value="26.48" calcext:value-type="float">
            <text:p>26.48</text:p>
          </table:table-cell>
          <table:table-cell office:value-type="float" office:value="25.73" calcext:value-type="float">
            <text:p>25.73</text:p>
          </table:table-cell>
          <table:table-cell office:value-type="float" office:value="26.03" calcext:value-type="float">
            <text:p>26.03</text:p>
          </table:table-cell>
          <table:table-cell table:number-columns-repeated="5"/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26.07" calcext:value-type="float">
            <text:p>26.07</text:p>
          </table:table-cell>
          <table:table-cell office:value-type="float" office:value="25.96" calcext:value-type="float">
            <text:p>25.96</text:p>
          </table:table-cell>
          <table:table-cell office:value-type="float" office:value="26.43" calcext:value-type="float">
            <text:p>26.43</text:p>
          </table:table-cell>
          <table:table-cell office:value-type="float" office:value="25.98" calcext:value-type="float">
            <text:p>25.98</text:p>
          </table:table-cell>
          <table:table-cell office:value-type="float" office:value="27.72" calcext:value-type="float">
            <text:p>27.72</text:p>
          </table:table-cell>
          <table:table-cell table:number-columns-repeated="5"/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26.73" calcext:value-type="float">
            <text:p>26.73</text:p>
          </table:table-cell>
          <table:table-cell office:value-type="float" office:value="26.56" calcext:value-type="float">
            <text:p>26.56</text:p>
          </table:table-cell>
          <table:table-cell office:value-type="float" office:value="27.37" calcext:value-type="float">
            <text:p>27.37</text:p>
          </table:table-cell>
          <table:table-cell office:value-type="float" office:value="27.43" calcext:value-type="float">
            <text:p>27.43</text:p>
          </table:table-cell>
          <table:table-cell office:value-type="float" office:value="29.19" calcext:value-type="float">
            <text:p>29.19</text:p>
          </table:table-cell>
          <table:table-cell table:number-columns-repeated="5"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27.9" calcext:value-type="float">
            <text:p>27.9</text:p>
          </table:table-cell>
          <table:table-cell office:value-type="float" office:value="26.95" calcext:value-type="float">
            <text:p>26.95</text:p>
          </table:table-cell>
          <table:table-cell office:value-type="float" office:value="29.49" calcext:value-type="float">
            <text:p>29.49</text:p>
          </table:table-cell>
          <table:table-cell office:value-type="float" office:value="27.57" calcext:value-type="float">
            <text:p>27.57</text:p>
          </table:table-cell>
          <table:table-cell office:value-type="float" office:value="29.07" calcext:value-type="float">
            <text:p>29.07</text:p>
          </table:table-cell>
          <table:table-cell table:number-columns-repeated="5"/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29.13" calcext:value-type="float">
            <text:p>29.13</text:p>
          </table:table-cell>
          <table:table-cell office:value-type="float" office:value="27.61" calcext:value-type="float">
            <text:p>27.61</text:p>
          </table:table-cell>
          <table:table-cell office:value-type="float" office:value="28.34" calcext:value-type="float">
            <text:p>28.34</text:p>
          </table:table-cell>
          <table:table-cell office:value-type="float" office:value="27.49" calcext:value-type="float">
            <text:p>27.49</text:p>
          </table:table-cell>
          <table:table-cell office:value-type="float" office:value="29.95" calcext:value-type="float">
            <text:p>29.95</text:p>
          </table:table-cell>
          <table:table-cell table:number-columns-repeated="5"/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29.38" calcext:value-type="float">
            <text:p>29.38</text:p>
          </table:table-cell>
          <table:table-cell office:value-type="float" office:value="28.93" calcext:value-type="float">
            <text:p>28.93</text:p>
          </table:table-cell>
          <table:table-cell office:value-type="float" office:value="28.24" calcext:value-type="float">
            <text:p>28.24</text:p>
          </table:table-cell>
          <table:table-cell office:value-type="float" office:value="27.61" calcext:value-type="float">
            <text:p>27.61</text:p>
          </table:table-cell>
          <table:table-cell office:value-type="float" office:value="31.04" calcext:value-type="float">
            <text:p>31.04</text:p>
          </table:table-cell>
          <table:table-cell table:number-columns-repeated="5"/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30.76" calcext:value-type="float">
            <text:p>30.76</text:p>
          </table:table-cell>
          <table:table-cell office:value-type="float" office:value="29.35" calcext:value-type="float">
            <text:p>29.35</text:p>
          </table:table-cell>
          <table:table-cell office:value-type="float" office:value="28.67" calcext:value-type="float">
            <text:p>28.67</text:p>
          </table:table-cell>
          <table:table-cell office:value-type="float" office:value="29.68" calcext:value-type="float">
            <text:p>29.68</text:p>
          </table:table-cell>
          <table:table-cell office:value-type="float" office:value="30.79" calcext:value-type="float">
            <text:p>30.79</text:p>
          </table:table-cell>
          <table:table-cell table:number-columns-repeated="5"/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30.42" calcext:value-type="float">
            <text:p>30.42</text:p>
          </table:table-cell>
          <table:table-cell office:value-type="float" office:value="30.24" calcext:value-type="float">
            <text:p>30.24</text:p>
          </table:table-cell>
          <table:table-cell office:value-type="float" office:value="29.98" calcext:value-type="float">
            <text:p>29.98</text:p>
          </table:table-cell>
          <table:table-cell office:value-type="float" office:value="29.12" calcext:value-type="float">
            <text:p>29.12</text:p>
          </table:table-cell>
          <table:table-cell office:value-type="float" office:value="32.36" calcext:value-type="float">
            <text:p>32.36</text:p>
          </table:table-cell>
          <table:table-cell table:number-columns-repeated="5"/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30.73" calcext:value-type="float">
            <text:p>30.73</text:p>
          </table:table-cell>
          <table:table-cell office:value-type="float" office:value="30.38" calcext:value-type="float">
            <text:p>30.38</text:p>
          </table:table-cell>
          <table:table-cell office:value-type="float" office:value="30.79" calcext:value-type="float">
            <text:p>30.79</text:p>
          </table:table-cell>
          <table:table-cell office:value-type="float" office:value="28.86" calcext:value-type="float">
            <text:p>28.86</text:p>
          </table:table-cell>
          <table:table-cell office:value-type="float" office:value="32.67" calcext:value-type="float">
            <text:p>32.67</text:p>
          </table:table-cell>
          <table:table-cell table:number-columns-repeated="5"/>
        </table:table-row>
        <table:table-row table:style-name="ro1">
          <table:table-cell office:value-type="float" office:value="32.51" calcext:value-type="float">
            <text:p>32.51</text:p>
          </table:table-cell>
          <table:table-cell office:value-type="float" office:value="30.51" calcext:value-type="float">
            <text:p>30.51</text:p>
          </table:table-cell>
          <table:table-cell office:value-type="float" office:value="31.74" calcext:value-type="float">
            <text:p>31.74</text:p>
          </table:table-cell>
          <table:table-cell office:value-type="float" office:value="30.23" calcext:value-type="float">
            <text:p>30.23</text:p>
          </table:table-cell>
          <table:table-cell office:value-type="float" office:value="31.06" calcext:value-type="float">
            <text:p>31.06</text:p>
          </table:table-cell>
          <table:table-cell office:value-type="float" office:value="33.66" calcext:value-type="float">
            <text:p>33.66</text:p>
          </table:table-cell>
          <table:table-cell table:number-columns-repeated="5"/>
        </table:table-row>
        <table:table-row table:style-name="ro1">
          <table:table-cell office:value-type="float" office:value="32.98" calcext:value-type="float">
            <text:p>32.98</text:p>
          </table:table-cell>
          <table:table-cell office:value-type="float" office:value="31.34" calcext:value-type="float">
            <text:p>31.34</text:p>
          </table:table-cell>
          <table:table-cell office:value-type="float" office:value="33.15" calcext:value-type="float">
            <text:p>33.15</text:p>
          </table:table-cell>
          <table:table-cell office:value-type="float" office:value="30.15" calcext:value-type="float">
            <text:p>30.15</text:p>
          </table:table-cell>
          <table:table-cell office:value-type="float" office:value="31.98" calcext:value-type="float">
            <text:p>31.98</text:p>
          </table:table-cell>
          <table:table-cell office:value-type="float" office:value="35.95" calcext:value-type="float">
            <text:p>35.95</text:p>
          </table:table-cell>
          <table:table-cell table:number-columns-repeated="5"/>
        </table:table-row>
        <table:table-row table:style-name="ro1">
          <table:table-cell office:value-type="float" office:value="33.17" calcext:value-type="float">
            <text:p>33.17</text:p>
          </table:table-cell>
          <table:table-cell office:value-type="float" office:value="32.07" calcext:value-type="float">
            <text:p>32.07</text:p>
          </table:table-cell>
          <table:table-cell office:value-type="float" office:value="33.32" calcext:value-type="float">
            <text:p>33.32</text:p>
          </table:table-cell>
          <table:table-cell office:value-type="float" office:value="31.41" calcext:value-type="float">
            <text:p>31.41</text:p>
          </table:table-cell>
          <table:table-cell office:value-type="float" office:value="31.24" calcext:value-type="float">
            <text:p>31.24</text:p>
          </table:table-cell>
          <table:table-cell office:value-type="float" office:value="36.43" calcext:value-type="float">
            <text:p>36.43</text:p>
          </table:table-cell>
          <table:table-cell table:number-columns-repeated="5"/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33.19" calcext:value-type="float">
            <text:p>33.19</text:p>
          </table:table-cell>
          <table:table-cell office:value-type="float" office:value="32.93" calcext:value-type="float">
            <text:p>32.93</text:p>
          </table:table-cell>
          <table:table-cell office:value-type="float" office:value="31.95" calcext:value-type="float">
            <text:p>31.95</text:p>
          </table:table-cell>
          <table:table-cell office:value-type="float" office:value="31.3" calcext:value-type="float">
            <text:p>31.3</text:p>
          </table:table-cell>
          <table:table-cell office:value-type="float" office:value="36.52" calcext:value-type="float">
            <text:p>36.52</text:p>
          </table:table-cell>
          <table:table-cell table:number-columns-repeated="5"/>
        </table:table-row>
        <table:table-row table:style-name="ro1">
          <table:table-cell office:value-type="float" office:value="32.98" calcext:value-type="float">
            <text:p>32.98</text:p>
          </table:table-cell>
          <table:table-cell office:value-type="float" office:value="34.71" calcext:value-type="float">
            <text:p>34.71</text:p>
          </table:table-cell>
          <table:table-cell office:value-type="float" office:value="31.91" calcext:value-type="float">
            <text:p>31.91</text:p>
          </table:table-cell>
          <table:table-cell office:value-type="float" office:value="32.33" calcext:value-type="float">
            <text:p>32.33</text:p>
          </table:table-cell>
          <table:table-cell office:value-type="float" office:value="32.8" calcext:value-type="float">
            <text:p>32.8</text:p>
          </table:table-cell>
          <table:table-cell office:value-type="float" office:value="35.49" calcext:value-type="float">
            <text:p>35.49</text:p>
          </table:table-cell>
          <table:table-cell table:number-columns-repeated="5"/>
        </table:table-row>
        <table:table-row table:style-name="ro1">
          <table:table-cell office:value-type="float" office:value="32.17" calcext:value-type="float">
            <text:p>32.17</text:p>
          </table:table-cell>
          <table:table-cell office:value-type="float" office:value="36.37" calcext:value-type="float">
            <text:p>36.37</text:p>
          </table:table-cell>
          <table:table-cell office:value-type="float" office:value="33.35" calcext:value-type="float">
            <text:p>33.35</text:p>
          </table:table-cell>
          <table:table-cell office:value-type="float" office:value="32.14" calcext:value-type="float">
            <text:p>32.14</text:p>
          </table:table-cell>
          <table:table-cell office:value-type="float" office:value="34.53" calcext:value-type="float">
            <text:p>34.53</text:p>
          </table:table-cell>
          <table:table-cell office:value-type="float" office:value="35.53" calcext:value-type="float">
            <text:p>35.53</text:p>
          </table:table-cell>
          <table:table-cell table:number-columns-repeated="5"/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37.18" calcext:value-type="float">
            <text:p>37.18</text:p>
          </table:table-cell>
          <table:table-cell office:value-type="float" office:value="34.27" calcext:value-type="float">
            <text:p>34.27</text:p>
          </table:table-cell>
          <table:table-cell office:value-type="float" office:value="33.29" calcext:value-type="float">
            <text:p>33.29</text:p>
          </table:table-cell>
          <table:table-cell office:value-type="float" office:value="36.63" calcext:value-type="float">
            <text:p>36.63</text:p>
          </table:table-cell>
          <table:table-cell office:value-type="float" office:value="35.83" calcext:value-type="float">
            <text:p>35.83</text:p>
          </table:table-cell>
          <table:table-cell table:number-columns-repeated="5"/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39.16" calcext:value-type="float">
            <text:p>39.16</text:p>
          </table:table-cell>
          <table:table-cell office:value-type="float" office:value="34.68" calcext:value-type="float">
            <text:p>34.68</text:p>
          </table:table-cell>
          <table:table-cell office:value-type="float" office:value="35.1" calcext:value-type="float">
            <text:p>35.1</text:p>
          </table:table-cell>
          <table:table-cell office:value-type="float" office:value="38.01" calcext:value-type="float">
            <text:p>38.01</text:p>
          </table:table-cell>
          <table:table-cell office:value-type="float" office:value="37.03" calcext:value-type="float">
            <text:p>37.03</text:p>
          </table:table-cell>
          <table:table-cell table:number-columns-repeated="5"/>
        </table:table-row>
        <table:table-row table:style-name="ro1">
          <table:table-cell office:value-type="float" office:value="35.37" calcext:value-type="float">
            <text:p>35.37</text:p>
          </table:table-cell>
          <table:table-cell office:value-type="float" office:value="40.49" calcext:value-type="float">
            <text:p>40.49</text:p>
          </table:table-cell>
          <table:table-cell office:value-type="float" office:value="35.1" calcext:value-type="float">
            <text:p>35.1</text:p>
          </table:table-cell>
          <table:table-cell office:value-type="float" office:value="36.61" calcext:value-type="float">
            <text:p>36.61</text:p>
          </table:table-cell>
          <table:table-cell office:value-type="float" office:value="40.36" calcext:value-type="float">
            <text:p>40.36</text:p>
          </table:table-cell>
          <table:table-cell office:value-type="float" office:value="36.45" calcext:value-type="float">
            <text:p>36.45</text:p>
          </table:table-cell>
          <table:table-cell table:number-columns-repeated="5"/>
        </table:table-row>
        <table:table-row table:style-name="ro1">
          <table:table-cell office:value-type="float" office:value="36.34" calcext:value-type="float">
            <text:p>36.34</text:p>
          </table:table-cell>
          <table:table-cell office:value-type="float" office:value="41.87" calcext:value-type="float">
            <text:p>41.87</text:p>
          </table:table-cell>
          <table:table-cell office:value-type="float" office:value="35.96" calcext:value-type="float">
            <text:p>35.96</text:p>
          </table:table-cell>
          <table:table-cell office:value-type="float" office:value="38.67" calcext:value-type="float">
            <text:p>38.67</text:p>
          </table:table-cell>
          <table:table-cell office:value-type="float" office:value="41.64" calcext:value-type="float">
            <text:p>41.64</text:p>
          </table:table-cell>
          <table:table-cell office:value-type="float" office:value="36.92" calcext:value-type="float">
            <text:p>36.92</text:p>
          </table:table-cell>
          <table:table-cell table:number-columns-repeated="5"/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43.11" calcext:value-type="float">
            <text:p>43.11</text:p>
          </table:table-cell>
          <table:table-cell office:value-type="float" office:value="39.05" calcext:value-type="float">
            <text:p>39.05</text:p>
          </table:table-cell>
          <table:table-cell office:value-type="float" office:value="39.8" calcext:value-type="float">
            <text:p>39.8</text:p>
          </table:table-cell>
          <table:table-cell office:value-type="float" office:value="42.39" calcext:value-type="float">
            <text:p>42.39</text:p>
          </table:table-cell>
          <table:table-cell office:value-type="float" office:value="38.23" calcext:value-type="float">
            <text:p>38.23</text:p>
          </table:table-cell>
          <table:table-cell table:number-columns-repeated="5"/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44.78" calcext:value-type="float">
            <text:p>44.78</text:p>
          </table:table-cell>
          <table:table-cell office:value-type="float" office:value="39.54" calcext:value-type="float">
            <text:p>39.54</text:p>
          </table:table-cell>
          <table:table-cell office:value-type="float" office:value="39.98" calcext:value-type="float">
            <text:p>39.98</text:p>
          </table:table-cell>
          <table:table-cell office:value-type="float" office:value="44.58" calcext:value-type="float">
            <text:p>44.58</text:p>
          </table:table-cell>
          <table:table-cell office:value-type="float" office:value="39.94" calcext:value-type="float">
            <text:p>39.94</text:p>
          </table:table-cell>
          <table:table-cell table:number-columns-repeated="5"/>
        </table:table-row>
        <table:table-row table:style-name="ro1">
          <table:table-cell office:value-type="float" office:value="41.69" calcext:value-type="float">
            <text:p>41.69</text:p>
          </table:table-cell>
          <table:table-cell office:value-type="float" office:value="45.48" calcext:value-type="float">
            <text:p>45.48</text:p>
          </table:table-cell>
          <table:table-cell office:value-type="float" office:value="41.27" calcext:value-type="float">
            <text:p>41.27</text:p>
          </table:table-cell>
          <table:table-cell office:value-type="float" office:value="40.53" calcext:value-type="float">
            <text:p>40.53</text:p>
          </table:table-cell>
          <table:table-cell office:value-type="float" office:value="45.8" calcext:value-type="float">
            <text:p>45.8</text:p>
          </table:table-cell>
          <table:table-cell office:value-type="float" office:value="39.95" calcext:value-type="float">
            <text:p>39.95</text:p>
          </table:table-cell>
          <table:table-cell table:number-columns-repeated="5"/>
        </table:table-row>
        <table:table-row table:style-name="ro1">
          <table:table-cell office:value-type="float" office:value="43.64" calcext:value-type="float">
            <text:p>43.64</text:p>
          </table:table-cell>
          <table:table-cell office:value-type="float" office:value="44.46" calcext:value-type="float">
            <text:p>44.46</text:p>
          </table:table-cell>
          <table:table-cell office:value-type="float" office:value="42.26" calcext:value-type="float">
            <text:p>42.26</text:p>
          </table:table-cell>
          <table:table-cell office:value-type="float" office:value="41.62" calcext:value-type="float">
            <text:p>41.62</text:p>
          </table:table-cell>
          <table:table-cell office:value-type="float" office:value="45.72" calcext:value-type="float">
            <text:p>45.72</text:p>
          </table:table-cell>
          <table:table-cell office:value-type="float" office:value="41.26" calcext:value-type="float">
            <text:p>41.26</text:p>
          </table:table-cell>
          <table:table-cell table:number-columns-repeated="5"/>
        </table:table-row>
        <table:table-row table:style-name="ro1">
          <table:table-cell office:value-type="float" office:value="45.49" calcext:value-type="float">
            <text:p>45.49</text:p>
          </table:table-cell>
          <table:table-cell office:value-type="float" office:value="46.37" calcext:value-type="float">
            <text:p>46.37</text:p>
          </table:table-cell>
          <table:table-cell office:value-type="float" office:value="42.02" calcext:value-type="float">
            <text:p>42.02</text:p>
          </table:table-cell>
          <table:table-cell office:value-type="float" office:value="41.9" calcext:value-type="float">
            <text:p>41.9</text:p>
          </table:table-cell>
          <table:table-cell office:value-type="float" office:value="46.63" calcext:value-type="float">
            <text:p>46.63</text:p>
          </table:table-cell>
          <table:table-cell office:value-type="float" office:value="42.51" calcext:value-type="float">
            <text:p>42.51</text:p>
          </table:table-cell>
          <table:table-cell table:number-columns-repeated="5"/>
        </table:table-row>
        <table:table-row table:style-name="ro1">
          <table:table-cell office:value-type="float" office:value="45.45" calcext:value-type="float">
            <text:p>45.45</text:p>
          </table:table-cell>
          <table:table-cell office:value-type="float" office:value="45.72" calcext:value-type="float">
            <text:p>45.72</text:p>
          </table:table-cell>
          <table:table-cell office:value-type="float" office:value="41.02" calcext:value-type="float">
            <text:p>41.02</text:p>
          </table:table-cell>
          <table:table-cell office:value-type="float" office:value="41.81" calcext:value-type="float">
            <text:p>41.81</text:p>
          </table:table-cell>
          <table:table-cell office:value-type="float" office:value="46.27" calcext:value-type="float">
            <text:p>46.27</text:p>
          </table:table-cell>
          <table:table-cell office:value-type="float" office:value="43.04" calcext:value-type="float">
            <text:p>43.04</text:p>
          </table:table-cell>
          <table:table-cell table:number-columns-repeated="5"/>
        </table:table-row>
        <table:table-row table:style-name="ro1">
          <table:table-cell office:value-type="float" office:value="47.01" calcext:value-type="float">
            <text:p>47.01</text:p>
          </table:table-cell>
          <table:table-cell office:value-type="float" office:value="46.12" calcext:value-type="float">
            <text:p>46.12</text:p>
          </table:table-cell>
          <table:table-cell office:value-type="float" office:value="43.88" calcext:value-type="float">
            <text:p>43.88</text:p>
          </table:table-cell>
          <table:table-cell office:value-type="float" office:value="41.71" calcext:value-type="float">
            <text:p>41.71</text:p>
          </table:table-cell>
          <table:table-cell office:value-type="float" office:value="46.45" calcext:value-type="float">
            <text:p>46.45</text:p>
          </table:table-cell>
          <table:table-cell office:value-type="float" office:value="45.74" calcext:value-type="float">
            <text:p>45.74</text:p>
          </table:table-cell>
          <table:table-cell table:number-columns-repeated="5"/>
        </table:table-row>
        <table:table-row table:style-name="ro1">
          <table:table-cell office:value-type="float" office:value="47.99" calcext:value-type="float">
            <text:p>47.99</text:p>
          </table:table-cell>
          <table:table-cell office:value-type="float" office:value="45.22" calcext:value-type="float">
            <text:p>45.22</text:p>
          </table:table-cell>
          <table:table-cell office:value-type="float" office:value="43.91" calcext:value-type="float">
            <text:p>43.91</text:p>
          </table:table-cell>
          <table:table-cell office:value-type="float" office:value="41.01" calcext:value-type="float">
            <text:p>41.01</text:p>
          </table:table-cell>
          <table:table-cell office:value-type="float" office:value="44.98" calcext:value-type="float">
            <text:p>44.98</text:p>
          </table:table-cell>
          <table:table-cell office:value-type="float" office:value="46.37" calcext:value-type="float">
            <text:p>46.37</text:p>
          </table:table-cell>
          <table:table-cell table:number-columns-repeated="5"/>
        </table:table-row>
        <table:table-row table:style-name="ro1">
          <table:table-cell office:value-type="float" office:value="50.57" calcext:value-type="float">
            <text:p>50.57</text:p>
          </table:table-cell>
          <table:table-cell office:value-type="float" office:value="44.58" calcext:value-type="float">
            <text:p>44.58</text:p>
          </table:table-cell>
          <table:table-cell office:value-type="float" office:value="42.79" calcext:value-type="float">
            <text:p>42.79</text:p>
          </table:table-cell>
          <table:table-cell office:value-type="float" office:value="41.8" calcext:value-type="float">
            <text:p>41.8</text:p>
          </table:table-cell>
          <table:table-cell office:value-type="float" office:value="46.45" calcext:value-type="float">
            <text:p>46.45</text:p>
          </table:table-cell>
          <table:table-cell office:value-type="float" office:value="47.05" calcext:value-type="float">
            <text:p>47.05</text:p>
          </table:table-cell>
          <table:table-cell table:number-columns-repeated="5"/>
        </table:table-row>
        <table:table-row table:style-name="ro1">
          <table:table-cell office:value-type="float" office:value="50.84" calcext:value-type="float">
            <text:p>50.84</text:p>
          </table:table-cell>
          <table:table-cell office:value-type="float" office:value="43.59" calcext:value-type="float">
            <text:p>43.59</text:p>
          </table:table-cell>
          <table:table-cell office:value-type="float" office:value="43.24" calcext:value-type="float">
            <text:p>43.24</text:p>
          </table:table-cell>
          <table:table-cell office:value-type="float" office:value="43.46" calcext:value-type="float">
            <text:p>43.46</text:p>
          </table:table-cell>
          <table:table-cell office:value-type="float" office:value="47.72" calcext:value-type="float">
            <text:p>47.72</text:p>
          </table:table-cell>
          <table:table-cell office:value-type="float" office:value="48.89" calcext:value-type="float">
            <text:p>48.89</text:p>
          </table:table-cell>
          <table:table-cell table:number-columns-repeated="5"/>
        </table:table-row>
        <table:table-row table:style-name="ro1">
          <table:table-cell office:value-type="float" office:value="51.69" calcext:value-type="float">
            <text:p>51.69</text:p>
          </table:table-cell>
          <table:table-cell office:value-type="float" office:value="43.93" calcext:value-type="float">
            <text:p>43.93</text:p>
          </table:table-cell>
          <table:table-cell office:value-type="float" office:value="43.83" calcext:value-type="float">
            <text:p>43.83</text:p>
          </table:table-cell>
          <table:table-cell office:value-type="float" office:value="46.15" calcext:value-type="float">
            <text:p>46.15</text:p>
          </table:table-cell>
          <table:table-cell office:value-type="float" office:value="49.34" calcext:value-type="float">
            <text:p>49.34</text:p>
          </table:table-cell>
          <table:table-cell office:value-type="float" office:value="51.83" calcext:value-type="float">
            <text:p>51.83</text:p>
          </table:table-cell>
          <table:table-cell table:number-columns-repeated="5"/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44.64" calcext:value-type="float">
            <text:p>44.64</text:p>
          </table:table-cell>
          <table:table-cell office:value-type="float" office:value="44.33" calcext:value-type="float">
            <text:p>44.33</text:p>
          </table:table-cell>
          <table:table-cell office:value-type="float" office:value="46.64" calcext:value-type="float">
            <text:p>46.64</text:p>
          </table:table-cell>
          <table:table-cell office:value-type="float" office:value="50.87" calcext:value-type="float">
            <text:p>50.87</text:p>
          </table:table-cell>
          <table:table-cell office:value-type="float" office:value="52.94" calcext:value-type="float">
            <text:p>52.94</text:p>
          </table:table-cell>
          <table:table-cell table:number-columns-repeated="5"/>
        </table:table-row>
        <table:table-row table:style-name="ro1">
          <table:table-cell office:value-type="float" office:value="54.17" calcext:value-type="float">
            <text:p>54.17</text:p>
          </table:table-cell>
          <table:table-cell office:value-type="float" office:value="47.19" calcext:value-type="float">
            <text:p>47.19</text:p>
          </table:table-cell>
          <table:table-cell office:value-type="float" office:value="45.29" calcext:value-type="float">
            <text:p>45.29</text:p>
          </table:table-cell>
          <table:table-cell office:value-type="float" office:value="49.6" calcext:value-type="float">
            <text:p>49.6</text:p>
          </table:table-cell>
          <table:table-cell office:value-type="float" office:value="51.32" calcext:value-type="float">
            <text:p>51.32</text:p>
          </table:table-cell>
          <table:table-cell office:value-type="float" office:value="55.13" calcext:value-type="float">
            <text:p>55.13</text:p>
          </table:table-cell>
          <table:table-cell table:number-columns-repeated="5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47.72" calcext:value-type="float">
            <text:p>47.72</text:p>
          </table:table-cell>
          <table:table-cell office:value-type="float" office:value="46.32" calcext:value-type="float">
            <text:p>46.32</text:p>
          </table:table-cell>
          <table:table-cell office:value-type="float" office:value="49.57" calcext:value-type="float">
            <text:p>49.57</text:p>
          </table:table-cell>
          <table:table-cell office:value-type="float" office:value="52.19" calcext:value-type="float">
            <text:p>52.19</text:p>
          </table:table-cell>
          <table:table-cell office:value-type="float" office:value="56.62" calcext:value-type="float">
            <text:p>56.62</text:p>
          </table:table-cell>
          <table:table-cell table:number-columns-repeated="5"/>
        </table:table-row>
        <table:table-row table:style-name="ro1">
          <table:table-cell office:value-type="float" office:value="53.77" calcext:value-type="float">
            <text:p>53.77</text:p>
          </table:table-cell>
          <table:table-cell office:value-type="float" office:value="48.56" calcext:value-type="float">
            <text:p>48.56</text:p>
          </table:table-cell>
          <table:table-cell office:value-type="float" office:value="47.61" calcext:value-type="float">
            <text:p>47.61</text:p>
          </table:table-cell>
          <table:table-cell office:value-type="float" office:value="51.73" calcext:value-type="float">
            <text:p>51.73</text:p>
          </table:table-cell>
          <table:table-cell office:value-type="float" office:value="55.19" calcext:value-type="float">
            <text:p>55.19</text:p>
          </table:table-cell>
          <table:table-cell office:value-type="float" office:value="58.61" calcext:value-type="float">
            <text:p>58.61</text:p>
          </table:table-cell>
          <table:table-cell table:number-columns-repeated="5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50.17" calcext:value-type="float">
            <text:p>50.17</text:p>
          </table:table-cell>
          <table:table-cell office:value-type="float" office:value="45.48" calcext:value-type="float">
            <text:p>45.48</text:p>
          </table:table-cell>
          <table:table-cell office:value-type="float" office:value="53.11" calcext:value-type="float">
            <text:p>53.11</text:p>
          </table:table-cell>
          <table:table-cell office:value-type="float" office:value="57.14" calcext:value-type="float">
            <text:p>57.14</text:p>
          </table:table-cell>
          <table:table-cell office:value-type="float" office:value="60.1" calcext:value-type="float">
            <text:p>60.1</text:p>
          </table:table-cell>
          <table:table-cell table:number-columns-repeated="5"/>
        </table:table-row>
        <table:table-row table:style-name="ro1">
          <table:table-cell office:value-type="float" office:value="57.68" calcext:value-type="float">
            <text:p>57.68</text:p>
          </table:table-cell>
          <table:table-cell office:value-type="float" office:value="51.47" calcext:value-type="float">
            <text:p>51.47</text:p>
          </table:table-cell>
          <table:table-cell office:value-type="float" office:value="47.14" calcext:value-type="float">
            <text:p>47.14</text:p>
          </table:table-cell>
          <table:table-cell office:value-type="float" office:value="54.98" calcext:value-type="float">
            <text:p>54.98</text:p>
          </table:table-cell>
          <table:table-cell office:value-type="float" office:value="61.2" calcext:value-type="float">
            <text:p>61.2</text:p>
          </table:table-cell>
          <table:table-cell office:value-type="float" office:value="61.85" calcext:value-type="float">
            <text:p>61.85</text:p>
          </table:table-cell>
          <table:table-cell table:number-columns-repeated="5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54.52" calcext:value-type="float">
            <text:p>54.52</text:p>
          </table:table-cell>
          <table:table-cell office:value-type="float" office:value="46.91" calcext:value-type="float">
            <text:p>46.91</text:p>
          </table:table-cell>
          <table:table-cell office:value-type="float" office:value="56.33" calcext:value-type="float">
            <text:p>56.33</text:p>
          </table:table-cell>
          <table:table-cell office:value-type="float" office:value="60.31" calcext:value-type="float">
            <text:p>60.31</text:p>
          </table:table-cell>
          <table:table-cell office:value-type="float" office:value="62.67" calcext:value-type="float">
            <text:p>62.67</text:p>
          </table:table-cell>
          <table:table-cell table:number-columns-repeated="5"/>
        </table:table-row>
        <table:table-row table:style-name="ro1">
          <table:table-cell office:value-type="float" office:value="61.11" calcext:value-type="float">
            <text:p>61.11</text:p>
          </table:table-cell>
          <table:table-cell office:value-type="float" office:value="56.36" calcext:value-type="float">
            <text:p>56.36</text:p>
          </table:table-cell>
          <table:table-cell office:value-type="float" office:value="46.91" calcext:value-type="float">
            <text:p>46.91</text:p>
          </table:table-cell>
          <table:table-cell office:value-type="float" office:value="56.95" calcext:value-type="float">
            <text:p>56.95</text:p>
          </table:table-cell>
          <table:table-cell office:value-type="float" office:value="62.67" calcext:value-type="float">
            <text:p>62.67</text:p>
          </table:table-cell>
          <table:table-cell office:value-type="float" office:value="63.27" calcext:value-type="float">
            <text:p>63.27</text:p>
          </table:table-cell>
          <table:table-cell table:number-columns-repeated="5"/>
        </table:table-row>
        <table:table-row table:style-name="ro1">
          <table:table-cell office:value-type="float" office:value="61.18" calcext:value-type="float">
            <text:p>61.18</text:p>
          </table:table-cell>
          <table:table-cell office:value-type="float" office:value="59.04" calcext:value-type="float">
            <text:p>59.04</text:p>
          </table:table-cell>
          <table:table-cell office:value-type="float" office:value="48.33" calcext:value-type="float">
            <text:p>48.33</text:p>
          </table:table-cell>
          <table:table-cell office:value-type="float" office:value="56.28" calcext:value-type="float">
            <text:p>56.28</text:p>
          </table:table-cell>
          <table:table-cell office:value-type="float" office:value="65.02" calcext:value-type="float">
            <text:p>65.02</text:p>
          </table:table-cell>
          <table:table-cell office:value-type="float" office:value="63.02" calcext:value-type="float">
            <text:p>63.02</text:p>
          </table:table-cell>
          <table:table-cell table:number-columns-repeated="5"/>
        </table:table-row>
        <table:table-row table:style-name="ro1">
          <table:table-cell office:value-type="float" office:value="61.73" calcext:value-type="float">
            <text:p>61.73</text:p>
          </table:table-cell>
          <table:table-cell office:value-type="float" office:value="60.87" calcext:value-type="float">
            <text:p>60.87</text:p>
          </table:table-cell>
          <table:table-cell office:value-type="float" office:value="47.99" calcext:value-type="float">
            <text:p>47.99</text:p>
          </table:table-cell>
          <table:table-cell office:value-type="float" office:value="57.41" calcext:value-type="float">
            <text:p>57.41</text:p>
          </table:table-cell>
          <table:table-cell office:value-type="float" office:value="65.75" calcext:value-type="float">
            <text:p>65.75</text:p>
          </table:table-cell>
          <table:table-cell office:value-type="float" office:value="62.77" calcext:value-type="float">
            <text:p>62.77</text:p>
          </table:table-cell>
          <table:table-cell table:number-columns-repeated="5"/>
        </table:table-row>
        <table:table-row table:style-name="ro1">
          <table:table-cell office:value-type="float" office:value="63.46" calcext:value-type="float">
            <text:p>63.46</text:p>
          </table:table-cell>
          <table:table-cell office:value-type="float" office:value="64.49" calcext:value-type="float">
            <text:p>64.49</text:p>
          </table:table-cell>
          <table:table-cell office:value-type="float" office:value="47.55" calcext:value-type="float">
            <text:p>47.55</text:p>
          </table:table-cell>
          <table:table-cell office:value-type="float" office:value="57.09" calcext:value-type="float">
            <text:p>57.09</text:p>
          </table:table-cell>
          <table:table-cell office:value-type="float" office:value="68.24" calcext:value-type="float">
            <text:p>68.24</text:p>
          </table:table-cell>
          <table:table-cell office:value-type="float" office:value="61.15" calcext:value-type="float">
            <text:p>61.15</text:p>
          </table:table-cell>
          <table:table-cell table:number-columns-repeated="5"/>
        </table:table-row>
        <table:table-row table:style-name="ro1">
          <table:table-cell office:value-type="float" office:value="64.88" calcext:value-type="float">
            <text:p>64.88</text:p>
          </table:table-cell>
          <table:table-cell office:value-type="float" office:value="68.24" calcext:value-type="float">
            <text:p>68.24</text:p>
          </table:table-cell>
          <table:table-cell office:value-type="float" office:value="48.47" calcext:value-type="float">
            <text:p>48.47</text:p>
          </table:table-cell>
          <table:table-cell office:value-type="float" office:value="59.12" calcext:value-type="float">
            <text:p>59.12</text:p>
          </table:table-cell>
          <table:table-cell office:value-type="float" office:value="69.73" calcext:value-type="float">
            <text:p>69.73</text:p>
          </table:table-cell>
          <table:table-cell office:value-type="float" office:value="61.22" calcext:value-type="float">
            <text:p>61.22</text:p>
          </table:table-cell>
          <table:table-cell table:number-columns-repeated="5"/>
        </table:table-row>
        <table:table-row table:style-name="ro1">
          <table:table-cell office:value-type="float" office:value="66.56" calcext:value-type="float">
            <text:p>66.56</text:p>
          </table:table-cell>
          <table:table-cell office:value-type="float" office:value="69.02" calcext:value-type="float">
            <text:p>69.02</text:p>
          </table:table-cell>
          <table:table-cell office:value-type="float" office:value="48.73" calcext:value-type="float">
            <text:p>48.73</text:p>
          </table:table-cell>
          <table:table-cell office:value-type="float" office:value="58.15" calcext:value-type="float">
            <text:p>58.15</text:p>
          </table:table-cell>
          <table:table-cell office:value-type="float" office:value="72.38" calcext:value-type="float">
            <text:p>72.38</text:p>
          </table:table-cell>
          <table:table-cell office:value-type="float" office:value="63.88" calcext:value-type="float">
            <text:p>63.88</text:p>
          </table:table-cell>
          <table:table-cell table:number-columns-repeated="5"/>
        </table:table-row>
        <table:table-row table:style-name="ro1">
          <table:table-cell office:value-type="float" office:value="66.85" calcext:value-type="float">
            <text:p>66.85</text:p>
          </table:table-cell>
          <table:table-cell office:value-type="float" office:value="71.7" calcext:value-type="float">
            <text:p>71.7</text:p>
          </table:table-cell>
          <table:table-cell office:value-type="float" office:value="48.99" calcext:value-type="float">
            <text:p>48.99</text:p>
          </table:table-cell>
          <table:table-cell office:value-type="float" office:value="61.13" calcext:value-type="float">
            <text:p>61.13</text:p>
          </table:table-cell>
          <table:table-cell office:value-type="float" office:value="74.55" calcext:value-type="float">
            <text:p>74.55</text:p>
          </table:table-cell>
          <table:table-cell office:value-type="float" office:value="67.78" calcext:value-type="float">
            <text:p>67.78</text:p>
          </table:table-cell>
          <table:table-cell table:number-columns-repeated="5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73.68" calcext:value-type="float">
            <text:p>73.68</text:p>
          </table:table-cell>
          <table:table-cell office:value-type="float" office:value="51.66" calcext:value-type="float">
            <text:p>51.66</text:p>
          </table:table-cell>
          <table:table-cell office:value-type="float" office:value="62.33" calcext:value-type="float">
            <text:p>62.33</text:p>
          </table:table-cell>
          <table:table-cell office:value-type="float" office:value="78.82" calcext:value-type="float">
            <text:p>78.82</text:p>
          </table:table-cell>
          <table:table-cell office:value-type="float" office:value="69.64" calcext:value-type="float">
            <text:p>69.64</text:p>
          </table:table-cell>
          <table:table-cell table:number-columns-repeated="5"/>
        </table:table-row>
        <table:table-row table:style-name="ro1">
          <table:table-cell office:value-type="float" office:value="71.33" calcext:value-type="float">
            <text:p>71.33</text:p>
          </table:table-cell>
          <table:table-cell office:value-type="float" office:value="77.13" calcext:value-type="float">
            <text:p>77.13</text:p>
          </table:table-cell>
          <table:table-cell office:value-type="float" office:value="54.28" calcext:value-type="float">
            <text:p>54.28</text:p>
          </table:table-cell>
          <table:table-cell office:value-type="float" office:value="65.5" calcext:value-type="float">
            <text:p>65.5</text:p>
          </table:table-cell>
          <table:table-cell office:value-type="float" office:value="82.86" calcext:value-type="float">
            <text:p>82.86</text:p>
          </table:table-cell>
          <table:table-cell office:value-type="float" office:value="69.78" calcext:value-type="float">
            <text:p>69.78</text:p>
          </table:table-cell>
          <table:table-cell table:number-columns-repeated="5"/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79.37" calcext:value-type="float">
            <text:p>79.37</text:p>
          </table:table-cell>
          <table:table-cell office:value-type="float" office:value="56" calcext:value-type="float">
            <text:p>56</text:p>
          </table:table-cell>
          <table:table-cell office:value-type="float" office:value="66.18" calcext:value-type="float">
            <text:p>66.18</text:p>
          </table:table-cell>
          <table:table-cell office:value-type="float" office:value="89.23" calcext:value-type="float">
            <text:p>89.23</text:p>
          </table:table-cell>
          <table:table-cell office:value-type="float" office:value="71.14" calcext:value-type="float">
            <text:p>71.14</text:p>
          </table:table-cell>
          <table:table-cell table:number-columns-repeated="5"/>
        </table:table-row>
        <table:table-row table:style-name="ro1">
          <table:table-cell office:value-type="float" office:value="76.97" calcext:value-type="float">
            <text:p>76.97</text:p>
          </table:table-cell>
          <table:table-cell office:value-type="float" office:value="82.04" calcext:value-type="float">
            <text:p>82.04</text:p>
          </table:table-cell>
          <table:table-cell office:value-type="float" office:value="59.14" calcext:value-type="float">
            <text:p>59.14</text:p>
          </table:table-cell>
          <table:table-cell office:value-type="float" office:value="67.41" calcext:value-type="float">
            <text:p>67.41</text:p>
          </table:table-cell>
          <table:table-cell office:value-type="float" office:value="92.3" calcext:value-type="float">
            <text:p>92.3</text:p>
          </table:table-cell>
          <table:table-cell office:value-type="float" office:value="74.43" calcext:value-type="float">
            <text:p>74.43</text:p>
          </table:table-cell>
          <table:table-cell table:number-columns-repeated="5"/>
        </table:table-row>
        <table:table-row table:style-name="ro1">
          <table:table-cell office:value-type="float" office:value="82.85" calcext:value-type="float">
            <text:p>82.85</text:p>
          </table:table-cell>
          <table:table-cell office:value-type="float" office:value="85.28" calcext:value-type="float">
            <text:p>85.28</text:p>
          </table:table-cell>
          <table:table-cell office:value-type="float" office:value="61.17" calcext:value-type="float">
            <text:p>61.17</text:p>
          </table:table-cell>
          <table:table-cell office:value-type="float" office:value="69.41" calcext:value-type="float">
            <text:p>69.41</text:p>
          </table:table-cell>
          <table:table-cell office:value-type="float" office:value="95.24" calcext:value-type="float">
            <text:p>95.24</text:p>
          </table:table-cell>
          <table:table-cell office:value-type="float" office:value="72.47" calcext:value-type="float">
            <text:p>72.47</text:p>
          </table:table-cell>
          <table:table-cell table:number-columns-repeated="5"/>
        </table:table-row>
        <table:table-row table:style-name="ro1">
          <table:table-cell office:value-type="float" office:value="85.77" calcext:value-type="float">
            <text:p>85.77</text:p>
          </table:table-cell>
          <table:table-cell office:value-type="float" office:value="86.92" calcext:value-type="float">
            <text:p>86.92</text:p>
          </table:table-cell>
          <table:table-cell office:value-type="float" office:value="62.06" calcext:value-type="float">
            <text:p>62.06</text:p>
          </table:table-cell>
          <table:table-cell office:value-type="float" office:value="72.34" calcext:value-type="float">
            <text:p>72.34</text:p>
          </table:table-cell>
          <table:table-cell office:value-type="float" office:value="96.42" calcext:value-type="float">
            <text:p>96.42</text:p>
          </table:table-cell>
          <table:table-cell office:value-type="float" office:value="74.67" calcext:value-type="float">
            <text:p>74.67</text:p>
          </table:table-cell>
          <table:table-cell table:number-columns-repeated="5"/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0.62" calcext:value-type="float">
            <text:p>90.62</text:p>
          </table:table-cell>
          <table:table-cell office:value-type="float" office:value="64.03" calcext:value-type="float">
            <text:p>64.03</text:p>
          </table:table-cell>
          <table:table-cell office:value-type="float" office:value="73.62" calcext:value-type="float">
            <text:p>73.62</text:p>
          </table:table-cell>
          <table:table-cell office:value-type="float" office:value="97.76" calcext:value-type="float">
            <text:p>97.76</text:p>
          </table:table-cell>
          <table:table-cell office:value-type="float" office:value="76.01" calcext:value-type="float">
            <text:p>76.01</text:p>
          </table:table-cell>
          <table:table-cell table:number-columns-repeated="5"/>
        </table:table-row>
        <table:table-row table:style-name="ro1">
          <table:table-cell office:value-type="float" office:value="90.23" calcext:value-type="float">
            <text:p>90.23</text:p>
          </table:table-cell>
          <table:table-cell office:value-type="float" office:value="92.44" calcext:value-type="float">
            <text:p>92.44</text:p>
          </table:table-cell>
          <table:table-cell office:value-type="float" office:value="66.38" calcext:value-type="float">
            <text:p>66.38</text:p>
          </table:table-cell>
          <table:table-cell office:value-type="float" office:value="75.58" calcext:value-type="float">
            <text:p>75.58</text:p>
          </table:table-cell>
          <table:table-cell office:value-type="float" office:value="100.58" calcext:value-type="float">
            <text:p>100.58</text:p>
          </table:table-cell>
          <table:table-cell office:value-type="float" office:value="75.85" calcext:value-type="float">
            <text:p>75.85</text:p>
          </table:table-cell>
          <table:table-cell table:number-columns-repeated="5"/>
        </table:table-row>
        <table:table-row table:style-name="ro1">
          <table:table-cell office:value-type="float" office:value="93.39" calcext:value-type="float">
            <text:p>93.39</text:p>
          </table:table-cell>
          <table:table-cell office:value-type="float" office:value="95.88" calcext:value-type="float">
            <text:p>95.88</text:p>
          </table:table-cell>
          <table:table-cell office:value-type="float" office:value="69.05" calcext:value-type="float">
            <text:p>69.05</text:p>
          </table:table-cell>
          <table:table-cell office:value-type="float" office:value="80.45" calcext:value-type="float">
            <text:p>80.45</text:p>
          </table:table-cell>
          <table:table-cell office:value-type="float" office:value="102.13" calcext:value-type="float">
            <text:p>102.13</text:p>
          </table:table-cell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94.98" calcext:value-type="float">
            <text:p>94.98</text:p>
          </table:table-cell>
          <table:table-cell office:value-type="float" office:value="102.7" calcext:value-type="float">
            <text:p>102.7</text:p>
          </table:table-cell>
          <table:table-cell office:value-type="float" office:value="70.91" calcext:value-type="float">
            <text:p>70.91</text:p>
          </table:table-cell>
          <table:table-cell office:value-type="float" office:value="86.1" calcext:value-type="float">
            <text:p>86.1</text:p>
          </table:table-cell>
          <table:table-cell office:value-type="float" office:value="102.82" calcext:value-type="float">
            <text:p>102.82</text:p>
          </table:table-cell>
          <table:table-cell office:value-type="float" office:value="81.66" calcext:value-type="float">
            <text:p>81.66</text:p>
          </table:table-cell>
          <table:table-cell table:number-columns-repeated="5"/>
        </table:table-row>
        <table:table-row table:style-name="ro1">
          <table:table-cell office:value-type="float" office:value="97.44" calcext:value-type="float">
            <text:p>97.44</text:p>
          </table:table-cell>
          <table:table-cell office:value-type="float" office:value="107.87" calcext:value-type="float">
            <text:p>107.87</text:p>
          </table:table-cell>
          <table:table-cell office:value-type="float" office:value="74.4" calcext:value-type="float">
            <text:p>74.4</text:p>
          </table:table-cell>
          <table:table-cell office:value-type="float" office:value="90.06" calcext:value-type="float">
            <text:p>90.06</text:p>
          </table:table-cell>
          <table:table-cell office:value-type="float" office:value="104.9" calcext:value-type="float">
            <text:p>104.9</text:p>
          </table:table-cell>
          <table:table-cell office:value-type="float" office:value="84.48" calcext:value-type="float">
            <text:p>84.48</text:p>
          </table:table-cell>
          <table:table-cell table:number-columns-repeated="5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11.33" calcext:value-type="float">
            <text:p>111.33</text:p>
          </table:table-cell>
          <table:table-cell office:value-type="float" office:value="77.54" calcext:value-type="float">
            <text:p>77.54</text:p>
          </table:table-cell>
          <table:table-cell office:value-type="float" office:value="93.07" calcext:value-type="float">
            <text:p>93.07</text:p>
          </table:table-cell>
          <table:table-cell office:value-type="float" office:value="106.02" calcext:value-type="float">
            <text:p>106.02</text:p>
          </table:table-cell>
          <table:table-cell office:value-type="float" office:value="87.7" calcext:value-type="float">
            <text:p>87.7</text:p>
          </table:table-cell>
          <table:table-cell table:number-columns-repeated="5"/>
        </table:table-row>
        <table:table-row table:style-name="ro1">
          <table:table-cell office:value-type="float" office:value="103.16" calcext:value-type="float">
            <text:p>103.16</text:p>
          </table:table-cell>
          <table:table-cell office:value-type="float" office:value="115.17" calcext:value-type="float">
            <text:p>115.17</text:p>
          </table:table-cell>
          <table:table-cell office:value-type="float" office:value="80.19" calcext:value-type="float">
            <text:p>80.19</text:p>
          </table:table-cell>
          <table:table-cell office:value-type="float" office:value="94.54" calcext:value-type="float">
            <text:p>94.54</text:p>
          </table:table-cell>
          <table:table-cell office:value-type="float" office:value="106.72" calcext:value-type="float">
            <text:p>106.72</text:p>
          </table:table-cell>
          <table:table-cell office:value-type="float" office:value="90.63" calcext:value-type="float">
            <text:p>90.63</text:p>
          </table:table-cell>
          <table:table-cell table:number-columns-repeated="5"/>
        </table:table-row>
        <table:table-row table:style-name="ro1">
          <table:table-cell office:value-type="float" office:value="105.36" calcext:value-type="float">
            <text:p>105.36</text:p>
          </table:table-cell>
          <table:table-cell office:value-type="float" office:value="118.99" calcext:value-type="float">
            <text:p>118.99</text:p>
          </table:table-cell>
          <table:table-cell office:value-type="float" office:value="83.84" calcext:value-type="float">
            <text:p>83.84</text:p>
          </table:table-cell>
          <table:table-cell office:value-type="float" office:value="97.5" calcext:value-type="float">
            <text:p>97.5</text:p>
          </table:table-cell>
          <table:table-cell office:value-type="float" office:value="109.48" calcext:value-type="float">
            <text:p>109.48</text:p>
          </table:table-cell>
          <table:table-cell office:value-type="float" office:value="94.4" calcext:value-type="float">
            <text:p>94.4</text:p>
          </table:table-cell>
          <table:table-cell table:number-columns-repeated="5"/>
        </table:table-row>
        <table:table-row table:style-name="ro1">
          <table:table-cell office:value-type="float" office:value="107.62" calcext:value-type="float">
            <text:p>107.62</text:p>
          </table:table-cell>
          <table:table-cell office:value-type="float" office:value="122.9" calcext:value-type="float">
            <text:p>122.9</text:p>
          </table:table-cell>
          <table:table-cell office:value-type="float" office:value="86.55" calcext:value-type="float">
            <text:p>86.55</text:p>
          </table:table-cell>
          <table:table-cell office:value-type="float" office:value="101.58" calcext:value-type="float">
            <text:p>101.58</text:p>
          </table:table-cell>
          <table:table-cell office:value-type="float" office:value="109.5" calcext:value-type="float">
            <text:p>109.5</text:p>
          </table:table-cell>
          <table:table-cell office:value-type="float" office:value="99.1" calcext:value-type="float">
            <text:p>99.1</text:p>
          </table:table-cell>
          <table:table-cell table:number-columns-repeated="5"/>
        </table:table-row>
        <table:table-row table:style-name="ro1">
          <table:table-cell office:value-type="float" office:value="113.74" calcext:value-type="float">
            <text:p>113.74</text:p>
          </table:table-cell>
          <table:table-cell office:value-type="float" office:value="126.72" calcext:value-type="float">
            <text:p>126.72</text:p>
          </table:table-cell>
          <table:table-cell office:value-type="float" office:value="87.54" calcext:value-type="float">
            <text:p>87.54</text:p>
          </table:table-cell>
          <table:table-cell office:value-type="float" office:value="105.71" calcext:value-type="float">
            <text:p>105.71</text:p>
          </table:table-cell>
          <table:table-cell office:value-type="float" office:value="111.77" calcext:value-type="float">
            <text:p>111.77</text:p>
          </table:table-cell>
          <table:table-cell office:value-type="float" office:value="105.1" calcext:value-type="float">
            <text:p>105.1</text:p>
          </table:table-cell>
          <table:table-cell table:number-columns-repeated="5"/>
        </table:table-row>
        <table:table-row table:style-name="ro1">
          <table:table-cell office:value-type="float" office:value="116.79" calcext:value-type="float">
            <text:p>116.79</text:p>
          </table:table-cell>
          <table:table-cell office:value-type="float" office:value="129.43" calcext:value-type="float">
            <text:p>129.43</text:p>
          </table:table-cell>
          <table:table-cell office:value-type="float" office:value="88.83" calcext:value-type="float">
            <text:p>88.83</text:p>
          </table:table-cell>
          <table:table-cell office:value-type="float" office:value="107.96" calcext:value-type="float">
            <text:p>107.96</text:p>
          </table:table-cell>
          <table:table-cell office:value-type="float" office:value="113.03" calcext:value-type="float">
            <text:p>113.03</text:p>
          </table:table-cell>
          <table:table-cell office:value-type="float" office:value="109.67" calcext:value-type="float">
            <text:p>109.67</text:p>
          </table:table-cell>
          <table:table-cell table:number-columns-repeated="5"/>
        </table:table-row>
        <table:table-row table:style-name="ro1">
          <table:table-cell office:value-type="float" office:value="121.06" calcext:value-type="float">
            <text:p>121.06</text:p>
          </table:table-cell>
          <table:table-cell office:value-type="float" office:value="131.74" calcext:value-type="float">
            <text:p>131.74</text:p>
          </table:table-cell>
          <table:table-cell office:value-type="float" office:value="87.3" calcext:value-type="float">
            <text:p>87.3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2" calcext:value-type="float">
            <text:p>112</text:p>
          </table:table-cell>
          <table:table-cell office:value-type="float" office:value="114.92" calcext:value-type="float">
            <text:p>114.92</text:p>
          </table:table-cell>
          <table:table-cell table:number-columns-repeated="5"/>
        </table:table-row>
        <table:table-row table:style-name="ro1">
          <table:table-cell office:value-type="float" office:value="123.46" calcext:value-type="float">
            <text:p>123.46</text:p>
          </table:table-cell>
          <table:table-cell office:value-type="float" office:value="136.12" calcext:value-type="float">
            <text:p>136.12</text:p>
          </table:table-cell>
          <table:table-cell office:value-type="float" office:value="90.42" calcext:value-type="float">
            <text:p>90.42</text:p>
          </table:table-cell>
          <table:table-cell office:value-type="float" office:value="116.25" calcext:value-type="float">
            <text:p>116.25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8.41" calcext:value-type="float">
            <text:p>118.41</text:p>
          </table:table-cell>
          <table:table-cell table:number-columns-repeated="5"/>
        </table:table-row>
        <table:table-row table:style-name="ro1">
          <table:table-cell office:value-type="float" office:value="129.62" calcext:value-type="float">
            <text:p>129.62</text:p>
          </table:table-cell>
          <table:table-cell office:value-type="float" office:value="138.5" calcext:value-type="float">
            <text:p>138.5</text:p>
          </table:table-cell>
          <table:table-cell office:value-type="float" office:value="94.28" calcext:value-type="float">
            <text:p>94.28</text:p>
          </table:table-cell>
          <table:table-cell office:value-type="float" office:value="121.44" calcext:value-type="float">
            <text:p>121.44</text:p>
          </table:table-cell>
          <table:table-cell office:value-type="float" office:value="112.62" calcext:value-type="float">
            <text:p>112.62</text:p>
          </table:table-cell>
          <table:table-cell office:value-type="float" office:value="122.7" calcext:value-type="float">
            <text:p>122.7</text:p>
          </table:table-cell>
          <table:table-cell table:number-columns-repeated="5"/>
        </table:table-row>
        <table:table-row table:style-name="ro1">
          <table:table-cell office:value-type="float" office:value="135.16" calcext:value-type="float">
            <text:p>135.16</text:p>
          </table:table-cell>
          <table:table-cell office:value-type="float" office:value="139.86" calcext:value-type="float">
            <text:p>139.86</text:p>
          </table:table-cell>
          <table:table-cell office:value-type="float" office:value="96.89" calcext:value-type="float">
            <text:p>96.89</text:p>
          </table:table-cell>
          <table:table-cell office:value-type="float" office:value="126.02" calcext:value-type="float">
            <text:p>126.02</text:p>
          </table:table-cell>
          <table:table-cell office:value-type="float" office:value="111.97" calcext:value-type="float">
            <text:p>111.97</text:p>
          </table:table-cell>
          <table:table-cell office:value-type="float" office:value="126.89" calcext:value-type="float">
            <text:p>126.89</text:p>
          </table:table-cell>
          <table:table-cell table:number-columns-repeated="5"/>
        </table:table-row>
        <table:table-row table:style-name="ro1">
          <table:table-cell office:value-type="float" office:value="137.47" calcext:value-type="float">
            <text:p>137.47</text:p>
          </table:table-cell>
          <table:table-cell office:value-type="float" office:value="142.45" calcext:value-type="float">
            <text:p>142.45</text:p>
          </table:table-cell>
          <table:table-cell office:value-type="float" office:value="104.8" calcext:value-type="float">
            <text:p>104.8</text:p>
          </table:table-cell>
          <table:table-cell office:value-type="float" office:value="129.17" calcext:value-type="float">
            <text:p>129.17</text:p>
          </table:table-cell>
          <table:table-cell office:value-type="float" office:value="111.21" calcext:value-type="float">
            <text:p>111.21</text:p>
          </table:table-cell>
          <table:table-cell office:value-type="float" office:value="133.12" calcext:value-type="float">
            <text:p>133.12</text:p>
          </table:table-cell>
          <table:table-cell table:number-columns-repeated="5"/>
        </table:table-row>
        <table:table-row table:style-name="ro1">
          <table:table-cell office:value-type="float" office:value="141.41" calcext:value-type="float">
            <text:p>141.41</text:p>
          </table:table-cell>
          <table:table-cell office:value-type="float" office:value="144.99" calcext:value-type="float">
            <text:p>144.99</text:p>
          </table:table-cell>
          <table:table-cell office:value-type="float" office:value="106.49" calcext:value-type="float">
            <text:p>106.49</text:p>
          </table:table-cell>
          <table:table-cell office:value-type="float" office:value="129.77" calcext:value-type="float">
            <text:p>129.77</text:p>
          </table:table-cell>
          <table:table-cell office:value-type="float" office:value="113.91" calcext:value-type="float">
            <text:p>113.91</text:p>
          </table:table-cell>
          <table:table-cell office:value-type="float" office:value="137.77" calcext:value-type="float">
            <text:p>137.77</text:p>
          </table:table-cell>
          <table:table-cell table:number-columns-repeated="5"/>
        </table:table-row>
        <table:table-row table:style-name="ro1">
          <table:table-cell office:value-type="float" office:value="146.93" calcext:value-type="float">
            <text:p>146.93</text:p>
          </table:table-cell>
          <table:table-cell office:value-type="float" office:value="148.89" calcext:value-type="float">
            <text:p>148.89</text:p>
          </table:table-cell>
          <table:table-cell office:value-type="float" office:value="110.69" calcext:value-type="float">
            <text:p>110.69</text:p>
          </table:table-cell>
          <table:table-cell office:value-type="float" office:value="131.68" calcext:value-type="float">
            <text:p>131.68</text:p>
          </table:table-cell>
          <table:table-cell office:value-type="float" office:value="110.31" calcext:value-type="float">
            <text:p>110.31</text:p>
          </table:table-cell>
          <table:table-cell office:value-type="float" office:value="140.9" calcext:value-type="float">
            <text:p>140.9</text:p>
          </table:table-cell>
          <table:table-cell table:number-columns-repeated="5"/>
        </table:table-row>
        <table:table-row table:style-name="ro1">
          <table:table-cell office:value-type="float" office:value="151.54" calcext:value-type="float">
            <text:p>151.54</text:p>
          </table:table-cell>
          <table:table-cell office:value-type="float" office:value="150.64" calcext:value-type="float">
            <text:p>150.64</text:p>
          </table:table-cell>
          <table:table-cell office:value-type="float" office:value="113.82" calcext:value-type="float">
            <text:p>113.82</text:p>
          </table:table-cell>
          <table:table-cell office:value-type="float" office:value="135.87" calcext:value-type="float">
            <text:p>135.87</text:p>
          </table:table-cell>
          <table:table-cell office:value-type="float" office:value="110.96" calcext:value-type="float">
            <text:p>110.96</text:p>
          </table:table-cell>
          <table:table-cell office:value-type="float" office:value="145.92" calcext:value-type="float">
            <text:p>145.92</text:p>
          </table:table-cell>
          <table:table-cell table:number-columns-repeated="5"/>
        </table:table-row>
        <table:table-row table:style-name="ro1">
          <table:table-cell office:value-type="float" office:value="156.03" calcext:value-type="float">
            <text:p>156.03</text:p>
          </table:table-cell>
          <table:table-cell office:value-type="float" office:value="155.04" calcext:value-type="float">
            <text:p>155.04</text:p>
          </table:table-cell>
          <table:table-cell office:value-type="float" office:value="116.01" calcext:value-type="float">
            <text:p>116.01</text:p>
          </table:table-cell>
          <table:table-cell office:value-type="float" office:value="140.4" calcext:value-type="float">
            <text:p>140.4</text:p>
          </table:table-cell>
          <table:table-cell office:value-type="float" office:value="113.48" calcext:value-type="float">
            <text:p>113.48</text:p>
          </table:table-cell>
          <table:table-cell office:value-type="float" office:value="149.16" calcext:value-type="float">
            <text:p>149.16</text:p>
          </table:table-cell>
          <table:table-cell table:number-columns-repeated="5"/>
        </table:table-row>
        <table:table-row table:style-name="ro1">
          <table:table-cell office:value-type="float" office:value="160.37" calcext:value-type="float">
            <text:p>160.37</text:p>
          </table:table-cell>
          <table:table-cell office:value-type="float" office:value="157.53" calcext:value-type="float">
            <text:p>157.53</text:p>
          </table:table-cell>
          <table:table-cell office:value-type="float" office:value="117.9" calcext:value-type="float">
            <text:p>117.9</text:p>
          </table:table-cell>
          <table:table-cell office:value-type="float" office:value="143.64" calcext:value-type="float">
            <text:p>143.64</text:p>
          </table:table-cell>
          <table:table-cell office:value-type="float" office:value="115.56" calcext:value-type="float">
            <text:p>115.56</text:p>
          </table:table-cell>
          <table:table-cell office:value-type="float" office:value="155.23" calcext:value-type="float">
            <text:p>155.23</text:p>
          </table:table-cell>
          <table:table-cell table:number-columns-repeated="5"/>
        </table:table-row>
        <table:table-row table:style-name="ro1">
          <table:table-cell office:value-type="float" office:value="164.45" calcext:value-type="float">
            <text:p>164.45</text:p>
          </table:table-cell>
          <table:table-cell office:value-type="float" office:value="160.11" calcext:value-type="float">
            <text:p>160.11</text:p>
          </table:table-cell>
          <table:table-cell office:value-type="float" office:value="123.89" calcext:value-type="float">
            <text:p>123.89</text:p>
          </table:table-cell>
          <table:table-cell office:value-type="float" office:value="147.33" calcext:value-type="float">
            <text:p>147.33</text:p>
          </table:table-cell>
          <table:table-cell office:value-type="float" office:value="117.04" calcext:value-type="float">
            <text:p>117.04</text:p>
          </table:table-cell>
          <table:table-cell office:value-type="float" office:value="159.35" calcext:value-type="float">
            <text:p>159.35</text:p>
          </table:table-cell>
          <table:table-cell table:number-columns-repeated="5"/>
        </table:table-row>
        <table:table-row table:style-name="ro1">
          <table:table-cell office:value-type="float" office:value="169.54" calcext:value-type="float">
            <text:p>169.54</text:p>
          </table:table-cell>
          <table:table-cell office:value-type="float" office:value="163" calcext:value-type="float">
            <text:p>163</text:p>
          </table:table-cell>
          <table:table-cell office:value-type="float" office:value="131.71" calcext:value-type="float">
            <text:p>131.71</text:p>
          </table:table-cell>
          <table:table-cell office:value-type="float" office:value="149.49" calcext:value-type="float">
            <text:p>149.49</text:p>
          </table:table-cell>
          <table:table-cell office:value-type="float" office:value="117.84" calcext:value-type="float">
            <text:p>117.84</text:p>
          </table:table-cell>
          <table:table-cell office:value-type="float" office:value="163.1" calcext:value-type="float">
            <text:p>163.1</text:p>
          </table:table-cell>
          <table:table-cell table:number-columns-repeated="5"/>
        </table:table-row>
        <table:table-row table:style-name="ro1">
          <table:table-cell office:value-type="float" office:value="174.97" calcext:value-type="float">
            <text:p>174.97</text:p>
          </table:table-cell>
          <table:table-cell office:value-type="float" office:value="168.69" calcext:value-type="float">
            <text:p>168.69</text:p>
          </table:table-cell>
          <table:table-cell office:value-type="float" office:value="135.84" calcext:value-type="float">
            <text:p>135.84</text:p>
          </table:table-cell>
          <table:table-cell office:value-type="float" office:value="152.8" calcext:value-type="float">
            <text:p>152.8</text:p>
          </table:table-cell>
          <table:table-cell office:value-type="float" office:value="118.18" calcext:value-type="float">
            <text:p>118.18</text:p>
          </table:table-cell>
          <table:table-cell office:value-type="float" office:value="168.76" calcext:value-type="float">
            <text:p>168.76</text:p>
          </table:table-cell>
          <table:table-cell table:number-columns-repeated="5"/>
        </table:table-row>
        <table:table-row table:style-name="ro1">
          <table:table-cell office:value-type="float" office:value="176.83" calcext:value-type="float">
            <text:p>176.83</text:p>
          </table:table-cell>
          <table:table-cell office:value-type="float" office:value="170.64" calcext:value-type="float">
            <text:p>170.64</text:p>
          </table:table-cell>
          <table:table-cell office:value-type="float" office:value="141.32" calcext:value-type="float">
            <text:p>141.32</text:p>
          </table:table-cell>
          <table:table-cell office:value-type="float" office:value="153.58" calcext:value-type="float">
            <text:p>153.58</text:p>
          </table:table-cell>
          <table:table-cell office:value-type="float" office:value="118.09" calcext:value-type="float">
            <text:p>118.09</text:p>
          </table:table-cell>
          <table:table-cell office:value-type="float" office:value="174.32" calcext:value-type="float">
            <text:p>174.32</text:p>
          </table:table-cell>
          <table:table-cell table:number-columns-repeated="5"/>
        </table:table-row>
        <table:table-row table:style-name="ro1">
          <table:table-cell office:value-type="float" office:value="179.12" calcext:value-type="float">
            <text:p>179.12</text:p>
          </table:table-cell>
          <table:table-cell office:value-type="float" office:value="177.63" calcext:value-type="float">
            <text:p>177.63</text:p>
          </table:table-cell>
          <table:table-cell office:value-type="float" office:value="146.72" calcext:value-type="float">
            <text:p>146.72</text:p>
          </table:table-cell>
          <table:table-cell office:value-type="float" office:value="155.06" calcext:value-type="float">
            <text:p>155.06</text:p>
          </table:table-cell>
          <table:table-cell office:value-type="float" office:value="118.25" calcext:value-type="float">
            <text:p>118.25</text:p>
          </table:table-cell>
          <table:table-cell office:value-type="float" office:value="176.85" calcext:value-type="float">
            <text:p>176.85</text:p>
          </table:table-cell>
          <table:table-cell table:number-columns-repeated="5"/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183.15" calcext:value-type="float">
            <text:p>183.15</text:p>
          </table:table-cell>
          <table:table-cell office:value-type="float" office:value="150.08" calcext:value-type="float">
            <text:p>150.08</text:p>
          </table:table-cell>
          <table:table-cell office:value-type="float" office:value="157.15" calcext:value-type="float">
            <text:p>157.15</text:p>
          </table:table-cell>
          <table:table-cell office:value-type="float" office:value="118.98" calcext:value-type="float">
            <text:p>118.98</text:p>
          </table:table-cell>
          <table:table-cell office:value-type="float" office:value="178.95" calcext:value-type="float">
            <text:p>178.95</text:p>
          </table:table-cell>
          <table:table-cell table:number-columns-repeated="5"/>
        </table:table-row>
        <table:table-row table:style-name="ro1">
          <table:table-cell office:value-type="float" office:value="181.37" calcext:value-type="float">
            <text:p>181.37</text:p>
          </table:table-cell>
          <table:table-cell office:value-type="float" office:value="186.57" calcext:value-type="float">
            <text:p>186.57</text:p>
          </table:table-cell>
          <table:table-cell office:value-type="float" office:value="155.2" calcext:value-type="float">
            <text:p>155.2</text:p>
          </table:table-cell>
          <table:table-cell office:value-type="float" office:value="157.75" calcext:value-type="float">
            <text:p>157.75</text:p>
          </table:table-cell>
          <table:table-cell office:value-type="float" office:value="121.26" calcext:value-type="float">
            <text:p>121.26</text:p>
          </table:table-cell>
          <table:table-cell office:value-type="float" office:value="182.61" calcext:value-type="float">
            <text:p>182.61</text:p>
          </table:table-cell>
          <table:table-cell table:number-columns-repeated="5"/>
        </table:table-row>
        <table:table-row table:style-name="ro1">
          <table:table-cell office:value-type="float" office:value="185.49" calcext:value-type="float">
            <text:p>185.49</text:p>
          </table:table-cell>
          <table:table-cell office:value-type="float" office:value="190.73" calcext:value-type="float">
            <text:p>190.73</text:p>
          </table:table-cell>
          <table:table-cell office:value-type="float" office:value="157.5" calcext:value-type="float">
            <text:p>157.5</text:p>
          </table:table-cell>
          <table:table-cell office:value-type="float" office:value="154.54" calcext:value-type="float">
            <text:p>154.54</text:p>
          </table:table-cell>
          <table:table-cell office:value-type="float" office:value="121.87" calcext:value-type="float">
            <text:p>121.87</text:p>
          </table:table-cell>
          <table:table-cell office:value-type="float" office:value="186.5" calcext:value-type="float">
            <text:p>186.5</text:p>
          </table:table-cell>
          <table:table-cell table:number-columns-repeated="5"/>
        </table:table-row>
        <table:table-row table:style-name="ro1">
          <table:table-cell office:value-type="float" office:value="188.72" calcext:value-type="float">
            <text:p>188.72</text:p>
          </table:table-cell>
          <table:table-cell office:value-type="float" office:value="196.78" calcext:value-type="float">
            <text:p>196.78</text:p>
          </table:table-cell>
          <table:table-cell office:value-type="float" office:value="161.68" calcext:value-type="float">
            <text:p>161.68</text:p>
          </table:table-cell>
          <table:table-cell office:value-type="float" office:value="149.42" calcext:value-type="float">
            <text:p>149.42</text:p>
          </table:table-cell>
          <table:table-cell office:value-type="float" office:value="122.57" calcext:value-type="float">
            <text:p>122.57</text:p>
          </table:table-cell>
          <table:table-cell office:value-type="float" office:value="189.57" calcext:value-type="float">
            <text:p>189.57</text:p>
          </table:table-cell>
          <table:table-cell table:number-columns-repeated="5"/>
        </table:table-row>
        <table:table-row table:style-name="ro1">
          <table:table-cell office:value-type="float" office:value="191.24" calcext:value-type="float">
            <text:p>191.24</text:p>
          </table:table-cell>
          <table:table-cell office:value-type="float" office:value="203.8" calcext:value-type="float">
            <text:p>203.8</text:p>
          </table:table-cell>
          <table:table-cell office:value-type="float" office:value="165.2" calcext:value-type="float">
            <text:p>165.2</text:p>
          </table:table-cell>
          <table:table-cell office:value-type="float" office:value="147.6" calcext:value-type="float">
            <text:p>147.6</text:p>
          </table:table-cell>
          <table:table-cell office:value-type="float" office:value="122.23" calcext:value-type="float">
            <text:p>122.23</text:p>
          </table:table-cell>
          <table:table-cell office:value-type="float" office:value="191.13" calcext:value-type="float">
            <text:p>191.13</text:p>
          </table:table-cell>
          <table:table-cell table:number-columns-repeated="5"/>
        </table:table-row>
        <table:table-row table:style-name="ro1">
          <table:table-cell office:value-type="float" office:value="194.97" calcext:value-type="float">
            <text:p>194.97</text:p>
          </table:table-cell>
          <table:table-cell office:value-type="float" office:value="208.1" calcext:value-type="float">
            <text:p>208.1</text:p>
          </table:table-cell>
          <table:table-cell office:value-type="float" office:value="168.82" calcext:value-type="float">
            <text:p>168.82</text:p>
          </table:table-cell>
          <table:table-cell office:value-type="float" office:value="147.99" calcext:value-type="float">
            <text:p>147.99</text:p>
          </table:table-cell>
          <table:table-cell office:value-type="float" office:value="119.56" calcext:value-type="float">
            <text:p>119.56</text:p>
          </table:table-cell>
          <table:table-cell office:value-type="float" office:value="192.54" calcext:value-type="float">
            <text:p>192.54</text:p>
          </table:table-cell>
          <table:table-cell table:number-columns-repeated="5"/>
        </table:table-row>
        <table:table-row table:style-name="ro1">
          <table:table-cell office:value-type="float" office:value="198.48" calcext:value-type="float">
            <text:p>198.48</text:p>
          </table:table-cell>
          <table:table-cell office:value-type="float" office:value="215.04" calcext:value-type="float">
            <text:p>215.04</text:p>
          </table:table-cell>
          <table:table-cell office:value-type="float" office:value="173.69" calcext:value-type="float">
            <text:p>173.69</text:p>
          </table:table-cell>
          <table:table-cell office:value-type="float" office:value="147.85" calcext:value-type="float">
            <text:p>147.85</text:p>
          </table:table-cell>
          <table:table-cell office:value-type="float" office:value="118.5" calcext:value-type="float">
            <text:p>118.5</text:p>
          </table:table-cell>
          <table:table-cell office:value-type="float" office:value="196.27" calcext:value-type="float">
            <text:p>196.27</text:p>
          </table:table-cell>
          <table:table-cell table:number-columns-repeated="5"/>
        </table:table-row>
        <table:table-row table:style-name="ro1">
          <table:table-cell office:value-type="float" office:value="205.97" calcext:value-type="float">
            <text:p>205.97</text:p>
          </table:table-cell>
          <table:table-cell office:value-type="float" office:value="218.29" calcext:value-type="float">
            <text:p>218.29</text:p>
          </table:table-cell>
          <table:table-cell office:value-type="float" office:value="176.6" calcext:value-type="float">
            <text:p>176.6</text:p>
          </table:table-cell>
          <table:table-cell office:value-type="float" office:value="149.3" calcext:value-type="float">
            <text:p>149.3</text:p>
          </table:table-cell>
          <table:table-cell office:value-type="float" office:value="119.96" calcext:value-type="float">
            <text:p>119.96</text:p>
          </table:table-cell>
          <table:table-cell office:value-type="float" office:value="198.59" calcext:value-type="float">
            <text:p>198.59</text:p>
          </table:table-cell>
          <table:table-cell table:number-columns-repeated="5"/>
        </table:table-row>
        <table:table-row table:style-name="ro1">
          <table:table-cell office:value-type="float" office:value="211.23" calcext:value-type="float">
            <text:p>211.23</text:p>
          </table:table-cell>
          <table:table-cell office:value-type="float" office:value="221.64" calcext:value-type="float">
            <text:p>221.64</text:p>
          </table:table-cell>
          <table:table-cell office:value-type="float" office:value="181.12" calcext:value-type="float">
            <text:p>181.12</text:p>
          </table:table-cell>
          <table:table-cell office:value-type="float" office:value="146.44" calcext:value-type="float">
            <text:p>146.44</text:p>
          </table:table-cell>
          <table:table-cell office:value-type="float" office:value="119.55" calcext:value-type="float">
            <text:p>119.55</text:p>
          </table:table-cell>
          <table:table-cell office:value-type="float" office:value="201.41" calcext:value-type="float">
            <text:p>201.41</text:p>
          </table:table-cell>
          <table:table-cell table:number-columns-repeated="5"/>
        </table:table-row>
        <table:table-row table:style-name="ro1">
          <table:table-cell office:value-type="float" office:value="215.01" calcext:value-type="float">
            <text:p>215.01</text:p>
          </table:table-cell>
          <table:table-cell office:value-type="float" office:value="226.07" calcext:value-type="float">
            <text:p>226.07</text:p>
          </table:table-cell>
          <table:table-cell office:value-type="float" office:value="185.95" calcext:value-type="float">
            <text:p>185.95</text:p>
          </table:table-cell>
          <table:table-cell office:value-type="float" office:value="148.78" calcext:value-type="float">
            <text:p>148.78</text:p>
          </table:table-cell>
          <table:table-cell office:value-type="float" office:value="119.14" calcext:value-type="float">
            <text:p>119.14</text:p>
          </table:table-cell>
          <table:table-cell office:value-type="float" office:value="202.33" calcext:value-type="float">
            <text:p>202.33</text:p>
          </table:table-cell>
          <table:table-cell table:number-columns-repeated="5"/>
        </table:table-row>
        <table:table-row table:style-name="ro1">
          <table:table-cell office:value-type="float" office:value="219.71" calcext:value-type="float">
            <text:p>219.71</text:p>
          </table:table-cell>
          <table:table-cell office:value-type="float" office:value="229.88" calcext:value-type="float">
            <text:p>229.88</text:p>
          </table:table-cell>
          <table:table-cell office:value-type="float" office:value="187.84" calcext:value-type="float">
            <text:p>187.84</text:p>
          </table:table-cell>
          <table:table-cell office:value-type="float" office:value="149.2" calcext:value-type="float">
            <text:p>149.2</text:p>
          </table:table-cell>
          <table:table-cell office:value-type="float" office:value="118.15" calcext:value-type="float">
            <text:p>118.15</text:p>
          </table:table-cell>
          <table:table-cell office:value-type="float" office:value="205.55" calcext:value-type="float">
            <text:p>205.55</text:p>
          </table:table-cell>
          <table:table-cell table:number-columns-repeated="5"/>
        </table:table-row>
        <table:table-row table:style-name="ro1">
          <table:table-cell office:value-type="float" office:value="224.9" calcext:value-type="float">
            <text:p>224.9</text:p>
          </table:table-cell>
          <table:table-cell office:value-type="float" office:value="231.01" calcext:value-type="float">
            <text:p>231.01</text:p>
          </table:table-cell>
          <table:table-cell office:value-type="float" office:value="191.88" calcext:value-type="float">
            <text:p>191.88</text:p>
          </table:table-cell>
          <table:table-cell office:value-type="float" office:value="149.69" calcext:value-type="float">
            <text:p>149.69</text:p>
          </table:table-cell>
          <table:table-cell office:value-type="float" office:value="117" calcext:value-type="float">
            <text:p>117</text:p>
          </table:table-cell>
          <table:table-cell office:value-type="float" office:value="205.65" calcext:value-type="float">
            <text:p>205.65</text:p>
          </table:table-cell>
          <table:table-cell table:number-columns-repeated="5"/>
        </table:table-row>
        <table:table-row table:style-name="ro1">
          <table:table-cell office:value-type="float" office:value="228.11" calcext:value-type="float">
            <text:p>228.11</text:p>
          </table:table-cell>
          <table:table-cell office:value-type="float" office:value="229.4" calcext:value-type="float">
            <text:p>229.4</text:p>
          </table:table-cell>
          <table:table-cell office:value-type="float" office:value="198.02" calcext:value-type="float">
            <text:p>198.02</text:p>
          </table:table-cell>
          <table:table-cell office:value-type="float" office:value="145.23" calcext:value-type="float">
            <text:p>145.23</text:p>
          </table:table-cell>
          <table:table-cell office:value-type="float" office:value="119.47" calcext:value-type="float">
            <text:p>119.47</text:p>
          </table:table-cell>
          <table:table-cell office:value-type="float" office:value="207.09" calcext:value-type="float">
            <text:p>207.09</text:p>
          </table:table-cell>
          <table:table-cell table:number-columns-repeated="5"/>
        </table:table-row>
        <table:table-row table:style-name="ro1">
          <table:table-cell office:value-type="float" office:value="231.09" calcext:value-type="float">
            <text:p>231.09</text:p>
          </table:table-cell>
          <table:table-cell office:value-type="float" office:value="228.28" calcext:value-type="float">
            <text:p>228.28</text:p>
          </table:table-cell>
          <table:table-cell office:value-type="float" office:value="200.56" calcext:value-type="float">
            <text:p>200.56</text:p>
          </table:table-cell>
          <table:table-cell office:value-type="float" office:value="147.75" calcext:value-type="float">
            <text:p>147.75</text:p>
          </table:table-cell>
          <table:table-cell office:value-type="float" office:value="119.27" calcext:value-type="float">
            <text:p>119.27</text:p>
          </table:table-cell>
          <table:table-cell office:value-type="float" office:value="206.43" calcext:value-type="float">
            <text:p>206.43</text:p>
          </table:table-cell>
          <table:table-cell table:number-columns-repeated="5"/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225.16" calcext:value-type="float">
            <text:p>225.16</text:p>
          </table:table-cell>
          <table:table-cell office:value-type="float" office:value="203.86" calcext:value-type="float">
            <text:p>203.86</text:p>
          </table:table-cell>
          <table:table-cell office:value-type="float" office:value="147.25" calcext:value-type="float">
            <text:p>147.25</text:p>
          </table:table-cell>
          <table:table-cell office:value-type="float" office:value="121.43" calcext:value-type="float">
            <text:p>121.43</text:p>
          </table:table-cell>
          <table:table-cell office:value-type="float" office:value="208.33" calcext:value-type="float">
            <text:p>208.33</text:p>
          </table:table-cell>
          <table:table-cell table:number-columns-repeated="5"/>
        </table:table-row>
        <table:table-row table:style-name="ro1">
          <table:table-cell office:value-type="float" office:value="237.66" calcext:value-type="float">
            <text:p>237.66</text:p>
          </table:table-cell>
          <table:table-cell office:value-type="float" office:value="226.37" calcext:value-type="float">
            <text:p>226.37</text:p>
          </table:table-cell>
          <table:table-cell office:value-type="float" office:value="208.28" calcext:value-type="float">
            <text:p>208.28</text:p>
          </table:table-cell>
          <table:table-cell office:value-type="float" office:value="154.83" calcext:value-type="float">
            <text:p>154.83</text:p>
          </table:table-cell>
          <table:table-cell office:value-type="float" office:value="129.71" calcext:value-type="float">
            <text:p>129.71</text:p>
          </table:table-cell>
          <table:table-cell office:value-type="float" office:value="209.54" calcext:value-type="float">
            <text:p>209.54</text:p>
          </table:table-cell>
          <table:table-cell table:number-columns-repeated="5"/>
        </table:table-row>
        <table:table-row table:style-name="ro1">
          <table:table-cell office:value-type="float" office:value="241.54" calcext:value-type="float">
            <text:p>241.54</text:p>
          </table:table-cell>
          <table:table-cell office:value-type="float" office:value="226.83" calcext:value-type="float">
            <text:p>226.83</text:p>
          </table:table-cell>
          <table:table-cell office:value-type="float" office:value="212.53" calcext:value-type="float">
            <text:p>212.53</text:p>
          </table:table-cell>
          <table:table-cell office:value-type="float" office:value="154.99" calcext:value-type="float">
            <text:p>154.99</text:p>
          </table:table-cell>
          <table:table-cell office:value-type="float" office:value="137.37" calcext:value-type="float">
            <text:p>137.37</text:p>
          </table:table-cell>
          <table:table-cell office:value-type="float" office:value="200.38" calcext:value-type="float">
            <text:p>200.38</text:p>
          </table:table-cell>
          <table:table-cell table:number-columns-repeated="5"/>
        </table:table-row>
        <table:table-row table:style-name="ro1">
          <table:table-cell office:value-type="float" office:value="240.75" calcext:value-type="float">
            <text:p>240.75</text:p>
          </table:table-cell>
          <table:table-cell office:value-type="float" office:value="227.08" calcext:value-type="float">
            <text:p>227.08</text:p>
          </table:table-cell>
          <table:table-cell office:value-type="float" office:value="216.7" calcext:value-type="float">
            <text:p>216.7</text:p>
          </table:table-cell>
          <table:table-cell office:value-type="float" office:value="156.06" calcext:value-type="float">
            <text:p>156.06</text:p>
          </table:table-cell>
          <table:table-cell office:value-type="float" office:value="146.1" calcext:value-type="float">
            <text:p>146.1</text:p>
          </table:table-cell>
          <table:table-cell office:value-type="float" office:value="197.99" calcext:value-type="float">
            <text:p>197.99</text:p>
          </table:table-cell>
          <table:table-cell table:number-columns-repeated="5"/>
        </table:table-row>
        <table:table-row table:style-name="ro1">
          <table:table-cell office:value-type="float" office:value="243.15" calcext:value-type="float">
            <text:p>243.15</text:p>
          </table:table-cell>
          <table:table-cell office:value-type="float" office:value="228.86" calcext:value-type="float">
            <text:p>228.86</text:p>
          </table:table-cell>
          <table:table-cell office:value-type="float" office:value="222.55" calcext:value-type="float">
            <text:p>222.55</text:p>
          </table:table-cell>
          <table:table-cell office:value-type="float" office:value="156.77" calcext:value-type="float">
            <text:p>156.7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92.75" calcext:value-type="float">
            <text:p>192.75</text:p>
          </table:table-cell>
          <table:table-cell table:number-columns-repeated="5"/>
        </table:table-row>
        <table:table-row table:style-name="ro1">
          <table:table-cell office:value-type="float" office:value="244.25" calcext:value-type="float">
            <text:p>244.25</text:p>
          </table:table-cell>
          <table:table-cell office:value-type="float" office:value="229.89" calcext:value-type="float">
            <text:p>229.89</text:p>
          </table:table-cell>
          <table:table-cell office:value-type="float" office:value="232.02" calcext:value-type="float">
            <text:p>232.02</text:p>
          </table:table-cell>
          <table:table-cell office:value-type="float" office:value="159.7" calcext:value-type="float">
            <text:p>159.7</text:p>
          </table:table-cell>
          <table:table-cell office:value-type="float" office:value="155.86" calcext:value-type="float">
            <text:p>155.86</text:p>
          </table:table-cell>
          <table:table-cell office:value-type="float" office:value="188.68" calcext:value-type="float">
            <text:p>188.68</text:p>
          </table:table-cell>
          <table:table-cell table:number-columns-repeated="5"/>
        </table:table-row>
        <table:table-row table:style-name="ro1">
          <table:table-cell office:value-type="float" office:value="240.98" calcext:value-type="float">
            <text:p>240.98</text:p>
          </table:table-cell>
          <table:table-cell office:value-type="float" office:value="232.51" calcext:value-type="float">
            <text:p>232.51</text:p>
          </table:table-cell>
          <table:table-cell office:value-type="float" office:value="234.33" calcext:value-type="float">
            <text:p>234.33</text:p>
          </table:table-cell>
          <table:table-cell office:value-type="float" office:value="163.72" calcext:value-type="float">
            <text:p>163.72</text:p>
          </table:table-cell>
          <table:table-cell office:value-type="float" office:value="163.52" calcext:value-type="float">
            <text:p>163.52</text:p>
          </table:table-cell>
          <table:table-cell office:value-type="float" office:value="183.36" calcext:value-type="float">
            <text:p>183.36</text:p>
          </table:table-cell>
          <table:table-cell table:number-columns-repeated="5"/>
        </table:table-row>
        <table:table-row table:style-name="ro1">
          <table:table-cell office:value-type="float" office:value="241.35" calcext:value-type="float">
            <text:p>241.35</text:p>
          </table:table-cell>
          <table:table-cell office:value-type="float" office:value="234.66" calcext:value-type="float">
            <text:p>234.66</text:p>
          </table:table-cell>
          <table:table-cell office:value-type="float" office:value="237.36" calcext:value-type="float">
            <text:p>237.36</text:p>
          </table:table-cell>
          <table:table-cell office:value-type="float" office:value="166.96" calcext:value-type="float">
            <text:p>166.96</text:p>
          </table:table-cell>
          <table:table-cell office:value-type="float" office:value="170.36" calcext:value-type="float">
            <text:p>170.36</text:p>
          </table:table-cell>
          <table:table-cell office:value-type="float" office:value="180.38" calcext:value-type="float">
            <text:p>180.38</text:p>
          </table:table-cell>
          <table:table-cell table:number-columns-repeated="5"/>
        </table:table-row>
        <table:table-row table:style-name="ro1">
          <table:table-cell office:value-type="float" office:value="239.29" calcext:value-type="float">
            <text:p>239.29</text:p>
          </table:table-cell>
          <table:table-cell office:value-type="float" office:value="239.09" calcext:value-type="float">
            <text:p>239.09</text:p>
          </table:table-cell>
          <table:table-cell office:value-type="float" office:value="242.39" calcext:value-type="float">
            <text:p>242.39</text:p>
          </table:table-cell>
          <table:table-cell office:value-type="float" office:value="169.58" calcext:value-type="float">
            <text:p>169.58</text:p>
          </table:table-cell>
          <table:table-cell office:value-type="float" office:value="178.35" calcext:value-type="float">
            <text:p>178.35</text:p>
          </table:table-cell>
          <table:table-cell office:value-type="float" office:value="174.32" calcext:value-type="float">
            <text:p>174.32</text:p>
          </table:table-cell>
          <table:table-cell table:number-columns-repeated="5"/>
        </table:table-row>
        <table:table-row table:style-name="ro1">
          <table:table-cell office:value-type="float" office:value="238.88" calcext:value-type="float">
            <text:p>238.88</text:p>
          </table:table-cell>
          <table:table-cell office:value-type="float" office:value="240.18" calcext:value-type="float">
            <text:p>240.18</text:p>
          </table:table-cell>
          <table:table-cell office:value-type="float" office:value="245.39" calcext:value-type="float">
            <text:p>245.39</text:p>
          </table:table-cell>
          <table:table-cell office:value-type="float" office:value="171.72" calcext:value-type="float">
            <text:p>171.72</text:p>
          </table:table-cell>
          <table:table-cell office:value-type="float" office:value="181.59" calcext:value-type="float">
            <text:p>181.59</text:p>
          </table:table-cell>
          <table:table-cell office:value-type="float" office:value="169.73" calcext:value-type="float">
            <text:p>169.73</text:p>
          </table:table-cell>
          <table:table-cell table:number-columns-repeated="5"/>
        </table:table-row>
        <table:table-row table:style-name="ro1">
          <table:table-cell office:value-type="float" office:value="230.41" calcext:value-type="float">
            <text:p>230.41</text:p>
          </table:table-cell>
          <table:table-cell office:value-type="float" office:value="244.73" calcext:value-type="float">
            <text:p>244.73</text:p>
          </table:table-cell>
          <table:table-cell office:value-type="float" office:value="251.35" calcext:value-type="float">
            <text:p>251.35</text:p>
          </table:table-cell>
          <table:table-cell office:value-type="float" office:value="177.88" calcext:value-type="float">
            <text:p>177.88</text:p>
          </table:table-cell>
          <table:table-cell office:value-type="float" office:value="187.92" calcext:value-type="float">
            <text:p>187.92</text:p>
          </table:table-cell>
          <table:table-cell office:value-type="float" office:value="167.02" calcext:value-type="float">
            <text:p>167.02</text:p>
          </table:table-cell>
          <table:table-cell table:number-columns-repeated="5"/>
        </table:table-row>
        <table:table-row table:style-name="ro1">
          <table:table-cell office:value-type="float" office:value="226.98" calcext:value-type="float">
            <text:p>226.98</text:p>
          </table:table-cell>
          <table:table-cell office:value-type="float" office:value="247.92" calcext:value-type="float">
            <text:p>247.92</text:p>
          </table:table-cell>
          <table:table-cell office:value-type="float" office:value="253.72" calcext:value-type="float">
            <text:p>253.7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91.21" calcext:value-type="float">
            <text:p>191.21</text:p>
          </table:table-cell>
          <table:table-cell office:value-type="float" office:value="160.44" calcext:value-type="float">
            <text:p>160.44</text:p>
          </table:table-cell>
          <table:table-cell table:number-columns-repeated="5"/>
        </table:table-row>
        <table:table-row table:style-name="ro1">
          <table:table-cell office:value-type="float" office:value="216.87" calcext:value-type="float">
            <text:p>216.87</text:p>
          </table:table-cell>
          <table:table-cell office:value-type="float" office:value="252.87" calcext:value-type="float">
            <text:p>252.87</text:p>
          </table:table-cell>
          <table:table-cell office:value-type="float" office:value="257.35" calcext:value-type="float">
            <text:p>257.35</text:p>
          </table:table-cell>
          <table:table-cell office:value-type="float" office:value="190.18" calcext:value-type="float">
            <text:p>190.18</text:p>
          </table:table-cell>
          <table:table-cell office:value-type="float" office:value="193.59" calcext:value-type="float">
            <text:p>193.59</text:p>
          </table:table-cell>
          <table:table-cell office:value-type="float" office:value="157.94" calcext:value-type="float">
            <text:p>157.94</text:p>
          </table:table-cell>
          <table:table-cell table:number-columns-repeated="5"/>
        </table:table-row>
        <table:table-row table:style-name="ro1">
          <table:table-cell office:value-type="float" office:value="206.75" calcext:value-type="float">
            <text:p>206.75</text:p>
          </table:table-cell>
          <table:table-cell office:value-type="float" office:value="254.54" calcext:value-type="float">
            <text:p>254.54</text:p>
          </table:table-cell>
          <table:table-cell office:value-type="float" office:value="261.64" calcext:value-type="float">
            <text:p>261.64</text:p>
          </table:table-cell>
          <table:table-cell office:value-type="float" office:value="195.78" calcext:value-type="float">
            <text:p>195.78</text:p>
          </table:table-cell>
          <table:table-cell office:value-type="float" office:value="197.27" calcext:value-type="float">
            <text:p>197.27</text:p>
          </table:table-cell>
          <table:table-cell office:value-type="float" office:value="153.25" calcext:value-type="float">
            <text:p>153.25</text:p>
          </table:table-cell>
          <table:table-cell table:number-columns-repeated="5"/>
        </table:table-row>
        <table:table-row table:style-name="ro1">
          <table:table-cell office:value-type="float" office:value="191.46" calcext:value-type="float">
            <text:p>191.46</text:p>
          </table:table-cell>
          <table:table-cell office:value-type="float" office:value="257.93" calcext:value-type="float">
            <text:p>257.93</text:p>
          </table:table-cell>
          <table:table-cell office:value-type="float" office:value="264.17" calcext:value-type="float">
            <text:p>264.17</text:p>
          </table:table-cell>
          <table:table-cell office:value-type="float" office:value="201.44" calcext:value-type="float">
            <text:p>201.44</text:p>
          </table:table-cell>
          <table:table-cell office:value-type="float" office:value="201.11" calcext:value-type="float">
            <text:p>201.11</text:p>
          </table:table-cell>
          <table:table-cell office:value-type="float" office:value="152.09" calcext:value-type="float">
            <text:p>152.09</text:p>
          </table:table-cell>
          <table:table-cell table:number-columns-repeated="5"/>
        </table:table-row>
        <table:table-row table:style-name="ro1">
          <table:table-cell office:value-type="float" office:value="182.44" calcext:value-type="float">
            <text:p>182.44</text:p>
          </table:table-cell>
          <table:table-cell office:value-type="float" office:value="258.72" calcext:value-type="float">
            <text:p>258.72</text:p>
          </table:table-cell>
          <table:table-cell office:value-type="float" office:value="268.68" calcext:value-type="float">
            <text:p>268.68</text:p>
          </table:table-cell>
          <table:table-cell office:value-type="float" office:value="210.23" calcext:value-type="float">
            <text:p>210.23</text:p>
          </table:table-cell>
          <table:table-cell office:value-type="float" office:value="204.78" calcext:value-type="float">
            <text:p>204.78</text:p>
          </table:table-cell>
          <table:table-cell office:value-type="float" office:value="153.4" calcext:value-type="float">
            <text:p>153.4</text:p>
          </table:table-cell>
          <table:table-cell table:number-columns-repeated="5"/>
        </table:table-row>
        <table:table-row table:style-name="ro1">
          <table:table-cell office:value-type="float" office:value="177.47" calcext:value-type="float">
            <text:p>177.47</text:p>
          </table:table-cell>
          <table:table-cell office:value-type="float" office:value="263.64" calcext:value-type="float">
            <text:p>263.64</text:p>
          </table:table-cell>
          <table:table-cell office:value-type="float" office:value="266.55" calcext:value-type="float">
            <text:p>266.55</text:p>
          </table:table-cell>
          <table:table-cell office:value-type="float" office:value="214.88" calcext:value-type="float">
            <text:p>214.88</text:p>
          </table:table-cell>
          <table:table-cell office:value-type="float" office:value="209.22" calcext:value-type="float">
            <text:p>209.22</text:p>
          </table:table-cell>
          <table:table-cell office:value-type="float" office:value="154.93" calcext:value-type="float">
            <text:p>154.93</text:p>
          </table:table-cell>
          <table:table-cell table:number-columns-repeated="5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265.27" calcext:value-type="float">
            <text:p>265.27</text:p>
          </table:table-cell>
          <table:table-cell office:value-type="float" office:value="269.52" calcext:value-type="float">
            <text:p>269.52</text:p>
          </table:table-cell>
          <table:table-cell office:value-type="float" office:value="222.4" calcext:value-type="float">
            <text:p>222.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6.57" calcext:value-type="float">
            <text:p>156.57</text:p>
          </table:table-cell>
          <table:table-cell table:number-columns-repeated="5"/>
        </table:table-row>
        <table:table-row table:style-name="ro1">
          <table:table-cell office:value-type="float" office:value="156.99" calcext:value-type="float">
            <text:p>156.99</text:p>
          </table:table-cell>
          <table:table-cell office:value-type="float" office:value="269.01" calcext:value-type="float">
            <text:p>269.01</text:p>
          </table:table-cell>
          <table:table-cell office:value-type="float" office:value="272.38" calcext:value-type="float">
            <text:p>272.38</text:p>
          </table:table-cell>
          <table:table-cell office:value-type="float" office:value="230.1" calcext:value-type="float">
            <text:p>230.1</text:p>
          </table:table-cell>
          <table:table-cell office:value-type="float" office:value="217.92" calcext:value-type="float">
            <text:p>217.92</text:p>
          </table:table-cell>
          <table:table-cell office:value-type="float" office:value="156.32" calcext:value-type="float">
            <text:p>156.32</text:p>
          </table:table-cell>
          <table:table-cell table:number-columns-repeated="5"/>
        </table:table-row>
        <table:table-row table:style-name="ro1">
          <table:table-cell office:value-type="float" office:value="148.26" calcext:value-type="float">
            <text:p>148.26</text:p>
          </table:table-cell>
          <table:table-cell office:value-type="float" office:value="271.71" calcext:value-type="float">
            <text:p>271.71</text:p>
          </table:table-cell>
          <table:table-cell office:value-type="float" office:value="275.72" calcext:value-type="float">
            <text:p>275.72</text:p>
          </table:table-cell>
          <table:table-cell office:value-type="float" office:value="235.05" calcext:value-type="float">
            <text:p>235.05</text:p>
          </table:table-cell>
          <table:table-cell office:value-type="float" office:value="222.16" calcext:value-type="float">
            <text:p>222.16</text:p>
          </table:table-cell>
          <table:table-cell office:value-type="float" office:value="155.6" calcext:value-type="float">
            <text:p>155.6</text:p>
          </table:table-cell>
          <table:table-cell table:number-columns-repeated="5"/>
        </table:table-row>
        <table:table-row table:style-name="ro1">
          <table:table-cell office:value-type="float" office:value="136.06" calcext:value-type="float">
            <text:p>136.06</text:p>
          </table:table-cell>
          <table:table-cell office:value-type="float" office:value="274.38" calcext:value-type="float">
            <text:p>274.38</text:p>
          </table:table-cell>
          <table:table-cell office:value-type="float" office:value="282.68" calcext:value-type="float">
            <text:p>282.68</text:p>
          </table:table-cell>
          <table:table-cell office:value-type="float" office:value="240.83" calcext:value-type="float">
            <text:p>240.83</text:p>
          </table:table-cell>
          <table:table-cell office:value-type="float" office:value="226.32" calcext:value-type="float">
            <text:p>226.32</text:p>
          </table:table-cell>
          <table:table-cell office:value-type="float" office:value="157.33" calcext:value-type="float">
            <text:p>157.33</text:p>
          </table:table-cell>
          <table:table-cell table:number-columns-repeated="5"/>
        </table:table-row>
        <table:table-row table:style-name="ro1">
          <table:table-cell office:value-type="float" office:value="124.08" calcext:value-type="float">
            <text:p>124.08</text:p>
          </table:table-cell>
          <table:table-cell office:value-type="float" office:value="276.1" calcext:value-type="float">
            <text:p>276.1</text:p>
          </table:table-cell>
          <table:table-cell office:value-type="float" office:value="291.22" calcext:value-type="float">
            <text:p>291.22</text:p>
          </table:table-cell>
          <table:table-cell office:value-type="float" office:value="247.61" calcext:value-type="float">
            <text:p>247.61</text:p>
          </table:table-cell>
          <table:table-cell office:value-type="float" office:value="229.21" calcext:value-type="float">
            <text:p>229.21</text:p>
          </table:table-cell>
          <table:table-cell office:value-type="float" office:value="157.09" calcext:value-type="float">
            <text:p>157.09</text:p>
          </table:table-cell>
          <table:table-cell table:number-columns-repeated="5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279.5" calcext:value-type="float">
            <text:p>279.5</text:p>
          </table:table-cell>
          <table:table-cell office:value-type="float" office:value="295.6" calcext:value-type="float">
            <text:p>295.6</text:p>
          </table:table-cell>
          <table:table-cell office:value-type="float" office:value="253.29" calcext:value-type="float">
            <text:p>253.29</text:p>
          </table:table-cell>
          <table:table-cell office:value-type="float" office:value="233.53" calcext:value-type="float">
            <text:p>233.53</text:p>
          </table:table-cell>
          <table:table-cell office:value-type="float" office:value="157.66" calcext:value-type="float">
            <text:p>157.66</text:p>
          </table:table-cell>
          <table:table-cell table:number-columns-repeated="5"/>
        </table:table-row>
        <table:table-row table:style-name="ro1">
          <table:table-cell office:value-type="float" office:value="120.92" calcext:value-type="float">
            <text:p>120.92</text:p>
          </table:table-cell>
          <table:table-cell office:value-type="float" office:value="281" calcext:value-type="float">
            <text:p>281</text:p>
          </table:table-cell>
          <table:table-cell office:value-type="float" office:value="299.08" calcext:value-type="float">
            <text:p>299.08</text:p>
          </table:table-cell>
          <table:table-cell office:value-type="float" office:value="257.9" calcext:value-type="float">
            <text:p>257.9</text:p>
          </table:table-cell>
          <table:table-cell office:value-type="float" office:value="238.39" calcext:value-type="float">
            <text:p>238.39</text:p>
          </table:table-cell>
          <table:table-cell office:value-type="float" office:value="156.58" calcext:value-type="float">
            <text:p>156.58</text:p>
          </table:table-cell>
          <table:table-cell table:number-columns-repeated="5"/>
        </table:table-row>
        <table:table-row table:style-name="ro1">
          <table:table-cell office:value-type="float" office:value="121.11" calcext:value-type="float">
            <text:p>121.11</text:p>
          </table:table-cell>
          <table:table-cell office:value-type="float" office:value="282.08" calcext:value-type="float">
            <text:p>282.08</text:p>
          </table:table-cell>
          <table:table-cell office:value-type="float" office:value="306.09" calcext:value-type="float">
            <text:p>306.09</text:p>
          </table:table-cell>
          <table:table-cell office:value-type="float" office:value="262.73" calcext:value-type="float">
            <text:p>262.73</text:p>
          </table:table-cell>
          <table:table-cell office:value-type="float" office:value="241.24" calcext:value-type="float">
            <text:p>241.24</text:p>
          </table:table-cell>
          <table:table-cell office:value-type="float" office:value="158.29" calcext:value-type="float">
            <text:p>158.29</text:p>
          </table:table-cell>
          <table:table-cell table:number-columns-repeated="5"/>
        </table:table-row>
        <table:table-row table:style-name="ro1">
          <table:table-cell office:value-type="float" office:value="119.01" calcext:value-type="float">
            <text:p>119.01</text:p>
          </table:table-cell>
          <table:table-cell office:value-type="float" office:value="282.81" calcext:value-type="float">
            <text:p>282.81</text:p>
          </table:table-cell>
          <table:table-cell office:value-type="float" office:value="307.07" calcext:value-type="float">
            <text:p>307.07</text:p>
          </table:table-cell>
          <table:table-cell office:value-type="float" office:value="265.64" calcext:value-type="float">
            <text:p>265.64</text:p>
          </table:table-cell>
          <table:table-cell office:value-type="float" office:value="244.89" calcext:value-type="float">
            <text:p>244.89</text:p>
          </table:table-cell>
          <table:table-cell office:value-type="float" office:value="159.23" calcext:value-type="float">
            <text:p>159.23</text:p>
          </table:table-cell>
          <table:table-cell table:number-columns-repeated="5"/>
        </table:table-row>
        <table:table-row table:style-name="ro1">
          <table:table-cell office:value-type="float" office:value="120.41" calcext:value-type="float">
            <text:p>120.41</text:p>
          </table:table-cell>
          <table:table-cell office:value-type="float" office:value="283.94" calcext:value-type="float">
            <text:p>283.94</text:p>
          </table:table-cell>
          <table:table-cell office:value-type="float" office:value="311.99" calcext:value-type="float">
            <text:p>311.99</text:p>
          </table:table-cell>
          <table:table-cell office:value-type="float" office:value="268.28" calcext:value-type="float">
            <text:p>268.28</text:p>
          </table:table-cell>
          <table:table-cell office:value-type="float" office:value="250.35" calcext:value-type="float">
            <text:p>250.35</text:p>
          </table:table-cell>
          <table:table-cell office:value-type="float" office:value="162.47" calcext:value-type="float">
            <text:p>162.47</text:p>
          </table:table-cell>
          <table:table-cell table:number-columns-repeated="5"/>
        </table:table-row>
        <table:table-row table:style-name="ro1">
          <table:table-cell office:value-type="float" office:value="122.08" calcext:value-type="float">
            <text:p>122.08</text:p>
          </table:table-cell>
          <table:table-cell office:value-type="float" office:value="288.04" calcext:value-type="float">
            <text:p>288.04</text:p>
          </table:table-cell>
          <table:table-cell office:value-type="float" office:value="309.21" calcext:value-type="float">
            <text:p>309.21</text:p>
          </table:table-cell>
          <table:table-cell office:value-type="float" office:value="271.44" calcext:value-type="float">
            <text:p>271.44</text:p>
          </table:table-cell>
          <table:table-cell office:value-type="float" office:value="253.58" calcext:value-type="float">
            <text:p>253.58</text:p>
          </table:table-cell>
          <table:table-cell office:value-type="float" office:value="164.22" calcext:value-type="float">
            <text:p>164.22</text:p>
          </table:table-cell>
          <table:table-cell table:number-columns-repeated="5"/>
        </table:table-row>
        <table:table-row table:style-name="ro1">
          <table:table-cell office:value-type="float" office:value="123.41" calcext:value-type="float">
            <text:p>123.41</text:p>
          </table:table-cell>
          <table:table-cell office:value-type="float" office:value="292.93" calcext:value-type="float">
            <text:p>292.93</text:p>
          </table:table-cell>
          <table:table-cell office:value-type="float" office:value="309.8" calcext:value-type="float">
            <text:p>309.8</text:p>
          </table:table-cell>
          <table:table-cell office:value-type="float" office:value="274.8" calcext:value-type="float">
            <text:p>274.8</text:p>
          </table:table-cell>
          <table:table-cell office:value-type="float" office:value="258" calcext:value-type="float">
            <text:p>258</text:p>
          </table:table-cell>
          <table:table-cell office:value-type="float" office:value="164.02" calcext:value-type="float">
            <text:p>164.02</text:p>
          </table:table-cell>
          <table:table-cell table:number-columns-repeated="5"/>
        </table:table-row>
        <table:table-row table:style-name="ro1">
          <table:table-cell office:value-type="float" office:value="124.97" calcext:value-type="float">
            <text:p>124.97</text:p>
          </table:table-cell>
          <table:table-cell office:value-type="float" office:value="294.1" calcext:value-type="float">
            <text:p>294.1</text:p>
          </table:table-cell>
          <table:table-cell office:value-type="float" office:value="310.25" calcext:value-type="float">
            <text:p>310.25</text:p>
          </table:table-cell>
          <table:table-cell office:value-type="float" office:value="278" calcext:value-type="float">
            <text:p>278</text:p>
          </table:table-cell>
          <table:table-cell office:value-type="float" office:value="264.93" calcext:value-type="float">
            <text:p>264.93</text:p>
          </table:table-cell>
          <table:table-cell office:value-type="float" office:value="165.93" calcext:value-type="float">
            <text:p>165.93</text:p>
          </table:table-cell>
          <table:table-cell table:number-columns-repeated="5"/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297.51" calcext:value-type="float">
            <text:p>297.51</text:p>
          </table:table-cell>
          <table:table-cell office:value-type="float" office:value="311.38" calcext:value-type="float">
            <text:p>311.38</text:p>
          </table:table-cell>
          <table:table-cell office:value-type="float" office:value="280.9" calcext:value-type="float">
            <text:p>280.9</text:p>
          </table:table-cell>
          <table:table-cell office:value-type="float" office:value="268.76" calcext:value-type="float">
            <text:p>268.76</text:p>
          </table:table-cell>
          <table:table-cell office:value-type="float" office:value="167.24" calcext:value-type="float">
            <text:p>167.24</text:p>
          </table:table-cell>
          <table:table-cell table:number-columns-repeated="5"/>
        </table:table-row>
        <table:table-row table:style-name="ro1">
          <table:table-cell office:value-type="float" office:value="130.84" calcext:value-type="float">
            <text:p>130.84</text:p>
          </table:table-cell>
          <table:table-cell office:value-type="float" office:value="298.7" calcext:value-type="float">
            <text:p>298.7</text:p>
          </table:table-cell>
          <table:table-cell office:value-type="float" office:value="313.92" calcext:value-type="float">
            <text:p>313.92</text:p>
          </table:table-cell>
          <table:table-cell office:value-type="float" office:value="282.82" calcext:value-type="float">
            <text:p>282.82</text:p>
          </table:table-cell>
          <table:table-cell office:value-type="float" office:value="274.86" calcext:value-type="float">
            <text:p>274.86</text:p>
          </table:table-cell>
          <table:table-cell office:value-type="float" office:value="171.17" calcext:value-type="float">
            <text:p>171.17</text:p>
          </table:table-cell>
          <table:table-cell table:number-columns-repeated="5"/>
        </table:table-row>
        <table:table-row table:style-name="ro1">
          <table:table-cell office:value-type="float" office:value="133.96" calcext:value-type="float">
            <text:p>133.96</text:p>
          </table:table-cell>
          <table:table-cell office:value-type="float" office:value="299.7" calcext:value-type="float">
            <text:p>299.7</text:p>
          </table:table-cell>
          <table:table-cell office:value-type="float" office:value="314.56" calcext:value-type="float">
            <text:p>314.56</text:p>
          </table:table-cell>
          <table:table-cell office:value-type="float" office:value="283.43" calcext:value-type="float">
            <text:p>283.43</text:p>
          </table:table-cell>
          <table:table-cell office:value-type="float" office:value="282.26" calcext:value-type="float">
            <text:p>282.26</text:p>
          </table:table-cell>
          <table:table-cell office:value-type="float" office:value="172.52" calcext:value-type="float">
            <text:p>172.52</text:p>
          </table:table-cell>
          <table:table-cell table:number-columns-repeated="5"/>
        </table:table-row>
        <table:table-row table:style-name="ro1">
          <table:table-cell office:value-type="float" office:value="136.69" calcext:value-type="float">
            <text:p>136.69</text:p>
          </table:table-cell>
          <table:table-cell office:value-type="float" office:value="304.45" calcext:value-type="float">
            <text:p>304.45</text:p>
          </table:table-cell>
          <table:table-cell office:value-type="float" office:value="317.31" calcext:value-type="float">
            <text:p>317.31</text:p>
          </table:table-cell>
          <table:table-cell office:value-type="float" office:value="283.9" calcext:value-type="float">
            <text:p>283.9</text:p>
          </table:table-cell>
          <table:table-cell office:value-type="float" office:value="285.53" calcext:value-type="float">
            <text:p>285.53</text:p>
          </table:table-cell>
          <table:table-cell office:value-type="float" office:value="173.73" calcext:value-type="float">
            <text:p>173.73</text:p>
          </table:table-cell>
          <table:table-cell table:number-columns-repeated="5"/>
        </table:table-row>
        <table:table-row table:style-name="ro1">
          <table:table-cell office:value-type="float" office:value="139.93" calcext:value-type="float">
            <text:p>139.93</text:p>
          </table:table-cell>
          <table:table-cell office:value-type="float" office:value="307.81" calcext:value-type="float">
            <text:p>307.81</text:p>
          </table:table-cell>
          <table:table-cell office:value-type="float" office:value="321.62" calcext:value-type="float">
            <text:p>321.62</text:p>
          </table:table-cell>
          <table:table-cell office:value-type="float" office:value="280.48" calcext:value-type="float">
            <text:p>280.48</text:p>
          </table:table-cell>
          <table:table-cell office:value-type="float" office:value="290.45" calcext:value-type="float">
            <text:p>290.45</text:p>
          </table:table-cell>
          <table:table-cell office:value-type="float" office:value="177.03" calcext:value-type="float">
            <text:p>177.03</text:p>
          </table:table-cell>
          <table:table-cell table:number-columns-repeated="5"/>
        </table:table-row>
        <table:table-row table:style-name="ro1">
          <table:table-cell office:value-type="float" office:value="145.35" calcext:value-type="float">
            <text:p>145.35</text:p>
          </table:table-cell>
          <table:table-cell office:value-type="float" office:value="311.45" calcext:value-type="float">
            <text:p>311.45</text:p>
          </table:table-cell>
          <table:table-cell office:value-type="float" office:value="323.99" calcext:value-type="float">
            <text:p>323.99</text:p>
          </table:table-cell>
          <table:table-cell office:value-type="float" office:value="278.82" calcext:value-type="float">
            <text:p>278.82</text:p>
          </table:table-cell>
          <table:table-cell office:value-type="float" office:value="298.42" calcext:value-type="float">
            <text:p>298.42</text:p>
          </table:table-cell>
          <table:table-cell office:value-type="float" office:value="178.98" calcext:value-type="float">
            <text:p>178.98</text:p>
          </table:table-cell>
          <table:table-cell table:number-columns-repeated="5"/>
        </table:table-row>
        <table:table-row table:style-name="ro1">
          <table:table-cell office:value-type="float" office:value="149.81" calcext:value-type="float">
            <text:p>149.81</text:p>
          </table:table-cell>
          <table:table-cell office:value-type="float" office:value="314.56" calcext:value-type="float">
            <text:p>314.56</text:p>
          </table:table-cell>
          <table:table-cell office:value-type="float" office:value="331.43" calcext:value-type="float">
            <text:p>331.43</text:p>
          </table:table-cell>
          <table:table-cell office:value-type="float" office:value="277.14" calcext:value-type="float">
            <text:p>277.14</text:p>
          </table:table-cell>
          <table:table-cell office:value-type="float" office:value="303.73" calcext:value-type="float">
            <text:p>303.73</text:p>
          </table:table-cell>
          <table:table-cell office:value-type="float" office:value="180.62" calcext:value-type="float">
            <text:p>180.62</text:p>
          </table:table-cell>
          <table:table-cell table:number-columns-repeated="5"/>
        </table:table-row>
        <table:table-row table:style-name="ro1">
          <table:table-cell office:value-type="float" office:value="153.28" calcext:value-type="float">
            <text:p>153.28</text:p>
          </table:table-cell>
          <table:table-cell office:value-type="float" office:value="312.25" calcext:value-type="float">
            <text:p>312.25</text:p>
          </table:table-cell>
          <table:table-cell office:value-type="float" office:value="338.29" calcext:value-type="float">
            <text:p>338.29</text:p>
          </table:table-cell>
          <table:table-cell office:value-type="float" office:value="279.19" calcext:value-type="float">
            <text:p>279.19</text:p>
          </table:table-cell>
          <table:table-cell office:value-type="float" office:value="307.37" calcext:value-type="float">
            <text:p>307.37</text:p>
          </table:table-cell>
          <table:table-cell office:value-type="float" office:value="184.32" calcext:value-type="float">
            <text:p>184.32</text:p>
          </table:table-cell>
          <table:table-cell table:number-columns-repeated="5"/>
        </table:table-row>
        <table:table-row table:style-name="ro1">
          <table:table-cell office:value-type="float" office:value="158.62" calcext:value-type="float">
            <text:p>158.62</text:p>
          </table:table-cell>
          <table:table-cell office:value-type="float" office:value="310.67" calcext:value-type="float">
            <text:p>310.67</text:p>
          </table:table-cell>
          <table:table-cell office:value-type="float" office:value="343.62" calcext:value-type="float">
            <text:p>343.62</text:p>
          </table:table-cell>
          <table:table-cell office:value-type="float" office:value="278.11" calcext:value-type="float">
            <text:p>278.11</text:p>
          </table:table-cell>
          <table:table-cell office:value-type="float" office:value="311.81" calcext:value-type="float">
            <text:p>311.81</text:p>
          </table:table-cell>
          <table:table-cell office:value-type="float" office:value="185.5" calcext:value-type="float">
            <text:p>185.5</text:p>
          </table:table-cell>
          <table:table-cell table:number-columns-repeated="5"/>
        </table:table-row>
        <table:table-row table:style-name="ro1">
          <table:table-cell office:value-type="float" office:value="163.66" calcext:value-type="float">
            <text:p>163.66</text:p>
          </table:table-cell>
          <table:table-cell office:value-type="float" office:value="308.79" calcext:value-type="float">
            <text:p>308.79</text:p>
          </table:table-cell>
          <table:table-cell office:value-type="float" office:value="352.7" calcext:value-type="float">
            <text:p>352.7</text:p>
          </table:table-cell>
          <table:table-cell office:value-type="float" office:value="277.23" calcext:value-type="float">
            <text:p>277.23</text:p>
          </table:table-cell>
          <table:table-cell office:value-type="float" office:value="319.66" calcext:value-type="float">
            <text:p>319.66</text:p>
          </table:table-cell>
          <table:table-cell office:value-type="float" office:value="189.16" calcext:value-type="float">
            <text:p>189.16</text:p>
          </table:table-cell>
          <table:table-cell table:number-columns-repeated="5"/>
        </table:table-row>
        <table:table-row table:style-name="ro1">
          <table:table-cell office:value-type="float" office:value="173.34" calcext:value-type="float">
            <text:p>173.34</text:p>
          </table:table-cell>
          <table:table-cell office:value-type="float" office:value="308.36" calcext:value-type="float">
            <text:p>308.36</text:p>
          </table:table-cell>
          <table:table-cell office:value-type="float" office:value="359.11" calcext:value-type="float">
            <text:p>359.11</text:p>
          </table:table-cell>
          <table:table-cell office:value-type="float" office:value="278.23" calcext:value-type="float">
            <text:p>278.23</text:p>
          </table:table-cell>
          <table:table-cell office:value-type="float" office:value="326.77" calcext:value-type="float">
            <text:p>326.77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79.34" calcext:value-type="float">
            <text:p>179.34</text:p>
          </table:table-cell>
          <table:table-cell office:value-type="float" office:value="309.41" calcext:value-type="float">
            <text:p>309.41</text:p>
          </table:table-cell>
          <table:table-cell office:value-type="float" office:value="364.32" calcext:value-type="float">
            <text:p>364.32</text:p>
          </table:table-cell>
          <table:table-cell office:value-type="float" office:value="272.46" calcext:value-type="float">
            <text:p>272.46</text:p>
          </table:table-cell>
          <table:table-cell office:value-type="float" office:value="330.58" calcext:value-type="float">
            <text:p>330.58</text:p>
          </table:table-cell>
          <table:table-cell office:value-type="float" office:value="193.41" calcext:value-type="float">
            <text:p>193.41</text:p>
          </table:table-cell>
          <table:table-cell table:number-columns-repeated="5"/>
        </table:table-row>
        <table:table-row table:style-name="ro1">
          <table:table-cell office:value-type="float" office:value="183.48" calcext:value-type="float">
            <text:p>183.48</text:p>
          </table:table-cell>
          <table:table-cell office:value-type="float" office:value="307.63" calcext:value-type="float">
            <text:p>307.63</text:p>
          </table:table-cell>
          <table:table-cell office:value-type="float" office:value="372.7" calcext:value-type="float">
            <text:p>372.7</text:p>
          </table:table-cell>
          <table:table-cell office:value-type="float" office:value="273.53" calcext:value-type="float">
            <text:p>273.53</text:p>
          </table:table-cell>
          <table:table-cell office:value-type="float" office:value="335.2" calcext:value-type="float">
            <text:p>335.2</text:p>
          </table:table-cell>
          <table:table-cell office:value-type="float" office:value="195.36" calcext:value-type="float">
            <text:p>195.36</text:p>
          </table:table-cell>
          <table:table-cell table:number-columns-repeated="5"/>
        </table:table-row>
        <table:table-row table:style-name="ro1">
          <table:table-cell office:value-type="float" office:value="192.99" calcext:value-type="float">
            <text:p>192.99</text:p>
          </table:table-cell>
          <table:table-cell office:value-type="float" office:value="310.25" calcext:value-type="float">
            <text:p>310.25</text:p>
          </table:table-cell>
          <table:table-cell office:value-type="float" office:value="380.29" calcext:value-type="float">
            <text:p>380.29</text:p>
          </table:table-cell>
          <table:table-cell office:value-type="float" office:value="272.87" calcext:value-type="float">
            <text:p>272.87</text:p>
          </table:table-cell>
          <table:table-cell office:value-type="float" office:value="344.81" calcext:value-type="float">
            <text:p>344.81</text:p>
          </table:table-cell>
          <table:table-cell office:value-type="float" office:value="198.86" calcext:value-type="float">
            <text:p>198.86</text:p>
          </table:table-cell>
          <table:table-cell table:number-columns-repeated="5"/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312.83" calcext:value-type="float">
            <text:p>312.83</text:p>
          </table:table-cell>
          <table:table-cell office:value-type="float" office:value="380.53" calcext:value-type="float">
            <text:p>380.53</text:p>
          </table:table-cell>
          <table:table-cell office:value-type="float" office:value="274.93" calcext:value-type="float">
            <text:p>274.93</text:p>
          </table:table-cell>
          <table:table-cell office:value-type="float" office:value="350.3" calcext:value-type="float">
            <text:p>350.3</text:p>
          </table:table-cell>
          <table:table-cell office:value-type="float" office:value="201.69" calcext:value-type="float">
            <text:p>201.69</text:p>
          </table:table-cell>
          <table:table-cell table:number-columns-repeated="5"/>
        </table:table-row>
        <table:table-row table:style-name="ro1">
          <table:table-cell office:value-type="float" office:value="209.84" calcext:value-type="float">
            <text:p>209.84</text:p>
          </table:table-cell>
          <table:table-cell office:value-type="float" office:value="313.45" calcext:value-type="float">
            <text:p>313.45</text:p>
          </table:table-cell>
          <table:table-cell office:value-type="float" office:value="388.98" calcext:value-type="float">
            <text:p>388.98</text:p>
          </table:table-cell>
          <table:table-cell office:value-type="float" office:value="272.39" calcext:value-type="float">
            <text:p>272.39</text:p>
          </table:table-cell>
          <table:table-cell office:value-type="float" office:value="359.56" calcext:value-type="float">
            <text:p>359.56</text:p>
          </table:table-cell>
          <table:table-cell office:value-type="float" office:value="204.98" calcext:value-type="float">
            <text:p>204.98</text:p>
          </table:table-cell>
          <table:table-cell table:number-columns-repeated="5"/>
        </table:table-row>
        <table:table-row table:style-name="ro1">
          <table:table-cell office:value-type="float" office:value="217.78" calcext:value-type="float">
            <text:p>217.78</text:p>
          </table:table-cell>
          <table:table-cell office:value-type="float" office:value="315.02" calcext:value-type="float">
            <text:p>315.02</text:p>
          </table:table-cell>
          <table:table-cell office:value-type="float" office:value="396.67" calcext:value-type="float">
            <text:p>396.67</text:p>
          </table:table-cell>
          <table:table-cell office:value-type="float" office:value="271.8" calcext:value-type="float">
            <text:p>271.8</text:p>
          </table:table-cell>
          <table:table-cell office:value-type="float" office:value="367.98" calcext:value-type="float">
            <text:p>367.98</text:p>
          </table:table-cell>
          <table:table-cell office:value-type="float" office:value="207.99" calcext:value-type="float">
            <text:p>207.99</text:p>
          </table:table-cell>
          <table:table-cell table:number-columns-repeated="5"/>
        </table:table-row>
        <table:table-row table:style-name="ro1">
          <table:table-cell office:value-type="float" office:value="222.96" calcext:value-type="float">
            <text:p>222.96</text:p>
          </table:table-cell>
          <table:table-cell office:value-type="float" office:value="321.13" calcext:value-type="float">
            <text:p>321.13</text:p>
          </table:table-cell>
          <table:table-cell office:value-type="float" office:value="403.3" calcext:value-type="float">
            <text:p>403.3</text:p>
          </table:table-cell>
          <table:table-cell office:value-type="float" office:value="271.53" calcext:value-type="float">
            <text:p>271.53</text:p>
          </table:table-cell>
          <table:table-cell office:value-type="float" office:value="376.92" calcext:value-type="float">
            <text:p>376.92</text:p>
          </table:table-cell>
          <table:table-cell office:value-type="float" office:value="211.94" calcext:value-type="float">
            <text:p>211.94</text:p>
          </table:table-cell>
          <table:table-cell table:number-columns-repeated="5"/>
        </table:table-row>
        <table:table-row table:style-name="ro1">
          <table:table-cell office:value-type="float" office:value="228.21" calcext:value-type="float">
            <text:p>228.21</text:p>
          </table:table-cell>
          <table:table-cell office:value-type="float" office:value="327.03" calcext:value-type="float">
            <text:p>327.03</text:p>
          </table:table-cell>
          <table:table-cell office:value-type="float" office:value="410.31" calcext:value-type="float">
            <text:p>410.31</text:p>
          </table:table-cell>
          <table:table-cell office:value-type="float" office:value="269.48" calcext:value-type="float">
            <text:p>269.48</text:p>
          </table:table-cell>
          <table:table-cell office:value-type="float" office:value="385.3" calcext:value-type="float">
            <text:p>385.3</text:p>
          </table:table-cell>
          <table:table-cell office:value-type="float" office:value="216.31" calcext:value-type="float">
            <text:p>216.31</text:p>
          </table:table-cell>
          <table:table-cell table:number-columns-repeated="5"/>
        </table:table-row>
        <table:table-row table:style-name="ro1">
          <table:table-cell office:value-type="float" office:value="232.28" calcext:value-type="float">
            <text:p>232.28</text:p>
          </table:table-cell>
          <table:table-cell office:value-type="float" office:value="329.33" calcext:value-type="float">
            <text:p>329.33</text:p>
          </table:table-cell>
          <table:table-cell office:value-type="float" office:value="414.5" calcext:value-type="float">
            <text:p>414.5</text:p>
          </table:table-cell>
          <table:table-cell office:value-type="float" office:value="268.71" calcext:value-type="float">
            <text:p>268.71</text:p>
          </table:table-cell>
          <table:table-cell office:value-type="float" office:value="394.39" calcext:value-type="float">
            <text:p>394.39</text:p>
          </table:table-cell>
          <table:table-cell office:value-type="float" office:value="219.57" calcext:value-type="float">
            <text:p>219.57</text:p>
          </table:table-cell>
          <table:table-cell table:number-columns-repeated="5"/>
        </table:table-row>
        <table:table-row table:style-name="ro1">
          <table:table-cell office:value-type="float" office:value="238.13" calcext:value-type="float">
            <text:p>238.13</text:p>
          </table:table-cell>
          <table:table-cell office:value-type="float" office:value="332.87" calcext:value-type="float">
            <text:p>332.87</text:p>
          </table:table-cell>
          <table:table-cell office:value-type="float" office:value="413.68" calcext:value-type="float">
            <text:p>413.68</text:p>
          </table:table-cell>
          <table:table-cell office:value-type="float" office:value="269.65" calcext:value-type="float">
            <text:p>269.65</text:p>
          </table:table-cell>
          <table:table-cell office:value-type="float" office:value="398.46" calcext:value-type="float">
            <text:p>398.46</text:p>
          </table:table-cell>
          <table:table-cell office:value-type="float" office:value="224.09" calcext:value-type="float">
            <text:p>224.09</text:p>
          </table:table-cell>
          <table:table-cell table:number-columns-repeated="5"/>
        </table:table-row>
        <table:table-row table:style-name="ro1">
          <table:table-cell office:value-type="float" office:value="243.59" calcext:value-type="float">
            <text:p>243.59</text:p>
          </table:table-cell>
          <table:table-cell office:value-type="float" office:value="337.25" calcext:value-type="float">
            <text:p>337.25</text:p>
          </table:table-cell>
          <table:table-cell office:value-type="float" office:value="416.94" calcext:value-type="float">
            <text:p>416.94</text:p>
          </table:table-cell>
          <table:table-cell office:value-type="float" office:value="266.97" calcext:value-type="float">
            <text:p>266.97</text:p>
          </table:table-cell>
          <table:table-cell office:value-type="float" office:value="402.5" calcext:value-type="float">
            <text:p>402.5</text:p>
          </table:table-cell>
          <table:table-cell office:value-type="float" office:value="226.15" calcext:value-type="float">
            <text:p>226.15</text:p>
          </table:table-cell>
          <table:table-cell table:number-columns-repeated="5"/>
        </table:table-row>
        <table:table-row table:style-name="ro1">
          <table:table-cell office:value-type="float" office:value="249.47" calcext:value-type="float">
            <text:p>249.47</text:p>
          </table:table-cell>
          <table:table-cell office:value-type="float" office:value="342.49" calcext:value-type="float">
            <text:p>342.49</text:p>
          </table:table-cell>
          <table:table-cell office:value-type="float" office:value="423.08" calcext:value-type="float">
            <text:p>423.08</text:p>
          </table:table-cell>
          <table:table-cell office:value-type="float" office:value="263.44" calcext:value-type="float">
            <text:p>263.44</text:p>
          </table:table-cell>
          <table:table-cell office:value-type="float" office:value="405.63" calcext:value-type="float">
            <text:p>405.63</text:p>
          </table:table-cell>
          <table:table-cell office:value-type="float" office:value="227.94" calcext:value-type="float">
            <text:p>227.94</text:p>
          </table:table-cell>
          <table:table-cell table:number-columns-repeated="5"/>
        </table:table-row>
        <table:table-row table:style-name="ro1">
          <table:table-cell office:value-type="float" office:value="252.99" calcext:value-type="float">
            <text:p>252.99</text:p>
          </table:table-cell>
          <table:table-cell office:value-type="float" office:value="352.43" calcext:value-type="float">
            <text:p>352.43</text:p>
          </table:table-cell>
          <table:table-cell office:value-type="float" office:value="424.91" calcext:value-type="float">
            <text:p>424.91</text:p>
          </table:table-cell>
          <table:table-cell office:value-type="float" office:value="258.27" calcext:value-type="float">
            <text:p>258.27</text:p>
          </table:table-cell>
          <table:table-cell office:value-type="float" office:value="413.39" calcext:value-type="float">
            <text:p>413.39</text:p>
          </table:table-cell>
          <table:table-cell office:value-type="float" office:value="232.1" calcext:value-type="float">
            <text:p>232.1</text:p>
          </table:table-cell>
          <table:table-cell table:number-columns-repeated="5"/>
        </table:table-row>
        <table:table-row table:style-name="ro1">
          <table:table-cell office:value-type="float" office:value="258.98" calcext:value-type="float">
            <text:p>258.98</text:p>
          </table:table-cell>
          <table:table-cell office:value-type="float" office:value="355.53" calcext:value-type="float">
            <text:p>355.53</text:p>
          </table:table-cell>
          <table:table-cell office:value-type="float" office:value="426.62" calcext:value-type="float">
            <text:p>426.62</text:p>
          </table:table-cell>
          <table:table-cell office:value-type="float" office:value="250" calcext:value-type="float">
            <text:p>250</text:p>
          </table:table-cell>
          <table:table-cell office:value-type="float" office:value="418.27" calcext:value-type="float">
            <text:p>418.27</text:p>
          </table:table-cell>
          <table:table-cell office:value-type="float" office:value="235.44" calcext:value-type="float">
            <text:p>235.44</text:p>
          </table:table-cell>
          <table:table-cell table:number-columns-repeated="5"/>
        </table:table-row>
        <table:table-row table:style-name="ro1">
          <table:table-cell office:value-type="float" office:value="265.31" calcext:value-type="float">
            <text:p>265.31</text:p>
          </table:table-cell>
          <table:table-cell office:value-type="float" office:value="361.76" calcext:value-type="float">
            <text:p>361.76</text:p>
          </table:table-cell>
          <table:table-cell office:value-type="float" office:value="427.91" calcext:value-type="float">
            <text:p>427.91</text:p>
          </table:table-cell>
          <table:table-cell office:value-type="float" office:value="238.79" calcext:value-type="float">
            <text:p>238.79</text:p>
          </table:table-cell>
          <table:table-cell office:value-type="float" office:value="420.49" calcext:value-type="float">
            <text:p>420.49</text:p>
          </table:table-cell>
          <table:table-cell office:value-type="float" office:value="239.25" calcext:value-type="float">
            <text:p>239.25</text:p>
          </table:table-cell>
          <table:table-cell table:number-columns-repeated="5"/>
        </table:table-row>
        <table:table-row table:style-name="ro1">
          <table:table-cell office:value-type="float" office:value="269.25" calcext:value-type="float">
            <text:p>269.25</text:p>
          </table:table-cell>
          <table:table-cell office:value-type="float" office:value="369.22" calcext:value-type="float">
            <text:p>369.22</text:p>
          </table:table-cell>
          <table:table-cell office:value-type="float" office:value="429.76" calcext:value-type="float">
            <text:p>429.76</text:p>
          </table:table-cell>
          <table:table-cell office:value-type="float" office:value="235.49" calcext:value-type="float">
            <text:p>235.49</text:p>
          </table:table-cell>
          <table:table-cell office:value-type="float" office:value="424.51" calcext:value-type="float">
            <text:p>424.51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float" office:value="274.32" calcext:value-type="float">
            <text:p>274.32</text:p>
          </table:table-cell>
          <table:table-cell office:value-type="float" office:value="372.14" calcext:value-type="float">
            <text:p>372.14</text:p>
          </table:table-cell>
          <table:table-cell office:value-type="float" office:value="435.2" calcext:value-type="float">
            <text:p>435.2</text:p>
          </table:table-cell>
          <table:table-cell office:value-type="float" office:value="232.87" calcext:value-type="float">
            <text:p>232.87</text:p>
          </table:table-cell>
          <table:table-cell office:value-type="float" office:value="421.16" calcext:value-type="float">
            <text:p>421.16</text:p>
          </table:table-cell>
          <table:table-cell office:value-type="float" office:value="246.15" calcext:value-type="float">
            <text:p>246.15</text:p>
          </table:table-cell>
          <table:table-cell table:number-columns-repeated="5"/>
        </table:table-row>
        <table:table-row table:style-name="ro1">
          <table:table-cell office:value-type="float" office:value="281.54" calcext:value-type="float">
            <text:p>281.54</text:p>
          </table:table-cell>
          <table:table-cell office:value-type="float" office:value="382.13" calcext:value-type="float">
            <text:p>382.1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36.42" calcext:value-type="float">
            <text:p>236.42</text:p>
          </table:table-cell>
          <table:table-cell office:value-type="float" office:value="417.09" calcext:value-type="float">
            <text:p>417.09</text:p>
          </table:table-cell>
          <table:table-cell office:value-type="float" office:value="249.78" calcext:value-type="float">
            <text:p>249.78</text:p>
          </table:table-cell>
          <table:table-cell table:number-columns-repeated="5"/>
        </table:table-row>
        <table:table-row table:style-name="ro1">
          <table:table-cell office:value-type="float" office:value="287.14" calcext:value-type="float">
            <text:p>287.14</text:p>
          </table:table-cell>
          <table:table-cell office:value-type="float" office:value="392.32" calcext:value-type="float">
            <text:p>392.32</text:p>
          </table:table-cell>
          <table:table-cell office:value-type="float" office:value="440.39" calcext:value-type="float">
            <text:p>440.39</text:p>
          </table:table-cell>
          <table:table-cell office:value-type="float" office:value="234.55" calcext:value-type="float">
            <text:p>234.55</text:p>
          </table:table-cell>
          <table:table-cell office:value-type="float" office:value="412.96" calcext:value-type="float">
            <text:p>412.96</text:p>
          </table:table-cell>
          <table:table-cell office:value-type="float" office:value="253.19" calcext:value-type="float">
            <text:p>253.19</text:p>
          </table:table-cell>
          <table:table-cell table:number-columns-repeated="5"/>
        </table:table-row>
        <table:table-row table:style-name="ro1">
          <table:table-cell office:value-type="float" office:value="295.14" calcext:value-type="float">
            <text:p>295.14</text:p>
          </table:table-cell>
          <table:table-cell office:value-type="float" office:value="400.92" calcext:value-type="float">
            <text:p>400.92</text:p>
          </table:table-cell>
          <table:table-cell office:value-type="float" office:value="439.01" calcext:value-type="float">
            <text:p>439.01</text:p>
          </table:table-cell>
          <table:table-cell office:value-type="float" office:value="241.97" calcext:value-type="float">
            <text:p>241.97</text:p>
          </table:table-cell>
          <table:table-cell office:value-type="float" office:value="411.49" calcext:value-type="float">
            <text:p>411.49</text:p>
          </table:table-cell>
          <table:table-cell office:value-type="float" office:value="256.95" calcext:value-type="float">
            <text:p>256.95</text:p>
          </table:table-cell>
          <table:table-cell table:number-columns-repeated="5"/>
        </table:table-row>
        <table:table-row table:style-name="ro1">
          <table:table-cell office:value-type="float" office:value="300.24" calcext:value-type="float">
            <text:p>300.24</text:p>
          </table:table-cell>
          <table:table-cell office:value-type="float" office:value="404.73" calcext:value-type="float">
            <text:p>404.73</text:p>
          </table:table-cell>
          <table:table-cell office:value-type="float" office:value="441.74" calcext:value-type="float">
            <text:p>441.74</text:p>
          </table:table-cell>
          <table:table-cell office:value-type="float" office:value="242.44" calcext:value-type="float">
            <text:p>242.44</text:p>
          </table:table-cell>
          <table:table-cell office:value-type="float" office:value="411.38" calcext:value-type="float">
            <text:p>411.38</text:p>
          </table:table-cell>
          <table:table-cell office:value-type="float" office:value="260.28" calcext:value-type="float">
            <text:p>260.28</text:p>
          </table:table-cell>
          <table:table-cell table:number-columns-repeated="5"/>
        </table:table-row>
        <table:table-row table:style-name="ro1">
          <table:table-cell office:value-type="float" office:value="306.76" calcext:value-type="float">
            <text:p>306.76</text:p>
          </table:table-cell>
          <table:table-cell office:value-type="float" office:value="409.13" calcext:value-type="float">
            <text:p>409.13</text:p>
          </table:table-cell>
          <table:table-cell office:value-type="float" office:value="445.23" calcext:value-type="float">
            <text:p>445.23</text:p>
          </table:table-cell>
          <table:table-cell office:value-type="float" office:value="244.68" calcext:value-type="float">
            <text:p>244.68</text:p>
          </table:table-cell>
          <table:table-cell office:value-type="float" office:value="406.49" calcext:value-type="float">
            <text:p>406.49</text:p>
          </table:table-cell>
          <table:table-cell office:value-type="float" office:value="265.27" calcext:value-type="float">
            <text:p>265.27</text:p>
          </table:table-cell>
          <table:table-cell table:number-columns-repeated="5"/>
        </table:table-row>
        <table:table-row table:style-name="ro1">
          <table:table-cell office:value-type="float" office:value="315.89" calcext:value-type="float">
            <text:p>315.89</text:p>
          </table:table-cell>
          <table:table-cell office:value-type="float" office:value="411.3" calcext:value-type="float">
            <text:p>411.3</text:p>
          </table:table-cell>
          <table:table-cell office:value-type="float" office:value="454.58" calcext:value-type="float">
            <text:p>454.58</text:p>
          </table:table-cell>
          <table:table-cell office:value-type="float" office:value="250.7" calcext:value-type="float">
            <text:p>250.7</text:p>
          </table:table-cell>
          <table:table-cell office:value-type="float" office:value="403.48" calcext:value-type="float">
            <text:p>403.48</text:p>
          </table:table-cell>
          <table:table-cell office:value-type="float" office:value="268.46" calcext:value-type="float">
            <text:p>268.46</text:p>
          </table:table-cell>
          <table:table-cell table:number-columns-repeated="5"/>
        </table:table-row>
        <table:table-row table:style-name="ro1">
          <table:table-cell office:value-type="float" office:value="324.88" calcext:value-type="float">
            <text:p>324.88</text:p>
          </table:table-cell>
          <table:table-cell office:value-type="float" office:value="410.5" calcext:value-type="float">
            <text:p>410.5</text:p>
          </table:table-cell>
          <table:table-cell office:value-type="float" office:value="461.83" calcext:value-type="float">
            <text:p>461.83</text:p>
          </table:table-cell>
          <table:table-cell office:value-type="float" office:value="253.79" calcext:value-type="float">
            <text:p>253.79</text:p>
          </table:table-cell>
          <table:table-cell office:value-type="float" office:value="397.47" calcext:value-type="float">
            <text:p>397.47</text:p>
          </table:table-cell>
          <table:table-cell office:value-type="float" office:value="270.58" calcext:value-type="float">
            <text:p>270.58</text:p>
          </table:table-cell>
          <table:table-cell table:number-columns-repeated="5"/>
        </table:table-row>
        <table:table-row table:style-name="ro1">
          <table:table-cell office:value-type="float" office:value="333.93" calcext:value-type="float">
            <text:p>333.93</text:p>
          </table:table-cell>
          <table:table-cell office:value-type="float" office:value="410.74" calcext:value-type="float">
            <text:p>410.74</text:p>
          </table:table-cell>
          <table:table-cell office:value-type="float" office:value="465.23" calcext:value-type="float">
            <text:p>465.23</text:p>
          </table:table-cell>
          <table:table-cell office:value-type="float" office:value="261.51" calcext:value-type="float">
            <text:p>261.51</text:p>
          </table:table-cell>
          <table:table-cell office:value-type="float" office:value="394.63" calcext:value-type="float">
            <text:p>394.63</text:p>
          </table:table-cell>
          <table:table-cell office:value-type="float" office:value="271.8" calcext:value-type="float">
            <text:p>271.8</text:p>
          </table:table-cell>
          <table:table-cell table:number-columns-repeated="5"/>
        </table:table-row>
        <table:table-row table:style-name="ro1">
          <table:table-cell office:value-type="float" office:value="339.45" calcext:value-type="float">
            <text:p>339.45</text:p>
          </table:table-cell>
          <table:table-cell office:value-type="float" office:value="410.12" calcext:value-type="float">
            <text:p>410.12</text:p>
          </table:table-cell>
          <table:table-cell office:value-type="float" office:value="470.31" calcext:value-type="float">
            <text:p>470.31</text:p>
          </table:table-cell>
          <table:table-cell office:value-type="float" office:value="263.45" calcext:value-type="float">
            <text:p>263.45</text:p>
          </table:table-cell>
          <table:table-cell office:value-type="float" office:value="393.81" calcext:value-type="float">
            <text:p>393.81</text:p>
          </table:table-cell>
          <table:table-cell office:value-type="float" office:value="274.36" calcext:value-type="float">
            <text:p>274.36</text:p>
          </table:table-cell>
          <table:table-cell table:number-columns-repeated="5"/>
        </table:table-row>
        <table:table-row table:style-name="ro1">
          <table:table-cell office:value-type="float" office:value="344.56" calcext:value-type="float">
            <text:p>344.56</text:p>
          </table:table-cell>
          <table:table-cell office:value-type="float" office:value="410.29" calcext:value-type="float">
            <text:p>410.29</text:p>
          </table:table-cell>
          <table:table-cell office:value-type="float" office:value="475.95" calcext:value-type="float">
            <text:p>475.95</text:p>
          </table:table-cell>
          <table:table-cell office:value-type="float" office:value="266.02" calcext:value-type="float">
            <text:p>266.02</text:p>
          </table:table-cell>
          <table:table-cell office:value-type="float" office:value="391.82" calcext:value-type="float">
            <text:p>391.82</text:p>
          </table:table-cell>
          <table:table-cell office:value-type="float" office:value="276.56" calcext:value-type="float">
            <text:p>276.56</text:p>
          </table:table-cell>
          <table:table-cell table:number-columns-repeated="5"/>
        </table:table-row>
        <table:table-row table:style-name="ro1">
          <table:table-cell office:value-type="float" office:value="351.3" calcext:value-type="float">
            <text:p>351.3</text:p>
          </table:table-cell>
          <table:table-cell office:value-type="float" office:value="409.11" calcext:value-type="float">
            <text:p>409.11</text:p>
          </table:table-cell>
          <table:table-cell office:value-type="float" office:value="484.12" calcext:value-type="float">
            <text:p>484.12</text:p>
          </table:table-cell>
          <table:table-cell office:value-type="float" office:value="274.81" calcext:value-type="float">
            <text:p>274.81</text:p>
          </table:table-cell>
          <table:table-cell office:value-type="float" office:value="391.76" calcext:value-type="float">
            <text:p>391.76</text:p>
          </table:table-cell>
          <table:table-cell office:value-type="float" office:value="278.04" calcext:value-type="float">
            <text:p>278.04</text:p>
          </table:table-cell>
          <table:table-cell table:number-columns-repeated="5"/>
        </table:table-row>
        <table:table-row table:style-name="ro1">
          <table:table-cell office:value-type="float" office:value="357.91" calcext:value-type="float">
            <text:p>357.91</text:p>
          </table:table-cell>
          <table:table-cell office:value-type="float" office:value="409.34" calcext:value-type="float">
            <text:p>409.34</text:p>
          </table:table-cell>
          <table:table-cell office:value-type="float" office:value="488.78" calcext:value-type="float">
            <text:p>488.78</text:p>
          </table:table-cell>
          <table:table-cell office:value-type="float" office:value="277.79" calcext:value-type="float">
            <text:p>277.79</text:p>
          </table:table-cell>
          <table:table-cell office:value-type="float" office:value="392.1" calcext:value-type="float">
            <text:p>392.1</text:p>
          </table:table-cell>
          <table:table-cell office:value-type="float" office:value="280.22" calcext:value-type="float">
            <text:p>280.22</text:p>
          </table:table-cell>
          <table:table-cell table:number-columns-repeated="5"/>
        </table:table-row>
        <table:table-row table:style-name="ro1">
          <table:table-cell office:value-type="float" office:value="368.65" calcext:value-type="float">
            <text:p>368.65</text:p>
          </table:table-cell>
          <table:table-cell office:value-type="float" office:value="407.18" calcext:value-type="float">
            <text:p>407.18</text:p>
          </table:table-cell>
          <table:table-cell office:value-type="float" office:value="492.99" calcext:value-type="float">
            <text:p>492.99</text:p>
          </table:table-cell>
          <table:table-cell office:value-type="float" office:value="285.59" calcext:value-type="float">
            <text:p>285.59</text:p>
          </table:table-cell>
          <table:table-cell office:value-type="float" office:value="393.63" calcext:value-type="float">
            <text:p>393.63</text:p>
          </table:table-cell>
          <table:table-cell office:value-type="float" office:value="280.43" calcext:value-type="float">
            <text:p>280.43</text:p>
          </table:table-cell>
          <table:table-cell table:number-columns-repeated="5"/>
        </table:table-row>
        <table:table-row table:style-name="ro1">
          <table:table-cell office:value-type="float" office:value="376.61" calcext:value-type="float">
            <text:p>376.61</text:p>
          </table:table-cell>
          <table:table-cell office:value-type="float" office:value="406.55" calcext:value-type="float">
            <text:p>406.55</text:p>
          </table:table-cell>
          <table:table-cell office:value-type="float" office:value="499.49" calcext:value-type="float">
            <text:p>499.49</text:p>
          </table:table-cell>
          <table:table-cell office:value-type="float" office:value="296.86" calcext:value-type="float">
            <text:p>296.86</text:p>
          </table:table-cell>
          <table:table-cell office:value-type="float" office:value="390.32" calcext:value-type="float">
            <text:p>390.32</text:p>
          </table:table-cell>
          <table:table-cell office:value-type="float" office:value="280.5" calcext:value-type="float">
            <text:p>280.5</text:p>
          </table:table-cell>
          <table:table-cell table:number-columns-repeated="5"/>
        </table:table-row>
        <table:table-row table:style-name="ro1">
          <table:table-cell office:value-type="float" office:value="384.93" calcext:value-type="float">
            <text:p>384.93</text:p>
          </table:table-cell>
          <table:table-cell office:value-type="float" office:value="403.92" calcext:value-type="float">
            <text:p>403.92</text:p>
          </table:table-cell>
          <table:table-cell office:value-type="float" office:value="503.53" calcext:value-type="float">
            <text:p>503.53</text:p>
          </table:table-cell>
          <table:table-cell office:value-type="float" office:value="305.68" calcext:value-type="float">
            <text:p>305.68</text:p>
          </table:table-cell>
          <table:table-cell office:value-type="float" office:value="392.1" calcext:value-type="float">
            <text:p>392.1</text:p>
          </table:table-cell>
          <table:table-cell office:value-type="float" office:value="282.59" calcext:value-type="float">
            <text:p>282.59</text:p>
          </table:table-cell>
          <table:table-cell table:number-columns-repeated="5"/>
        </table:table-row>
        <table:table-row table:style-name="ro1">
          <table:table-cell office:value-type="float" office:value="390.64" calcext:value-type="float">
            <text:p>390.64</text:p>
          </table:table-cell>
          <table:table-cell office:value-type="float" office:value="403.97" calcext:value-type="float">
            <text:p>403.97</text:p>
          </table:table-cell>
          <table:table-cell office:value-type="float" office:value="498.17" calcext:value-type="float">
            <text:p>498.17</text:p>
          </table:table-cell>
          <table:table-cell office:value-type="float" office:value="308.84" calcext:value-type="float">
            <text:p>308.84</text:p>
          </table:table-cell>
          <table:table-cell office:value-type="float" office:value="391.59" calcext:value-type="float">
            <text:p>391.59</text:p>
          </table:table-cell>
          <table:table-cell office:value-type="float" office:value="283.23" calcext:value-type="float">
            <text:p>283.23</text:p>
          </table:table-cell>
          <table:table-cell table:number-columns-repeated="5"/>
        </table:table-row>
        <table:table-row table:style-name="ro1">
          <table:table-cell office:value-type="float" office:value="397.16" calcext:value-type="float">
            <text:p>397.16</text:p>
          </table:table-cell>
          <table:table-cell office:value-type="float" office:value="407.27" calcext:value-type="float">
            <text:p>407.27</text:p>
          </table:table-cell>
          <table:table-cell office:value-type="float" office:value="500.44" calcext:value-type="float">
            <text:p>500.44</text:p>
          </table:table-cell>
          <table:table-cell office:value-type="float" office:value="317.31" calcext:value-type="float">
            <text:p>317.31</text:p>
          </table:table-cell>
          <table:table-cell office:value-type="float" office:value="396.31" calcext:value-type="float">
            <text:p>396.31</text:p>
          </table:table-cell>
          <table:table-cell office:value-type="float" office:value="283.36" calcext:value-type="float">
            <text:p>283.36</text:p>
          </table:table-cell>
          <table:table-cell table:number-columns-repeated="5"/>
        </table:table-row>
        <table:table-row table:style-name="ro1">
          <table:table-cell office:value-type="float" office:value="401.77" calcext:value-type="float">
            <text:p>401.77</text:p>
          </table:table-cell>
          <table:table-cell office:value-type="float" office:value="409.31" calcext:value-type="float">
            <text:p>409.31</text:p>
          </table:table-cell>
          <table:table-cell office:value-type="float" office:value="506.65" calcext:value-type="float">
            <text:p>506.65</text:p>
          </table:table-cell>
          <table:table-cell office:value-type="float" office:value="324.89" calcext:value-type="float">
            <text:p>324.89</text:p>
          </table:table-cell>
          <table:table-cell office:value-type="float" office:value="401.89" calcext:value-type="float">
            <text:p>401.89</text:p>
          </table:table-cell>
          <table:table-cell office:value-type="float" office:value="283.07" calcext:value-type="float">
            <text:p>283.07</text:p>
          </table:table-cell>
          <table:table-cell table:number-columns-repeated="5"/>
        </table:table-row>
        <table:table-row table:style-name="ro1">
          <table:table-cell office:value-type="float" office:value="406.19" calcext:value-type="float">
            <text:p>406.19</text:p>
          </table:table-cell>
          <table:table-cell office:value-type="float" office:value="412.74" calcext:value-type="float">
            <text:p>412.74</text:p>
          </table:table-cell>
          <table:table-cell office:value-type="float" office:value="515.17" calcext:value-type="float">
            <text:p>515.17</text:p>
          </table:table-cell>
          <table:table-cell office:value-type="float" office:value="331.01" calcext:value-type="float">
            <text:p>331.01</text:p>
          </table:table-cell>
          <table:table-cell office:value-type="float" office:value="404.2" calcext:value-type="float">
            <text:p>404.2</text:p>
          </table:table-cell>
          <table:table-cell office:value-type="float" office:value="284.12" calcext:value-type="float">
            <text:p>284.12</text:p>
          </table:table-cell>
          <table:table-cell table:number-columns-repeated="5"/>
        </table:table-row>
        <table:table-row table:style-name="ro1">
          <table:table-cell office:value-type="float" office:value="411.88" calcext:value-type="float">
            <text:p>411.88</text:p>
          </table:table-cell>
          <table:table-cell office:value-type="float" office:value="414.9" calcext:value-type="float">
            <text:p>414.9</text:p>
          </table:table-cell>
          <table:table-cell office:value-type="float" office:value="519.71" calcext:value-type="float">
            <text:p>519.71</text:p>
          </table:table-cell>
          <table:table-cell office:value-type="float" office:value="339.97" calcext:value-type="float">
            <text:p>339.97</text:p>
          </table:table-cell>
          <table:table-cell office:value-type="float" office:value="411.2" calcext:value-type="float">
            <text:p>411.2</text:p>
          </table:table-cell>
          <table:table-cell office:value-type="float" office:value="281.58" calcext:value-type="float">
            <text:p>281.58</text:p>
          </table:table-cell>
          <table:table-cell table:number-columns-repeated="5"/>
        </table:table-row>
        <table:table-row table:style-name="ro1">
          <table:table-cell office:value-type="float" office:value="416.7" calcext:value-type="float">
            <text:p>416.7</text:p>
          </table:table-cell>
          <table:table-cell office:value-type="float" office:value="420" calcext:value-type="float">
            <text:p>420</text:p>
          </table:table-cell>
          <table:table-cell office:value-type="float" office:value="525.36" calcext:value-type="float">
            <text:p>525.36</text:p>
          </table:table-cell>
          <table:table-cell office:value-type="float" office:value="348.35" calcext:value-type="float">
            <text:p>348.35</text:p>
          </table:table-cell>
          <table:table-cell office:value-type="float" office:value="418.17" calcext:value-type="float">
            <text:p>418.17</text:p>
          </table:table-cell>
          <table:table-cell office:value-type="float" office:value="279.27" calcext:value-type="float">
            <text:p>279.27</text:p>
          </table:table-cell>
          <table:table-cell table:number-columns-repeated="5"/>
        </table:table-row>
        <table:table-row table:style-name="ro1">
          <table:table-cell office:value-type="float" office:value="420.05" calcext:value-type="float">
            <text:p>420.05</text:p>
          </table:table-cell>
          <table:table-cell office:value-type="float" office:value="425.11" calcext:value-type="float">
            <text:p>425.11</text:p>
          </table:table-cell>
          <table:table-cell office:value-type="float" office:value="533.14" calcext:value-type="float">
            <text:p>533.14</text:p>
          </table:table-cell>
          <table:table-cell office:value-type="float" office:value="350.77" calcext:value-type="float">
            <text:p>350.77</text:p>
          </table:table-cell>
          <table:table-cell office:value-type="float" office:value="423.85" calcext:value-type="float">
            <text:p>423.85</text:p>
          </table:table-cell>
          <table:table-cell office:value-type="float" office:value="279.02" calcext:value-type="float">
            <text:p>279.02</text:p>
          </table:table-cell>
          <table:table-cell table:number-columns-repeated="5"/>
        </table:table-row>
        <table:table-row table:style-name="ro1">
          <table:table-cell office:value-type="float" office:value="427.74" calcext:value-type="float">
            <text:p>427.74</text:p>
          </table:table-cell>
          <table:table-cell office:value-type="float" office:value="428.03" calcext:value-type="float">
            <text:p>428.03</text:p>
          </table:table-cell>
          <table:table-cell office:value-type="float" office:value="540.8" calcext:value-type="float">
            <text:p>540.8</text:p>
          </table:table-cell>
          <table:table-cell office:value-type="float" office:value="358.49" calcext:value-type="float">
            <text:p>358.49</text:p>
          </table:table-cell>
          <table:table-cell office:value-type="float" office:value="427.31" calcext:value-type="float">
            <text:p>427.31</text:p>
          </table:table-cell>
          <table:table-cell office:value-type="float" office:value="278.18" calcext:value-type="float">
            <text:p>278.18</text:p>
          </table:table-cell>
          <table:table-cell table:number-columns-repeated="5"/>
        </table:table-row>
        <table:table-row table:style-name="ro1">
          <table:table-cell office:value-type="float" office:value="433.01" calcext:value-type="float">
            <text:p>433.01</text:p>
          </table:table-cell>
          <table:table-cell office:value-type="float" office:value="432.01" calcext:value-type="float">
            <text:p>432.01</text:p>
          </table:table-cell>
          <table:table-cell office:value-type="float" office:value="545.74" calcext:value-type="float">
            <text:p>545.74</text:p>
          </table:table-cell>
          <table:table-cell office:value-type="float" office:value="367.08" calcext:value-type="float">
            <text:p>367.08</text:p>
          </table:table-cell>
          <table:table-cell office:value-type="float" office:value="433.59" calcext:value-type="float">
            <text:p>433.59</text:p>
          </table:table-cell>
          <table:table-cell office:value-type="float" office:value="278.27" calcext:value-type="float">
            <text:p>278.27</text:p>
          </table:table-cell>
          <table:table-cell table:number-columns-repeated="5"/>
        </table:table-row>
        <table:table-row table:style-name="ro1">
          <table:table-cell office:value-type="float" office:value="441.99" calcext:value-type="float">
            <text:p>441.99</text:p>
          </table:table-cell>
          <table:table-cell office:value-type="float" office:value="433.16" calcext:value-type="float">
            <text:p>433.16</text:p>
          </table:table-cell>
          <table:table-cell office:value-type="float" office:value="554.05" calcext:value-type="float">
            <text:p>554.05</text:p>
          </table:table-cell>
          <table:table-cell office:value-type="float" office:value="375.71" calcext:value-type="float">
            <text:p>375.71</text:p>
          </table:table-cell>
          <table:table-cell office:value-type="float" office:value="438.27" calcext:value-type="float">
            <text:p>438.27</text:p>
          </table:table-cell>
          <table:table-cell office:value-type="float" office:value="278.46" calcext:value-type="float">
            <text:p>278.46</text:p>
          </table:table-cell>
          <table:table-cell table:number-columns-repeated="5"/>
        </table:table-row>
        <table:table-row table:style-name="ro1">
          <table:table-cell office:value-type="float" office:value="448.21" calcext:value-type="float">
            <text:p>448.21</text:p>
          </table:table-cell>
          <table:table-cell office:value-type="float" office:value="440.39" calcext:value-type="float">
            <text:p>440.39</text:p>
          </table:table-cell>
          <table:table-cell office:value-type="float" office:value="558.6" calcext:value-type="float">
            <text:p>558.6</text:p>
          </table:table-cell>
          <table:table-cell office:value-type="float" office:value="384.8" calcext:value-type="float">
            <text:p>384.8</text:p>
          </table:table-cell>
          <table:table-cell office:value-type="float" office:value="440.67" calcext:value-type="float">
            <text:p>440.67</text:p>
          </table:table-cell>
          <table:table-cell office:value-type="float" office:value="279.19" calcext:value-type="float">
            <text:p>279.19</text:p>
          </table:table-cell>
          <table:table-cell table:number-columns-repeated="5"/>
        </table:table-row>
        <table:table-row table:style-name="ro1">
          <table:table-cell office:value-type="float" office:value="451.52" calcext:value-type="float">
            <text:p>451.52</text:p>
          </table:table-cell>
          <table:table-cell office:value-type="float" office:value="445.3" calcext:value-type="float">
            <text:p>445.3</text:p>
          </table:table-cell>
          <table:table-cell office:value-type="float" office:value="563.51" calcext:value-type="float">
            <text:p>563.51</text:p>
          </table:table-cell>
          <table:table-cell office:value-type="float" office:value="393.11" calcext:value-type="float">
            <text:p>393.11</text:p>
          </table:table-cell>
          <table:table-cell office:value-type="float" office:value="444.47" calcext:value-type="float">
            <text:p>444.47</text:p>
          </table:table-cell>
          <table:table-cell office:value-type="float" office:value="277.88" calcext:value-type="float">
            <text:p>277.88</text:p>
          </table:table-cell>
          <table:table-cell table:number-columns-repeated="5"/>
        </table:table-row>
        <table:table-row table:style-name="ro1">
          <table:table-cell office:value-type="float" office:value="455.87" calcext:value-type="float">
            <text:p>455.87</text:p>
          </table:table-cell>
          <table:table-cell office:value-type="float" office:value="449.77" calcext:value-type="float">
            <text:p>449.77</text:p>
          </table:table-cell>
          <table:table-cell office:value-type="float" office:value="566.49" calcext:value-type="float">
            <text:p>566.49</text:p>
          </table:table-cell>
          <table:table-cell office:value-type="float" office:value="400.82" calcext:value-type="float">
            <text:p>400.82</text:p>
          </table:table-cell>
          <table:table-cell office:value-type="float" office:value="446.83" calcext:value-type="float">
            <text:p>446.83</text:p>
          </table:table-cell>
          <table:table-cell office:value-type="float" office:value="280.14" calcext:value-type="float">
            <text:p>280.14</text:p>
          </table:table-cell>
          <table:table-cell table:number-columns-repeated="5"/>
        </table:table-row>
        <table:table-row table:style-name="ro1">
          <table:table-cell office:value-type="float" office:value="460.09" calcext:value-type="float">
            <text:p>460.09</text:p>
          </table:table-cell>
          <table:table-cell office:value-type="float" office:value="454.02" calcext:value-type="float">
            <text:p>454.02</text:p>
          </table:table-cell>
          <table:table-cell office:value-type="float" office:value="568.43" calcext:value-type="float">
            <text:p>568.43</text:p>
          </table:table-cell>
          <table:table-cell office:value-type="float" office:value="409.34" calcext:value-type="float">
            <text:p>409.34</text:p>
          </table:table-cell>
          <table:table-cell office:value-type="float" office:value="451.83" calcext:value-type="float">
            <text:p>451.83</text:p>
          </table:table-cell>
          <table:table-cell office:value-type="float" office:value="283.22" calcext:value-type="float">
            <text:p>283.22</text:p>
          </table:table-cell>
          <table:table-cell table:number-columns-repeated="5"/>
        </table:table-row>
        <table:table-row table:style-name="ro1">
          <table:table-cell office:value-type="float" office:value="465.11" calcext:value-type="float">
            <text:p>465.11</text:p>
          </table:table-cell>
          <table:table-cell office:value-type="float" office:value="456.26" calcext:value-type="float">
            <text:p>456.26</text:p>
          </table:table-cell>
          <table:table-cell office:value-type="float" office:value="564.82" calcext:value-type="float">
            <text:p>564.82</text:p>
          </table:table-cell>
          <table:table-cell office:value-type="float" office:value="421.36" calcext:value-type="float">
            <text:p>421.36</text:p>
          </table:table-cell>
          <table:table-cell office:value-type="float" office:value="455.93" calcext:value-type="float">
            <text:p>455.93</text:p>
          </table:table-cell>
          <table:table-cell office:value-type="float" office:value="287.56" calcext:value-type="float">
            <text:p>287.56</text:p>
          </table:table-cell>
          <table:table-cell table:number-columns-repeated="5"/>
        </table:table-row>
        <table:table-row table:style-name="ro1">
          <table:table-cell office:value-type="float" office:value="467.32" calcext:value-type="float">
            <text:p>467.32</text:p>
          </table:table-cell>
          <table:table-cell office:value-type="float" office:value="456.78" calcext:value-type="float">
            <text:p>456.78</text:p>
          </table:table-cell>
          <table:table-cell office:value-type="float" office:value="570.13" calcext:value-type="float">
            <text:p>570.13</text:p>
          </table:table-cell>
          <table:table-cell office:value-type="float" office:value="429.8" calcext:value-type="float">
            <text:p>429.8</text:p>
          </table:table-cell>
          <table:table-cell office:value-type="float" office:value="457.36" calcext:value-type="float">
            <text:p>457.36</text:p>
          </table:table-cell>
          <table:table-cell office:value-type="float" office:value="291.39" calcext:value-type="float">
            <text:p>291.39</text:p>
          </table:table-cell>
          <table:table-cell table:number-columns-repeated="5"/>
        </table:table-row>
        <table:table-row table:style-name="ro1">
          <table:table-cell office:value-type="float" office:value="471.12" calcext:value-type="float">
            <text:p>471.12</text:p>
          </table:table-cell>
          <table:table-cell office:value-type="float" office:value="453.52" calcext:value-type="float">
            <text:p>453.52</text:p>
          </table:table-cell>
          <table:table-cell office:value-type="float" office:value="567.72" calcext:value-type="float">
            <text:p>567.72</text:p>
          </table:table-cell>
          <table:table-cell office:value-type="float" office:value="438.87" calcext:value-type="float">
            <text:p>438.87</text:p>
          </table:table-cell>
          <table:table-cell office:value-type="float" office:value="458.66" calcext:value-type="float">
            <text:p>458.66</text:p>
          </table:table-cell>
          <table:table-cell office:value-type="float" office:value="293.82" calcext:value-type="float">
            <text:p>293.82</text:p>
          </table:table-cell>
          <table:table-cell table:number-columns-repeated="5"/>
        </table:table-row>
        <table:table-row table:style-name="ro1">
          <table:table-cell office:value-type="float" office:value="474.62" calcext:value-type="float">
            <text:p>474.62</text:p>
          </table:table-cell>
          <table:table-cell office:value-type="float" office:value="458.92" calcext:value-type="float">
            <text:p>458.92</text:p>
          </table:table-cell>
          <table:table-cell office:value-type="float" office:value="573.35" calcext:value-type="float">
            <text:p>573.35</text:p>
          </table:table-cell>
          <table:table-cell office:value-type="float" office:value="447.52" calcext:value-type="float">
            <text:p>447.52</text:p>
          </table:table-cell>
          <table:table-cell office:value-type="float" office:value="461.35" calcext:value-type="float">
            <text:p>461.35</text:p>
          </table:table-cell>
          <table:table-cell office:value-type="float" office:value="296.26" calcext:value-type="float">
            <text:p>296.26</text:p>
          </table:table-cell>
          <table:table-cell table:number-columns-repeated="5"/>
        </table:table-row>
        <table:table-row table:style-name="ro1">
          <table:table-cell office:value-type="float" office:value="479.13" calcext:value-type="float">
            <text:p>479.13</text:p>
          </table:table-cell>
          <table:table-cell office:value-type="float" office:value="456.71" calcext:value-type="float">
            <text:p>456.71</text:p>
          </table:table-cell>
          <table:table-cell office:value-type="float" office:value="580.61" calcext:value-type="float">
            <text:p>580.61</text:p>
          </table:table-cell>
          <table:table-cell office:value-type="float" office:value="451.71" calcext:value-type="float">
            <text:p>451.71</text:p>
          </table:table-cell>
          <table:table-cell office:value-type="float" office:value="463.07" calcext:value-type="float">
            <text:p>463.07</text:p>
          </table:table-cell>
          <table:table-cell office:value-type="float" office:value="305.12" calcext:value-type="float">
            <text:p>305.12</text:p>
          </table:table-cell>
          <table:table-cell table:number-columns-repeated="5"/>
        </table:table-row>
        <table:table-row table:style-name="ro1">
          <table:table-cell office:value-type="float" office:value="482.8" calcext:value-type="float">
            <text:p>482.8</text:p>
          </table:table-cell>
          <table:table-cell office:value-type="float" office:value="456.42" calcext:value-type="float">
            <text:p>456.42</text:p>
          </table:table-cell>
          <table:table-cell office:value-type="float" office:value="586.92" calcext:value-type="float">
            <text:p>586.92</text:p>
          </table:table-cell>
          <table:table-cell office:value-type="float" office:value="460.03" calcext:value-type="float">
            <text:p>460.03</text:p>
          </table:table-cell>
          <table:table-cell office:value-type="float" office:value="462.32" calcext:value-type="float">
            <text:p>462.32</text:p>
          </table:table-cell>
          <table:table-cell office:value-type="float" office:value="310.64" calcext:value-type="float">
            <text:p>310.64</text:p>
          </table:table-cell>
          <table:table-cell table:number-columns-repeated="5"/>
        </table:table-row>
        <table:table-row table:style-name="ro1">
          <table:table-cell office:value-type="float" office:value="486.15" calcext:value-type="float">
            <text:p>486.15</text:p>
          </table:table-cell>
          <table:table-cell office:value-type="float" office:value="456.55" calcext:value-type="float">
            <text:p>456.55</text:p>
          </table:table-cell>
          <table:table-cell office:value-type="float" office:value="592.52" calcext:value-type="float">
            <text:p>592.52</text:p>
          </table:table-cell>
          <table:table-cell office:value-type="float" office:value="468.91" calcext:value-type="float">
            <text:p>468.91</text:p>
          </table:table-cell>
          <table:table-cell office:value-type="float" office:value="462.08" calcext:value-type="float">
            <text:p>462.08</text:p>
          </table:table-cell>
          <table:table-cell office:value-type="float" office:value="314.02" calcext:value-type="float">
            <text:p>314.02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56.43" calcext:value-type="float">
            <text:p>456.43</text:p>
          </table:table-cell>
          <table:table-cell office:value-type="float" office:value="597.49" calcext:value-type="float">
            <text:p>597.49</text:p>
          </table:table-cell>
          <table:table-cell office:value-type="float" office:value="477.7" calcext:value-type="float">
            <text:p>477.7</text:p>
          </table:table-cell>
          <table:table-cell office:value-type="float" office:value="466.57" calcext:value-type="float">
            <text:p>466.57</text:p>
          </table:table-cell>
          <table:table-cell office:value-type="float" office:value="317.92" calcext:value-type="float">
            <text:p>317.92</text:p>
          </table:table-cell>
          <table:table-cell table:number-columns-repeated="5"/>
        </table:table-row>
        <table:table-row table:style-name="ro1">
          <table:table-cell office:value-type="float" office:value="494.7" calcext:value-type="float">
            <text:p>494.7</text:p>
          </table:table-cell>
          <table:table-cell office:value-type="float" office:value="455.4" calcext:value-type="float">
            <text:p>455.4</text:p>
          </table:table-cell>
          <table:table-cell office:value-type="float" office:value="604.6" calcext:value-type="float">
            <text:p>604.6</text:p>
          </table:table-cell>
          <table:table-cell office:value-type="float" office:value="486.57" calcext:value-type="float">
            <text:p>486.57</text:p>
          </table:table-cell>
          <table:table-cell office:value-type="float" office:value="470.21" calcext:value-type="float">
            <text:p>470.21</text:p>
          </table:table-cell>
          <table:table-cell office:value-type="float" office:value="324.38" calcext:value-type="float">
            <text:p>324.38</text:p>
          </table:table-cell>
          <table:table-cell table:number-columns-repeated="5"/>
        </table:table-row>
        <table:table-row table:style-name="ro1">
          <table:table-cell office:value-type="float" office:value="500.32" calcext:value-type="float">
            <text:p>500.32</text:p>
          </table:table-cell>
          <table:table-cell office:value-type="float" office:value="453.84" calcext:value-type="float">
            <text:p>453.84</text:p>
          </table:table-cell>
          <table:table-cell office:value-type="float" office:value="612.08" calcext:value-type="float">
            <text:p>612.08</text:p>
          </table:table-cell>
          <table:table-cell office:value-type="float" office:value="490.87" calcext:value-type="float">
            <text:p>490.87</text:p>
          </table:table-cell>
          <table:table-cell office:value-type="float" office:value="475.76" calcext:value-type="float">
            <text:p>475.76</text:p>
          </table:table-cell>
          <table:table-cell office:value-type="float" office:value="326.99" calcext:value-type="float">
            <text:p>326.99</text:p>
          </table:table-cell>
          <table:table-cell table:number-columns-repeated="5"/>
        </table:table-row>
        <table:table-row table:style-name="ro1">
          <table:table-cell office:value-type="float" office:value="504.6" calcext:value-type="float">
            <text:p>504.6</text:p>
          </table:table-cell>
          <table:table-cell office:value-type="float" office:value="451.14" calcext:value-type="float">
            <text:p>451.14</text:p>
          </table:table-cell>
          <table:table-cell office:value-type="float" office:value="616.8" calcext:value-type="float">
            <text:p>616.8</text:p>
          </table:table-cell>
          <table:table-cell office:value-type="float" office:value="496.37" calcext:value-type="float">
            <text:p>496.37</text:p>
          </table:table-cell>
          <table:table-cell office:value-type="float" office:value="471.5" calcext:value-type="float">
            <text:p>471.5</text:p>
          </table:table-cell>
          <table:table-cell office:value-type="float" office:value="332.98" calcext:value-type="float">
            <text:p>332.98</text:p>
          </table:table-cell>
          <table:table-cell table:number-columns-repeated="5"/>
        </table:table-row>
        <table:table-row table:style-name="ro1">
          <table:table-cell office:value-type="float" office:value="507.57" calcext:value-type="float">
            <text:p>507.57</text:p>
          </table:table-cell>
          <table:table-cell office:value-type="float" office:value="448.93" calcext:value-type="float">
            <text:p>448.93</text:p>
          </table:table-cell>
          <table:table-cell office:value-type="float" office:value="620.74" calcext:value-type="float">
            <text:p>620.74</text:p>
          </table:table-cell>
          <table:table-cell office:value-type="float" office:value="500.65" calcext:value-type="float">
            <text:p>500.65</text:p>
          </table:table-cell>
          <table:table-cell office:value-type="float" office:value="471.31" calcext:value-type="float">
            <text:p>471.31</text:p>
          </table:table-cell>
          <table:table-cell office:value-type="float" office:value="335.5" calcext:value-type="float">
            <text:p>335.5</text:p>
          </table:table-cell>
          <table:table-cell table:number-columns-repeated="5"/>
        </table:table-row>
        <table:table-row table:style-name="ro1">
          <table:table-cell office:value-type="float" office:value="510.6" calcext:value-type="float">
            <text:p>510.6</text:p>
          </table:table-cell>
          <table:table-cell office:value-type="float" office:value="450.76" calcext:value-type="float">
            <text:p>450.76</text:p>
          </table:table-cell>
          <table:table-cell office:value-type="float" office:value="627" calcext:value-type="float">
            <text:p>627</text:p>
          </table:table-cell>
          <table:table-cell office:value-type="float" office:value="506.69" calcext:value-type="float">
            <text:p>506.69</text:p>
          </table:table-cell>
          <table:table-cell office:value-type="float" office:value="471.67" calcext:value-type="float">
            <text:p>471.67</text:p>
          </table:table-cell>
          <table:table-cell office:value-type="float" office:value="339.05" calcext:value-type="float">
            <text:p>339.05</text:p>
          </table:table-cell>
          <table:table-cell table:number-columns-repeated="5"/>
        </table:table-row>
        <table:table-row table:style-name="ro1">
          <table:table-cell office:value-type="float" office:value="512.58" calcext:value-type="float">
            <text:p>512.58</text:p>
          </table:table-cell>
          <table:table-cell office:value-type="float" office:value="452.4" calcext:value-type="float">
            <text:p>452.4</text:p>
          </table:table-cell>
          <table:table-cell office:value-type="float" office:value="634.47" calcext:value-type="float">
            <text:p>634.47</text:p>
          </table:table-cell>
          <table:table-cell office:value-type="float" office:value="511.8" calcext:value-type="float">
            <text:p>511.8</text:p>
          </table:table-cell>
          <table:table-cell office:value-type="float" office:value="476.31" calcext:value-type="float">
            <text:p>476.31</text:p>
          </table:table-cell>
          <table:table-cell office:value-type="float" office:value="346.62" calcext:value-type="float">
            <text:p>346.62</text:p>
          </table:table-cell>
          <table:table-cell table:number-columns-repeated="5"/>
        </table:table-row>
        <table:table-row table:style-name="ro1">
          <table:table-cell office:value-type="float" office:value="511.19" calcext:value-type="float">
            <text:p>511.19</text:p>
          </table:table-cell>
          <table:table-cell office:value-type="float" office:value="455.02" calcext:value-type="float">
            <text:p>455.02</text:p>
          </table:table-cell>
          <table:table-cell office:value-type="float" office:value="638.21" calcext:value-type="float">
            <text:p>638.21</text:p>
          </table:table-cell>
          <table:table-cell office:value-type="float" office:value="517.18" calcext:value-type="float">
            <text:p>517.18</text:p>
          </table:table-cell>
          <table:table-cell office:value-type="float" office:value="482.4" calcext:value-type="float">
            <text:p>482.4</text:p>
          </table:table-cell>
          <table:table-cell office:value-type="float" office:value="352.12" calcext:value-type="float">
            <text:p>352.12</text:p>
          </table:table-cell>
          <table:table-cell table:number-columns-repeated="5"/>
        </table:table-row>
        <table:table-row table:style-name="ro1">
          <table:table-cell office:value-type="float" office:value="514.45" calcext:value-type="float">
            <text:p>514.45</text:p>
          </table:table-cell>
          <table:table-cell office:value-type="float" office:value="456.24" calcext:value-type="float">
            <text:p>456.24</text:p>
          </table:table-cell>
          <table:table-cell office:value-type="float" office:value="642.4" calcext:value-type="float">
            <text:p>642.4</text:p>
          </table:table-cell>
          <table:table-cell office:value-type="float" office:value="522.62" calcext:value-type="float">
            <text:p>522.62</text:p>
          </table:table-cell>
          <table:table-cell office:value-type="float" office:value="483.87" calcext:value-type="float">
            <text:p>483.87</text:p>
          </table:table-cell>
          <table:table-cell office:value-type="float" office:value="359.86" calcext:value-type="float">
            <text:p>359.86</text:p>
          </table:table-cell>
          <table:table-cell table:number-columns-repeated="5"/>
        </table:table-row>
        <table:table-row table:style-name="ro1">
          <table:table-cell office:value-type="float" office:value="515.88" calcext:value-type="float">
            <text:p>515.88</text:p>
          </table:table-cell>
          <table:table-cell office:value-type="float" office:value="460.26" calcext:value-type="float">
            <text:p>460.26</text:p>
          </table:table-cell>
          <table:table-cell office:value-type="float" office:value="648.05" calcext:value-type="float">
            <text:p>648.05</text:p>
          </table:table-cell>
          <table:table-cell office:value-type="float" office:value="527.28" calcext:value-type="float">
            <text:p>527.28</text:p>
          </table:table-cell>
          <table:table-cell office:value-type="float" office:value="485.62" calcext:value-type="float">
            <text:p>485.62</text:p>
          </table:table-cell>
          <table:table-cell office:value-type="float" office:value="366.99" calcext:value-type="float">
            <text:p>366.99</text:p>
          </table:table-cell>
          <table:table-cell table:number-columns-repeated="5"/>
        </table:table-row>
        <table:table-row table:style-name="ro1">
          <table:table-cell office:value-type="float" office:value="514.83" calcext:value-type="float">
            <text:p>514.83</text:p>
          </table:table-cell>
          <table:table-cell office:value-type="float" office:value="463.82" calcext:value-type="float">
            <text:p>463.82</text:p>
          </table:table-cell>
          <table:table-cell office:value-type="float" office:value="650.05" calcext:value-type="float">
            <text:p>650.05</text:p>
          </table:table-cell>
          <table:table-cell office:value-type="float" office:value="534.7" calcext:value-type="float">
            <text:p>534.7</text:p>
          </table:table-cell>
          <table:table-cell office:value-type="float" office:value="485.48" calcext:value-type="float">
            <text:p>485.48</text:p>
          </table:table-cell>
          <table:table-cell office:value-type="float" office:value="374.09" calcext:value-type="float">
            <text:p>374.09</text:p>
          </table:table-cell>
          <table:table-cell table:number-columns-repeated="5"/>
        </table:table-row>
        <table:table-row table:style-name="ro1">
          <table:table-cell office:value-type="float" office:value="518.94" calcext:value-type="float">
            <text:p>518.94</text:p>
          </table:table-cell>
          <table:table-cell office:value-type="float" office:value="470.14" calcext:value-type="float">
            <text:p>470.14</text:p>
          </table:table-cell>
          <table:table-cell office:value-type="float" office:value="655.01" calcext:value-type="float">
            <text:p>655.01</text:p>
          </table:table-cell>
          <table:table-cell office:value-type="float" office:value="542.55" calcext:value-type="float">
            <text:p>542.55</text:p>
          </table:table-cell>
          <table:table-cell office:value-type="float" office:value="487.25" calcext:value-type="float">
            <text:p>487.25</text:p>
          </table:table-cell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float" office:value="516.9" calcext:value-type="float">
            <text:p>516.9</text:p>
          </table:table-cell>
          <table:table-cell office:value-type="float" office:value="476.55" calcext:value-type="float">
            <text:p>476.55</text:p>
          </table:table-cell>
          <table:table-cell office:value-type="float" office:value="657.57" calcext:value-type="float">
            <text:p>657.57</text:p>
          </table:table-cell>
          <table:table-cell office:value-type="float" office:value="551.57" calcext:value-type="float">
            <text:p>551.57</text:p>
          </table:table-cell>
          <table:table-cell office:value-type="float" office:value="488.37" calcext:value-type="float">
            <text:p>488.37</text:p>
          </table:table-cell>
          <table:table-cell office:value-type="float" office:value="387.89" calcext:value-type="float">
            <text:p>387.89</text:p>
          </table:table-cell>
          <table:table-cell table:number-columns-repeated="5"/>
        </table:table-row>
        <table:table-row table:style-name="ro1">
          <table:table-cell office:value-type="float" office:value="505.8" calcext:value-type="float">
            <text:p>505.8</text:p>
          </table:table-cell>
          <table:table-cell office:value-type="float" office:value="477.84" calcext:value-type="float">
            <text:p>477.84</text:p>
          </table:table-cell>
          <table:table-cell office:value-type="float" office:value="661.46" calcext:value-type="float">
            <text:p>661.46</text:p>
          </table:table-cell>
          <table:table-cell office:value-type="float" office:value="559.45" calcext:value-type="float">
            <text:p>559.45</text:p>
          </table:table-cell>
          <table:table-cell office:value-type="float" office:value="485.73" calcext:value-type="float">
            <text:p>485.73</text:p>
          </table:table-cell>
          <table:table-cell office:value-type="float" office:value="393.45" calcext:value-type="float">
            <text:p>393.45</text:p>
          </table:table-cell>
          <table:table-cell table:number-columns-repeated="5"/>
        </table:table-row>
        <table:table-row table:style-name="ro1">
          <table:table-cell office:value-type="float" office:value="500.2" calcext:value-type="float">
            <text:p>500.2</text:p>
          </table:table-cell>
          <table:table-cell office:value-type="float" office:value="479.34" calcext:value-type="float">
            <text:p>479.34</text:p>
          </table:table-cell>
          <table:table-cell office:value-type="float" office:value="661.12" calcext:value-type="float">
            <text:p>661.12</text:p>
          </table:table-cell>
          <table:table-cell office:value-type="float" office:value="566.69" calcext:value-type="float">
            <text:p>566.69</text:p>
          </table:table-cell>
          <table:table-cell office:value-type="float" office:value="487.76" calcext:value-type="float">
            <text:p>487.76</text:p>
          </table:table-cell>
          <table:table-cell office:value-type="float" office:value="400.34" calcext:value-type="float">
            <text:p>400.34</text:p>
          </table:table-cell>
          <table:table-cell table:number-columns-repeated="5"/>
        </table:table-row>
        <table:table-row table:style-name="ro1">
          <table:table-cell office:value-type="float" office:value="490.87" calcext:value-type="float">
            <text:p>490.87</text:p>
          </table:table-cell>
          <table:table-cell office:value-type="float" office:value="480.69" calcext:value-type="float">
            <text:p>480.69</text:p>
          </table:table-cell>
          <table:table-cell office:value-type="float" office:value="663.66" calcext:value-type="float">
            <text:p>663.66</text:p>
          </table:table-cell>
          <table:table-cell office:value-type="float" office:value="575.15" calcext:value-type="float">
            <text:p>575.15</text:p>
          </table:table-cell>
          <table:table-cell office:value-type="float" office:value="483.38" calcext:value-type="float">
            <text:p>483.38</text:p>
          </table:table-cell>
          <table:table-cell office:value-type="float" office:value="405.16" calcext:value-type="float">
            <text:p>405.16</text:p>
          </table:table-cell>
          <table:table-cell table:number-columns-repeated="5"/>
        </table:table-row>
        <table:table-row table:style-name="ro1">
          <table:table-cell office:value-type="float" office:value="487.34" calcext:value-type="float">
            <text:p>487.34</text:p>
          </table:table-cell>
          <table:table-cell office:value-type="float" office:value="485.72" calcext:value-type="float">
            <text:p>485.72</text:p>
          </table:table-cell>
          <table:table-cell office:value-type="float" office:value="651.46" calcext:value-type="float">
            <text:p>651.46</text:p>
          </table:table-cell>
          <table:table-cell office:value-type="float" office:value="581.38" calcext:value-type="float">
            <text:p>581.38</text:p>
          </table:table-cell>
          <table:table-cell office:value-type="float" office:value="473.56" calcext:value-type="float">
            <text:p>473.56</text:p>
          </table:table-cell>
          <table:table-cell office:value-type="float" office:value="409.9" calcext:value-type="float">
            <text:p>409.9</text:p>
          </table:table-cell>
          <table:table-cell table:number-columns-repeated="5"/>
        </table:table-row>
        <table:table-row table:style-name="ro1">
          <table:table-cell office:value-type="float" office:value="486.39" calcext:value-type="float">
            <text:p>486.39</text:p>
          </table:table-cell>
          <table:table-cell office:value-type="float" office:value="489.41" calcext:value-type="float">
            <text:p>489.41</text:p>
          </table:table-cell>
          <table:table-cell office:value-type="float" office:value="645.53" calcext:value-type="float">
            <text:p>645.53</text:p>
          </table:table-cell>
          <table:table-cell office:value-type="float" office:value="589.46" calcext:value-type="float">
            <text:p>589.46</text:p>
          </table:table-cell>
          <table:table-cell office:value-type="float" office:value="471.02" calcext:value-type="float">
            <text:p>471.02</text:p>
          </table:table-cell>
          <table:table-cell office:value-type="float" office:value="411.32" calcext:value-type="float">
            <text:p>411.32</text:p>
          </table:table-cell>
          <table:table-cell table:number-columns-repeated="5"/>
        </table:table-row>
        <table:table-row table:style-name="ro1">
          <table:table-cell office:value-type="float" office:value="486.44" calcext:value-type="float">
            <text:p>486.44</text:p>
          </table:table-cell>
          <table:table-cell office:value-type="float" office:value="491.41" calcext:value-type="float">
            <text:p>491.41</text:p>
          </table:table-cell>
          <table:table-cell office:value-type="float" office:value="645.53" calcext:value-type="float">
            <text:p>645.53</text:p>
          </table:table-cell>
          <table:table-cell office:value-type="float" office:value="595.63" calcext:value-type="float">
            <text:p>595.63</text:p>
          </table:table-cell>
          <table:table-cell office:value-type="float" office:value="477.29" calcext:value-type="float">
            <text:p>477.29</text:p>
          </table:table-cell>
          <table:table-cell office:value-type="float" office:value="415.98" calcext:value-type="float">
            <text:p>415.98</text:p>
          </table:table-cell>
          <table:table-cell table:number-columns-repeated="5"/>
        </table:table-row>
        <table:table-row table:style-name="ro1">
          <table:table-cell office:value-type="float" office:value="487.58" calcext:value-type="float">
            <text:p>487.58</text:p>
          </table:table-cell>
          <table:table-cell office:value-type="float" office:value="493.24" calcext:value-type="float">
            <text:p>493.24</text:p>
          </table:table-cell>
          <table:table-cell office:value-type="float" office:value="648.58" calcext:value-type="float">
            <text:p>648.58</text:p>
          </table:table-cell>
          <table:table-cell office:value-type="float" office:value="603.23" calcext:value-type="float">
            <text:p>603.23</text:p>
          </table:table-cell>
          <table:table-cell office:value-type="float" office:value="477.9" calcext:value-type="float">
            <text:p>477.9</text:p>
          </table:table-cell>
          <table:table-cell office:value-type="float" office:value="419.31" calcext:value-type="float">
            <text:p>419.31</text:p>
          </table:table-cell>
          <table:table-cell table:number-columns-repeated="5"/>
        </table:table-row>
        <table:table-row table:style-name="ro1">
          <table:table-cell office:value-type="float" office:value="490.26" calcext:value-type="float">
            <text:p>490.26</text:p>
          </table:table-cell>
          <table:table-cell office:value-type="float" office:value="496.43" calcext:value-type="float">
            <text:p>496.43</text:p>
          </table:table-cell>
          <table:table-cell office:value-type="float" office:value="641.52" calcext:value-type="float">
            <text:p>641.52</text:p>
          </table:table-cell>
          <table:table-cell office:value-type="float" office:value="607.11" calcext:value-type="float">
            <text:p>607.11</text:p>
          </table:table-cell>
          <table:table-cell office:value-type="float" office:value="473.83" calcext:value-type="float">
            <text:p>473.83</text:p>
          </table:table-cell>
          <table:table-cell office:value-type="float" office:value="423.92" calcext:value-type="float">
            <text:p>423.92</text:p>
          </table:table-cell>
          <table:table-cell table:number-columns-repeated="5"/>
        </table:table-row>
        <table:table-row table:style-name="ro1">
          <table:table-cell office:value-type="float" office:value="489.67" calcext:value-type="float">
            <text:p>489.67</text:p>
          </table:table-cell>
          <table:table-cell office:value-type="float" office:value="498.69" calcext:value-type="float">
            <text:p>498.69</text:p>
          </table:table-cell>
          <table:table-cell office:value-type="float" office:value="639.45" calcext:value-type="float">
            <text:p>639.45</text:p>
          </table:table-cell>
          <table:table-cell office:value-type="float" office:value="615.57" calcext:value-type="float">
            <text:p>615.57</text:p>
          </table:table-cell>
          <table:table-cell office:value-type="float" office:value="475.32" calcext:value-type="float">
            <text:p>475.32</text:p>
          </table:table-cell>
          <table:table-cell office:value-type="float" office:value="430.17" calcext:value-type="float">
            <text:p>430.17</text:p>
          </table:table-cell>
          <table:table-cell table:number-columns-repeated="5"/>
        </table:table-row>
        <table:table-row table:style-name="ro1">
          <table:table-cell office:value-type="float" office:value="489.28" calcext:value-type="float">
            <text:p>489.28</text:p>
          </table:table-cell>
          <table:table-cell office:value-type="float" office:value="500.23" calcext:value-type="float">
            <text:p>500.23</text:p>
          </table:table-cell>
          <table:table-cell office:value-type="float" office:value="631.64" calcext:value-type="float">
            <text:p>631.64</text:p>
          </table:table-cell>
          <table:table-cell office:value-type="float" office:value="620.4" calcext:value-type="float">
            <text:p>620.4</text:p>
          </table:table-cell>
          <table:table-cell office:value-type="float" office:value="473.68" calcext:value-type="float">
            <text:p>473.68</text:p>
          </table:table-cell>
          <table:table-cell office:value-type="float" office:value="436.33" calcext:value-type="float">
            <text:p>436.33</text:p>
          </table:table-cell>
          <table:table-cell table:number-columns-repeated="5"/>
        </table:table-row>
        <table:table-row table:style-name="ro1">
          <table:table-cell office:value-type="float" office:value="488.68" calcext:value-type="float">
            <text:p>488.68</text:p>
          </table:table-cell>
          <table:table-cell office:value-type="float" office:value="505.94" calcext:value-type="float">
            <text:p>505.94</text:p>
          </table:table-cell>
          <table:table-cell office:value-type="float" office:value="638.35" calcext:value-type="float">
            <text:p>638.35</text:p>
          </table:table-cell>
          <table:table-cell office:value-type="float" office:value="626.97" calcext:value-type="float">
            <text:p>626.97</text:p>
          </table:table-cell>
          <table:table-cell office:value-type="float" office:value="475.49" calcext:value-type="float">
            <text:p>475.49</text:p>
          </table:table-cell>
          <table:table-cell office:value-type="float" office:value="443.01" calcext:value-type="float">
            <text:p>443.01</text:p>
          </table:table-cell>
          <table:table-cell table:number-columns-repeated="5"/>
        </table:table-row>
        <table:table-row table:style-name="ro1">
          <table:table-cell office:value-type="float" office:value="485.89" calcext:value-type="float">
            <text:p>485.89</text:p>
          </table:table-cell>
          <table:table-cell office:value-type="float" office:value="511.65" calcext:value-type="float">
            <text:p>511.65</text:p>
          </table:table-cell>
          <table:table-cell office:value-type="float" office:value="639.5" calcext:value-type="float">
            <text:p>639.5</text:p>
          </table:table-cell>
          <table:table-cell office:value-type="float" office:value="633.79" calcext:value-type="float">
            <text:p>633.79</text:p>
          </table:table-cell>
          <table:table-cell office:value-type="float" office:value="476.29" calcext:value-type="float">
            <text:p>476.29</text:p>
          </table:table-cell>
          <table:table-cell office:value-type="float" office:value="449.21" calcext:value-type="float">
            <text:p>449.21</text:p>
          </table:table-cell>
          <table:table-cell table:number-columns-repeated="5"/>
        </table:table-row>
        <table:table-row table:style-name="ro1">
          <table:table-cell office:value-type="float" office:value="492.78" calcext:value-type="float">
            <text:p>492.78</text:p>
          </table:table-cell>
          <table:table-cell office:value-type="float" office:value="510.77" calcext:value-type="float">
            <text:p>510.77</text:p>
          </table:table-cell>
          <table:table-cell office:value-type="float" office:value="635.02" calcext:value-type="float">
            <text:p>635.02</text:p>
          </table:table-cell>
          <table:table-cell office:value-type="float" office:value="640.77" calcext:value-type="float">
            <text:p>640.77</text:p>
          </table:table-cell>
          <table:table-cell office:value-type="float" office:value="479.81" calcext:value-type="float">
            <text:p>479.81</text:p>
          </table:table-cell>
          <table:table-cell office:value-type="float" office:value="456.12" calcext:value-type="float">
            <text:p>456.12</text:p>
          </table:table-cell>
          <table:table-cell table:number-columns-repeated="5"/>
        </table:table-row>
        <table:table-row table:style-name="ro1">
          <table:table-cell office:value-type="float" office:value="492.29" calcext:value-type="float">
            <text:p>492.29</text:p>
          </table:table-cell>
          <table:table-cell office:value-type="float" office:value="511.62" calcext:value-type="float">
            <text:p>511.62</text:p>
          </table:table-cell>
          <table:table-cell office:value-type="float" office:value="635.02" calcext:value-type="float">
            <text:p>635.02</text:p>
          </table:table-cell>
          <table:table-cell office:value-type="float" office:value="649.19" calcext:value-type="float">
            <text:p>649.19</text:p>
          </table:table-cell>
          <table:table-cell office:value-type="float" office:value="483.77" calcext:value-type="float">
            <text:p>483.77</text:p>
          </table:table-cell>
          <table:table-cell office:value-type="float" office:value="462.93" calcext:value-type="float">
            <text:p>462.93</text:p>
          </table:table-cell>
          <table:table-cell table:number-columns-repeated="5"/>
        </table:table-row>
        <table:table-row table:style-name="ro1">
          <table:table-cell office:value-type="float" office:value="493.19" calcext:value-type="float">
            <text:p>493.19</text:p>
          </table:table-cell>
          <table:table-cell office:value-type="float" office:value="512.78" calcext:value-type="float">
            <text:p>512.78</text:p>
          </table:table-cell>
          <table:table-cell office:value-type="float" office:value="633.56" calcext:value-type="float">
            <text:p>633.56</text:p>
          </table:table-cell>
          <table:table-cell office:value-type="float" office:value="656.85" calcext:value-type="float">
            <text:p>656.85</text:p>
          </table:table-cell>
          <table:table-cell office:value-type="float" office:value="484.65" calcext:value-type="float">
            <text:p>484.65</text:p>
          </table:table-cell>
          <table:table-cell office:value-type="float" office:value="470.14" calcext:value-type="float">
            <text:p>470.14</text:p>
          </table:table-cell>
          <table:table-cell table:number-columns-repeated="5"/>
        </table:table-row>
        <table:table-row table:style-name="ro1">
          <table:table-cell office:value-type="float" office:value="485.52" calcext:value-type="float">
            <text:p>485.52</text:p>
          </table:table-cell>
          <table:table-cell office:value-type="float" office:value="517.2" calcext:value-type="float">
            <text:p>517.2</text:p>
          </table:table-cell>
          <table:table-cell office:value-type="float" office:value="632.4" calcext:value-type="float">
            <text:p>632.4</text:p>
          </table:table-cell>
          <table:table-cell office:value-type="float" office:value="661.37" calcext:value-type="float">
            <text:p>661.37</text:p>
          </table:table-cell>
          <table:table-cell office:value-type="float" office:value="485.02" calcext:value-type="float">
            <text:p>485.02</text:p>
          </table:table-cell>
          <table:table-cell office:value-type="float" office:value="475.83" calcext:value-type="float">
            <text:p>475.83</text:p>
          </table:table-cell>
          <table:table-cell table:number-columns-repeated="5"/>
        </table:table-row>
        <table:table-row table:style-name="ro1">
          <table:table-cell office:value-type="float" office:value="470.49" calcext:value-type="float">
            <text:p>470.49</text:p>
          </table:table-cell>
          <table:table-cell office:value-type="float" office:value="513.76" calcext:value-type="float">
            <text:p>513.76</text:p>
          </table:table-cell>
          <table:table-cell office:value-type="float" office:value="632.46" calcext:value-type="float">
            <text:p>632.46</text:p>
          </table:table-cell>
          <table:table-cell office:value-type="float" office:value="667.93" calcext:value-type="float">
            <text:p>667.93</text:p>
          </table:table-cell>
          <table:table-cell office:value-type="float" office:value="485" calcext:value-type="float">
            <text:p>485</text:p>
          </table:table-cell>
          <table:table-cell office:value-type="float" office:value="483.12" calcext:value-type="float">
            <text:p>483.12</text:p>
          </table:table-cell>
          <table:table-cell table:number-columns-repeated="5"/>
        </table:table-row>
        <table:table-row table:style-name="ro1">
          <table:table-cell office:value-type="float" office:value="459.43" calcext:value-type="float">
            <text:p>459.43</text:p>
          </table:table-cell>
          <table:table-cell office:value-type="float" office:value="521.01" calcext:value-type="float">
            <text:p>521.01</text:p>
          </table:table-cell>
          <table:table-cell office:value-type="float" office:value="636.76" calcext:value-type="float">
            <text:p>636.76</text:p>
          </table:table-cell>
          <table:table-cell office:value-type="float" office:value="672.47" calcext:value-type="float">
            <text:p>672.47</text:p>
          </table:table-cell>
          <table:table-cell office:value-type="float" office:value="487.95" calcext:value-type="float">
            <text:p>487.95</text:p>
          </table:table-cell>
          <table:table-cell office:value-type="float" office:value="488.58" calcext:value-type="float">
            <text:p>488.58</text:p>
          </table:table-cell>
          <table:table-cell table:number-columns-repeated="5"/>
        </table:table-row>
        <table:table-row table:style-name="ro1">
          <table:table-cell office:value-type="float" office:value="446.01" calcext:value-type="float">
            <text:p>446.01</text:p>
          </table:table-cell>
          <table:table-cell office:value-type="float" office:value="519.79" calcext:value-type="float">
            <text:p>519.79</text:p>
          </table:table-cell>
          <table:table-cell office:value-type="float" office:value="641.12" calcext:value-type="float">
            <text:p>641.12</text:p>
          </table:table-cell>
          <table:table-cell office:value-type="float" office:value="680.39" calcext:value-type="float">
            <text:p>680.39</text:p>
          </table:table-cell>
          <table:table-cell office:value-type="float" office:value="490.43" calcext:value-type="float">
            <text:p>490.43</text:p>
          </table:table-cell>
          <table:table-cell office:value-type="float" office:value="495.73" calcext:value-type="float">
            <text:p>495.73</text:p>
          </table:table-cell>
          <table:table-cell table:number-columns-repeated="5"/>
        </table:table-row>
        <table:table-row table:style-name="ro1">
          <table:table-cell office:value-type="float" office:value="443.4" calcext:value-type="float">
            <text:p>443.4</text:p>
          </table:table-cell>
          <table:table-cell office:value-type="float" office:value="518.58" calcext:value-type="float">
            <text:p>518.58</text:p>
          </table:table-cell>
          <table:table-cell office:value-type="float" office:value="642.32" calcext:value-type="float">
            <text:p>642.32</text:p>
          </table:table-cell>
          <table:table-cell office:value-type="float" office:value="684.63" calcext:value-type="float">
            <text:p>684.63</text:p>
          </table:table-cell>
          <table:table-cell office:value-type="float" office:value="491.27" calcext:value-type="float">
            <text:p>491.27</text:p>
          </table:table-cell>
          <table:table-cell office:value-type="float" office:value="501.13" calcext:value-type="float">
            <text:p>501.13</text:p>
          </table:table-cell>
          <table:table-cell table:number-columns-repeated="5"/>
        </table:table-row>
        <table:table-row table:style-name="ro1">
          <table:table-cell office:value-type="float" office:value="429.02" calcext:value-type="float">
            <text:p>429.02</text:p>
          </table:table-cell>
          <table:table-cell office:value-type="float" office:value="519.95" calcext:value-type="float">
            <text:p>519.95</text:p>
          </table:table-cell>
          <table:table-cell office:value-type="float" office:value="649.83" calcext:value-type="float">
            <text:p>649.83</text:p>
          </table:table-cell>
          <table:table-cell office:value-type="float" office:value="690.52" calcext:value-type="float">
            <text:p>690.52</text:p>
          </table:table-cell>
          <table:table-cell office:value-type="float" office:value="495.13" calcext:value-type="float">
            <text:p>495.13</text:p>
          </table:table-cell>
          <table:table-cell office:value-type="float" office:value="508.22" calcext:value-type="float">
            <text:p>508.22</text:p>
          </table:table-cell>
          <table:table-cell table:number-columns-repeated="5"/>
        </table:table-row>
        <table:table-row table:style-name="ro1">
          <table:table-cell office:value-type="float" office:value="407.89" calcext:value-type="float">
            <text:p>407.89</text:p>
          </table:table-cell>
          <table:table-cell office:value-type="float" office:value="518.14" calcext:value-type="float">
            <text:p>518.14</text:p>
          </table:table-cell>
          <table:table-cell office:value-type="float" office:value="654.04" calcext:value-type="float">
            <text:p>654.04</text:p>
          </table:table-cell>
          <table:table-cell office:value-type="float" office:value="697.59" calcext:value-type="float">
            <text:p>697.59</text:p>
          </table:table-cell>
          <table:table-cell office:value-type="float" office:value="497.88" calcext:value-type="float">
            <text:p>497.88</text:p>
          </table:table-cell>
          <table:table-cell office:value-type="float" office:value="515.69" calcext:value-type="float">
            <text:p>515.69</text:p>
          </table:table-cell>
          <table:table-cell table:number-columns-repeated="5"/>
        </table:table-row>
        <table:table-row table:style-name="ro1">
          <table:table-cell office:value-type="float" office:value="392.87" calcext:value-type="float">
            <text:p>392.87</text:p>
          </table:table-cell>
          <table:table-cell office:value-type="float" office:value="518.35" calcext:value-type="float">
            <text:p>518.35</text:p>
          </table:table-cell>
          <table:table-cell office:value-type="float" office:value="661.19" calcext:value-type="float">
            <text:p>661.19</text:p>
          </table:table-cell>
          <table:table-cell office:value-type="float" office:value="699.7" calcext:value-type="float">
            <text:p>699.7</text:p>
          </table:table-cell>
          <table:table-cell office:value-type="float" office:value="502.81" calcext:value-type="float">
            <text:p>502.81</text:p>
          </table:table-cell>
          <table:table-cell office:value-type="float" office:value="522.98" calcext:value-type="float">
            <text:p>522.98</text:p>
          </table:table-cell>
          <table:table-cell table:number-columns-repeated="5"/>
        </table:table-row>
        <table:table-row table:style-name="ro1">
          <table:table-cell office:value-type="float" office:value="380.02" calcext:value-type="float">
            <text:p>380.02</text:p>
          </table:table-cell>
          <table:table-cell office:value-type="float" office:value="521.16" calcext:value-type="float">
            <text:p>521.16</text:p>
          </table:table-cell>
          <table:table-cell office:value-type="float" office:value="666.12" calcext:value-type="float">
            <text:p>666.12</text:p>
          </table:table-cell>
          <table:table-cell office:value-type="float" office:value="699.45" calcext:value-type="float">
            <text:p>699.45</text:p>
          </table:table-cell>
          <table:table-cell office:value-type="float" office:value="507.4" calcext:value-type="float">
            <text:p>507.4</text:p>
          </table:table-cell>
          <table:table-cell office:value-type="float" office:value="525.37" calcext:value-type="float">
            <text:p>525.37</text:p>
          </table:table-cell>
          <table:table-cell table:number-columns-repeated="5"/>
        </table:table-row>
        <table:table-row table:style-name="ro1">
          <table:table-cell office:value-type="float" office:value="367.4" calcext:value-type="float">
            <text:p>367.4</text:p>
          </table:table-cell>
          <table:table-cell office:value-type="float" office:value="523.04" calcext:value-type="float">
            <text:p>523.04</text:p>
          </table:table-cell>
          <table:table-cell office:value-type="float" office:value="673.43" calcext:value-type="float">
            <text:p>673.43</text:p>
          </table:table-cell>
          <table:table-cell office:value-type="float" office:value="702.01" calcext:value-type="float">
            <text:p>702.01</text:p>
          </table:table-cell>
          <table:table-cell office:value-type="float" office:value="511.01" calcext:value-type="float">
            <text:p>511.01</text:p>
          </table:table-cell>
          <table:table-cell office:value-type="float" office:value="532.54" calcext:value-type="float">
            <text:p>532.54</text:p>
          </table:table-cell>
          <table:table-cell table:number-columns-repeated="5"/>
        </table:table-row>
        <table:table-row table:style-name="ro1">
          <table:table-cell office:value-type="float" office:value="351.36" calcext:value-type="float">
            <text:p>351.36</text:p>
          </table:table-cell>
          <table:table-cell office:value-type="float" office:value="528.47" calcext:value-type="float">
            <text:p>528.47</text:p>
          </table:table-cell>
          <table:table-cell office:value-type="float" office:value="673.48" calcext:value-type="float">
            <text:p>673.48</text:p>
          </table:table-cell>
          <table:table-cell office:value-type="float" office:value="704.46" calcext:value-type="float">
            <text:p>704.46</text:p>
          </table:table-cell>
          <table:table-cell office:value-type="float" office:value="515" calcext:value-type="float">
            <text:p>515</text:p>
          </table:table-cell>
          <table:table-cell office:value-type="float" office:value="540.2" calcext:value-type="float">
            <text:p>540.2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32.87" calcext:value-type="float">
            <text:p>532.87</text:p>
          </table:table-cell>
          <table:table-cell office:value-type="float" office:value="680.47" calcext:value-type="float">
            <text:p>680.47</text:p>
          </table:table-cell>
          <table:table-cell office:value-type="float" office:value="704.07" calcext:value-type="float">
            <text:p>704.07</text:p>
          </table:table-cell>
          <table:table-cell office:value-type="float" office:value="518.56" calcext:value-type="float">
            <text:p>518.56</text:p>
          </table:table-cell>
          <table:table-cell office:value-type="float" office:value="547.43" calcext:value-type="float">
            <text:p>547.43</text:p>
          </table:table-cell>
          <table:table-cell table:number-columns-repeated="5"/>
        </table:table-row>
        <table:table-row table:style-name="ro1">
          <table:table-cell office:value-type="float" office:value="329.42" calcext:value-type="float">
            <text:p>329.42</text:p>
          </table:table-cell>
          <table:table-cell office:value-type="float" office:value="537.89" calcext:value-type="float">
            <text:p>537.89</text:p>
          </table:table-cell>
          <table:table-cell office:value-type="float" office:value="686.78" calcext:value-type="float">
            <text:p>686.78</text:p>
          </table:table-cell>
          <table:table-cell office:value-type="float" office:value="706.26" calcext:value-type="float">
            <text:p>706.26</text:p>
          </table:table-cell>
          <table:table-cell office:value-type="float" office:value="519.71" calcext:value-type="float">
            <text:p>519.71</text:p>
          </table:table-cell>
          <table:table-cell office:value-type="float" office:value="554.99" calcext:value-type="float">
            <text:p>554.99</text:p>
          </table:table-cell>
          <table:table-cell table:number-columns-repeated="5"/>
        </table:table-row>
        <table:table-row table:style-name="ro1">
          <table:table-cell office:value-type="float" office:value="316.45" calcext:value-type="float">
            <text:p>316.45</text:p>
          </table:table-cell>
          <table:table-cell office:value-type="float" office:value="540.73" calcext:value-type="float">
            <text:p>540.73</text:p>
          </table:table-cell>
          <table:table-cell office:value-type="float" office:value="693.97" calcext:value-type="float">
            <text:p>693.97</text:p>
          </table:table-cell>
          <table:table-cell office:value-type="float" office:value="707.9" calcext:value-type="float">
            <text:p>707.9</text:p>
          </table:table-cell>
          <table:table-cell office:value-type="float" office:value="524.62" calcext:value-type="float">
            <text:p>524.62</text:p>
          </table:table-cell>
          <table:table-cell office:value-type="float" office:value="562.33" calcext:value-type="float">
            <text:p>562.33</text:p>
          </table:table-cell>
          <table:table-cell table:number-columns-repeated="5"/>
        </table:table-row>
        <table:table-row table:style-name="ro1">
          <table:table-cell office:value-type="float" office:value="309.17" calcext:value-type="float">
            <text:p>309.17</text:p>
          </table:table-cell>
          <table:table-cell office:value-type="float" office:value="547.52" calcext:value-type="float">
            <text:p>547.52</text:p>
          </table:table-cell>
          <table:table-cell office:value-type="float" office:value="702.61" calcext:value-type="float">
            <text:p>702.61</text:p>
          </table:table-cell>
          <table:table-cell office:value-type="float" office:value="713.66" calcext:value-type="float">
            <text:p>713.66</text:p>
          </table:table-cell>
          <table:table-cell office:value-type="float" office:value="528.37" calcext:value-type="float">
            <text:p>528.37</text:p>
          </table:table-cell>
          <table:table-cell office:value-type="float" office:value="569.56" calcext:value-type="float">
            <text:p>569.56</text:p>
          </table:table-cell>
          <table:table-cell table:number-columns-repeated="5"/>
        </table:table-row>
        <table:table-row table:style-name="ro1">
          <table:table-cell office:value-type="float" office:value="293.68" calcext:value-type="float">
            <text:p>293.68</text:p>
          </table:table-cell>
          <table:table-cell office:value-type="float" office:value="552.06" calcext:value-type="float">
            <text:p>552.06</text:p>
          </table:table-cell>
          <table:table-cell office:value-type="float" office:value="706.81" calcext:value-type="float">
            <text:p>706.81</text:p>
          </table:table-cell>
          <table:table-cell office:value-type="float" office:value="719.94" calcext:value-type="float">
            <text:p>719.94</text:p>
          </table:table-cell>
          <table:table-cell office:value-type="float" office:value="526.08" calcext:value-type="float">
            <text:p>526.08</text:p>
          </table:table-cell>
          <table:table-cell office:value-type="float" office:value="576.97" calcext:value-type="float">
            <text:p>576.97</text:p>
          </table:table-cell>
          <table:table-cell table:number-columns-repeated="5"/>
        </table:table-row>
        <table:table-row table:style-name="ro1">
          <table:table-cell office:value-type="float" office:value="284.25" calcext:value-type="float">
            <text:p>284.25</text:p>
          </table:table-cell>
          <table:table-cell office:value-type="float" office:value="556.81" calcext:value-type="float">
            <text:p>556.81</text:p>
          </table:table-cell>
          <table:table-cell office:value-type="float" office:value="709.06" calcext:value-type="float">
            <text:p>709.06</text:p>
          </table:table-cell>
          <table:table-cell office:value-type="float" office:value="725.26" calcext:value-type="float">
            <text:p>725.26</text:p>
          </table:table-cell>
          <table:table-cell office:value-type="float" office:value="529.8" calcext:value-type="float">
            <text:p>529.8</text:p>
          </table:table-cell>
          <table:table-cell office:value-type="float" office:value="584.24" calcext:value-type="float">
            <text:p>584.24</text:p>
          </table:table-cell>
          <table:table-cell table:number-columns-repeated="5"/>
        </table:table-row>
        <table:table-row table:style-name="ro1">
          <table:table-cell office:value-type="float" office:value="277.68" calcext:value-type="float">
            <text:p>277.68</text:p>
          </table:table-cell>
          <table:table-cell office:value-type="float" office:value="561.29" calcext:value-type="float">
            <text:p>561.29</text:p>
          </table:table-cell>
          <table:table-cell office:value-type="float" office:value="716.03" calcext:value-type="float">
            <text:p>716.03</text:p>
          </table:table-cell>
          <table:table-cell office:value-type="float" office:value="726.02" calcext:value-type="float">
            <text:p>726.02</text:p>
          </table:table-cell>
          <table:table-cell office:value-type="float" office:value="533.23" calcext:value-type="float">
            <text:p>533.23</text:p>
          </table:table-cell>
          <table:table-cell office:value-type="float" office:value="591.6" calcext:value-type="float">
            <text:p>591.6</text:p>
          </table:table-cell>
          <table:table-cell table:number-columns-repeated="5"/>
        </table:table-row>
        <table:table-row table:style-name="ro1">
          <table:table-cell office:value-type="float" office:value="270.01" calcext:value-type="float">
            <text:p>270.01</text:p>
          </table:table-cell>
          <table:table-cell office:value-type="float" office:value="567.74" calcext:value-type="float">
            <text:p>567.74</text:p>
          </table:table-cell>
          <table:table-cell office:value-type="float" office:value="720.71" calcext:value-type="float">
            <text:p>720.71</text:p>
          </table:table-cell>
          <table:table-cell office:value-type="float" office:value="731.9" calcext:value-type="float">
            <text:p>731.9</text:p>
          </table:table-cell>
          <table:table-cell office:value-type="float" office:value="533.64" calcext:value-type="float">
            <text:p>533.64</text:p>
          </table:table-cell>
          <table:table-cell office:value-type="float" office:value="599.06" calcext:value-type="float">
            <text:p>599.06</text:p>
          </table:table-cell>
          <table:table-cell table:number-columns-repeated="5"/>
        </table:table-row>
        <table:table-row table:style-name="ro1">
          <table:table-cell office:value-type="float" office:value="262.98" calcext:value-type="float">
            <text:p>262.98</text:p>
          </table:table-cell>
          <table:table-cell office:value-type="float" office:value="574.77" calcext:value-type="float">
            <text:p>574.77</text:p>
          </table:table-cell>
          <table:table-cell office:value-type="float" office:value="725.41" calcext:value-type="float">
            <text:p>725.41</text:p>
          </table:table-cell>
          <table:table-cell office:value-type="float" office:value="739.48" calcext:value-type="float">
            <text:p>739.48</text:p>
          </table:table-cell>
          <table:table-cell office:value-type="float" office:value="537.83" calcext:value-type="float">
            <text:p>537.83</text:p>
          </table:table-cell>
          <table:table-cell office:value-type="float" office:value="607.09" calcext:value-type="float">
            <text:p>607.09</text:p>
          </table:table-cell>
          <table:table-cell table:number-columns-repeated="5"/>
        </table:table-row>
        <table:table-row table:style-name="ro1">
          <table:table-cell office:value-type="float" office:value="258.69" calcext:value-type="float">
            <text:p>258.69</text:p>
          </table:table-cell>
          <table:table-cell office:value-type="float" office:value="583.31" calcext:value-type="float">
            <text:p>583.31</text:p>
          </table:table-cell>
          <table:table-cell office:value-type="float" office:value="732.21" calcext:value-type="float">
            <text:p>732.21</text:p>
          </table:table-cell>
          <table:table-cell office:value-type="float" office:value="742.44" calcext:value-type="float">
            <text:p>742.44</text:p>
          </table:table-cell>
          <table:table-cell office:value-type="float" office:value="538.28" calcext:value-type="float">
            <text:p>538.28</text:p>
          </table:table-cell>
          <table:table-cell office:value-type="float" office:value="614.42" calcext:value-type="float">
            <text:p>614.42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0.16" calcext:value-type="float">
            <text:p>590.16</text:p>
          </table:table-cell>
          <table:table-cell office:value-type="float" office:value="738.44" calcext:value-type="float">
            <text:p>738.44</text:p>
          </table:table-cell>
          <table:table-cell office:value-type="float" office:value="749.49" calcext:value-type="float">
            <text:p>749.49</text:p>
          </table:table-cell>
          <table:table-cell office:value-type="float" office:value="537.81" calcext:value-type="float">
            <text:p>537.81</text:p>
          </table:table-cell>
          <table:table-cell office:value-type="float" office:value="621.48" calcext:value-type="float">
            <text:p>621.48</text:p>
          </table:table-cell>
          <table:table-cell table:number-columns-repeated="5"/>
        </table:table-row>
        <table:table-row table:style-name="ro1">
          <table:table-cell office:value-type="float" office:value="241.85" calcext:value-type="float">
            <text:p>241.85</text:p>
          </table:table-cell>
          <table:table-cell office:value-type="float" office:value="599.07" calcext:value-type="float">
            <text:p>599.07</text:p>
          </table:table-cell>
          <table:table-cell office:value-type="float" office:value="742.79" calcext:value-type="float">
            <text:p>742.79</text:p>
          </table:table-cell>
          <table:table-cell office:value-type="float" office:value="754.79" calcext:value-type="float">
            <text:p>754.79</text:p>
          </table:table-cell>
          <table:table-cell office:value-type="float" office:value="534.22" calcext:value-type="float">
            <text:p>534.22</text:p>
          </table:table-cell>
          <table:table-cell office:value-type="float" office:value="628.64" calcext:value-type="float">
            <text:p>628.64</text:p>
          </table:table-cell>
          <table:table-cell table:number-columns-repeated="5"/>
        </table:table-row>
        <table:table-row table:style-name="ro1">
          <table:table-cell office:value-type="float" office:value="240.43" calcext:value-type="float">
            <text:p>240.43</text:p>
          </table:table-cell>
          <table:table-cell office:value-type="float" office:value="605.8" calcext:value-type="float">
            <text:p>605.8</text:p>
          </table:table-cell>
          <table:table-cell office:value-type="float" office:value="748.87" calcext:value-type="float">
            <text:p>748.87</text:p>
          </table:table-cell>
          <table:table-cell office:value-type="float" office:value="754.79" calcext:value-type="float">
            <text:p>754.79</text:p>
          </table:table-cell>
          <table:table-cell office:value-type="float" office:value="529.79" calcext:value-type="float">
            <text:p>529.79</text:p>
          </table:table-cell>
          <table:table-cell office:value-type="float" office:value="637.38" calcext:value-type="float">
            <text:p>637.38</text:p>
          </table:table-cell>
          <table:table-cell table:number-columns-repeated="5"/>
        </table:table-row>
        <table:table-row table:style-name="ro1">
          <table:table-cell office:value-type="float" office:value="233.74" calcext:value-type="float">
            <text:p>233.74</text:p>
          </table:table-cell>
          <table:table-cell office:value-type="float" office:value="613.15" calcext:value-type="float">
            <text:p>613.15</text:p>
          </table:table-cell>
          <table:table-cell office:value-type="float" office:value="744.61" calcext:value-type="float">
            <text:p>744.61</text:p>
          </table:table-cell>
          <table:table-cell office:value-type="float" office:value="761.91" calcext:value-type="float">
            <text:p>761.91</text:p>
          </table:table-cell>
          <table:table-cell office:value-type="float" office:value="532.06" calcext:value-type="float">
            <text:p>532.06</text:p>
          </table:table-cell>
          <table:table-cell office:value-type="float" office:value="644.85" calcext:value-type="float">
            <text:p>644.85</text:p>
          </table:table-cell>
          <table:table-cell table:number-columns-repeated="5"/>
        </table:table-row>
        <table:table-row table:style-name="ro1">
          <table:table-cell office:value-type="float" office:value="230.65" calcext:value-type="float">
            <text:p>230.65</text:p>
          </table:table-cell>
          <table:table-cell office:value-type="float" office:value="620.51" calcext:value-type="float">
            <text:p>620.51</text:p>
          </table:table-cell>
          <table:table-cell office:value-type="float" office:value="746.67" calcext:value-type="float">
            <text:p>746.67</text:p>
          </table:table-cell>
          <table:table-cell office:value-type="float" office:value="769.71" calcext:value-type="float">
            <text:p>769.71</text:p>
          </table:table-cell>
          <table:table-cell office:value-type="float" office:value="522.82" calcext:value-type="float">
            <text:p>522.82</text:p>
          </table:table-cell>
          <table:table-cell office:value-type="float" office:value="652.13" calcext:value-type="float">
            <text:p>652.13</text:p>
          </table:table-cell>
          <table:table-cell table:number-columns-repeated="5"/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627.75" calcext:value-type="float">
            <text:p>627.75</text:p>
          </table:table-cell>
          <table:table-cell office:value-type="float" office:value="751.28" calcext:value-type="float">
            <text:p>751.28</text:p>
          </table:table-cell>
          <table:table-cell office:value-type="float" office:value="774.23" calcext:value-type="float">
            <text:p>774.23</text:p>
          </table:table-cell>
          <table:table-cell office:value-type="float" office:value="515.09" calcext:value-type="float">
            <text:p>515.09</text:p>
          </table:table-cell>
          <table:table-cell office:value-type="float" office:value="654.68" calcext:value-type="float">
            <text:p>654.68</text:p>
          </table:table-cell>
          <table:table-cell table:number-columns-repeated="5"/>
        </table:table-row>
        <table:table-row table:style-name="ro1">
          <table:table-cell office:value-type="float" office:value="219.73" calcext:value-type="float">
            <text:p>219.73</text:p>
          </table:table-cell>
          <table:table-cell office:value-type="float" office:value="632.72" calcext:value-type="float">
            <text:p>632.72</text:p>
          </table:table-cell>
          <table:table-cell office:value-type="float" office:value="754.67" calcext:value-type="float">
            <text:p>754.67</text:p>
          </table:table-cell>
          <table:table-cell office:value-type="float" office:value="779.64" calcext:value-type="float">
            <text:p>779.64</text:p>
          </table:table-cell>
          <table:table-cell office:value-type="float" office:value="507.85" calcext:value-type="float">
            <text:p>507.85</text:p>
          </table:table-cell>
          <table:table-cell office:value-type="float" office:value="658.9" calcext:value-type="float">
            <text:p>658.9</text:p>
          </table:table-cell>
          <table:table-cell table:number-columns-repeated="5"/>
        </table:table-row>
        <table:table-row table:style-name="ro1">
          <table:table-cell office:value-type="float" office:value="218.64" calcext:value-type="float">
            <text:p>218.64</text:p>
          </table:table-cell>
          <table:table-cell office:value-type="float" office:value="637.27" calcext:value-type="float">
            <text:p>637.27</text:p>
          </table:table-cell>
          <table:table-cell office:value-type="float" office:value="760.08" calcext:value-type="float">
            <text:p>760.08</text:p>
          </table:table-cell>
          <table:table-cell office:value-type="float" office:value="784.35" calcext:value-type="float">
            <text:p>784.35</text:p>
          </table:table-cell>
          <table:table-cell office:value-type="float" office:value="502.43" calcext:value-type="float">
            <text:p>502.43</text:p>
          </table:table-cell>
          <table:table-cell office:value-type="float" office:value="662.01" calcext:value-type="float">
            <text:p>662.01</text:p>
          </table:table-cell>
          <table:table-cell table:number-columns-repeated="5"/>
        </table:table-row>
        <table:table-row table:style-name="ro1">
          <table:table-cell office:value-type="float" office:value="216.57" calcext:value-type="float">
            <text:p>216.57</text:p>
          </table:table-cell>
          <table:table-cell office:value-type="float" office:value="641.72" calcext:value-type="float">
            <text:p>641.72</text:p>
          </table:table-cell>
          <table:table-cell office:value-type="float" office:value="764.76" calcext:value-type="float">
            <text:p>764.76</text:p>
          </table:table-cell>
          <table:table-cell office:value-type="float" office:value="789.76" calcext:value-type="float">
            <text:p>789.76</text:p>
          </table:table-cell>
          <table:table-cell office:value-type="float" office:value="499.84" calcext:value-type="float">
            <text:p>499.84</text:p>
          </table:table-cell>
          <table:table-cell office:value-type="float" office:value="671.43" calcext:value-type="float">
            <text:p>671.43</text:p>
          </table:table-cell>
          <table:table-cell table:number-columns-repeated="5"/>
        </table:table-row>
        <table:table-row table:style-name="ro1">
          <table:table-cell office:value-type="float" office:value="214.56" calcext:value-type="float">
            <text:p>214.56</text:p>
          </table:table-cell>
          <table:table-cell office:value-type="float" office:value="647.45" calcext:value-type="float">
            <text:p>647.45</text:p>
          </table:table-cell>
          <table:table-cell office:value-type="float" office:value="765.06" calcext:value-type="float">
            <text:p>765.06</text:p>
          </table:table-cell>
          <table:table-cell office:value-type="float" office:value="797.42" calcext:value-type="float">
            <text:p>797.42</text:p>
          </table:table-cell>
          <table:table-cell office:value-type="float" office:value="497.06" calcext:value-type="float">
            <text:p>497.06</text:p>
          </table:table-cell>
          <table:table-cell office:value-type="float" office:value="680.72" calcext:value-type="float">
            <text:p>680.72</text:p>
          </table:table-cell>
          <table:table-cell table:number-columns-repeated="5"/>
        </table:table-row>
        <table:table-row table:style-name="ro1">
          <table:table-cell office:value-type="float" office:value="216.67" calcext:value-type="float">
            <text:p>216.67</text:p>
          </table:table-cell>
          <table:table-cell office:value-type="float" office:value="652.19" calcext:value-type="float">
            <text:p>652.19</text:p>
          </table:table-cell>
          <table:table-cell office:value-type="float" office:value="760.23" calcext:value-type="float">
            <text:p>760.23</text:p>
          </table:table-cell>
          <table:table-cell office:value-type="float" office:value="797.42" calcext:value-type="float">
            <text:p>797.42</text:p>
          </table:table-cell>
          <table:table-cell office:value-type="float" office:value="499.96" calcext:value-type="float">
            <text:p>499.96</text:p>
          </table:table-cell>
          <table:table-cell office:value-type="float" office:value="687.87" calcext:value-type="float">
            <text:p>687.87</text:p>
          </table:table-cell>
          <table:table-cell table:number-columns-repeated="5"/>
        </table:table-row>
        <table:table-row table:style-name="ro1">
          <table:table-cell office:value-type="float" office:value="208.31" calcext:value-type="float">
            <text:p>208.31</text:p>
          </table:table-cell>
          <table:table-cell office:value-type="float" office:value="656.63" calcext:value-type="float">
            <text:p>656.63</text:p>
          </table:table-cell>
          <table:table-cell office:value-type="float" office:value="757" calcext:value-type="float">
            <text:p>757</text:p>
          </table:table-cell>
          <table:table-cell office:value-type="float" office:value="802.92" calcext:value-type="float">
            <text:p>802.92</text:p>
          </table:table-cell>
          <table:table-cell office:value-type="float" office:value="503.26" calcext:value-type="float">
            <text:p>503.26</text:p>
          </table:table-cell>
          <table:table-cell office:value-type="float" office:value="696.41" calcext:value-type="float">
            <text:p>696.41</text:p>
          </table:table-cell>
          <table:table-cell table:number-columns-repeated="5"/>
        </table:table-row>
        <table:table-row table:style-name="ro1">
          <table:table-cell office:value-type="float" office:value="213.09" calcext:value-type="float">
            <text:p>213.09</text:p>
          </table:table-cell>
          <table:table-cell office:value-type="float" office:value="658.35" calcext:value-type="float">
            <text:p>658.35</text:p>
          </table:table-cell>
          <table:table-cell office:value-type="float" office:value="761.31" calcext:value-type="float">
            <text:p>761.31</text:p>
          </table:table-cell>
          <table:table-cell office:value-type="float" office:value="810.47" calcext:value-type="float">
            <text:p>810.47</text:p>
          </table:table-cell>
          <table:table-cell office:value-type="float" office:value="507.43" calcext:value-type="float">
            <text:p>507.43</text:p>
          </table:table-cell>
          <table:table-cell office:value-type="float" office:value="703.55" calcext:value-type="float">
            <text:p>703.55</text:p>
          </table:table-cell>
          <table:table-cell table:number-columns-repeated="5"/>
        </table:table-row>
        <table:table-row table:style-name="ro1">
          <table:table-cell office:value-type="float" office:value="220.27" calcext:value-type="float">
            <text:p>220.27</text:p>
          </table:table-cell>
          <table:table-cell office:value-type="float" office:value="665.86" calcext:value-type="float">
            <text:p>665.86</text:p>
          </table:table-cell>
          <table:table-cell office:value-type="float" office:value="765" calcext:value-type="float">
            <text:p>765</text:p>
          </table:table-cell>
          <table:table-cell office:value-type="float" office:value="812.31" calcext:value-type="float">
            <text:p>812.31</text:p>
          </table:table-cell>
          <table:table-cell office:value-type="float" office:value="514.64" calcext:value-type="float">
            <text:p>514.64</text:p>
          </table:table-cell>
          <table:table-cell office:value-type="float" office:value="711.85" calcext:value-type="float">
            <text:p>711.85</text:p>
          </table:table-cell>
          <table:table-cell table:number-columns-repeated="5"/>
        </table:table-row>
        <table:table-row table:style-name="ro1">
          <table:table-cell office:value-type="float" office:value="226.08" calcext:value-type="float">
            <text:p>226.08</text:p>
          </table:table-cell>
          <table:table-cell office:value-type="float" office:value="666.52" calcext:value-type="float">
            <text:p>666.52</text:p>
          </table:table-cell>
          <table:table-cell office:value-type="float" office:value="772.39" calcext:value-type="float">
            <text:p>772.39</text:p>
          </table:table-cell>
          <table:table-cell office:value-type="float" office:value="816.96" calcext:value-type="float">
            <text:p>816.96</text:p>
          </table:table-cell>
          <table:table-cell office:value-type="float" office:value="519.19" calcext:value-type="float">
            <text:p>519.19</text:p>
          </table:table-cell>
          <table:table-cell office:value-type="float" office:value="720.39" calcext:value-type="float">
            <text:p>720.39</text:p>
          </table:table-cell>
          <table:table-cell table:number-columns-repeated="5"/>
        </table:table-row>
        <table:table-row table:style-name="ro1">
          <table:table-cell office:value-type="float" office:value="230.98" calcext:value-type="float">
            <text:p>230.98</text:p>
          </table:table-cell>
          <table:table-cell office:value-type="float" office:value="670.49" calcext:value-type="float">
            <text:p>670.49</text:p>
          </table:table-cell>
          <table:table-cell office:value-type="float" office:value="781.5" calcext:value-type="float">
            <text:p>781.5</text:p>
          </table:table-cell>
          <table:table-cell office:value-type="float" office:value="816.96" calcext:value-type="float">
            <text:p>816.96</text:p>
          </table:table-cell>
          <table:table-cell office:value-type="float" office:value="523.73" calcext:value-type="float">
            <text:p>523.73</text:p>
          </table:table-cell>
          <table:table-cell office:value-type="float" office:value="728.97" calcext:value-type="float">
            <text:p>728.97</text:p>
          </table:table-cell>
          <table:table-cell table:number-columns-repeated="5"/>
        </table:table-row>
        <table:table-row table:style-name="ro1">
          <table:table-cell office:value-type="float" office:value="233.05" calcext:value-type="float">
            <text:p>233.05</text:p>
          </table:table-cell>
          <table:table-cell office:value-type="float" office:value="676.24" calcext:value-type="float">
            <text:p>676.24</text:p>
          </table:table-cell>
          <table:table-cell office:value-type="float" office:value="782.24" calcext:value-type="float">
            <text:p>782.24</text:p>
          </table:table-cell>
          <table:table-cell office:value-type="float" office:value="823.94" calcext:value-type="float">
            <text:p>823.94</text:p>
          </table:table-cell>
          <table:table-cell office:value-type="float" office:value="530.14" calcext:value-type="float">
            <text:p>530.14</text:p>
          </table:table-cell>
          <table:table-cell office:value-type="float" office:value="737.82" calcext:value-type="float">
            <text:p>737.82</text:p>
          </table:table-cell>
          <table:table-cell table:number-columns-repeated="5"/>
        </table:table-row>
        <table:table-row table:style-name="ro1">
          <table:table-cell office:value-type="float" office:value="237.73" calcext:value-type="float">
            <text:p>237.73</text:p>
          </table:table-cell>
          <table:table-cell office:value-type="float" office:value="681.34" calcext:value-type="float">
            <text:p>681.34</text:p>
          </table:table-cell>
          <table:table-cell office:value-type="float" office:value="782.24" calcext:value-type="float">
            <text:p>782.24</text:p>
          </table:table-cell>
          <table:table-cell office:value-type="float" office:value="827.03" calcext:value-type="float">
            <text:p>827.03</text:p>
          </table:table-cell>
          <table:table-cell office:value-type="float" office:value="535.74" calcext:value-type="float">
            <text:p>535.74</text:p>
          </table:table-cell>
          <table:table-cell office:value-type="float" office:value="745.04" calcext:value-type="float">
            <text:p>745.04</text:p>
          </table:table-cell>
          <table:table-cell table:number-columns-repeated="5"/>
        </table:table-row>
        <table:table-row table:style-name="ro1">
          <table:table-cell office:value-type="float" office:value="245.68" calcext:value-type="float">
            <text:p>245.68</text:p>
          </table:table-cell>
          <table:table-cell office:value-type="float" office:value="688.89" calcext:value-type="float">
            <text:p>688.89</text:p>
          </table:table-cell>
          <table:table-cell office:value-type="float" office:value="782.24" calcext:value-type="float">
            <text:p>782.24</text:p>
          </table:table-cell>
          <table:table-cell office:value-type="float" office:value="827.8" calcext:value-type="float">
            <text:p>827.8</text:p>
          </table:table-cell>
          <table:table-cell office:value-type="float" office:value="540.94" calcext:value-type="float">
            <text:p>540.94</text:p>
          </table:table-cell>
          <table:table-cell office:value-type="float" office:value="752.3" calcext:value-type="float">
            <text:p>752.3</text:p>
          </table:table-cell>
          <table:table-cell table:number-columns-repeated="5"/>
        </table:table-row>
        <table:table-row table:style-name="ro1">
          <table:table-cell office:value-type="float" office:value="253.38" calcext:value-type="float">
            <text:p>253.38</text:p>
          </table:table-cell>
          <table:table-cell office:value-type="float" office:value="694.56" calcext:value-type="float">
            <text:p>694.56</text:p>
          </table:table-cell>
          <table:table-cell office:value-type="float" office:value="779.32" calcext:value-type="float">
            <text:p>779.32</text:p>
          </table:table-cell>
          <table:table-cell office:value-type="float" office:value="829.07" calcext:value-type="float">
            <text:p>829.07</text:p>
          </table:table-cell>
          <table:table-cell office:value-type="float" office:value="544.75" calcext:value-type="float">
            <text:p>544.75</text:p>
          </table:table-cell>
          <table:table-cell office:value-type="float" office:value="759.78" calcext:value-type="float">
            <text:p>759.78</text:p>
          </table:table-cell>
          <table:table-cell table:number-columns-repeated="5"/>
        </table:table-row>
        <table:table-row table:style-name="ro1">
          <table:table-cell office:value-type="float" office:value="259.34" calcext:value-type="float">
            <text:p>259.34</text:p>
          </table:table-cell>
          <table:table-cell office:value-type="float" office:value="690.09" calcext:value-type="float">
            <text:p>690.09</text:p>
          </table:table-cell>
          <table:table-cell office:value-type="float" office:value="785.33" calcext:value-type="float">
            <text:p>785.33</text:p>
          </table:table-cell>
          <table:table-cell office:value-type="float" office:value="824.78" calcext:value-type="float">
            <text:p>824.78</text:p>
          </table:table-cell>
          <table:table-cell office:value-type="float" office:value="545.89" calcext:value-type="float">
            <text:p>545.89</text:p>
          </table:table-cell>
          <table:table-cell office:value-type="float" office:value="767.92" calcext:value-type="float">
            <text:p>767.92</text:p>
          </table:table-cell>
          <table:table-cell table:number-columns-repeated="5"/>
        </table:table-row>
        <table:table-row table:style-name="ro1">
          <table:table-cell office:value-type="float" office:value="263.69" calcext:value-type="float">
            <text:p>263.69</text:p>
          </table:table-cell>
          <table:table-cell office:value-type="float" office:value="693.86" calcext:value-type="float">
            <text:p>693.86</text:p>
          </table:table-cell>
          <table:table-cell office:value-type="float" office:value="785.33" calcext:value-type="float">
            <text:p>785.33</text:p>
          </table:table-cell>
          <table:table-cell office:value-type="float" office:value="819.37" calcext:value-type="float">
            <text:p>819.37</text:p>
          </table:table-cell>
          <table:table-cell office:value-type="float" office:value="549.82" calcext:value-type="float">
            <text:p>549.82</text:p>
          </table:table-cell>
          <table:table-cell office:value-type="float" office:value="775.16" calcext:value-type="float">
            <text:p>775.16</text:p>
          </table:table-cell>
          <table:table-cell table:number-columns-repeated="5"/>
        </table:table-row>
        <table:table-row table:style-name="ro1">
          <table:table-cell office:value-type="float" office:value="264.81" calcext:value-type="float">
            <text:p>264.81</text:p>
          </table:table-cell>
          <table:table-cell office:value-type="float" office:value="692.97" calcext:value-type="float">
            <text:p>692.97</text:p>
          </table:table-cell>
          <table:table-cell office:value-type="float" office:value="783.61" calcext:value-type="float">
            <text:p>783.61</text:p>
          </table:table-cell>
          <table:table-cell office:value-type="float" office:value="812.47" calcext:value-type="float">
            <text:p>812.47</text:p>
          </table:table-cell>
          <table:table-cell office:value-type="float" office:value="551.69" calcext:value-type="float">
            <text:p>551.69</text:p>
          </table:table-cell>
          <table:table-cell office:value-type="float" office:value="782.52" calcext:value-type="float">
            <text:p>782.52</text:p>
          </table:table-cell>
          <table:table-cell table:number-columns-repeated="5"/>
        </table:table-row>
        <table:table-row table:style-name="ro1">
          <table:table-cell office:value-type="float" office:value="267.23" calcext:value-type="float">
            <text:p>267.23</text:p>
          </table:table-cell>
          <table:table-cell office:value-type="float" office:value="693.54" calcext:value-type="float">
            <text:p>693.54</text:p>
          </table:table-cell>
          <table:table-cell office:value-type="float" office:value="783.61" calcext:value-type="float">
            <text:p>783.61</text:p>
          </table:table-cell>
          <table:table-cell office:value-type="float" office:value="815.35" calcext:value-type="float">
            <text:p>815.35</text:p>
          </table:table-cell>
          <table:table-cell office:value-type="float" office:value="558.74" calcext:value-type="float">
            <text:p>558.74</text:p>
          </table:table-cell>
          <table:table-cell office:value-type="float" office:value="789.44" calcext:value-type="float">
            <text:p>789.44</text:p>
          </table:table-cell>
          <table:table-cell table:number-columns-repeated="5"/>
        </table:table-row>
        <table:table-row table:style-name="ro1">
          <table:table-cell office:value-type="float" office:value="271.67" calcext:value-type="float">
            <text:p>271.67</text:p>
          </table:table-cell>
          <table:table-cell office:value-type="float" office:value="699.06" calcext:value-type="float">
            <text:p>699.06</text:p>
          </table:table-cell>
          <table:table-cell office:value-type="float" office:value="785.95" calcext:value-type="float">
            <text:p>785.95</text:p>
          </table:table-cell>
          <table:table-cell office:value-type="float" office:value="804.19" calcext:value-type="float">
            <text:p>804.19</text:p>
          </table:table-cell>
          <table:table-cell office:value-type="float" office:value="567.37" calcext:value-type="float">
            <text:p>567.37</text:p>
          </table:table-cell>
          <table:table-cell office:value-type="float" office:value="796.86" calcext:value-type="float">
            <text:p>796.86</text:p>
          </table:table-cell>
          <table:table-cell table:number-columns-repeated="5"/>
        </table:table-row>
        <table:table-row table:style-name="ro1">
          <table:table-cell office:value-type="float" office:value="275.76" calcext:value-type="float">
            <text:p>275.76</text:p>
          </table:table-cell>
          <table:table-cell office:value-type="float" office:value="702.09" calcext:value-type="float">
            <text:p>702.09</text:p>
          </table:table-cell>
          <table:table-cell office:value-type="float" office:value="782.52" calcext:value-type="float">
            <text:p>782.52</text:p>
          </table:table-cell>
          <table:table-cell office:value-type="float" office:value="804.28" calcext:value-type="float">
            <text:p>804.28</text:p>
          </table:table-cell>
          <table:table-cell office:value-type="float" office:value="567.08" calcext:value-type="float">
            <text:p>567.08</text:p>
          </table:table-cell>
          <table:table-cell office:value-type="float" office:value="804.07" calcext:value-type="float">
            <text:p>804.07</text:p>
          </table:table-cell>
          <table:table-cell table:number-columns-repeated="5"/>
        </table:table-row>
        <table:table-row table:style-name="ro1">
          <table:table-cell office:value-type="float" office:value="276.84" calcext:value-type="float">
            <text:p>276.84</text:p>
          </table:table-cell>
          <table:table-cell office:value-type="float" office:value="703.03" calcext:value-type="float">
            <text:p>703.03</text:p>
          </table:table-cell>
          <table:table-cell office:value-type="float" office:value="783.88" calcext:value-type="float">
            <text:p>783.88</text:p>
          </table:table-cell>
          <table:table-cell office:value-type="float" office:value="802.05" calcext:value-type="float">
            <text:p>802.05</text:p>
          </table:table-cell>
          <table:table-cell office:value-type="float" office:value="570.59" calcext:value-type="float">
            <text:p>570.59</text:p>
          </table:table-cell>
          <table:table-cell office:value-type="float" office:value="811.44" calcext:value-type="float">
            <text:p>811.44</text:p>
          </table:table-cell>
          <table:table-cell table:number-columns-repeated="5"/>
        </table:table-row>
        <table:table-row table:style-name="ro1">
          <table:table-cell office:value-type="float" office:value="277.3" calcext:value-type="float">
            <text:p>277.3</text:p>
          </table:table-cell>
          <table:table-cell office:value-type="float" office:value="709.7" calcext:value-type="float">
            <text:p>709.7</text:p>
          </table:table-cell>
          <table:table-cell office:value-type="float" office:value="787.97" calcext:value-type="float">
            <text:p>787.97</text:p>
          </table:table-cell>
          <table:table-cell office:value-type="float" office:value="802.05" calcext:value-type="float">
            <text:p>802.05</text:p>
          </table:table-cell>
          <table:table-cell office:value-type="float" office:value="572.1" calcext:value-type="float">
            <text:p>572.1</text:p>
          </table:table-cell>
          <table:table-cell office:value-type="float" office:value="818.76" calcext:value-type="float">
            <text:p>818.76</text:p>
          </table:table-cell>
          <table:table-cell table:number-columns-repeated="5"/>
        </table:table-row>
        <table:table-row table:style-name="ro1">
          <table:table-cell office:value-type="float" office:value="276.99" calcext:value-type="float">
            <text:p>276.99</text:p>
          </table:table-cell>
          <table:table-cell office:value-type="float" office:value="712.86" calcext:value-type="float">
            <text:p>712.86</text:p>
          </table:table-cell>
          <table:table-cell office:value-type="float" office:value="790.54" calcext:value-type="float">
            <text:p>790.54</text:p>
          </table:table-cell>
          <table:table-cell office:value-type="float" office:value="800.84" calcext:value-type="float">
            <text:p>800.84</text:p>
          </table:table-cell>
          <table:table-cell office:value-type="float" office:value="572.84" calcext:value-type="float">
            <text:p>572.84</text:p>
          </table:table-cell>
          <table:table-cell office:value-type="float" office:value="825.67" calcext:value-type="float">
            <text:p>825.67</text:p>
          </table:table-cell>
          <table:table-cell table:number-columns-repeated="5"/>
        </table:table-row>
        <table:table-row table:style-name="ro1">
          <table:table-cell office:value-type="float" office:value="277.09" calcext:value-type="float">
            <text:p>277.09</text:p>
          </table:table-cell>
          <table:table-cell office:value-type="float" office:value="709.62" calcext:value-type="float">
            <text:p>709.62</text:p>
          </table:table-cell>
          <table:table-cell office:value-type="float" office:value="794.75" calcext:value-type="float">
            <text:p>794.75</text:p>
          </table:table-cell>
          <table:table-cell office:value-type="float" office:value="798.47" calcext:value-type="float">
            <text:p>798.47</text:p>
          </table:table-cell>
          <table:table-cell office:value-type="float" office:value="572.84" calcext:value-type="float">
            <text:p>572.84</text:p>
          </table:table-cell>
          <table:table-cell office:value-type="float" office:value="832.74" calcext:value-type="float">
            <text:p>832.74</text:p>
          </table:table-cell>
          <table:table-cell table:number-columns-repeated="5"/>
        </table:table-row>
        <table:table-row table:style-name="ro1">
          <table:table-cell office:value-type="float" office:value="276.24" calcext:value-type="float">
            <text:p>276.24</text:p>
          </table:table-cell>
          <table:table-cell office:value-type="float" office:value="713.51" calcext:value-type="float">
            <text:p>713.51</text:p>
          </table:table-cell>
          <table:table-cell office:value-type="float" office:value="798.26" calcext:value-type="float">
            <text:p>798.26</text:p>
          </table:table-cell>
          <table:table-cell office:value-type="float" office:value="796.7" calcext:value-type="float">
            <text:p>796.7</text:p>
          </table:table-cell>
          <table:table-cell office:value-type="float" office:value="574.51" calcext:value-type="float">
            <text:p>574.51</text:p>
          </table:table-cell>
          <table:table-cell office:value-type="float" office:value="838.21" calcext:value-type="float">
            <text:p>838.21</text:p>
          </table:table-cell>
          <table:table-cell table:number-columns-repeated="5"/>
        </table:table-row>
        <table:table-row table:style-name="ro1">
          <table:table-cell office:value-type="float" office:value="276.01" calcext:value-type="float">
            <text:p>276.01</text:p>
          </table:table-cell>
          <table:table-cell office:value-type="float" office:value="720.27" calcext:value-type="float">
            <text:p>720.27</text:p>
          </table:table-cell>
          <table:table-cell office:value-type="float" office:value="800.67" calcext:value-type="float">
            <text:p>800.67</text:p>
          </table:table-cell>
          <table:table-cell office:value-type="float" office:value="796.7" calcext:value-type="float">
            <text:p>796.7</text:p>
          </table:table-cell>
          <table:table-cell office:value-type="float" office:value="577.74" calcext:value-type="float">
            <text:p>577.74</text:p>
          </table:table-cell>
          <table:table-cell office:value-type="float" office:value="843.36" calcext:value-type="float">
            <text:p>843.36</text:p>
          </table:table-cell>
          <table:table-cell table:number-columns-repeated="5"/>
        </table:table-row>
        <table:table-row table:style-name="ro1">
          <table:table-cell office:value-type="float" office:value="273.05" calcext:value-type="float">
            <text:p>273.05</text:p>
          </table:table-cell>
          <table:table-cell office:value-type="float" office:value="723.69" calcext:value-type="float">
            <text:p>723.69</text:p>
          </table:table-cell>
          <table:table-cell office:value-type="float" office:value="798.33" calcext:value-type="float">
            <text:p>798.33</text:p>
          </table:table-cell>
          <table:table-cell office:value-type="float" office:value="796.95" calcext:value-type="float">
            <text:p>796.95</text:p>
          </table:table-cell>
          <table:table-cell office:value-type="float" office:value="582.35" calcext:value-type="float">
            <text:p>582.35</text:p>
          </table:table-cell>
          <table:table-cell office:value-type="float" office:value="845.54" calcext:value-type="float">
            <text:p>845.54</text:p>
          </table:table-cell>
          <table:table-cell table:number-columns-repeated="5"/>
        </table:table-row>
        <table:table-row table:style-name="ro1">
          <table:table-cell office:value-type="float" office:value="271.65" calcext:value-type="float">
            <text:p>271.65</text:p>
          </table:table-cell>
          <table:table-cell office:value-type="float" office:value="725.66" calcext:value-type="float">
            <text:p>725.66</text:p>
          </table:table-cell>
          <table:table-cell office:value-type="float" office:value="798.33" calcext:value-type="float">
            <text:p>798.33</text:p>
          </table:table-cell>
          <table:table-cell office:value-type="float" office:value="802.53" calcext:value-type="float">
            <text:p>802.53</text:p>
          </table:table-cell>
          <table:table-cell office:value-type="float" office:value="581.11" calcext:value-type="float">
            <text:p>581.11</text:p>
          </table:table-cell>
          <table:table-cell office:value-type="float" office:value="851.63" calcext:value-type="float">
            <text:p>851.63</text:p>
          </table:table-cell>
          <table:table-cell table:number-columns-repeated="5"/>
        </table:table-row>
        <table:table-row table:style-name="ro1">
          <table:table-cell office:value-type="float" office:value="269.79" calcext:value-type="float">
            <text:p>269.79</text:p>
          </table:table-cell>
          <table:table-cell office:value-type="float" office:value="729.61" calcext:value-type="float">
            <text:p>729.61</text:p>
          </table:table-cell>
          <table:table-cell office:value-type="float" office:value="797.05" calcext:value-type="float">
            <text:p>797.05</text:p>
          </table:table-cell>
          <table:table-cell office:value-type="float" office:value="802.53" calcext:value-type="float">
            <text:p>802.53</text:p>
          </table:table-cell>
          <table:table-cell office:value-type="float" office:value="588.3" calcext:value-type="float">
            <text:p>588.3</text:p>
          </table:table-cell>
          <table:table-cell office:value-type="float" office:value="846.35" calcext:value-type="float">
            <text:p>846.35</text:p>
          </table:table-cell>
          <table:table-cell table:number-columns-repeated="5"/>
        </table:table-row>
        <table:table-row table:style-name="ro1">
          <table:table-cell office:value-type="float" office:value="265.98" calcext:value-type="float">
            <text:p>265.98</text:p>
          </table:table-cell>
          <table:table-cell office:value-type="float" office:value="735.51" calcext:value-type="float">
            <text:p>735.51</text:p>
          </table:table-cell>
          <table:table-cell office:value-type="float" office:value="803.87" calcext:value-type="float">
            <text:p>803.87</text:p>
          </table:table-cell>
          <table:table-cell office:value-type="float" office:value="799.24" calcext:value-type="float">
            <text:p>799.24</text:p>
          </table:table-cell>
          <table:table-cell office:value-type="float" office:value="587.71" calcext:value-type="float">
            <text:p>587.71</text:p>
          </table:table-cell>
          <table:table-cell office:value-type="float" office:value="847.12" calcext:value-type="float">
            <text:p>847.12</text:p>
          </table:table-cell>
          <table:table-cell table:number-columns-repeated="5"/>
        </table:table-row>
        <table:table-row table:style-name="ro1">
          <table:table-cell office:value-type="float" office:value="261.46" calcext:value-type="float">
            <text:p>261.46</text:p>
          </table:table-cell>
          <table:table-cell office:value-type="float" office:value="736.21" calcext:value-type="float">
            <text:p>736.21</text:p>
          </table:table-cell>
          <table:table-cell office:value-type="float" office:value="798.59" calcext:value-type="float">
            <text:p>798.59</text:p>
          </table:table-cell>
          <table:table-cell office:value-type="float" office:value="799.24" calcext:value-type="float">
            <text:p>799.24</text:p>
          </table:table-cell>
          <table:table-cell office:value-type="float" office:value="583.92" calcext:value-type="float">
            <text:p>583.92</text:p>
          </table:table-cell>
          <table:table-cell office:value-type="float" office:value="849.16" calcext:value-type="float">
            <text:p>849.16</text:p>
          </table:table-cell>
          <table:table-cell table:number-columns-repeated="5"/>
        </table:table-row>
        <table:table-row table:style-name="ro1">
          <table:table-cell office:value-type="float" office:value="255.83" calcext:value-type="float">
            <text:p>255.83</text:p>
          </table:table-cell>
          <table:table-cell office:value-type="float" office:value="741.8" calcext:value-type="float">
            <text:p>741.8</text:p>
          </table:table-cell>
          <table:table-cell office:value-type="float" office:value="798.59" calcext:value-type="float">
            <text:p>798.59</text:p>
          </table:table-cell>
          <table:table-cell office:value-type="float" office:value="797.14" calcext:value-type="float">
            <text:p>797.14</text:p>
          </table:table-cell>
          <table:table-cell office:value-type="float" office:value="588.3" calcext:value-type="float">
            <text:p>588.3</text:p>
          </table:table-cell>
          <table:table-cell office:value-type="float" office:value="852.9" calcext:value-type="float">
            <text:p>852.9</text:p>
          </table:table-cell>
          <table:table-cell table:number-columns-repeated="5"/>
        </table:table-row>
        <table:table-row table:style-name="ro1">
          <table:table-cell office:value-type="float" office:value="250.77" calcext:value-type="float">
            <text:p>250.77</text:p>
          </table:table-cell>
          <table:table-cell office:value-type="float" office:value="749.11" calcext:value-type="float">
            <text:p>749.11</text:p>
          </table:table-cell>
          <table:table-cell office:value-type="float" office:value="798.59" calcext:value-type="float">
            <text:p>798.59</text:p>
          </table:table-cell>
          <table:table-cell office:value-type="float" office:value="786.74" calcext:value-type="float">
            <text:p>786.74</text:p>
          </table:table-cell>
          <table:table-cell office:value-type="float" office:value="596.19" calcext:value-type="float">
            <text:p>596.19</text:p>
          </table:table-cell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246.83" calcext:value-type="float">
            <text:p>246.83</text:p>
          </table:table-cell>
          <table:table-cell office:value-type="float" office:value="757.13" calcext:value-type="float">
            <text:p>757.13</text:p>
          </table:table-cell>
          <table:table-cell office:value-type="float" office:value="794.18" calcext:value-type="float">
            <text:p>794.18</text:p>
          </table:table-cell>
          <table:table-cell office:value-type="float" office:value="786.74" calcext:value-type="float">
            <text:p>786.74</text:p>
          </table:table-cell>
          <table:table-cell office:value-type="float" office:value="595.46" calcext:value-type="float">
            <text:p>595.46</text:p>
          </table:table-cell>
          <table:table-cell office:value-type="float" office:value="854.75" calcext:value-type="float">
            <text:p>854.75</text:p>
          </table:table-cell>
          <table:table-cell table:number-columns-repeated="5"/>
        </table:table-row>
        <table:table-row table:style-name="ro1">
          <table:table-cell office:value-type="float" office:value="239.64" calcext:value-type="float">
            <text:p>239.64</text:p>
          </table:table-cell>
          <table:table-cell office:value-type="float" office:value="763.51" calcext:value-type="float">
            <text:p>763.51</text:p>
          </table:table-cell>
          <table:table-cell office:value-type="float" office:value="794.18" calcext:value-type="float">
            <text:p>794.18</text:p>
          </table:table-cell>
          <table:table-cell office:value-type="float" office:value="786.74" calcext:value-type="float">
            <text:p>786.74</text:p>
          </table:table-cell>
          <table:table-cell office:value-type="float" office:value="598.8" calcext:value-type="float">
            <text:p>598.8</text:p>
          </table:table-cell>
          <table:table-cell office:value-type="float" office:value="855.92" calcext:value-type="float">
            <text:p>855.92</text:p>
          </table:table-cell>
          <table:table-cell table:number-columns-repeated="5"/>
        </table:table-row>
        <table:table-row table:style-name="ro1">
          <table:table-cell office:value-type="float" office:value="233.01" calcext:value-type="float">
            <text:p>233.01</text:p>
          </table:table-cell>
          <table:table-cell office:value-type="float" office:value="772.35" calcext:value-type="float">
            <text:p>772.35</text:p>
          </table:table-cell>
          <table:table-cell office:value-type="float" office:value="798.98" calcext:value-type="float">
            <text:p>798.98</text:p>
          </table:table-cell>
          <table:table-cell office:value-type="float" office:value="790.51" calcext:value-type="float">
            <text:p>790.51</text:p>
          </table:table-cell>
          <table:table-cell office:value-type="float" office:value="602.77" calcext:value-type="float">
            <text:p>602.77</text:p>
          </table:table-cell>
          <table:table-cell office:value-type="float" office:value="848.18" calcext:value-type="float">
            <text:p>848.18</text:p>
          </table:table-cell>
          <table:table-cell table:number-columns-repeated="5"/>
        </table:table-row>
        <table:table-row table:style-name="ro1">
          <table:table-cell office:value-type="float" office:value="221.93" calcext:value-type="float">
            <text:p>221.93</text:p>
          </table:table-cell>
          <table:table-cell office:value-type="float" office:value="778.31" calcext:value-type="float">
            <text:p>778.31</text:p>
          </table:table-cell>
          <table:table-cell office:value-type="float" office:value="798.98" calcext:value-type="float">
            <text:p>798.98</text:p>
          </table:table-cell>
          <table:table-cell office:value-type="float" office:value="793.79" calcext:value-type="float">
            <text:p>793.79</text:p>
          </table:table-cell>
          <table:table-cell office:value-type="float" office:value="600.99" calcext:value-type="float">
            <text:p>600.99</text:p>
          </table:table-cell>
          <table:table-cell office:value-type="float" office:value="844.42" calcext:value-type="float">
            <text:p>844.42</text:p>
          </table:table-cell>
          <table:table-cell table:number-columns-repeated="5"/>
        </table:table-row>
        <table:table-row table:style-name="ro1">
          <table:table-cell office:value-type="float" office:value="186.33" calcext:value-type="float">
            <text:p>186.33</text:p>
          </table:table-cell>
          <table:table-cell office:value-type="float" office:value="784.32" calcext:value-type="float">
            <text:p>784.32</text:p>
          </table:table-cell>
          <table:table-cell office:value-type="float" office:value="797.42" calcext:value-type="float">
            <text:p>797.42</text:p>
          </table:table-cell>
          <table:table-cell office:value-type="float" office:value="798.16" calcext:value-type="float">
            <text:p>798.16</text:p>
          </table:table-cell>
          <table:table-cell office:value-type="float" office:value="599.81" calcext:value-type="float">
            <text:p>599.81</text:p>
          </table:table-cell>
          <table:table-cell office:value-type="float" office:value="841.98" calcext:value-type="float">
            <text:p>841.98</text:p>
          </table:table-cell>
          <table:table-cell table:number-columns-repeated="5"/>
        </table:table-row>
        <table:table-row table:style-name="ro1">
          <table:table-cell office:value-type="float" office:value="133.58" calcext:value-type="float">
            <text:p>133.58</text:p>
          </table:table-cell>
          <table:table-cell office:value-type="float" office:value="789.99" calcext:value-type="float">
            <text:p>789.99</text:p>
          </table:table-cell>
          <table:table-cell office:value-type="float" office:value="803.94" calcext:value-type="float">
            <text:p>803.94</text:p>
          </table:table-cell>
          <table:table-cell office:value-type="float" office:value="803.69" calcext:value-type="float">
            <text:p>803.69</text:p>
          </table:table-cell>
          <table:table-cell office:value-type="float" office:value="601.1" calcext:value-type="float">
            <text:p>601.1</text:p>
          </table:table-cell>
          <table:table-cell office:value-type="float" office:value="833.77" calcext:value-type="float">
            <text:p>833.77</text:p>
          </table:table-cell>
          <table:table-cell table:number-columns-repeated="5"/>
        </table:table-row>
        <table:table-row table:style-name="ro1">
          <table:table-cell office:value-type="float" office:value="107.78" calcext:value-type="float">
            <text:p>107.78</text:p>
          </table:table-cell>
          <table:table-cell office:value-type="float" office:value="796.12" calcext:value-type="float">
            <text:p>796.12</text:p>
          </table:table-cell>
          <table:table-cell office:value-type="float" office:value="801.87" calcext:value-type="float">
            <text:p>801.87</text:p>
          </table:table-cell>
          <table:table-cell office:value-type="float" office:value="809.25" calcext:value-type="float">
            <text:p>809.25</text:p>
          </table:table-cell>
          <table:table-cell office:value-type="float" office:value="598.57" calcext:value-type="float">
            <text:p>598.57</text:p>
          </table:table-cell>
          <table:table-cell office:value-type="float" office:value="806.8" calcext:value-type="float">
            <text:p>806.8</text:p>
          </table:table-cell>
          <table:table-cell table:number-columns-repeated="5"/>
        </table:table-row>
        <table:table-row table:style-name="ro1">
          <table:table-cell office:value-type="float" office:value="101.12" calcext:value-type="float">
            <text:p>101.12</text:p>
          </table:table-cell>
          <table:table-cell office:value-type="float" office:value="799.6" calcext:value-type="float">
            <text:p>799.6</text:p>
          </table:table-cell>
          <table:table-cell office:value-type="float" office:value="796.99" calcext:value-type="float">
            <text:p>796.99</text:p>
          </table:table-cell>
          <table:table-cell office:value-type="float" office:value="810.24" calcext:value-type="float">
            <text:p>810.24</text:p>
          </table:table-cell>
          <table:table-cell office:value-type="float" office:value="596.89" calcext:value-type="float">
            <text:p>596.89</text:p>
          </table:table-cell>
          <table:table-cell office:value-type="float" office:value="772.67" calcext:value-type="float">
            <text:p>772.67</text:p>
          </table:table-cell>
          <table:table-cell table:number-columns-repeated="5"/>
        </table:table-row>
        <table:table-row table:style-name="ro1">
          <table:table-cell office:value-type="float" office:value="96.42" calcext:value-type="float">
            <text:p>96.42</text:p>
          </table:table-cell>
          <table:table-cell office:value-type="float" office:value="801.76" calcext:value-type="float">
            <text:p>801.76</text:p>
          </table:table-cell>
          <table:table-cell office:value-type="float" office:value="800.81" calcext:value-type="float">
            <text:p>800.81</text:p>
          </table:table-cell>
          <table:table-cell office:value-type="float" office:value="808.54" calcext:value-type="float">
            <text:p>808.54</text:p>
          </table:table-cell>
          <table:table-cell office:value-type="float" office:value="598.43" calcext:value-type="float">
            <text:p>598.43</text:p>
          </table:table-cell>
          <table:table-cell office:value-type="float" office:value="740.88" calcext:value-type="float">
            <text:p>740.88</text:p>
          </table:table-cell>
          <table:table-cell table:number-columns-repeated="5"/>
        </table:table-row>
        <table:table-row table:style-name="ro1">
          <table:table-cell office:value-type="float" office:value="90.73" calcext:value-type="float">
            <text:p>90.73</text:p>
          </table:table-cell>
          <table:table-cell office:value-type="float" office:value="807.65" calcext:value-type="float">
            <text:p>807.65</text:p>
          </table:table-cell>
          <table:table-cell office:value-type="float" office:value="791.25" calcext:value-type="float">
            <text:p>791.25</text:p>
          </table:table-cell>
          <table:table-cell office:value-type="float" office:value="811.3" calcext:value-type="float">
            <text:p>811.3</text:p>
          </table:table-cell>
          <table:table-cell office:value-type="float" office:value="600.15" calcext:value-type="float">
            <text:p>600.15</text:p>
          </table:table-cell>
          <table:table-cell office:value-type="float" office:value="724.95" calcext:value-type="float">
            <text:p>724.95</text:p>
          </table:table-cell>
          <table:table-cell table:number-columns-repeated="5"/>
        </table:table-row>
        <table:table-row table:style-name="ro1">
          <table:table-cell office:value-type="float" office:value="86.33" calcext:value-type="float">
            <text:p>86.33</text:p>
          </table:table-cell>
          <table:table-cell office:value-type="float" office:value="812.8" calcext:value-type="float">
            <text:p>812.8</text:p>
          </table:table-cell>
          <table:table-cell office:value-type="float" office:value="784.94" calcext:value-type="float">
            <text:p>784.94</text:p>
          </table:table-cell>
          <table:table-cell office:value-type="float" office:value="814.22" calcext:value-type="float">
            <text:p>814.22</text:p>
          </table:table-cell>
          <table:table-cell office:value-type="float" office:value="589.53" calcext:value-type="float">
            <text:p>589.53</text:p>
          </table:table-cell>
          <table:table-cell office:value-type="float" office:value="702.28" calcext:value-type="float">
            <text:p>702.28</text:p>
          </table:table-cell>
          <table:table-cell table:number-columns-repeated="5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809.83" calcext:value-type="float">
            <text:p>809.83</text:p>
          </table:table-cell>
          <table:table-cell office:value-type="float" office:value="783.97" calcext:value-type="float">
            <text:p>783.97</text:p>
          </table:table-cell>
          <table:table-cell office:value-type="float" office:value="813.4" calcext:value-type="float">
            <text:p>813.4</text:p>
          </table:table-cell>
          <table:table-cell office:value-type="float" office:value="586.74" calcext:value-type="float">
            <text:p>586.74</text:p>
          </table:table-cell>
          <table:table-cell office:value-type="float" office:value="668.6" calcext:value-type="float">
            <text:p>668.6</text:p>
          </table:table-cell>
          <table:table-cell table:number-columns-repeated="5"/>
        </table:table-row>
        <table:table-row table:style-name="ro1">
          <table:table-cell office:value-type="float" office:value="82.31" calcext:value-type="float">
            <text:p>82.31</text:p>
          </table:table-cell>
          <table:table-cell office:value-type="float" office:value="815.55" calcext:value-type="float">
            <text:p>815.55</text:p>
          </table:table-cell>
          <table:table-cell office:value-type="float" office:value="775.68" calcext:value-type="float">
            <text:p>775.68</text:p>
          </table:table-cell>
          <table:table-cell office:value-type="float" office:value="813.4" calcext:value-type="float">
            <text:p>813.4</text:p>
          </table:table-cell>
          <table:table-cell office:value-type="float" office:value="583.24" calcext:value-type="float">
            <text:p>583.24</text:p>
          </table:table-cell>
          <table:table-cell office:value-type="float" office:value="635.09" calcext:value-type="float">
            <text:p>635.09</text:p>
          </table:table-cell>
          <table:table-cell table:number-columns-repeated="5"/>
        </table:table-row>
        <table:table-row table:style-name="ro1">
          <table:table-cell office:value-type="float" office:value="81.05" calcext:value-type="float">
            <text:p>81.05</text:p>
          </table:table-cell>
          <table:table-cell office:value-type="float" office:value="821.37" calcext:value-type="float">
            <text:p>821.37</text:p>
          </table:table-cell>
          <table:table-cell office:value-type="float" office:value="776.05" calcext:value-type="float">
            <text:p>776.05</text:p>
          </table:table-cell>
          <table:table-cell office:value-type="float" office:value="810.02" calcext:value-type="float">
            <text:p>810.02</text:p>
          </table:table-cell>
          <table:table-cell office:value-type="float" office:value="585.93" calcext:value-type="float">
            <text:p>585.93</text:p>
          </table:table-cell>
          <table:table-cell office:value-type="float" office:value="601.45" calcext:value-type="float">
            <text:p>601.45</text:p>
          </table:table-cell>
          <table:table-cell table:number-columns-repeated="5"/>
        </table:table-row>
        <table:table-row table:style-name="ro1">
          <table:table-cell office:value-type="float" office:value="80.57" calcext:value-type="float">
            <text:p>80.57</text:p>
          </table:table-cell>
          <table:table-cell office:value-type="float" office:value="821.43" calcext:value-type="float">
            <text:p>821.43</text:p>
          </table:table-cell>
          <table:table-cell office:value-type="float" office:value="766.43" calcext:value-type="float">
            <text:p>766.43</text:p>
          </table:table-cell>
          <table:table-cell office:value-type="float" office:value="810.02" calcext:value-type="float">
            <text:p>810.02</text:p>
          </table:table-cell>
          <table:table-cell office:value-type="float" office:value="589.79" calcext:value-type="float">
            <text:p>589.79</text:p>
          </table:table-cell>
          <table:table-cell office:value-type="float" office:value="582.43" calcext:value-type="float">
            <text:p>582.43</text:p>
          </table:table-cell>
          <table:table-cell table:number-columns-repeated="5"/>
        </table:table-row>
        <table:table-row table:style-name="ro1">
          <table:table-cell office:value-type="float" office:value="80.43" calcext:value-type="float">
            <text:p>80.43</text:p>
          </table:table-cell>
          <table:table-cell office:value-type="float" office:value="821.68" calcext:value-type="float">
            <text:p>821.68</text:p>
          </table:table-cell>
          <table:table-cell office:value-type="float" office:value="765.9" calcext:value-type="float">
            <text:p>765.9</text:p>
          </table:table-cell>
          <table:table-cell office:value-type="float" office:value="810.02" calcext:value-type="float">
            <text:p>810.02</text:p>
          </table:table-cell>
          <table:table-cell office:value-type="float" office:value="589.54" calcext:value-type="float">
            <text:p>589.54</text:p>
          </table:table-cell>
          <table:table-cell office:value-type="float" office:value="557.75" calcext:value-type="float">
            <text:p>557.75</text:p>
          </table:table-cell>
          <table:table-cell table:number-columns-repeated="5"/>
        </table:table-row>
        <table:table-row table:style-name="ro1">
          <table:table-cell office:value-type="float" office:value="79.61" calcext:value-type="float">
            <text:p>79.61</text:p>
          </table:table-cell>
          <table:table-cell office:value-type="float" office:value="830.1" calcext:value-type="float">
            <text:p>830.1</text:p>
          </table:table-cell>
          <table:table-cell office:value-type="float" office:value="764.73" calcext:value-type="float">
            <text:p>764.73</text:p>
          </table:table-cell>
          <table:table-cell office:value-type="float" office:value="807.55" calcext:value-type="float">
            <text:p>807.55</text:p>
          </table:table-cell>
          <table:table-cell office:value-type="float" office:value="589.85" calcext:value-type="float">
            <text:p>589.85</text:p>
          </table:table-cell>
          <table:table-cell office:value-type="float" office:value="533.64" calcext:value-type="float">
            <text:p>533.64</text:p>
          </table:table-cell>
          <table:table-cell table:number-columns-repeated="5"/>
        </table:table-row>
        <table:table-row table:style-name="ro1">
          <table:table-cell office:value-type="float" office:value="79.65" calcext:value-type="float">
            <text:p>79.65</text:p>
          </table:table-cell>
          <table:table-cell office:value-type="float" office:value="832.99" calcext:value-type="float">
            <text:p>832.99</text:p>
          </table:table-cell>
          <table:table-cell office:value-type="float" office:value="754.01" calcext:value-type="float">
            <text:p>754.01</text:p>
          </table:table-cell>
          <table:table-cell office:value-type="float" office:value="809.56" calcext:value-type="float">
            <text:p>809.56</text:p>
          </table:table-cell>
          <table:table-cell office:value-type="float" office:value="596.41" calcext:value-type="float">
            <text:p>596.41</text:p>
          </table:table-cell>
          <table:table-cell office:value-type="float" office:value="524.55" calcext:value-type="float">
            <text:p>524.55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office:value-type="float" office:value="837.45" calcext:value-type="float">
            <text:p>837.45</text:p>
          </table:table-cell>
          <table:table-cell office:value-type="float" office:value="747.43" calcext:value-type="float">
            <text:p>747.43</text:p>
          </table:table-cell>
          <table:table-cell office:value-type="float" office:value="809.66" calcext:value-type="float">
            <text:p>809.66</text:p>
          </table:table-cell>
          <table:table-cell office:value-type="float" office:value="603.57" calcext:value-type="float">
            <text:p>603.57</text:p>
          </table:table-cell>
          <table:table-cell office:value-type="float" office:value="521.58" calcext:value-type="float">
            <text:p>521.58</text:p>
          </table:table-cell>
          <table:table-cell table:number-columns-repeated="5"/>
        </table:table-row>
        <table:table-row table:style-name="ro1">
          <table:table-cell office:value-type="float" office:value="79.74" calcext:value-type="float">
            <text:p>79.74</text:p>
          </table:table-cell>
          <table:table-cell office:value-type="float" office:value="841.49" calcext:value-type="float">
            <text:p>841.49</text:p>
          </table:table-cell>
          <table:table-cell office:value-type="float" office:value="734.36" calcext:value-type="float">
            <text:p>734.36</text:p>
          </table:table-cell>
          <table:table-cell office:value-type="float" office:value="812.22" calcext:value-type="float">
            <text:p>812.22</text:p>
          </table:table-cell>
          <table:table-cell office:value-type="float" office:value="609.46" calcext:value-type="float">
            <text:p>609.46</text:p>
          </table:table-cell>
          <table:table-cell office:value-type="float" office:value="518.37" calcext:value-type="float">
            <text:p>518.37</text:p>
          </table:table-cell>
          <table:table-cell table:number-columns-repeated="5"/>
        </table:table-row>
        <table:table-row table:style-name="ro1">
          <table:table-cell office:value-type="float" office:value="80.85" calcext:value-type="float">
            <text:p>80.85</text:p>
          </table:table-cell>
          <table:table-cell office:value-type="float" office:value="842.76" calcext:value-type="float">
            <text:p>842.76</text:p>
          </table:table-cell>
          <table:table-cell office:value-type="float" office:value="724.82" calcext:value-type="float">
            <text:p>724.82</text:p>
          </table:table-cell>
          <table:table-cell office:value-type="float" office:value="817.74" calcext:value-type="float">
            <text:p>817.74</text:p>
          </table:table-cell>
          <table:table-cell office:value-type="float" office:value="615.41" calcext:value-type="float">
            <text:p>615.41</text:p>
          </table:table-cell>
          <table:table-cell office:value-type="float" office:value="515.12" calcext:value-type="float">
            <text:p>515.12</text:p>
          </table:table-cell>
          <table:table-cell table:number-columns-repeated="5"/>
        </table:table-row>
        <table:table-row table:style-name="ro1">
          <table:table-cell office:value-type="float" office:value="82.21" calcext:value-type="float">
            <text:p>82.21</text:p>
          </table:table-cell>
          <table:table-cell office:value-type="float" office:value="846.13" calcext:value-type="float">
            <text:p>846.13</text:p>
          </table:table-cell>
          <table:table-cell office:value-type="float" office:value="710.85" calcext:value-type="float">
            <text:p>710.85</text:p>
          </table:table-cell>
          <table:table-cell office:value-type="float" office:value="816.7" calcext:value-type="float">
            <text:p>816.7</text:p>
          </table:table-cell>
          <table:table-cell office:value-type="float" office:value="620.4" calcext:value-type="float">
            <text:p>620.4</text:p>
          </table:table-cell>
          <table:table-cell office:value-type="float" office:value="515.12" calcext:value-type="float">
            <text:p>515.12</text:p>
          </table:table-cell>
          <table:table-cell table:number-columns-repeated="5"/>
        </table:table-row>
        <table:table-row table:style-name="ro1">
          <table:table-cell office:value-type="float" office:value="83.58" calcext:value-type="float">
            <text:p>83.58</text:p>
          </table:table-cell>
          <table:table-cell office:value-type="float" office:value="846.13" calcext:value-type="float">
            <text:p>846.13</text:p>
          </table:table-cell>
          <table:table-cell office:value-type="float" office:value="687.42" calcext:value-type="float">
            <text:p>687.42</text:p>
          </table:table-cell>
          <table:table-cell office:value-type="float" office:value="820.52" calcext:value-type="float">
            <text:p>820.52</text:p>
          </table:table-cell>
          <table:table-cell office:value-type="float" office:value="624.09" calcext:value-type="float">
            <text:p>624.09</text:p>
          </table:table-cell>
          <table:table-cell office:value-type="float" office:value="511.45" calcext:value-type="float">
            <text:p>511.45</text:p>
          </table:table-cell>
          <table:table-cell table:number-columns-repeated="5"/>
        </table:table-row>
        <table:table-row table:style-name="ro1">
          <table:table-cell office:value-type="float" office:value="84.05" calcext:value-type="float">
            <text:p>84.05</text:p>
          </table:table-cell>
          <table:table-cell office:value-type="float" office:value="850.09" calcext:value-type="float">
            <text:p>850.09</text:p>
          </table:table-cell>
          <table:table-cell office:value-type="float" office:value="664.14" calcext:value-type="float">
            <text:p>664.14</text:p>
          </table:table-cell>
          <table:table-cell office:value-type="float" office:value="820.52" calcext:value-type="float">
            <text:p>820.52</text:p>
          </table:table-cell>
          <table:table-cell office:value-type="float" office:value="627.84" calcext:value-type="float">
            <text:p>627.84</text:p>
          </table:table-cell>
          <table:table-cell office:value-type="float" office:value="511.45" calcext:value-type="float">
            <text:p>511.45</text:p>
          </table:table-cell>
          <table:table-cell table:number-columns-repeated="5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852.95" calcext:value-type="float">
            <text:p>852.95</text:p>
          </table:table-cell>
          <table:table-cell office:value-type="float" office:value="645.55" calcext:value-type="float">
            <text:p>645.55</text:p>
          </table:table-cell>
          <table:table-cell office:value-type="float" office:value="818.64" calcext:value-type="float">
            <text:p>818.64</text:p>
          </table:table-cell>
          <table:table-cell office:value-type="float" office:value="632.66" calcext:value-type="float">
            <text:p>632.66</text:p>
          </table:table-cell>
          <table:table-cell office:value-type="float" office:value="511.45" calcext:value-type="float">
            <text:p>511.45</text:p>
          </table:table-cell>
          <table:table-cell table:number-columns-repeated="5"/>
        </table:table-row>
        <table:table-row table:style-name="ro1">
          <table:table-cell office:value-type="float" office:value="86.51" calcext:value-type="float">
            <text:p>86.51</text:p>
          </table:table-cell>
          <table:table-cell office:value-type="float" office:value="849.74" calcext:value-type="float">
            <text:p>849.74</text:p>
          </table:table-cell>
          <table:table-cell office:value-type="float" office:value="631.85" calcext:value-type="float">
            <text:p>631.85</text:p>
          </table:table-cell>
          <table:table-cell office:value-type="float" office:value="816.09" calcext:value-type="float">
            <text:p>816.09</text:p>
          </table:table-cell>
          <table:table-cell office:value-type="float" office:value="635.52" calcext:value-type="float">
            <text:p>635.52</text:p>
          </table:table-cell>
          <table:table-cell office:value-type="float" office:value="511.45" calcext:value-type="float">
            <text:p>511.45</text:p>
          </table:table-cell>
          <table:table-cell table:number-columns-repeated="5"/>
        </table:table-row>
        <table:table-row table:style-name="ro1">
          <table:table-cell office:value-type="float" office:value="88.13" calcext:value-type="float">
            <text:p>88.13</text:p>
          </table:table-cell>
          <table:table-cell office:value-type="float" office:value="853.21" calcext:value-type="float">
            <text:p>853.21</text:p>
          </table:table-cell>
          <table:table-cell office:value-type="float" office:value="618.6" calcext:value-type="float">
            <text:p>618.6</text:p>
          </table:table-cell>
          <table:table-cell office:value-type="float" office:value="812.23" calcext:value-type="float">
            <text:p>812.23</text:p>
          </table:table-cell>
          <table:table-cell office:value-type="float" office:value="640.46" calcext:value-type="float">
            <text:p>640.46</text:p>
          </table:table-cell>
          <table:table-cell office:value-type="float" office:value="511.45" calcext:value-type="float">
            <text:p>511.45</text:p>
          </table:table-cell>
          <table:table-cell table:number-columns-repeated="5"/>
        </table:table-row>
        <table:table-row table:style-name="ro1">
          <table:table-cell office:value-type="float" office:value="89.48" calcext:value-type="float">
            <text:p>89.48</text:p>
          </table:table-cell>
          <table:table-cell office:value-type="float" office:value="850.58" calcext:value-type="float">
            <text:p>850.58</text:p>
          </table:table-cell>
          <table:table-cell office:value-type="float" office:value="606.37" calcext:value-type="float">
            <text:p>606.37</text:p>
          </table:table-cell>
          <table:table-cell office:value-type="float" office:value="805.16" calcext:value-type="float">
            <text:p>805.16</text:p>
          </table:table-cell>
          <table:table-cell office:value-type="float" office:value="648.44" calcext:value-type="float">
            <text:p>648.44</text:p>
          </table:table-cell>
          <table:table-cell office:value-type="float" office:value="515.97" calcext:value-type="float">
            <text:p>515.97</text:p>
          </table:table-cell>
          <table:table-cell table:number-columns-repeated="5"/>
        </table:table-row>
        <table:table-row table:style-name="ro1">
          <table:table-cell office:value-type="float" office:value="90.11" calcext:value-type="float">
            <text:p>90.11</text:p>
          </table:table-cell>
          <table:table-cell office:value-type="float" office:value="841.12" calcext:value-type="float">
            <text:p>841.12</text:p>
          </table:table-cell>
          <table:table-cell office:value-type="float" office:value="591.7" calcext:value-type="float">
            <text:p>591.7</text:p>
          </table:table-cell>
          <table:table-cell office:value-type="float" office:value="775.04" calcext:value-type="float">
            <text:p>775.04</text:p>
          </table:table-cell>
          <table:table-cell office:value-type="float" office:value="657.22" calcext:value-type="float">
            <text:p>657.22</text:p>
          </table:table-cell>
          <table:table-cell office:value-type="float" office:value="521.18" calcext:value-type="float">
            <text:p>521.18</text:p>
          </table:table-cell>
          <table:table-cell table:number-columns-repeated="5"/>
        </table:table-row>
        <table:table-row table:style-name="ro1">
          <table:table-cell office:value-type="float" office:value="90.07" calcext:value-type="float">
            <text:p>90.07</text:p>
          </table:table-cell>
          <table:table-cell office:value-type="float" office:value="844.81" calcext:value-type="float">
            <text:p>844.81</text:p>
          </table:table-cell>
          <table:table-cell office:value-type="float" office:value="577.6" calcext:value-type="float">
            <text:p>577.6</text:p>
          </table:table-cell>
          <table:table-cell office:value-type="float" office:value="751.57" calcext:value-type="float">
            <text:p>751.57</text:p>
          </table:table-cell>
          <table:table-cell office:value-type="float" office:value="662.27" calcext:value-type="float">
            <text:p>662.27</text:p>
          </table:table-cell>
          <table:table-cell office:value-type="float" office:value="526.22" calcext:value-type="float">
            <text:p>526.22</text:p>
          </table:table-cell>
          <table:table-cell table:number-columns-repeated="5"/>
        </table:table-row>
        <table:table-row table:style-name="ro1">
          <table:table-cell office:value-type="float" office:value="89.04" calcext:value-type="float">
            <text:p>89.04</text:p>
          </table:table-cell>
          <table:table-cell office:value-type="float" office:value="844.86" calcext:value-type="float">
            <text:p>844.86</text:p>
          </table:table-cell>
          <table:table-cell office:value-type="float" office:value="572.96" calcext:value-type="float">
            <text:p>572.96</text:p>
          </table:table-cell>
          <table:table-cell office:value-type="float" office:value="753.36" calcext:value-type="float">
            <text:p>753.36</text:p>
          </table:table-cell>
          <table:table-cell office:value-type="float" office:value="667.62" calcext:value-type="float">
            <text:p>667.62</text:p>
          </table:table-cell>
          <table:table-cell office:value-type="float" office:value="530.3" calcext:value-type="float">
            <text:p>530.3</text:p>
          </table:table-cell>
          <table:table-cell table:number-columns-repeated="5"/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838.9" calcext:value-type="float">
            <text:p>838.9</text:p>
          </table:table-cell>
          <table:table-cell office:value-type="float" office:value="564.71" calcext:value-type="float">
            <text:p>564.71</text:p>
          </table:table-cell>
          <table:table-cell office:value-type="float" office:value="758.21" calcext:value-type="float">
            <text:p>758.21</text:p>
          </table:table-cell>
          <table:table-cell office:value-type="float" office:value="672.95" calcext:value-type="float">
            <text:p>672.95</text:p>
          </table:table-cell>
          <table:table-cell office:value-type="float" office:value="535.51" calcext:value-type="float">
            <text:p>535.51</text:p>
          </table:table-cell>
          <table:table-cell table:number-columns-repeated="5"/>
        </table:table-row>
        <table:table-row table:style-name="ro1">
          <table:table-cell office:value-type="float" office:value="88.24" calcext:value-type="float">
            <text:p>88.24</text:p>
          </table:table-cell>
          <table:table-cell office:value-type="float" office:value="840.19" calcext:value-type="float">
            <text:p>840.19</text:p>
          </table:table-cell>
          <table:table-cell office:value-type="float" office:value="566.67" calcext:value-type="float">
            <text:p>566.67</text:p>
          </table:table-cell>
          <table:table-cell office:value-type="float" office:value="761.26" calcext:value-type="float">
            <text:p>761.26</text:p>
          </table:table-cell>
          <table:table-cell office:value-type="float" office:value="677.95" calcext:value-type="float">
            <text:p>677.95</text:p>
          </table:table-cell>
          <table:table-cell office:value-type="float" office:value="535.75" calcext:value-type="float">
            <text:p>535.75</text:p>
          </table:table-cell>
          <table:table-cell table:number-columns-repeated="5"/>
        </table:table-row>
        <table:table-row table:style-name="ro1">
          <table:table-cell office:value-type="float" office:value="85.99" calcext:value-type="float">
            <text:p>85.99</text:p>
          </table:table-cell>
          <table:table-cell office:value-type="float" office:value="840.19" calcext:value-type="float">
            <text:p>840.19</text:p>
          </table:table-cell>
          <table:table-cell office:value-type="float" office:value="562.86" calcext:value-type="float">
            <text:p>562.86</text:p>
          </table:table-cell>
          <table:table-cell office:value-type="float" office:value="766.51" calcext:value-type="float">
            <text:p>766.51</text:p>
          </table:table-cell>
          <table:table-cell office:value-type="float" office:value="685.11" calcext:value-type="float">
            <text:p>685.11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85.91" calcext:value-type="float">
            <text:p>85.91</text:p>
          </table:table-cell>
          <table:table-cell office:value-type="float" office:value="837.69" calcext:value-type="float">
            <text:p>837.69</text:p>
          </table:table-cell>
          <table:table-cell office:value-type="float" office:value="552.98" calcext:value-type="float">
            <text:p>552.98</text:p>
          </table:table-cell>
          <table:table-cell office:value-type="float" office:value="772.82" calcext:value-type="float">
            <text:p>772.82</text:p>
          </table:table-cell>
          <table:table-cell office:value-type="float" office:value="692.99" calcext:value-type="float">
            <text:p>692.99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835.63" calcext:value-type="float">
            <text:p>835.63</text:p>
          </table:table-cell>
          <table:table-cell office:value-type="float" office:value="540.16" calcext:value-type="float">
            <text:p>540.16</text:p>
          </table:table-cell>
          <table:table-cell office:value-type="float" office:value="777.29" calcext:value-type="float">
            <text:p>777.29</text:p>
          </table:table-cell>
          <table:table-cell office:value-type="float" office:value="699.71" calcext:value-type="float">
            <text:p>699.71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82.66" calcext:value-type="float">
            <text:p>82.66</text:p>
          </table:table-cell>
          <table:table-cell office:value-type="float" office:value="834.09" calcext:value-type="float">
            <text:p>834.09</text:p>
          </table:table-cell>
          <table:table-cell office:value-type="float" office:value="543.94" calcext:value-type="float">
            <text:p>543.94</text:p>
          </table:table-cell>
          <table:table-cell office:value-type="float" office:value="781.74" calcext:value-type="float">
            <text:p>781.74</text:p>
          </table:table-cell>
          <table:table-cell office:value-type="float" office:value="704.8" calcext:value-type="float">
            <text:p>704.8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office:value-type="float" office:value="829.22" calcext:value-type="float">
            <text:p>829.22</text:p>
          </table:table-cell>
          <table:table-cell office:value-type="float" office:value="539.65" calcext:value-type="float">
            <text:p>539.65</text:p>
          </table:table-cell>
          <table:table-cell office:value-type="float" office:value="789.06" calcext:value-type="float">
            <text:p>789.06</text:p>
          </table:table-cell>
          <table:table-cell office:value-type="float" office:value="709.29" calcext:value-type="float">
            <text:p>709.29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6.11" calcext:value-type="float">
            <text:p>76.11</text:p>
          </table:table-cell>
          <table:table-cell office:value-type="float" office:value="829.68" calcext:value-type="float">
            <text:p>829.68</text:p>
          </table:table-cell>
          <table:table-cell office:value-type="float" office:value="532.06" calcext:value-type="float">
            <text:p>532.06</text:p>
          </table:table-cell>
          <table:table-cell office:value-type="float" office:value="792.41" calcext:value-type="float">
            <text:p>792.41</text:p>
          </table:table-cell>
          <table:table-cell office:value-type="float" office:value="718.2" calcext:value-type="float">
            <text:p>718.2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float" office:value="822.56" calcext:value-type="float">
            <text:p>822.56</text:p>
          </table:table-cell>
          <table:table-cell office:value-type="float" office:value="524.65" calcext:value-type="float">
            <text:p>524.65</text:p>
          </table:table-cell>
          <table:table-cell office:value-type="float" office:value="793.88" calcext:value-type="float">
            <text:p>793.88</text:p>
          </table:table-cell>
          <table:table-cell office:value-type="float" office:value="725.7" calcext:value-type="float">
            <text:p>725.7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2.66" calcext:value-type="float">
            <text:p>72.66</text:p>
          </table:table-cell>
          <table:table-cell office:value-type="float" office:value="819.41" calcext:value-type="float">
            <text:p>819.41</text:p>
          </table:table-cell>
          <table:table-cell office:value-type="float" office:value="506.44" calcext:value-type="float">
            <text:p>506.44</text:p>
          </table:table-cell>
          <table:table-cell office:value-type="float" office:value="793.88" calcext:value-type="float">
            <text:p>793.88</text:p>
          </table:table-cell>
          <table:table-cell office:value-type="float" office:value="730.73" calcext:value-type="float">
            <text:p>730.73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9.91" calcext:value-type="float">
            <text:p>69.91</text:p>
          </table:table-cell>
          <table:table-cell office:value-type="float" office:value="817.09" calcext:value-type="float">
            <text:p>817.09</text:p>
          </table:table-cell>
          <table:table-cell office:value-type="float" office:value="497.12" calcext:value-type="float">
            <text:p>497.12</text:p>
          </table:table-cell>
          <table:table-cell office:value-type="float" office:value="791.13" calcext:value-type="float">
            <text:p>791.13</text:p>
          </table:table-cell>
          <table:table-cell office:value-type="float" office:value="737.05" calcext:value-type="float">
            <text:p>737.05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7.36" calcext:value-type="float">
            <text:p>67.36</text:p>
          </table:table-cell>
          <table:table-cell office:value-type="float" office:value="805.89" calcext:value-type="float">
            <text:p>805.89</text:p>
          </table:table-cell>
          <table:table-cell office:value-type="float" office:value="487.32" calcext:value-type="float">
            <text:p>487.32</text:p>
          </table:table-cell>
          <table:table-cell office:value-type="float" office:value="794.43" calcext:value-type="float">
            <text:p>794.43</text:p>
          </table:table-cell>
          <table:table-cell office:value-type="float" office:value="744.39" calcext:value-type="float">
            <text:p>744.39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6.63" calcext:value-type="float">
            <text:p>66.63</text:p>
          </table:table-cell>
          <table:table-cell office:value-type="float" office:value="804.66" calcext:value-type="float">
            <text:p>804.66</text:p>
          </table:table-cell>
          <table:table-cell office:value-type="float" office:value="479.96" calcext:value-type="float">
            <text:p>479.96</text:p>
          </table:table-cell>
          <table:table-cell office:value-type="float" office:value="794.78" calcext:value-type="float">
            <text:p>794.78</text:p>
          </table:table-cell>
          <table:table-cell office:value-type="float" office:value="748.44" calcext:value-type="float">
            <text:p>748.44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6.83" calcext:value-type="float">
            <text:p>66.83</text:p>
          </table:table-cell>
          <table:table-cell office:value-type="float" office:value="803.36" calcext:value-type="float">
            <text:p>803.36</text:p>
          </table:table-cell>
          <table:table-cell office:value-type="float" office:value="476.71" calcext:value-type="float">
            <text:p>476.71</text:p>
          </table:table-cell>
          <table:table-cell office:value-type="float" office:value="794.78" calcext:value-type="float">
            <text:p>794.78</text:p>
          </table:table-cell>
          <table:table-cell office:value-type="float" office:value="756.39" calcext:value-type="float">
            <text:p>756.39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6.18" calcext:value-type="float">
            <text:p>66.18</text:p>
          </table:table-cell>
          <table:table-cell office:value-type="float" office:value="801.86" calcext:value-type="float">
            <text:p>801.86</text:p>
          </table:table-cell>
          <table:table-cell office:value-type="float" office:value="464.72" calcext:value-type="float">
            <text:p>464.72</text:p>
          </table:table-cell>
          <table:table-cell office:value-type="float" office:value="793.31" calcext:value-type="float">
            <text:p>793.31</text:p>
          </table:table-cell>
          <table:table-cell office:value-type="float" office:value="762.82" calcext:value-type="float">
            <text:p>762.82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5.88" calcext:value-type="float">
            <text:p>65.88</text:p>
          </table:table-cell>
          <table:table-cell office:value-type="float" office:value="797.7" calcext:value-type="float">
            <text:p>797.7</text:p>
          </table:table-cell>
          <table:table-cell office:value-type="float" office:value="458.21" calcext:value-type="float">
            <text:p>458.21</text:p>
          </table:table-cell>
          <table:table-cell office:value-type="float" office:value="793.31" calcext:value-type="float">
            <text:p>793.31</text:p>
          </table:table-cell>
          <table:table-cell office:value-type="float" office:value="766.48" calcext:value-type="float">
            <text:p>766.48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7.03" calcext:value-type="float">
            <text:p>67.03</text:p>
          </table:table-cell>
          <table:table-cell office:value-type="float" office:value="796.14" calcext:value-type="float">
            <text:p>796.14</text:p>
          </table:table-cell>
          <table:table-cell office:value-type="float" office:value="448.91" calcext:value-type="float">
            <text:p>448.91</text:p>
          </table:table-cell>
          <table:table-cell office:value-type="float" office:value="786.18" calcext:value-type="float">
            <text:p>786.18</text:p>
          </table:table-cell>
          <table:table-cell office:value-type="float" office:value="775.02" calcext:value-type="float">
            <text:p>775.02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7.88" calcext:value-type="float">
            <text:p>67.88</text:p>
          </table:table-cell>
          <table:table-cell office:value-type="float" office:value="791.85" calcext:value-type="float">
            <text:p>791.85</text:p>
          </table:table-cell>
          <table:table-cell office:value-type="float" office:value="444.36" calcext:value-type="float">
            <text:p>444.36</text:p>
          </table:table-cell>
          <table:table-cell office:value-type="float" office:value="786.18" calcext:value-type="float">
            <text:p>786.18</text:p>
          </table:table-cell>
          <table:table-cell office:value-type="float" office:value="777.14" calcext:value-type="float">
            <text:p>777.14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69.83" calcext:value-type="float">
            <text:p>69.83</text:p>
          </table:table-cell>
          <table:table-cell office:value-type="float" office:value="789.37" calcext:value-type="float">
            <text:p>789.37</text:p>
          </table:table-cell>
          <table:table-cell office:value-type="float" office:value="439.88" calcext:value-type="float">
            <text:p>439.88</text:p>
          </table:table-cell>
          <table:table-cell office:value-type="float" office:value="786.18" calcext:value-type="float">
            <text:p>786.18</text:p>
          </table:table-cell>
          <table:table-cell office:value-type="float" office:value="783.15" calcext:value-type="float">
            <text:p>783.15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788.27" calcext:value-type="float">
            <text:p>788.27</text:p>
          </table:table-cell>
          <table:table-cell office:value-type="float" office:value="442.72" calcext:value-type="float">
            <text:p>442.72</text:p>
          </table:table-cell>
          <table:table-cell office:value-type="float" office:value="786.18" calcext:value-type="float">
            <text:p>786.18</text:p>
          </table:table-cell>
          <table:table-cell office:value-type="float" office:value="789.25" calcext:value-type="float">
            <text:p>789.25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5.49" calcext:value-type="float">
            <text:p>75.49</text:p>
          </table:table-cell>
          <table:table-cell office:value-type="float" office:value="788.27" calcext:value-type="float">
            <text:p>788.27</text:p>
          </table:table-cell>
          <table:table-cell office:value-type="float" office:value="440.54" calcext:value-type="float">
            <text:p>440.54</text:p>
          </table:table-cell>
          <table:table-cell office:value-type="float" office:value="781.46" calcext:value-type="float">
            <text:p>781.46</text:p>
          </table:table-cell>
          <table:table-cell office:value-type="float" office:value="792.38" calcext:value-type="float">
            <text:p>792.38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7.28" calcext:value-type="float">
            <text:p>77.28</text:p>
          </table:table-cell>
          <table:table-cell office:value-type="float" office:value="788.27" calcext:value-type="float">
            <text:p>788.27</text:p>
          </table:table-cell>
          <table:table-cell office:value-type="float" office:value="441.82" calcext:value-type="float">
            <text:p>441.82</text:p>
          </table:table-cell>
          <table:table-cell office:value-type="float" office:value="778.1" calcext:value-type="float">
            <text:p>778.1</text:p>
          </table:table-cell>
          <table:table-cell office:value-type="float" office:value="799.75" calcext:value-type="float">
            <text:p>799.75</text:p>
          </table:table-cell>
          <table:table-cell office:value-type="float" office:value="541.12" calcext:value-type="float">
            <text:p>541.12</text:p>
          </table:table-cell>
          <table:table-cell table:number-columns-repeated="5"/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786.41" calcext:value-type="float">
            <text:p>786.41</text:p>
          </table:table-cell>
          <table:table-cell office:value-type="float" office:value="442.75" calcext:value-type="float">
            <text:p>442.75</text:p>
          </table:table-cell>
          <table:table-cell office:value-type="float" office:value="776.67" calcext:value-type="float">
            <text:p>776.67</text:p>
          </table:table-cell>
          <table:table-cell office:value-type="float" office:value="805.75" calcext:value-type="float">
            <text:p>805.75</text:p>
          </table:table-cell>
          <table:table-cell office:value-type="float" office:value="541.63" calcext:value-type="float">
            <text:p>541.63</text:p>
          </table:table-cell>
          <table:table-cell table:number-columns-repeated="5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786.41" calcext:value-type="float">
            <text:p>786.41</text:p>
          </table:table-cell>
          <table:table-cell office:value-type="float" office:value="448.03" calcext:value-type="float">
            <text:p>448.03</text:p>
          </table:table-cell>
          <table:table-cell office:value-type="float" office:value="776.67" calcext:value-type="float">
            <text:p>776.67</text:p>
          </table:table-cell>
          <table:table-cell office:value-type="float" office:value="811.96" calcext:value-type="float">
            <text:p>811.96</text:p>
          </table:table-cell>
          <table:table-cell office:value-type="float" office:value="541.63" calcext:value-type="float">
            <text:p>541.63</text:p>
          </table:table-cell>
          <table:table-cell table:number-columns-repeated="5"/>
        </table:table-row>
        <table:table-row table:style-name="ro1">
          <table:table-cell office:value-type="float" office:value="82.66" calcext:value-type="float">
            <text:p>82.66</text:p>
          </table:table-cell>
          <table:table-cell office:value-type="float" office:value="783.56" calcext:value-type="float">
            <text:p>783.56</text:p>
          </table:table-cell>
          <table:table-cell office:value-type="float" office:value="448.03" calcext:value-type="float">
            <text:p>448.03</text:p>
          </table:table-cell>
          <table:table-cell office:value-type="float" office:value="776.67" calcext:value-type="float">
            <text:p>776.67</text:p>
          </table:table-cell>
          <table:table-cell office:value-type="float" office:value="818.55" calcext:value-type="float">
            <text:p>818.55</text:p>
          </table:table-cell>
          <table:table-cell office:value-type="float" office:value="543.58" calcext:value-type="float">
            <text:p>543.58</text:p>
          </table:table-cell>
          <table:table-cell table:number-columns-repeated="5"/>
        </table:table-row>
        <table:table-row table:style-name="ro1">
          <table:table-cell office:value-type="float" office:value="84.77" calcext:value-type="float">
            <text:p>84.77</text:p>
          </table:table-cell>
          <table:table-cell office:value-type="float" office:value="783.56" calcext:value-type="float">
            <text:p>783.56</text:p>
          </table:table-cell>
          <table:table-cell office:value-type="float" office:value="448.03" calcext:value-type="float">
            <text:p>448.03</text:p>
          </table:table-cell>
          <table:table-cell office:value-type="float" office:value="778.03" calcext:value-type="float">
            <text:p>778.03</text:p>
          </table:table-cell>
          <table:table-cell office:value-type="float" office:value="825.6" calcext:value-type="float">
            <text:p>825.6</text:p>
          </table:table-cell>
          <table:table-cell office:value-type="float" office:value="546.65" calcext:value-type="float">
            <text:p>546.65</text:p>
          </table:table-cell>
          <table:table-cell table:number-columns-repeated="5"/>
        </table:table-row>
        <table:table-row table:style-name="ro1">
          <table:table-cell office:value-type="float" office:value="85.84" calcext:value-type="float">
            <text:p>85.84</text:p>
          </table:table-cell>
          <table:table-cell office:value-type="float" office:value="783.56" calcext:value-type="float">
            <text:p>783.56</text:p>
          </table:table-cell>
          <table:table-cell office:value-type="float" office:value="448.03" calcext:value-type="float">
            <text:p>448.03</text:p>
          </table:table-cell>
          <table:table-cell office:value-type="float" office:value="784.3" calcext:value-type="float">
            <text:p>784.3</text:p>
          </table:table-cell>
          <table:table-cell office:value-type="float" office:value="832.72" calcext:value-type="float">
            <text:p>832.72</text:p>
          </table:table-cell>
          <table:table-cell office:value-type="float" office:value="549.39" calcext:value-type="float">
            <text:p>549.39</text:p>
          </table:table-cell>
          <table:table-cell table:number-columns-repeated="5"/>
        </table:table-row>
        <table:table-row table:style-name="ro1">
          <table:table-cell office:value-type="float" office:value="87.13" calcext:value-type="float">
            <text:p>87.13</text:p>
          </table:table-cell>
          <table:table-cell office:value-type="float" office:value="777.06" calcext:value-type="float">
            <text:p>777.06</text:p>
          </table:table-cell>
          <table:table-cell office:value-type="float" office:value="454.51" calcext:value-type="float">
            <text:p>454.51</text:p>
          </table:table-cell>
          <table:table-cell office:value-type="float" office:value="784.3" calcext:value-type="float">
            <text:p>784.3</text:p>
          </table:table-cell>
          <table:table-cell office:value-type="float" office:value="840.38" calcext:value-type="float">
            <text:p>840.38</text:p>
          </table:table-cell>
          <table:table-cell office:value-type="float" office:value="551.62" calcext:value-type="float">
            <text:p>551.62</text:p>
          </table:table-cell>
          <table:table-cell table:number-columns-repeated="5"/>
        </table:table-row>
        <table:table-row table:style-name="ro1">
          <table:table-cell office:value-type="float" office:value="85.69" calcext:value-type="float">
            <text:p>85.69</text:p>
          </table:table-cell>
          <table:table-cell office:value-type="float" office:value="767.47" calcext:value-type="float">
            <text:p>767.47</text:p>
          </table:table-cell>
          <table:table-cell office:value-type="float" office:value="454.51" calcext:value-type="float">
            <text:p>454.51</text:p>
          </table:table-cell>
          <table:table-cell office:value-type="float" office:value="789.22" calcext:value-type="float">
            <text:p>789.22</text:p>
          </table:table-cell>
          <table:table-cell office:value-type="float" office:value="845.19" calcext:value-type="float">
            <text:p>845.19</text:p>
          </table:table-cell>
          <table:table-cell office:value-type="float" office:value="557.03" calcext:value-type="float">
            <text:p>557.03</text:p>
          </table:table-cell>
          <table:table-cell table:number-columns-repeated="5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755.06" calcext:value-type="float">
            <text:p>755.06</text:p>
          </table:table-cell>
          <table:table-cell office:value-type="float" office:value="454.51" calcext:value-type="float">
            <text:p>454.51</text:p>
          </table:table-cell>
          <table:table-cell office:value-type="float" office:value="791.4" calcext:value-type="float">
            <text:p>791.4</text:p>
          </table:table-cell>
          <table:table-cell office:value-type="float" office:value="849.76" calcext:value-type="float">
            <text:p>849.76</text:p>
          </table:table-cell>
          <table:table-cell office:value-type="float" office:value="563.74" calcext:value-type="float">
            <text:p>563.74</text:p>
          </table:table-cell>
          <table:table-cell table:number-columns-repeated="5"/>
        </table:table-row>
        <table:table-row table:style-name="ro1">
          <table:table-cell office:value-type="float" office:value="84.02" calcext:value-type="float">
            <text:p>84.02</text:p>
          </table:table-cell>
          <table:table-cell office:value-type="float" office:value="750.24" calcext:value-type="float">
            <text:p>750.24</text:p>
          </table:table-cell>
          <table:table-cell office:value-type="float" office:value="456.34" calcext:value-type="float">
            <text:p>456.34</text:p>
          </table:table-cell>
          <table:table-cell office:value-type="float" office:value="791.4" calcext:value-type="float">
            <text:p>791.4</text:p>
          </table:table-cell>
          <table:table-cell office:value-type="float" office:value="857.12" calcext:value-type="float">
            <text:p>857.12</text:p>
          </table:table-cell>
          <table:table-cell office:value-type="float" office:value="568.11" calcext:value-type="float">
            <text:p>568.11</text:p>
          </table:table-cell>
          <table:table-cell table:number-columns-repeated="5"/>
        </table:table-row>
        <table:table-row table:style-name="ro1">
          <table:table-cell office:value-type="float" office:value="82.53" calcext:value-type="float">
            <text:p>82.53</text:p>
          </table:table-cell>
          <table:table-cell office:value-type="float" office:value="745.38" calcext:value-type="float">
            <text:p>745.38</text:p>
          </table:table-cell>
          <table:table-cell office:value-type="float" office:value="456.34" calcext:value-type="float">
            <text:p>456.34</text:p>
          </table:table-cell>
          <table:table-cell office:value-type="float" office:value="791.4" calcext:value-type="float">
            <text:p>791.4</text:p>
          </table:table-cell>
          <table:table-cell office:value-type="float" office:value="863.02" calcext:value-type="float">
            <text:p>863.02</text:p>
          </table:table-cell>
          <table:table-cell office:value-type="float" office:value="571.24" calcext:value-type="float">
            <text:p>571.24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office:value-type="float" office:value="726.44" calcext:value-type="float">
            <text:p>726.44</text:p>
          </table:table-cell>
          <table:table-cell office:value-type="float" office:value="464.69" calcext:value-type="float">
            <text:p>464.69</text:p>
          </table:table-cell>
          <table:table-cell office:value-type="float" office:value="793.9" calcext:value-type="float">
            <text:p>793.9</text:p>
          </table:table-cell>
          <table:table-cell office:value-type="float" office:value="865.18" calcext:value-type="float">
            <text:p>865.18</text:p>
          </table:table-cell>
          <table:table-cell office:value-type="float" office:value="572.96" calcext:value-type="float">
            <text:p>572.96</text:p>
          </table:table-cell>
          <table:table-cell table:number-columns-repeated="5"/>
        </table:table-row>
        <table:table-row table:style-name="ro1">
          <table:table-cell office:value-type="float" office:value="74.64" calcext:value-type="float">
            <text:p>74.64</text:p>
          </table:table-cell>
          <table:table-cell office:value-type="float" office:value="726.27" calcext:value-type="float">
            <text:p>726.27</text:p>
          </table:table-cell>
          <table:table-cell office:value-type="float" office:value="466.57" calcext:value-type="float">
            <text:p>466.57</text:p>
          </table:table-cell>
          <table:table-cell office:value-type="float" office:value="793.9" calcext:value-type="float">
            <text:p>793.9</text:p>
          </table:table-cell>
          <table:table-cell office:value-type="float" office:value="867.78" calcext:value-type="float">
            <text:p>867.78</text:p>
          </table:table-cell>
          <table:table-cell office:value-type="float" office:value="579.04" calcext:value-type="float">
            <text:p>579.04</text:p>
          </table:table-cell>
          <table:table-cell table:number-columns-repeated="5"/>
        </table:table-row>
        <table:table-row table:style-name="ro1">
          <table:table-cell office:value-type="float" office:value="70.42" calcext:value-type="float">
            <text:p>70.42</text:p>
          </table:table-cell>
          <table:table-cell office:value-type="float" office:value="703.41" calcext:value-type="float">
            <text:p>703.41</text:p>
          </table:table-cell>
          <table:table-cell office:value-type="float" office:value="466.57" calcext:value-type="float">
            <text:p>466.57</text:p>
          </table:table-cell>
          <table:table-cell office:value-type="float" office:value="797.86" calcext:value-type="float">
            <text:p>797.86</text:p>
          </table:table-cell>
          <table:table-cell office:value-type="float" office:value="867.78" calcext:value-type="float">
            <text:p>867.78</text:p>
          </table:table-cell>
          <table:table-cell office:value-type="float" office:value="585.38" calcext:value-type="float">
            <text:p>585.38</text:p>
          </table:table-cell>
          <table:table-cell table:number-columns-repeated="5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682.74" calcext:value-type="float">
            <text:p>682.74</text:p>
          </table:table-cell>
          <table:table-cell office:value-type="float" office:value="468.64" calcext:value-type="float">
            <text:p>468.64</text:p>
          </table:table-cell>
          <table:table-cell office:value-type="float" office:value="802.15" calcext:value-type="float">
            <text:p>802.15</text:p>
          </table:table-cell>
          <table:table-cell office:value-type="float" office:value="867.78" calcext:value-type="float">
            <text:p>867.78</text:p>
          </table:table-cell>
          <table:table-cell office:value-type="float" office:value="588.78" calcext:value-type="float">
            <text:p>588.78</text:p>
          </table:table-cell>
          <table:table-cell table:number-columns-repeated="5"/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657.32" calcext:value-type="float">
            <text:p>657.32</text:p>
          </table:table-cell>
          <table:table-cell office:value-type="float" office:value="473.52" calcext:value-type="float">
            <text:p>473.52</text:p>
          </table:table-cell>
          <table:table-cell office:value-type="float" office:value="808.54" calcext:value-type="float">
            <text:p>808.54</text:p>
          </table:table-cell>
          <table:table-cell office:value-type="float" office:value="867.78" calcext:value-type="float">
            <text:p>867.78</text:p>
          </table:table-cell>
          <table:table-cell office:value-type="float" office:value="590.96" calcext:value-type="float">
            <text:p>590.96</text:p>
          </table:table-cell>
          <table:table-cell table:number-columns-repeated="5"/>
        </table:table-row>
        <table:table-row table:style-name="ro1">
          <table:table-cell office:value-type="float" office:value="52.86" calcext:value-type="float">
            <text:p>52.86</text:p>
          </table:table-cell>
          <table:table-cell office:value-type="float" office:value="623.54" calcext:value-type="float">
            <text:p>623.54</text:p>
          </table:table-cell>
          <table:table-cell office:value-type="float" office:value="479.33" calcext:value-type="float">
            <text:p>479.33</text:p>
          </table:table-cell>
          <table:table-cell office:value-type="float" office:value="812.62" calcext:value-type="float">
            <text:p>812.62</text:p>
          </table:table-cell>
          <table:table-cell office:value-type="float" office:value="867.78" calcext:value-type="float">
            <text:p>867.78</text:p>
          </table:table-cell>
          <table:table-cell office:value-type="float" office:value="597.34" calcext:value-type="float">
            <text:p>597.34</text:p>
          </table:table-cell>
          <table:table-cell table:number-columns-repeated="5"/>
        </table:table-row>
        <table:table-row table:style-name="ro1">
          <table:table-cell office:value-type="float" office:value="49.84" calcext:value-type="float">
            <text:p>49.84</text:p>
          </table:table-cell>
          <table:table-cell office:value-type="float" office:value="603.34" calcext:value-type="float">
            <text:p>603.34</text:p>
          </table:table-cell>
          <table:table-cell office:value-type="float" office:value="484.88" calcext:value-type="float">
            <text:p>484.88</text:p>
          </table:table-cell>
          <table:table-cell office:value-type="float" office:value="818.89" calcext:value-type="float">
            <text:p>818.89</text:p>
          </table:table-cell>
          <table:table-cell office:value-type="float" office:value="867.78" calcext:value-type="float">
            <text:p>867.78</text:p>
          </table:table-cell>
          <table:table-cell office:value-type="float" office:value="603.8" calcext:value-type="float">
            <text:p>603.8</text:p>
          </table:table-cell>
          <table:table-cell table:number-columns-repeated="5"/>
        </table:table-row>
        <table:table-row table:style-name="ro1">
          <table:table-cell office:value-type="float" office:value="46.65" calcext:value-type="float">
            <text:p>46.65</text:p>
          </table:table-cell>
          <table:table-cell office:value-type="float" office:value="578.59" calcext:value-type="float">
            <text:p>578.59</text:p>
          </table:table-cell>
          <table:table-cell office:value-type="float" office:value="490.6" calcext:value-type="float">
            <text:p>490.6</text:p>
          </table:table-cell>
          <table:table-cell office:value-type="float" office:value="819.52" calcext:value-type="float">
            <text:p>819.52</text:p>
          </table:table-cell>
          <table:table-cell office:value-type="float" office:value="867.78" calcext:value-type="float">
            <text:p>867.78</text:p>
          </table:table-cell>
          <table:table-cell office:value-type="float" office:value="609.23" calcext:value-type="float">
            <text:p>609.23</text:p>
          </table:table-cell>
          <table:table-cell table:number-columns-repeated="5"/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555.06" calcext:value-type="float">
            <text:p>555.06</text:p>
          </table:table-cell>
          <table:table-cell office:value-type="float" office:value="497.5" calcext:value-type="float">
            <text:p>497.5</text:p>
          </table:table-cell>
          <table:table-cell office:value-type="float" office:value="819.52" calcext:value-type="float">
            <text:p>819.52</text:p>
          </table:table-cell>
          <table:table-cell office:value-type="float" office:value="874.56" calcext:value-type="float">
            <text:p>874.56</text:p>
          </table:table-cell>
          <table:table-cell office:value-type="float" office:value="609.97" calcext:value-type="float">
            <text:p>609.97</text:p>
          </table:table-cell>
          <table:table-cell table:number-columns-repeated="5"/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534.18" calcext:value-type="float">
            <text:p>534.18</text:p>
          </table:table-cell>
          <table:table-cell office:value-type="float" office:value="504.53" calcext:value-type="float">
            <text:p>504.53</text:p>
          </table:table-cell>
          <table:table-cell office:value-type="float" office:value="826.6" calcext:value-type="float">
            <text:p>826.6</text:p>
          </table:table-cell>
          <table:table-cell office:value-type="float" office:value="874.56" calcext:value-type="float">
            <text:p>874.56</text:p>
          </table:table-cell>
          <table:table-cell office:value-type="float" office:value="609.34" calcext:value-type="float">
            <text:p>609.34</text:p>
          </table:table-cell>
          <table:table-cell table:number-columns-repeated="5"/>
        </table:table-row>
        <table:table-row table:style-name="ro1">
          <table:table-cell office:value-type="float" office:value="37.18" calcext:value-type="float">
            <text:p>37.18</text:p>
          </table:table-cell>
          <table:table-cell office:value-type="float" office:value="512.91" calcext:value-type="float">
            <text:p>512.91</text:p>
          </table:table-cell>
          <table:table-cell office:value-type="float" office:value="511.49" calcext:value-type="float">
            <text:p>511.49</text:p>
          </table:table-cell>
          <table:table-cell office:value-type="float" office:value="830.68" calcext:value-type="float">
            <text:p>830.68</text:p>
          </table:table-cell>
          <table:table-cell office:value-type="float" office:value="874.56" calcext:value-type="float">
            <text:p>874.56</text:p>
          </table:table-cell>
          <table:table-cell office:value-type="float" office:value="612.04" calcext:value-type="float">
            <text:p>612.04</text:p>
          </table:table-cell>
          <table:table-cell table:number-columns-repeated="5"/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502.11" calcext:value-type="float">
            <text:p>502.11</text:p>
          </table:table-cell>
          <table:table-cell office:value-type="float" office:value="516.29" calcext:value-type="float">
            <text:p>516.29</text:p>
          </table:table-cell>
          <table:table-cell office:value-type="float" office:value="835.46" calcext:value-type="float">
            <text:p>835.46</text:p>
          </table:table-cell>
          <table:table-cell office:value-type="float" office:value="878.84" calcext:value-type="float">
            <text:p>878.84</text:p>
          </table:table-cell>
          <table:table-cell office:value-type="float" office:value="620.17" calcext:value-type="float">
            <text:p>620.17</text:p>
          </table:table-cell>
          <table:table-cell table:number-columns-repeated="5"/>
        </table:table-row>
        <table:table-row table:style-name="ro1">
          <table:table-cell office:value-type="float" office:value="33.98" calcext:value-type="float">
            <text:p>33.98</text:p>
          </table:table-cell>
          <table:table-cell office:value-type="float" office:value="477.71" calcext:value-type="float">
            <text:p>477.71</text:p>
          </table:table-cell>
          <table:table-cell office:value-type="float" office:value="520.44" calcext:value-type="float">
            <text:p>520.44</text:p>
          </table:table-cell>
          <table:table-cell office:value-type="float" office:value="837.69" calcext:value-type="float">
            <text:p>837.69</text:p>
          </table:table-cell>
          <table:table-cell office:value-type="float" office:value="878.84" calcext:value-type="float">
            <text:p>878.84</text:p>
          </table:table-cell>
          <table:table-cell office:value-type="float" office:value="627.61" calcext:value-type="float">
            <text:p>627.61</text:p>
          </table:table-cell>
          <table:table-cell table:number-columns-repeated="5"/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472.95" calcext:value-type="float">
            <text:p>472.95</text:p>
          </table:table-cell>
          <table:table-cell office:value-type="float" office:value="524.71" calcext:value-type="float">
            <text:p>524.71</text:p>
          </table:table-cell>
          <table:table-cell office:value-type="float" office:value="837.69" calcext:value-type="float">
            <text:p>837.69</text:p>
          </table:table-cell>
          <table:table-cell office:value-type="float" office:value="878.84" calcext:value-type="float">
            <text:p>878.84</text:p>
          </table:table-cell>
          <table:table-cell office:value-type="float" office:value="632.57" calcext:value-type="float">
            <text:p>632.57</text:p>
          </table:table-cell>
          <table:table-cell table:number-columns-repeated="5"/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439.51" calcext:value-type="float">
            <text:p>439.51</text:p>
          </table:table-cell>
          <table:table-cell office:value-type="float" office:value="532.12" calcext:value-type="float">
            <text:p>532.12</text:p>
          </table:table-cell>
          <table:table-cell office:value-type="float" office:value="838.9" calcext:value-type="float">
            <text:p>838.9</text:p>
          </table:table-cell>
          <table:table-cell office:value-type="float" office:value="878.84" calcext:value-type="float">
            <text:p>878.84</text:p>
          </table:table-cell>
          <table:table-cell office:value-type="float" office:value="642.82" calcext:value-type="float">
            <text:p>642.82</text:p>
          </table:table-cell>
          <table:table-cell table:number-columns-repeated="5"/>
        </table:table-row>
        <table:table-row table:style-name="ro1">
          <table:table-cell office:value-type="float" office:value="31.57" calcext:value-type="float">
            <text:p>31.57</text:p>
          </table:table-cell>
          <table:table-cell office:value-type="float" office:value="416.94" calcext:value-type="float">
            <text:p>416.94</text:p>
          </table:table-cell>
          <table:table-cell office:value-type="float" office:value="538.15" calcext:value-type="float">
            <text:p>538.15</text:p>
          </table:table-cell>
          <table:table-cell office:value-type="float" office:value="841.27" calcext:value-type="float">
            <text:p>841.27</text:p>
          </table:table-cell>
          <table:table-cell office:value-type="float" office:value="878.84" calcext:value-type="float">
            <text:p>878.84</text:p>
          </table:table-cell>
          <table:table-cell office:value-type="float" office:value="648.82" calcext:value-type="float">
            <text:p>648.82</text:p>
          </table:table-cell>
          <table:table-cell table:number-columns-repeated="5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01.73" calcext:value-type="float">
            <text:p>401.73</text:p>
          </table:table-cell>
          <table:table-cell office:value-type="float" office:value="543.24" calcext:value-type="float">
            <text:p>543.24</text:p>
          </table:table-cell>
          <table:table-cell office:value-type="float" office:value="843.04" calcext:value-type="float">
            <text:p>843.04</text:p>
          </table:table-cell>
          <table:table-cell office:value-type="float" office:value="886.42" calcext:value-type="float">
            <text:p>886.42</text:p>
          </table:table-cell>
          <table:table-cell office:value-type="float" office:value="656.46" calcext:value-type="float">
            <text:p>656.46</text:p>
          </table:table-cell>
          <table:table-cell table:number-columns-repeated="5"/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399.73" calcext:value-type="float">
            <text:p>399.73</text:p>
          </table:table-cell>
          <table:table-cell office:value-type="float" office:value="546.85" calcext:value-type="float">
            <text:p>546.85</text:p>
          </table:table-cell>
          <table:table-cell office:value-type="float" office:value="828.65" calcext:value-type="float">
            <text:p>828.65</text:p>
          </table:table-cell>
          <table:table-cell office:value-type="float" office:value="886.42" calcext:value-type="float">
            <text:p>886.42</text:p>
          </table:table-cell>
          <table:table-cell office:value-type="float" office:value="659.7" calcext:value-type="float">
            <text:p>659.7</text:p>
          </table:table-cell>
          <table:table-cell table:number-columns-repeated="5"/>
        </table:table-row>
        <table:table-row table:style-name="ro1">
          <table:table-cell office:value-type="float" office:value="29.41" calcext:value-type="float">
            <text:p>29.41</text:p>
          </table:table-cell>
          <table:table-cell office:value-type="float" office:value="399.27" calcext:value-type="float">
            <text:p>399.27</text:p>
          </table:table-cell>
          <table:table-cell office:value-type="float" office:value="550.24" calcext:value-type="float">
            <text:p>550.24</text:p>
          </table:table-cell>
          <table:table-cell office:value-type="float" office:value="826.86" calcext:value-type="float">
            <text:p>826.86</text:p>
          </table:table-cell>
          <table:table-cell office:value-type="float" office:value="881.46" calcext:value-type="float">
            <text:p>881.46</text:p>
          </table:table-cell>
          <table:table-cell office:value-type="float" office:value="668.32" calcext:value-type="float">
            <text:p>668.32</text:p>
          </table:table-cell>
          <table:table-cell table:number-columns-repeated="5"/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399.27" calcext:value-type="float">
            <text:p>399.27</text:p>
          </table:table-cell>
          <table:table-cell office:value-type="float" office:value="557.76" calcext:value-type="float">
            <text:p>557.76</text:p>
          </table:table-cell>
          <table:table-cell office:value-type="float" office:value="826.86" calcext:value-type="float">
            <text:p>826.86</text:p>
          </table:table-cell>
          <table:table-cell office:value-type="float" office:value="878.8" calcext:value-type="float">
            <text:p>878.8</text:p>
          </table:table-cell>
          <table:table-cell office:value-type="float" office:value="676.19" calcext:value-type="float">
            <text:p>676.19</text:p>
          </table:table-cell>
          <table:table-cell table:number-columns-repeated="5"/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394.63" calcext:value-type="float">
            <text:p>394.63</text:p>
          </table:table-cell>
          <table:table-cell office:value-type="float" office:value="563.51" calcext:value-type="float">
            <text:p>563.51</text:p>
          </table:table-cell>
          <table:table-cell office:value-type="float" office:value="823.14" calcext:value-type="float">
            <text:p>823.14</text:p>
          </table:table-cell>
          <table:table-cell office:value-type="float" office:value="876.93" calcext:value-type="float">
            <text:p>876.93</text:p>
          </table:table-cell>
          <table:table-cell office:value-type="float" office:value="683.42" calcext:value-type="float">
            <text:p>683.42</text:p>
          </table:table-cell>
          <table:table-cell table:number-columns-repeated="5"/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396.26" calcext:value-type="float">
            <text:p>396.26</text:p>
          </table:table-cell>
          <table:table-cell office:value-type="float" office:value="570.17" calcext:value-type="float">
            <text:p>570.17</text:p>
          </table:table-cell>
          <table:table-cell office:value-type="float" office:value="814.81" calcext:value-type="float">
            <text:p>814.81</text:p>
          </table:table-cell>
          <table:table-cell office:value-type="float" office:value="874.08" calcext:value-type="float">
            <text:p>874.08</text:p>
          </table:table-cell>
          <table:table-cell office:value-type="float" office:value="688.39" calcext:value-type="float">
            <text:p>688.39</text:p>
          </table:table-cell>
          <table:table-cell table:number-columns-repeated="5"/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401.31" calcext:value-type="float">
            <text:p>401.31</text:p>
          </table:table-cell>
          <table:table-cell office:value-type="float" office:value="574.61" calcext:value-type="float">
            <text:p>574.61</text:p>
          </table:table-cell>
          <table:table-cell office:value-type="float" office:value="820.89" calcext:value-type="float">
            <text:p>820.89</text:p>
          </table:table-cell>
          <table:table-cell office:value-type="float" office:value="872.75" calcext:value-type="float">
            <text:p>872.75</text:p>
          </table:table-cell>
          <table:table-cell office:value-type="float" office:value="697.2" calcext:value-type="float">
            <text:p>697.2</text:p>
          </table:table-cell>
          <table:table-cell table:number-columns-repeated="5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03.46" calcext:value-type="float">
            <text:p>403.46</text:p>
          </table:table-cell>
          <table:table-cell office:value-type="float" office:value="580.59" calcext:value-type="float">
            <text:p>580.59</text:p>
          </table:table-cell>
          <table:table-cell office:value-type="float" office:value="823.96" calcext:value-type="float">
            <text:p>823.96</text:p>
          </table:table-cell>
          <table:table-cell office:value-type="float" office:value="868.82" calcext:value-type="float">
            <text:p>868.82</text:p>
          </table:table-cell>
          <table:table-cell office:value-type="float" office:value="703.75" calcext:value-type="float">
            <text:p>703.75</text:p>
          </table:table-cell>
          <table:table-cell table:number-columns-repeated="5"/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403.46" calcext:value-type="float">
            <text:p>403.46</text:p>
          </table:table-cell>
          <table:table-cell office:value-type="float" office:value="587.69" calcext:value-type="float">
            <text:p>587.69</text:p>
          </table:table-cell>
          <table:table-cell office:value-type="float" office:value="823.96" calcext:value-type="float">
            <text:p>823.96</text:p>
          </table:table-cell>
          <table:table-cell office:value-type="float" office:value="874.51" calcext:value-type="float">
            <text:p>874.51</text:p>
          </table:table-cell>
          <table:table-cell office:value-type="float" office:value="710.42" calcext:value-type="float">
            <text:p>710.42</text:p>
          </table:table-cell>
          <table:table-cell table:number-columns-repeated="5"/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409.66" calcext:value-type="float">
            <text:p>409.66</text:p>
          </table:table-cell>
          <table:table-cell office:value-type="float" office:value="594.19" calcext:value-type="float">
            <text:p>594.19</text:p>
          </table:table-cell>
          <table:table-cell office:value-type="float" office:value="817.92" calcext:value-type="float">
            <text:p>817.92</text:p>
          </table:table-cell>
          <table:table-cell office:value-type="float" office:value="875.64" calcext:value-type="float">
            <text:p>875.64</text:p>
          </table:table-cell>
          <table:table-cell office:value-type="float" office:value="714.77" calcext:value-type="float">
            <text:p>714.77</text:p>
          </table:table-cell>
          <table:table-cell table:number-columns-repeated="5"/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413.55" calcext:value-type="float">
            <text:p>413.55</text:p>
          </table:table-cell>
          <table:table-cell office:value-type="float" office:value="601.38" calcext:value-type="float">
            <text:p>601.38</text:p>
          </table:table-cell>
          <table:table-cell office:value-type="float" office:value="817.92" calcext:value-type="float">
            <text:p>817.92</text:p>
          </table:table-cell>
          <table:table-cell office:value-type="float" office:value="875.64" calcext:value-type="float">
            <text:p>875.64</text:p>
          </table:table-cell>
          <table:table-cell office:value-type="float" office:value="722.9" calcext:value-type="float">
            <text:p>722.9</text:p>
          </table:table-cell>
          <table:table-cell table:number-columns-repeated="5"/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418.99" calcext:value-type="float">
            <text:p>418.99</text:p>
          </table:table-cell>
          <table:table-cell office:value-type="float" office:value="608.37" calcext:value-type="float">
            <text:p>608.37</text:p>
          </table:table-cell>
          <table:table-cell office:value-type="float" office:value="815.5" calcext:value-type="float">
            <text:p>815.5</text:p>
          </table:table-cell>
          <table:table-cell office:value-type="float" office:value="879.92" calcext:value-type="float">
            <text:p>879.92</text:p>
          </table:table-cell>
          <table:table-cell office:value-type="float" office:value="731.91" calcext:value-type="float">
            <text:p>731.91</text:p>
          </table:table-cell>
          <table:table-cell table:number-columns-repeated="5"/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422.5" calcext:value-type="float">
            <text:p>422.5</text:p>
          </table:table-cell>
          <table:table-cell office:value-type="float" office:value="615.91" calcext:value-type="float">
            <text:p>615.91</text:p>
          </table:table-cell>
          <table:table-cell office:value-type="float" office:value="815.5" calcext:value-type="float">
            <text:p>815.5</text:p>
          </table:table-cell>
          <table:table-cell office:value-type="float" office:value="883.71" calcext:value-type="float">
            <text:p>883.71</text:p>
          </table:table-cell>
          <table:table-cell office:value-type="float" office:value="740.2" calcext:value-type="float">
            <text:p>740.2</text:p>
          </table:table-cell>
          <table:table-cell table:number-columns-repeated="5"/>
        </table:table-row>
        <table:table-row table:style-name="ro1">
          <table:table-cell office:value-type="float" office:value="25.63" calcext:value-type="float">
            <text:p>25.63</text:p>
          </table:table-cell>
          <table:table-cell office:value-type="float" office:value="428.05" calcext:value-type="float">
            <text:p>428.05</text:p>
          </table:table-cell>
          <table:table-cell office:value-type="float" office:value="623.31" calcext:value-type="float">
            <text:p>623.31</text:p>
          </table:table-cell>
          <table:table-cell office:value-type="float" office:value="810.64" calcext:value-type="float">
            <text:p>810.64</text:p>
          </table:table-cell>
          <table:table-cell office:value-type="float" office:value="883.71" calcext:value-type="float">
            <text:p>883.71</text:p>
          </table:table-cell>
          <table:table-cell office:value-type="float" office:value="748.1" calcext:value-type="float">
            <text:p>748.1</text:p>
          </table:table-cell>
          <table:table-cell table:number-columns-repeated="5"/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433.72" calcext:value-type="float">
            <text:p>433.72</text:p>
          </table:table-cell>
          <table:table-cell office:value-type="float" office:value="629.69" calcext:value-type="float">
            <text:p>629.69</text:p>
          </table:table-cell>
          <table:table-cell office:value-type="float" office:value="812.86" calcext:value-type="float">
            <text:p>812.86</text:p>
          </table:table-cell>
          <table:table-cell office:value-type="float" office:value="883.71" calcext:value-type="float">
            <text:p>883.71</text:p>
          </table:table-cell>
          <table:table-cell office:value-type="float" office:value="756.84" calcext:value-type="float">
            <text:p>756.84</text:p>
          </table:table-cell>
          <table:table-cell table:number-columns-repeated="5"/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438.93" calcext:value-type="float">
            <text:p>438.93</text:p>
          </table:table-cell>
          <table:table-cell office:value-type="float" office:value="636.88" calcext:value-type="float">
            <text:p>636.88</text:p>
          </table:table-cell>
          <table:table-cell office:value-type="float" office:value="817.15" calcext:value-type="float">
            <text:p>817.15</text:p>
          </table:table-cell>
          <table:table-cell office:value-type="float" office:value="886.37" calcext:value-type="float">
            <text:p>886.37</text:p>
          </table:table-cell>
          <table:table-cell office:value-type="float" office:value="765.21" calcext:value-type="float">
            <text:p>765.21</text:p>
          </table:table-cell>
          <table:table-cell table:number-columns-repeated="5"/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446.79" calcext:value-type="float">
            <text:p>446.79</text:p>
          </table:table-cell>
          <table:table-cell office:value-type="float" office:value="643.66" calcext:value-type="float">
            <text:p>643.66</text:p>
          </table:table-cell>
          <table:table-cell office:value-type="float" office:value="817.15" calcext:value-type="float">
            <text:p>817.15</text:p>
          </table:table-cell>
          <table:table-cell office:value-type="float" office:value="888.04" calcext:value-type="float">
            <text:p>888.04</text:p>
          </table:table-cell>
          <table:table-cell office:value-type="float" office:value="773.4" calcext:value-type="float">
            <text:p>773.4</text:p>
          </table:table-cell>
          <table:table-cell table:number-columns-repeated="5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50.98" calcext:value-type="float">
            <text:p>450.98</text:p>
          </table:table-cell>
          <table:table-cell office:value-type="float" office:value="651.91" calcext:value-type="float">
            <text:p>651.91</text:p>
          </table:table-cell>
          <table:table-cell office:value-type="float" office:value="816.24" calcext:value-type="float">
            <text:p>816.24</text:p>
          </table:table-cell>
          <table:table-cell office:value-type="float" office:value="888.04" calcext:value-type="float">
            <text:p>888.04</text:p>
          </table:table-cell>
          <table:table-cell office:value-type="float" office:value="782.24" calcext:value-type="float">
            <text:p>782.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9.45" calcext:value-type="float">
            <text:p>459.45</text:p>
          </table:table-cell>
          <table:table-cell office:value-type="float" office:value="659.58" calcext:value-type="float">
            <text:p>659.58</text:p>
          </table:table-cell>
          <table:table-cell office:value-type="float" office:value="818.03" calcext:value-type="float">
            <text:p>818.03</text:p>
          </table:table-cell>
          <table:table-cell office:value-type="float" office:value="889.82" calcext:value-type="float">
            <text:p>889.82</text:p>
          </table:table-cell>
          <table:table-cell office:value-type="float" office:value="790.34" calcext:value-type="float">
            <text:p>790.34</text:p>
          </table:table-cell>
          <table:table-cell table:number-columns-repeated="5"/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465.3" calcext:value-type="float">
            <text:p>465.3</text:p>
          </table:table-cell>
          <table:table-cell office:value-type="float" office:value="667.09" calcext:value-type="float">
            <text:p>667.09</text:p>
          </table:table-cell>
          <table:table-cell office:value-type="float" office:value="818.03" calcext:value-type="float">
            <text:p>818.03</text:p>
          </table:table-cell>
          <table:table-cell office:value-type="float" office:value="893.48" calcext:value-type="float">
            <text:p>893.48</text:p>
          </table:table-cell>
          <table:table-cell office:value-type="float" office:value="798.85" calcext:value-type="float">
            <text:p>798.85</text:p>
          </table:table-cell>
          <table:table-cell table:number-columns-repeated="5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71.05" calcext:value-type="float">
            <text:p>471.05</text:p>
          </table:table-cell>
          <table:table-cell office:value-type="float" office:value="674.66" calcext:value-type="float">
            <text:p>674.66</text:p>
          </table:table-cell>
          <table:table-cell office:value-type="float" office:value="819.33" calcext:value-type="float">
            <text:p>819.33</text:p>
          </table:table-cell>
          <table:table-cell office:value-type="float" office:value="897.77" calcext:value-type="float">
            <text:p>897.77</text:p>
          </table:table-cell>
          <table:table-cell office:value-type="float" office:value="806.94" calcext:value-type="float">
            <text:p>806.94</text:p>
          </table:table-cell>
          <table:table-cell table:number-columns-repeated="5"/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474.81" calcext:value-type="float">
            <text:p>474.81</text:p>
          </table:table-cell>
          <table:table-cell office:value-type="float" office:value="682.6" calcext:value-type="float">
            <text:p>682.6</text:p>
          </table:table-cell>
          <table:table-cell office:value-type="float" office:value="819.33" calcext:value-type="float">
            <text:p>819.33</text:p>
          </table:table-cell>
          <table:table-cell office:value-type="float" office:value="904.45" calcext:value-type="float">
            <text:p>904.45</text:p>
          </table:table-cell>
          <table:table-cell office:value-type="float" office:value="815.15" calcext:value-type="float">
            <text:p>815.15</text:p>
          </table:table-cell>
          <table:table-cell table:number-columns-repeated="5"/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481.24" calcext:value-type="float">
            <text:p>481.24</text:p>
          </table:table-cell>
          <table:table-cell office:value-type="float" office:value="690.37" calcext:value-type="float">
            <text:p>690.37</text:p>
          </table:table-cell>
          <table:table-cell office:value-type="float" office:value="819.33" calcext:value-type="float">
            <text:p>819.33</text:p>
          </table:table-cell>
          <table:table-cell office:value-type="float" office:value="910.15" calcext:value-type="float">
            <text:p>910.15</text:p>
          </table:table-cell>
          <table:table-cell office:value-type="float" office:value="822.86" calcext:value-type="float">
            <text:p>822.86</text:p>
          </table:table-cell>
          <table:table-cell table:number-columns-repeated="5"/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487.78" calcext:value-type="float">
            <text:p>487.78</text:p>
          </table:table-cell>
          <table:table-cell office:value-type="float" office:value="699.12" calcext:value-type="float">
            <text:p>699.12</text:p>
          </table:table-cell>
          <table:table-cell office:value-type="float" office:value="821.82" calcext:value-type="float">
            <text:p>821.82</text:p>
          </table:table-cell>
          <table:table-cell office:value-type="float" office:value="912.72" calcext:value-type="float">
            <text:p>912.72</text:p>
          </table:table-cell>
          <table:table-cell office:value-type="float" office:value="830.74" calcext:value-type="float">
            <text:p>830.74</text:p>
          </table:table-cell>
          <table:table-cell table:number-columns-repeated="5"/>
        </table:table-row>
        <table:table-row table:style-name="ro1">
          <table:table-cell office:value-type="float" office:value="22.43" calcext:value-type="float">
            <text:p>22.43</text:p>
          </table:table-cell>
          <table:table-cell office:value-type="float" office:value="493.71" calcext:value-type="float">
            <text:p>493.71</text:p>
          </table:table-cell>
          <table:table-cell office:value-type="float" office:value="705.96" calcext:value-type="float">
            <text:p>705.96</text:p>
          </table:table-cell>
          <table:table-cell office:value-type="float" office:value="822.12" calcext:value-type="float">
            <text:p>822.12</text:p>
          </table:table-cell>
          <table:table-cell office:value-type="float" office:value="916.98" calcext:value-type="float">
            <text:p>916.98</text:p>
          </table:table-cell>
          <table:table-cell office:value-type="float" office:value="839.58" calcext:value-type="float">
            <text:p>839.58</text:p>
          </table:table-cell>
          <table:table-cell table:number-columns-repeated="5"/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501.66" calcext:value-type="float">
            <text:p>501.66</text:p>
          </table:table-cell>
          <table:table-cell office:value-type="float" office:value="713.59" calcext:value-type="float">
            <text:p>713.59</text:p>
          </table:table-cell>
          <table:table-cell office:value-type="float" office:value="820.38" calcext:value-type="float">
            <text:p>820.38</text:p>
          </table:table-cell>
          <table:table-cell office:value-type="float" office:value="923.48" calcext:value-type="float">
            <text:p>923.48</text:p>
          </table:table-cell>
          <table:table-cell office:value-type="float" office:value="847.54" calcext:value-type="float">
            <text:p>847.54</text:p>
          </table:table-cell>
          <table:table-cell table:number-columns-repeated="5"/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05.38" calcext:value-type="float">
            <text:p>505.38</text:p>
          </table:table-cell>
          <table:table-cell office:value-type="float" office:value="720.78" calcext:value-type="float">
            <text:p>720.78</text:p>
          </table:table-cell>
          <table:table-cell office:value-type="float" office:value="820.38" calcext:value-type="float">
            <text:p>820.38</text:p>
          </table:table-cell>
          <table:table-cell office:value-type="float" office:value="927.51" calcext:value-type="float">
            <text:p>927.51</text:p>
          </table:table-cell>
          <table:table-cell office:value-type="float" office:value="854.85" calcext:value-type="float">
            <text:p>854.85</text:p>
          </table:table-cell>
          <table:table-cell table:number-columns-repeated="5"/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509.58" calcext:value-type="float">
            <text:p>509.58</text:p>
          </table:table-cell>
          <table:table-cell office:value-type="float" office:value="727.29" calcext:value-type="float">
            <text:p>727.29</text:p>
          </table:table-cell>
          <table:table-cell office:value-type="float" office:value="820.38" calcext:value-type="float">
            <text:p>820.38</text:p>
          </table:table-cell>
          <table:table-cell office:value-type="float" office:value="933.92" calcext:value-type="float">
            <text:p>933.92</text:p>
          </table:table-cell>
          <table:table-cell office:value-type="float" office:value="863.22" calcext:value-type="float">
            <text:p>863.22</text:p>
          </table:table-cell>
          <table:table-cell table:number-columns-repeated="5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513.29" calcext:value-type="float">
            <text:p>513.29</text:p>
          </table:table-cell>
          <table:table-cell office:value-type="float" office:value="734.29" calcext:value-type="float">
            <text:p>734.29</text:p>
          </table:table-cell>
          <table:table-cell office:value-type="float" office:value="822.95" calcext:value-type="float">
            <text:p>822.95</text:p>
          </table:table-cell>
          <table:table-cell office:value-type="float" office:value="941.72" calcext:value-type="float">
            <text:p>941.72</text:p>
          </table:table-cell>
          <table:table-cell office:value-type="float" office:value="871.65" calcext:value-type="float">
            <text:p>871.65</text:p>
          </table:table-cell>
          <table:table-cell table:number-columns-repeated="5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517.45" calcext:value-type="float">
            <text:p>517.45</text:p>
          </table:table-cell>
          <table:table-cell office:value-type="float" office:value="740.54" calcext:value-type="float">
            <text:p>740.54</text:p>
          </table:table-cell>
          <table:table-cell office:value-type="float" office:value="822.95" calcext:value-type="float">
            <text:p>822.95</text:p>
          </table:table-cell>
          <table:table-cell office:value-type="float" office:value="946.65" calcext:value-type="float">
            <text:p>946.65</text:p>
          </table:table-cell>
          <table:table-cell office:value-type="float" office:value="878.01" calcext:value-type="float">
            <text:p>878.01</text:p>
          </table:table-cell>
          <table:table-cell table:number-columns-repeated="5"/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519.01" calcext:value-type="float">
            <text:p>519.01</text:p>
          </table:table-cell>
          <table:table-cell office:value-type="float" office:value="745.86" calcext:value-type="float">
            <text:p>745.86</text:p>
          </table:table-cell>
          <table:table-cell office:value-type="float" office:value="822.95" calcext:value-type="float">
            <text:p>822.95</text:p>
          </table:table-cell>
          <table:table-cell office:value-type="float" office:value="950.19" calcext:value-type="float">
            <text:p>950.19</text:p>
          </table:table-cell>
          <table:table-cell office:value-type="float" office:value="880.74" calcext:value-type="float">
            <text:p>880.74</text:p>
          </table:table-cell>
          <table:table-cell table:number-columns-repeated="5"/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523.3" calcext:value-type="float">
            <text:p>523.3</text:p>
          </table:table-cell>
          <table:table-cell office:value-type="float" office:value="752.77" calcext:value-type="float">
            <text:p>752.77</text:p>
          </table:table-cell>
          <table:table-cell office:value-type="float" office:value="822.25" calcext:value-type="float">
            <text:p>822.25</text:p>
          </table:table-cell>
          <table:table-cell office:value-type="float" office:value="956.23" calcext:value-type="float">
            <text:p>956.23</text:p>
          </table:table-cell>
          <table:table-cell office:value-type="float" office:value="883.71" calcext:value-type="float">
            <text:p>883.71</text:p>
          </table:table-cell>
          <table:table-cell table:number-columns-repeated="5"/>
        </table:table-row>
        <table:table-row table:style-name="ro1">
          <table:table-cell office:value-type="float" office:value="23.23" calcext:value-type="float">
            <text:p>23.23</text:p>
          </table:table-cell>
          <table:table-cell office:value-type="float" office:value="525.78" calcext:value-type="float">
            <text:p>525.78</text:p>
          </table:table-cell>
          <table:table-cell office:value-type="float" office:value="760.12" calcext:value-type="float">
            <text:p>760.12</text:p>
          </table:table-cell>
          <table:table-cell office:value-type="float" office:value="826.1" calcext:value-type="float">
            <text:p>826.1</text:p>
          </table:table-cell>
          <table:table-cell office:value-type="float" office:value="957.67" calcext:value-type="float">
            <text:p>957.67</text:p>
          </table:table-cell>
          <table:table-cell office:value-type="float" office:value="886.92" calcext:value-type="float">
            <text:p>886.92</text:p>
          </table:table-cell>
          <table:table-cell table:number-columns-repeated="5"/>
        </table:table-row>
        <table:table-row table:style-name="ro1">
          <table:table-cell office:value-type="float" office:value="22.13" calcext:value-type="float">
            <text:p>22.13</text:p>
          </table:table-cell>
          <table:table-cell office:value-type="float" office:value="526.88" calcext:value-type="float">
            <text:p>526.88</text:p>
          </table:table-cell>
          <table:table-cell office:value-type="float" office:value="766.36" calcext:value-type="float">
            <text:p>766.36</text:p>
          </table:table-cell>
          <table:table-cell office:value-type="float" office:value="829.96" calcext:value-type="float">
            <text:p>829.96</text:p>
          </table:table-cell>
          <table:table-cell office:value-type="float" office:value="954.92" calcext:value-type="float">
            <text:p>954.92</text:p>
          </table:table-cell>
          <table:table-cell office:value-type="float" office:value="890.17" calcext:value-type="float">
            <text:p>890.17</text:p>
          </table:table-cell>
          <table:table-cell table:number-columns-repeated="5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26.88" calcext:value-type="float">
            <text:p>526.88</text:p>
          </table:table-cell>
          <table:table-cell office:value-type="float" office:value="772.21" calcext:value-type="float">
            <text:p>772.21</text:p>
          </table:table-cell>
          <table:table-cell office:value-type="float" office:value="837.03" calcext:value-type="float">
            <text:p>837.03</text:p>
          </table:table-cell>
          <table:table-cell office:value-type="float" office:value="955.29" calcext:value-type="float">
            <text:p>955.29</text:p>
          </table:table-cell>
          <table:table-cell office:value-type="float" office:value="890.17" calcext:value-type="float">
            <text:p>890.17</text:p>
          </table:table-cell>
          <table:table-cell table:number-columns-repeated="5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526.88" calcext:value-type="float">
            <text:p>526.88</text:p>
          </table:table-cell>
          <table:table-cell office:value-type="float" office:value="774.38" calcext:value-type="float">
            <text:p>774.38</text:p>
          </table:table-cell>
          <table:table-cell office:value-type="float" office:value="837.03" calcext:value-type="float">
            <text:p>837.03</text:p>
          </table:table-cell>
          <table:table-cell office:value-type="float" office:value="946.2" calcext:value-type="float">
            <text:p>946.2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528.74" calcext:value-type="float">
            <text:p>528.74</text:p>
          </table:table-cell>
          <table:table-cell office:value-type="float" office:value="776.47" calcext:value-type="float">
            <text:p>776.47</text:p>
          </table:table-cell>
          <table:table-cell office:value-type="float" office:value="845.88" calcext:value-type="float">
            <text:p>845.88</text:p>
          </table:table-cell>
          <table:table-cell office:value-type="float" office:value="933.64" calcext:value-type="float">
            <text:p>933.64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528.74" calcext:value-type="float">
            <text:p>528.74</text:p>
          </table:table-cell>
          <table:table-cell office:value-type="float" office:value="778.43" calcext:value-type="float">
            <text:p>778.43</text:p>
          </table:table-cell>
          <table:table-cell office:value-type="float" office:value="852.82" calcext:value-type="float">
            <text:p>852.82</text:p>
          </table:table-cell>
          <table:table-cell office:value-type="float" office:value="920.63" calcext:value-type="float">
            <text:p>920.63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531.59" calcext:value-type="float">
            <text:p>531.59</text:p>
          </table:table-cell>
          <table:table-cell office:value-type="float" office:value="779.86" calcext:value-type="float">
            <text:p>779.86</text:p>
          </table:table-cell>
          <table:table-cell office:value-type="float" office:value="861.6" calcext:value-type="float">
            <text:p>861.6</text:p>
          </table:table-cell>
          <table:table-cell office:value-type="float" office:value="918.51" calcext:value-type="float">
            <text:p>918.51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531.59" calcext:value-type="float">
            <text:p>531.59</text:p>
          </table:table-cell>
          <table:table-cell office:value-type="float" office:value="783.45" calcext:value-type="float">
            <text:p>783.45</text:p>
          </table:table-cell>
          <table:table-cell office:value-type="float" office:value="867.8" calcext:value-type="float">
            <text:p>867.8</text:p>
          </table:table-cell>
          <table:table-cell office:value-type="float" office:value="914.02" calcext:value-type="float">
            <text:p>914.02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57" calcext:value-type="float">
            <text:p>18.57</text:p>
          </table:table-cell>
          <table:table-cell office:value-type="float" office:value="531.59" calcext:value-type="float">
            <text:p>531.59</text:p>
          </table:table-cell>
          <table:table-cell office:value-type="float" office:value="786.7" calcext:value-type="float">
            <text:p>786.7</text:p>
          </table:table-cell>
          <table:table-cell office:value-type="float" office:value="878.19" calcext:value-type="float">
            <text:p>878.19</text:p>
          </table:table-cell>
          <table:table-cell office:value-type="float" office:value="904.54" calcext:value-type="float">
            <text:p>904.54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538.09" calcext:value-type="float">
            <text:p>538.09</text:p>
          </table:table-cell>
          <table:table-cell office:value-type="float" office:value="788.3" calcext:value-type="float">
            <text:p>788.3</text:p>
          </table:table-cell>
          <table:table-cell office:value-type="float" office:value="881.84" calcext:value-type="float">
            <text:p>881.84</text:p>
          </table:table-cell>
          <table:table-cell office:value-type="float" office:value="901.93" calcext:value-type="float">
            <text:p>901.93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538.09" calcext:value-type="float">
            <text:p>538.09</text:p>
          </table:table-cell>
          <table:table-cell office:value-type="float" office:value="792.91" calcext:value-type="float">
            <text:p>792.91</text:p>
          </table:table-cell>
          <table:table-cell office:value-type="float" office:value="883.4" calcext:value-type="float">
            <text:p>883.4</text:p>
          </table:table-cell>
          <table:table-cell office:value-type="float" office:value="897.54" calcext:value-type="float">
            <text:p>897.54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544.25" calcext:value-type="float">
            <text:p>544.25</text:p>
          </table:table-cell>
          <table:table-cell office:value-type="float" office:value="795.85" calcext:value-type="float">
            <text:p>795.85</text:p>
          </table:table-cell>
          <table:table-cell office:value-type="float" office:value="888.57" calcext:value-type="float">
            <text:p>888.57</text:p>
          </table:table-cell>
          <table:table-cell office:value-type="float" office:value="894.44" calcext:value-type="float">
            <text:p>894.44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547.68" calcext:value-type="float">
            <text:p>547.68</text:p>
          </table:table-cell>
          <table:table-cell office:value-type="float" office:value="799.22" calcext:value-type="float">
            <text:p>799.22</text:p>
          </table:table-cell>
          <table:table-cell office:value-type="float" office:value="886.35" calcext:value-type="float">
            <text:p>886.35</text:p>
          </table:table-cell>
          <table:table-cell office:value-type="float" office:value="893.1" calcext:value-type="float">
            <text:p>893.1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555.38" calcext:value-type="float">
            <text:p>555.38</text:p>
          </table:table-cell>
          <table:table-cell office:value-type="float" office:value="802.55" calcext:value-type="float">
            <text:p>802.55</text:p>
          </table:table-cell>
          <table:table-cell office:value-type="float" office:value="881.47" calcext:value-type="float">
            <text:p>881.47</text:p>
          </table:table-cell>
          <table:table-cell office:value-type="float" office:value="888.42" calcext:value-type="float">
            <text:p>888.42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560.09" calcext:value-type="float">
            <text:p>560.09</text:p>
          </table:table-cell>
          <table:table-cell office:value-type="float" office:value="807.17" calcext:value-type="float">
            <text:p>807.17</text:p>
          </table:table-cell>
          <table:table-cell office:value-type="float" office:value="879.45" calcext:value-type="float">
            <text:p>879.45</text:p>
          </table:table-cell>
          <table:table-cell office:value-type="float" office:value="885.49" calcext:value-type="float">
            <text:p>885.49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6.91" calcext:value-type="float">
            <text:p>16.91</text:p>
          </table:table-cell>
          <table:table-cell office:value-type="float" office:value="564.91" calcext:value-type="float">
            <text:p>564.91</text:p>
          </table:table-cell>
          <table:table-cell office:value-type="float" office:value="814.84" calcext:value-type="float">
            <text:p>814.84</text:p>
          </table:table-cell>
          <table:table-cell office:value-type="float" office:value="869.21" calcext:value-type="float">
            <text:p>869.21</text:p>
          </table:table-cell>
          <table:table-cell office:value-type="float" office:value="885.49" calcext:value-type="float">
            <text:p>885.49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569.77" calcext:value-type="float">
            <text:p>569.77</text:p>
          </table:table-cell>
          <table:table-cell office:value-type="float" office:value="820.88" calcext:value-type="float">
            <text:p>820.88</text:p>
          </table:table-cell>
          <table:table-cell office:value-type="float" office:value="855.32" calcext:value-type="float">
            <text:p>855.32</text:p>
          </table:table-cell>
          <table:table-cell office:value-type="float" office:value="885.49" calcext:value-type="float">
            <text:p>885.49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578.5" calcext:value-type="float">
            <text:p>578.5</text:p>
          </table:table-cell>
          <table:table-cell office:value-type="float" office:value="826.94" calcext:value-type="float">
            <text:p>826.94</text:p>
          </table:table-cell>
          <table:table-cell office:value-type="float" office:value="855.32" calcext:value-type="float">
            <text:p>855.32</text:p>
          </table:table-cell>
          <table:table-cell office:value-type="float" office:value="883.52" calcext:value-type="float">
            <text:p>883.52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586.19" calcext:value-type="float">
            <text:p>586.19</text:p>
          </table:table-cell>
          <table:table-cell office:value-type="float" office:value="833.15" calcext:value-type="float">
            <text:p>833.15</text:p>
          </table:table-cell>
          <table:table-cell office:value-type="float" office:value="847.08" calcext:value-type="float">
            <text:p>847.08</text:p>
          </table:table-cell>
          <table:table-cell office:value-type="float" office:value="881.7" calcext:value-type="float">
            <text:p>881.7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594.1" calcext:value-type="float">
            <text:p>594.1</text:p>
          </table:table-cell>
          <table:table-cell office:value-type="float" office:value="839.18" calcext:value-type="float">
            <text:p>839.18</text:p>
          </table:table-cell>
          <table:table-cell office:value-type="float" office:value="838.23" calcext:value-type="float">
            <text:p>838.23</text:p>
          </table:table-cell>
          <table:table-cell office:value-type="float" office:value="881.7" calcext:value-type="float">
            <text:p>881.7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598.86" calcext:value-type="float">
            <text:p>598.86</text:p>
          </table:table-cell>
          <table:table-cell office:value-type="float" office:value="845.27" calcext:value-type="float">
            <text:p>845.27</text:p>
          </table:table-cell>
          <table:table-cell office:value-type="float" office:value="830.74" calcext:value-type="float">
            <text:p>830.74</text:p>
          </table:table-cell>
          <table:table-cell office:value-type="float" office:value="881.7" calcext:value-type="float">
            <text:p>881.7</text:p>
          </table:table-cell>
          <table:table-cell office:value-type="float" office:value="893.84" calcext:value-type="float">
            <text:p>893.84</text:p>
          </table:table-cell>
          <table:table-cell table:number-columns-repeated="5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607.7" calcext:value-type="float">
            <text:p>607.7</text:p>
          </table:table-cell>
          <table:table-cell office:value-type="float" office:value="848.98" calcext:value-type="float">
            <text:p>848.98</text:p>
          </table:table-cell>
          <table:table-cell office:value-type="float" office:value="826.1" calcext:value-type="float">
            <text:p>826.1</text:p>
          </table:table-cell>
          <table:table-cell office:value-type="float" office:value="881.7" calcext:value-type="float">
            <text:p>881.7</text:p>
          </table:table-cell>
          <table:table-cell office:value-type="float" office:value="891.1" calcext:value-type="float">
            <text:p>891.1</text:p>
          </table:table-cell>
          <table:table-cell table:number-columns-repeated="5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616.66" calcext:value-type="float">
            <text:p>616.66</text:p>
          </table:table-cell>
          <table:table-cell office:value-type="float" office:value="854.38" calcext:value-type="float">
            <text:p>854.38</text:p>
          </table:table-cell>
          <table:table-cell office:value-type="float" office:value="822.95" calcext:value-type="float">
            <text:p>822.95</text:p>
          </table:table-cell>
          <table:table-cell office:value-type="float" office:value="881.7" calcext:value-type="float">
            <text:p>881.7</text:p>
          </table:table-cell>
          <table:table-cell office:value-type="float" office:value="886.9" calcext:value-type="float">
            <text:p>886.9</text:p>
          </table:table-cell>
          <table:table-cell table:number-columns-repeated="5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624.18" calcext:value-type="float">
            <text:p>624.18</text:p>
          </table:table-cell>
          <table:table-cell office:value-type="float" office:value="858.68" calcext:value-type="float">
            <text:p>858.68</text:p>
          </table:table-cell>
          <table:table-cell office:value-type="float" office:value="813.84" calcext:value-type="float">
            <text:p>813.84</text:p>
          </table:table-cell>
          <table:table-cell office:value-type="float" office:value="881.7" calcext:value-type="float">
            <text:p>881.7</text:p>
          </table:table-cell>
          <table:table-cell office:value-type="float" office:value="875.98" calcext:value-type="float">
            <text:p>875.98</text:p>
          </table:table-cell>
          <table:table-cell table:number-columns-repeated="5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27.85" calcext:value-type="float">
            <text:p>627.85</text:p>
          </table:table-cell>
          <table:table-cell office:value-type="float" office:value="864.22" calcext:value-type="float">
            <text:p>864.22</text:p>
          </table:table-cell>
          <table:table-cell office:value-type="float" office:value="795.71" calcext:value-type="float">
            <text:p>795.71</text:p>
          </table:table-cell>
          <table:table-cell office:value-type="float" office:value="881.7" calcext:value-type="float">
            <text:p>881.7</text:p>
          </table:table-cell>
          <table:table-cell office:value-type="float" office:value="863.32" calcext:value-type="float">
            <text:p>863.32</text:p>
          </table:table-cell>
          <table:table-cell table:number-columns-repeated="5"/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636.73" calcext:value-type="float">
            <text:p>636.73</text:p>
          </table:table-cell>
          <table:table-cell office:value-type="float" office:value="868.67" calcext:value-type="float">
            <text:p>868.67</text:p>
          </table:table-cell>
          <table:table-cell office:value-type="float" office:value="779.33" calcext:value-type="float">
            <text:p>779.33</text:p>
          </table:table-cell>
          <table:table-cell office:value-type="float" office:value="881.7" calcext:value-type="float">
            <text:p>881.7</text:p>
          </table:table-cell>
          <table:table-cell office:value-type="float" office:value="850.4" calcext:value-type="float">
            <text:p>850.4</text:p>
          </table:table-cell>
          <table:table-cell table:number-columns-repeated="5"/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644.63" calcext:value-type="float">
            <text:p>644.63</text:p>
          </table:table-cell>
          <table:table-cell office:value-type="float" office:value="874.65" calcext:value-type="float">
            <text:p>874.65</text:p>
          </table:table-cell>
          <table:table-cell office:value-type="float" office:value="758.59" calcext:value-type="float">
            <text:p>758.59</text:p>
          </table:table-cell>
          <table:table-cell office:value-type="float" office:value="881.7" calcext:value-type="float">
            <text:p>881.7</text:p>
          </table:table-cell>
          <table:table-cell office:value-type="float" office:value="836.36" calcext:value-type="float">
            <text:p>836.36</text:p>
          </table:table-cell>
          <table:table-cell table:number-columns-repeated="5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652.24" calcext:value-type="float">
            <text:p>652.24</text:p>
          </table:table-cell>
          <table:table-cell office:value-type="float" office:value="880.66" calcext:value-type="float">
            <text:p>880.66</text:p>
          </table:table-cell>
          <table:table-cell office:value-type="float" office:value="754.12" calcext:value-type="float">
            <text:p>754.12</text:p>
          </table:table-cell>
          <table:table-cell office:value-type="float" office:value="881.7" calcext:value-type="float">
            <text:p>881.7</text:p>
          </table:table-cell>
          <table:table-cell office:value-type="float" office:value="824.04" calcext:value-type="float">
            <text:p>824.04</text:p>
          </table:table-cell>
          <table:table-cell table:number-columns-repeated="5"/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661.14" calcext:value-type="float">
            <text:p>661.14</text:p>
          </table:table-cell>
          <table:table-cell office:value-type="float" office:value="886.73" calcext:value-type="float">
            <text:p>886.73</text:p>
          </table:table-cell>
          <table:table-cell office:value-type="float" office:value="729.18" calcext:value-type="float">
            <text:p>729.18</text:p>
          </table:table-cell>
          <table:table-cell office:value-type="float" office:value="881.7" calcext:value-type="float">
            <text:p>881.7</text:p>
          </table:table-cell>
          <table:table-cell office:value-type="float" office:value="810.86" calcext:value-type="float">
            <text:p>810.86</text:p>
          </table:table-cell>
          <table:table-cell table:number-columns-repeated="5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669.74" calcext:value-type="float">
            <text:p>669.74</text:p>
          </table:table-cell>
          <table:table-cell office:value-type="float" office:value="893.15" calcext:value-type="float">
            <text:p>893.15</text:p>
          </table:table-cell>
          <table:table-cell office:value-type="float" office:value="696.4" calcext:value-type="float">
            <text:p>696.4</text:p>
          </table:table-cell>
          <table:table-cell office:value-type="float" office:value="881.7" calcext:value-type="float">
            <text:p>881.7</text:p>
          </table:table-cell>
          <table:table-cell office:value-type="float" office:value="806.23" calcext:value-type="float">
            <text:p>806.23</text:p>
          </table:table-cell>
          <table:table-cell table:number-columns-repeated="5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675.45" calcext:value-type="float">
            <text:p>675.45</text:p>
          </table:table-cell>
          <table:table-cell office:value-type="float" office:value="899.13" calcext:value-type="float">
            <text:p>899.13</text:p>
          </table:table-cell>
          <table:table-cell office:value-type="float" office:value="663.57" calcext:value-type="float">
            <text:p>663.57</text:p>
          </table:table-cell>
          <table:table-cell office:value-type="float" office:value="881.7" calcext:value-type="float">
            <text:p>881.7</text:p>
          </table:table-cell>
          <table:table-cell office:value-type="float" office:value="803.46" calcext:value-type="float">
            <text:p>803.46</text:p>
          </table:table-cell>
          <table:table-cell table:number-columns-repeated="5"/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683.51" calcext:value-type="float">
            <text:p>683.51</text:p>
          </table:table-cell>
          <table:table-cell office:value-type="float" office:value="904.86" calcext:value-type="float">
            <text:p>904.86</text:p>
          </table:table-cell>
          <table:table-cell office:value-type="float" office:value="639.39" calcext:value-type="float">
            <text:p>639.39</text:p>
          </table:table-cell>
          <table:table-cell office:value-type="float" office:value="881.7" calcext:value-type="float">
            <text:p>881.7</text:p>
          </table:table-cell>
          <table:table-cell office:value-type="float" office:value="800.64" calcext:value-type="float">
            <text:p>800.64</text:p>
          </table:table-cell>
          <table:table-cell table:number-columns-repeated="5"/>
        </table:table-row>
        <table:table-row table:style-name="ro1">
          <table:table-cell office:value-type="float" office:value="19.09" calcext:value-type="float">
            <text:p>19.09</text:p>
          </table:table-cell>
          <table:table-cell office:value-type="float" office:value="692.49" calcext:value-type="float">
            <text:p>692.49</text:p>
          </table:table-cell>
          <table:table-cell office:value-type="float" office:value="909.41" calcext:value-type="float">
            <text:p>909.41</text:p>
          </table:table-cell>
          <table:table-cell office:value-type="float" office:value="615.31" calcext:value-type="float">
            <text:p>615.31</text:p>
          </table:table-cell>
          <table:table-cell office:value-type="float" office:value="881.7" calcext:value-type="float">
            <text:p>881.7</text:p>
          </table:table-cell>
          <table:table-cell office:value-type="float" office:value="800.64" calcext:value-type="float">
            <text:p>800.64</text:p>
          </table:table-cell>
          <table:table-cell table:number-columns-repeated="5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700.4" calcext:value-type="float">
            <text:p>700.4</text:p>
          </table:table-cell>
          <table:table-cell office:value-type="float" office:value="913.89" calcext:value-type="float">
            <text:p>913.89</text:p>
          </table:table-cell>
          <table:table-cell office:value-type="float" office:value="591.43" calcext:value-type="float">
            <text:p>591.43</text:p>
          </table:table-cell>
          <table:table-cell office:value-type="float" office:value="881.7" calcext:value-type="float">
            <text:p>881.7</text:p>
          </table:table-cell>
          <table:table-cell office:value-type="float" office:value="800.64" calcext:value-type="float">
            <text:p>800.64</text:p>
          </table:table-cell>
          <table:table-cell table:number-columns-repeated="5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709.26" calcext:value-type="float">
            <text:p>709.26</text:p>
          </table:table-cell>
          <table:table-cell office:value-type="float" office:value="909.07" calcext:value-type="float">
            <text:p>909.07</text:p>
          </table:table-cell>
          <table:table-cell office:value-type="float" office:value="566.9" calcext:value-type="float">
            <text:p>566.9</text:p>
          </table:table-cell>
          <table:table-cell office:value-type="float" office:value="881.7" calcext:value-type="float">
            <text:p>881.7</text:p>
          </table:table-cell>
          <table:table-cell office:value-type="float" office:value="800.64" calcext:value-type="float">
            <text:p>800.64</text:p>
          </table:table-cell>
          <table:table-cell table:number-columns-repeated="5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17.29" calcext:value-type="float">
            <text:p>717.29</text:p>
          </table:table-cell>
          <table:table-cell office:value-type="float" office:value="911.25" calcext:value-type="float">
            <text:p>911.25</text:p>
          </table:table-cell>
          <table:table-cell office:value-type="float" office:value="558.64" calcext:value-type="float">
            <text:p>558.64</text:p>
          </table:table-cell>
          <table:table-cell office:value-type="float" office:value="881.7" calcext:value-type="float">
            <text:p>881.7</text:p>
          </table:table-cell>
          <table:table-cell office:value-type="float" office:value="799.07" calcext:value-type="float">
            <text:p>799.07</text:p>
          </table:table-cell>
          <table:table-cell table:number-columns-repeated="5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726.09" calcext:value-type="float">
            <text:p>726.09</text:p>
          </table:table-cell>
          <table:table-cell office:value-type="float" office:value="911.25" calcext:value-type="float">
            <text:p>911.25</text:p>
          </table:table-cell>
          <table:table-cell office:value-type="float" office:value="539.23" calcext:value-type="float">
            <text:p>539.23</text:p>
          </table:table-cell>
          <table:table-cell office:value-type="float" office:value="881.7" calcext:value-type="float">
            <text:p>881.7</text:p>
          </table:table-cell>
          <table:table-cell office:value-type="float" office:value="795.02" calcext:value-type="float">
            <text:p>795.02</text:p>
          </table:table-cell>
          <table:table-cell table:number-columns-repeated="5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734.97" calcext:value-type="float">
            <text:p>734.97</text:p>
          </table:table-cell>
          <table:table-cell office:value-type="float" office:value="909.26" calcext:value-type="float">
            <text:p>909.26</text:p>
          </table:table-cell>
          <table:table-cell office:value-type="float" office:value="515.52" calcext:value-type="float">
            <text:p>515.52</text:p>
          </table:table-cell>
          <table:table-cell office:value-type="float" office:value="881.7" calcext:value-type="float">
            <text:p>881.7</text:p>
          </table:table-cell>
          <table:table-cell office:value-type="float" office:value="790.05" calcext:value-type="float">
            <text:p>790.05</text:p>
          </table:table-cell>
          <table:table-cell table:number-columns-repeated="5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742.82" calcext:value-type="float">
            <text:p>742.82</text:p>
          </table:table-cell>
          <table:table-cell office:value-type="float" office:value="909.26" calcext:value-type="float">
            <text:p>909.26</text:p>
          </table:table-cell>
          <table:table-cell office:value-type="float" office:value="506.66" calcext:value-type="float">
            <text:p>506.66</text:p>
          </table:table-cell>
          <table:table-cell office:value-type="float" office:value="881.7" calcext:value-type="float">
            <text:p>881.7</text:p>
          </table:table-cell>
          <table:table-cell office:value-type="float" office:value="776.16" calcext:value-type="float">
            <text:p>776.16</text:p>
          </table:table-cell>
          <table:table-cell table:number-columns-repeated="5"/>
        </table:table-row>
        <table:table-row table:style-name="ro1">
          <table:table-cell office:value-type="float" office:value="21.83" calcext:value-type="float">
            <text:p>21.83</text:p>
          </table:table-cell>
          <table:table-cell office:value-type="float" office:value="751.47" calcext:value-type="float">
            <text:p>751.47</text:p>
          </table:table-cell>
          <table:table-cell office:value-type="float" office:value="909.26" calcext:value-type="float">
            <text:p>909.26</text:p>
          </table:table-cell>
          <table:table-cell office:value-type="float" office:value="484.6" calcext:value-type="float">
            <text:p>484.6</text:p>
          </table:table-cell>
          <table:table-cell office:value-type="float" office:value="881.7" calcext:value-type="float">
            <text:p>881.7</text:p>
          </table:table-cell>
          <table:table-cell office:value-type="float" office:value="762.66" calcext:value-type="float">
            <text:p>762.66</text:p>
          </table:table-cell>
          <table:table-cell table:number-columns-repeated="5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759.33" calcext:value-type="float">
            <text:p>759.33</text:p>
          </table:table-cell>
          <table:table-cell office:value-type="float" office:value="904.35" calcext:value-type="float">
            <text:p>904.35</text:p>
          </table:table-cell>
          <table:table-cell office:value-type="float" office:value="465.03" calcext:value-type="float">
            <text:p>465.03</text:p>
          </table:table-cell>
          <table:table-cell office:value-type="float" office:value="881.7" calcext:value-type="float">
            <text:p>881.7</text:p>
          </table:table-cell>
          <table:table-cell office:value-type="float" office:value="751.61" calcext:value-type="float">
            <text:p>751.61</text:p>
          </table:table-cell>
          <table:table-cell table:number-columns-repeated="5"/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768.24" calcext:value-type="float">
            <text:p>768.24</text:p>
          </table:table-cell>
          <table:table-cell office:value-type="float" office:value="904.35" calcext:value-type="float">
            <text:p>904.35</text:p>
          </table:table-cell>
          <table:table-cell office:value-type="float" office:value="432.41" calcext:value-type="float">
            <text:p>432.41</text:p>
          </table:table-cell>
          <table:table-cell office:value-type="float" office:value="881.7" calcext:value-type="float">
            <text:p>881.7</text:p>
          </table:table-cell>
          <table:table-cell office:value-type="float" office:value="740.16" calcext:value-type="float">
            <text:p>740.16</text:p>
          </table:table-cell>
          <table:table-cell table:number-columns-repeated="5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776.22" calcext:value-type="float">
            <text:p>776.22</text:p>
          </table:table-cell>
          <table:table-cell office:value-type="float" office:value="904.35" calcext:value-type="float">
            <text:p>904.35</text:p>
          </table:table-cell>
          <table:table-cell office:value-type="float" office:value="401.17" calcext:value-type="float">
            <text:p>401.17</text:p>
          </table:table-cell>
          <table:table-cell office:value-type="float" office:value="881.7" calcext:value-type="float">
            <text:p>881.7</text:p>
          </table:table-cell>
          <table:table-cell office:value-type="float" office:value="738.25" calcext:value-type="float">
            <text:p>738.25</text:p>
          </table:table-cell>
          <table:table-cell table:number-columns-repeated="5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3.95" calcext:value-type="float">
            <text:p>783.95</text:p>
          </table:table-cell>
          <table:table-cell office:value-type="float" office:value="904.35" calcext:value-type="float">
            <text:p>904.35</text:p>
          </table:table-cell>
          <table:table-cell office:value-type="float" office:value="368.59" calcext:value-type="float">
            <text:p>368.59</text:p>
          </table:table-cell>
          <table:table-cell office:value-type="float" office:value="881.7" calcext:value-type="float">
            <text:p>881.7</text:p>
          </table:table-cell>
          <table:table-cell office:value-type="float" office:value="729.49" calcext:value-type="float">
            <text:p>729.49</text:p>
          </table:table-cell>
          <table:table-cell table:number-columns-repeated="5"/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791.88" calcext:value-type="float">
            <text:p>791.88</text:p>
          </table:table-cell>
          <table:table-cell office:value-type="float" office:value="904.35" calcext:value-type="float">
            <text:p>904.35</text:p>
          </table:table-cell>
          <table:table-cell office:value-type="float" office:value="343.93" calcext:value-type="float">
            <text:p>343.93</text:p>
          </table:table-cell>
          <table:table-cell office:value-type="float" office:value="881.7" calcext:value-type="float">
            <text:p>881.7</text:p>
          </table:table-cell>
          <table:table-cell office:value-type="float" office:value="715.45" calcext:value-type="float">
            <text:p>715.45</text:p>
          </table:table-cell>
          <table:table-cell table:number-columns-repeated="5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799.75" calcext:value-type="float">
            <text:p>799.75</text:p>
          </table:table-cell>
          <table:table-cell office:value-type="float" office:value="904.35" calcext:value-type="float">
            <text:p>904.35</text:p>
          </table:table-cell>
          <table:table-cell office:value-type="float" office:value="314.05" calcext:value-type="float">
            <text:p>314.05</text:p>
          </table:table-cell>
          <table:table-cell office:value-type="float" office:value="881.7" calcext:value-type="float">
            <text:p>881.7</text:p>
          </table:table-cell>
          <table:table-cell office:value-type="float" office:value="705.19" calcext:value-type="float">
            <text:p>705.19</text:p>
          </table:table-cell>
          <table:table-cell table:number-columns-repeated="5"/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808.65" calcext:value-type="float">
            <text:p>808.65</text:p>
          </table:table-cell>
          <table:table-cell office:value-type="float" office:value="904.35" calcext:value-type="float">
            <text:p>904.35</text:p>
          </table:table-cell>
          <table:table-cell office:value-type="float" office:value="292.03" calcext:value-type="float">
            <text:p>292.03</text:p>
          </table:table-cell>
          <table:table-cell office:value-type="float" office:value="881.7" calcext:value-type="float">
            <text:p>881.7</text:p>
          </table:table-cell>
          <table:table-cell office:value-type="float" office:value="703.04" calcext:value-type="float">
            <text:p>703.04</text:p>
          </table:table-cell>
          <table:table-cell table:number-columns-repeated="5"/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816.56" calcext:value-type="float">
            <text:p>816.56</text:p>
          </table:table-cell>
          <table:table-cell office:value-type="float" office:value="904.35" calcext:value-type="float">
            <text:p>904.35</text:p>
          </table:table-cell>
          <table:table-cell office:value-type="float" office:value="266.78" calcext:value-type="float">
            <text:p>266.78</text:p>
          </table:table-cell>
          <table:table-cell office:value-type="float" office:value="881.7" calcext:value-type="float">
            <text:p>881.7</text:p>
          </table:table-cell>
          <table:table-cell office:value-type="float" office:value="694.73" calcext:value-type="float">
            <text:p>694.73</text:p>
          </table:table-cell>
          <table:table-cell table:number-columns-repeated="5"/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824.53" calcext:value-type="float">
            <text:p>824.53</text:p>
          </table:table-cell>
          <table:table-cell office:value-type="float" office:value="904.35" calcext:value-type="float">
            <text:p>904.35</text:p>
          </table:table-cell>
          <table:table-cell office:value-type="float" office:value="245.33" calcext:value-type="float">
            <text:p>245.33</text:p>
          </table:table-cell>
          <table:table-cell office:value-type="float" office:value="881.7" calcext:value-type="float">
            <text:p>881.7</text:p>
          </table:table-cell>
          <table:table-cell office:value-type="float" office:value="690.45" calcext:value-type="float">
            <text:p>690.45</text:p>
          </table:table-cell>
          <table:table-cell table:number-columns-repeated="5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832.41" calcext:value-type="float">
            <text:p>832.41</text:p>
          </table:table-cell>
          <table:table-cell office:value-type="float" office:value="904.35" calcext:value-type="float">
            <text:p>904.35</text:p>
          </table:table-cell>
          <table:table-cell office:value-type="float" office:value="234.45" calcext:value-type="float">
            <text:p>234.45</text:p>
          </table:table-cell>
          <table:table-cell office:value-type="float" office:value="881.7" calcext:value-type="float">
            <text:p>881.7</text:p>
          </table:table-cell>
          <table:table-cell office:value-type="float" office:value="690.36" calcext:value-type="float">
            <text:p>690.36</text:p>
          </table:table-cell>
          <table:table-cell table:number-columns-repeated="5"/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840.46" calcext:value-type="float">
            <text:p>840.46</text:p>
          </table:table-cell>
          <table:table-cell office:value-type="float" office:value="896.51" calcext:value-type="float">
            <text:p>896.51</text:p>
          </table:table-cell>
          <table:table-cell office:value-type="float" office:value="229.84" calcext:value-type="float">
            <text:p>229.84</text:p>
          </table:table-cell>
          <table:table-cell office:value-type="float" office:value="881.7" calcext:value-type="float">
            <text:p>881.7</text:p>
          </table:table-cell>
          <table:table-cell office:value-type="float" office:value="691.24" calcext:value-type="float">
            <text:p>691.24</text:p>
          </table:table-cell>
          <table:table-cell table:number-columns-repeated="5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848.28" calcext:value-type="float">
            <text:p>848.28</text:p>
          </table:table-cell>
          <table:table-cell office:value-type="float" office:value="896.51" calcext:value-type="float">
            <text:p>896.51</text:p>
          </table:table-cell>
          <table:table-cell office:value-type="float" office:value="234.65" calcext:value-type="float">
            <text:p>234.65</text:p>
          </table:table-cell>
          <table:table-cell office:value-type="float" office:value="881.7" calcext:value-type="float">
            <text:p>881.7</text:p>
          </table:table-cell>
          <table:table-cell office:value-type="float" office:value="694.83" calcext:value-type="float">
            <text:p>694.83</text:p>
          </table:table-cell>
          <table:table-cell table:number-columns-repeated="5"/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855.13" calcext:value-type="float">
            <text:p>855.13</text:p>
          </table:table-cell>
          <table:table-cell office:value-type="float" office:value="896.51" calcext:value-type="float">
            <text:p>896.51</text:p>
          </table:table-cell>
          <table:table-cell office:value-type="float" office:value="220.94" calcext:value-type="float">
            <text:p>220.94</text:p>
          </table:table-cell>
          <table:table-cell office:value-type="float" office:value="881.7" calcext:value-type="float">
            <text:p>881.7</text:p>
          </table:table-cell>
          <table:table-cell office:value-type="float" office:value="694.83" calcext:value-type="float">
            <text:p>694.83</text:p>
          </table:table-cell>
          <table:table-cell table:number-columns-repeated="5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863.22" calcext:value-type="float">
            <text:p>863.22</text:p>
          </table:table-cell>
          <table:table-cell office:value-type="float" office:value="896.51" calcext:value-type="float">
            <text:p>896.51</text:p>
          </table:table-cell>
          <table:table-cell office:value-type="float" office:value="222.6" calcext:value-type="float">
            <text:p>222.6</text:p>
          </table:table-cell>
          <table:table-cell office:value-type="float" office:value="881.7" calcext:value-type="float">
            <text:p>881.7</text:p>
          </table:table-cell>
          <table:table-cell office:value-type="float" office:value="701.4" calcext:value-type="float">
            <text:p>701.4</text:p>
          </table:table-cell>
          <table:table-cell table:number-columns-repeated="5"/>
        </table:table-row>
        <table:table-row table:style-name="ro1">
          <table:table-cell office:value-type="float" office:value="24.39" calcext:value-type="float">
            <text:p>24.39</text:p>
          </table:table-cell>
          <table:table-cell office:value-type="float" office:value="871.59" calcext:value-type="float">
            <text:p>871.59</text:p>
          </table:table-cell>
          <table:table-cell office:value-type="float" office:value="885.38" calcext:value-type="float">
            <text:p>885.38</text:p>
          </table:table-cell>
          <table:table-cell office:value-type="float" office:value="225.89" calcext:value-type="float">
            <text:p>225.89</text:p>
          </table:table-cell>
          <table:table-cell office:value-type="float" office:value="881.7" calcext:value-type="float">
            <text:p>881.7</text:p>
          </table:table-cell>
          <table:table-cell office:value-type="float" office:value="705.01" calcext:value-type="float">
            <text:p>705.01</text:p>
          </table:table-cell>
          <table:table-cell table:number-columns-repeated="5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879.72" calcext:value-type="float">
            <text:p>879.72</text:p>
          </table:table-cell>
          <table:table-cell office:value-type="float" office:value="885.46" calcext:value-type="float">
            <text:p>885.46</text:p>
          </table:table-cell>
          <table:table-cell office:value-type="float" office:value="230.72" calcext:value-type="float">
            <text:p>230.72</text:p>
          </table:table-cell>
          <table:table-cell office:value-type="float" office:value="881.7" calcext:value-type="float">
            <text:p>881.7</text:p>
          </table:table-cell>
          <table:table-cell office:value-type="float" office:value="706.75" calcext:value-type="float">
            <text:p>706.75</text:p>
          </table:table-cell>
          <table:table-cell table:number-columns-repeated="5"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887.62" calcext:value-type="float">
            <text:p>887.62</text:p>
          </table:table-cell>
          <table:table-cell office:value-type="float" office:value="886.23" calcext:value-type="float">
            <text:p>886.23</text:p>
          </table:table-cell>
          <table:table-cell office:value-type="float" office:value="234.52" calcext:value-type="float">
            <text:p>234.52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43" calcext:value-type="float">
            <text:p>711.43</text:p>
          </table:table-cell>
          <table:table-cell table:number-columns-repeated="5"/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892.38" calcext:value-type="float">
            <text:p>892.38</text:p>
          </table:table-cell>
          <table:table-cell office:value-type="float" office:value="882.76" calcext:value-type="float">
            <text:p>882.76</text:p>
          </table:table-cell>
          <table:table-cell office:value-type="float" office:value="234.52" calcext:value-type="float">
            <text:p>234.52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43" calcext:value-type="float">
            <text:p>711.43</text:p>
          </table:table-cell>
          <table:table-cell table:number-columns-repeated="5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901.31" calcext:value-type="float">
            <text:p>901.31</text:p>
          </table:table-cell>
          <table:table-cell office:value-type="float" office:value="882.76" calcext:value-type="float">
            <text:p>882.76</text:p>
          </table:table-cell>
          <table:table-cell office:value-type="float" office:value="239.16" calcext:value-type="float">
            <text:p>239.16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43" calcext:value-type="float">
            <text:p>711.43</text:p>
          </table:table-cell>
          <table:table-cell table:number-columns-repeated="5"/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910.02" calcext:value-type="float">
            <text:p>910.02</text:p>
          </table:table-cell>
          <table:table-cell office:value-type="float" office:value="884.39" calcext:value-type="float">
            <text:p>884.39</text:p>
          </table:table-cell>
          <table:table-cell office:value-type="float" office:value="239.87" calcext:value-type="float">
            <text:p>239.87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918.1" calcext:value-type="float">
            <text:p>918.1</text:p>
          </table:table-cell>
          <table:table-cell office:value-type="float" office:value="886.55" calcext:value-type="float">
            <text:p>886.55</text:p>
          </table:table-cell>
          <table:table-cell office:value-type="float" office:value="247.22" calcext:value-type="float">
            <text:p>247.22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925.82" calcext:value-type="float">
            <text:p>925.82</text:p>
          </table:table-cell>
          <table:table-cell office:value-type="float" office:value="889.74" calcext:value-type="float">
            <text:p>889.74</text:p>
          </table:table-cell>
          <table:table-cell office:value-type="float" office:value="254.7" calcext:value-type="float">
            <text:p>254.7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934.19" calcext:value-type="float">
            <text:p>934.19</text:p>
          </table:table-cell>
          <table:table-cell office:value-type="float" office:value="888.95" calcext:value-type="float">
            <text:p>888.95</text:p>
          </table:table-cell>
          <table:table-cell office:value-type="float" office:value="262.36" calcext:value-type="float">
            <text:p>262.36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2.79" calcext:value-type="float">
            <text:p>22.79</text:p>
          </table:table-cell>
          <table:table-cell office:value-type="float" office:value="942.01" calcext:value-type="float">
            <text:p>942.01</text:p>
          </table:table-cell>
          <table:table-cell office:value-type="float" office:value="894.97" calcext:value-type="float">
            <text:p>894.97</text:p>
          </table:table-cell>
          <table:table-cell office:value-type="float" office:value="270.04" calcext:value-type="float">
            <text:p>270.04</text:p>
          </table:table-cell>
          <table:table-cell office:value-type="float" office:value="881.7" calcext:value-type="float">
            <text:p>881.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950.69" calcext:value-type="float">
            <text:p>950.69</text:p>
          </table:table-cell>
          <table:table-cell office:value-type="float" office:value="895.97" calcext:value-type="float">
            <text:p>895.97</text:p>
          </table:table-cell>
          <table:table-cell office:value-type="float" office:value="274.24" calcext:value-type="float">
            <text:p>274.24</text:p>
          </table:table-cell>
          <table:table-cell office:value-type="float" office:value="886.66" calcext:value-type="float">
            <text:p>886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959.33" calcext:value-type="float">
            <text:p>959.33</text:p>
          </table:table-cell>
          <table:table-cell office:value-type="float" office:value="897.31" calcext:value-type="float">
            <text:p>897.31</text:p>
          </table:table-cell>
          <table:table-cell office:value-type="float" office:value="283.2" calcext:value-type="float">
            <text:p>283.2</text:p>
          </table:table-cell>
          <table:table-cell office:value-type="float" office:value="893.68" calcext:value-type="float">
            <text:p>893.68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968.26" calcext:value-type="float">
            <text:p>968.26</text:p>
          </table:table-cell>
          <table:table-cell office:value-type="float" office:value="897.31" calcext:value-type="float">
            <text:p>897.31</text:p>
          </table:table-cell>
          <table:table-cell office:value-type="float" office:value="291.2" calcext:value-type="float">
            <text:p>291.2</text:p>
          </table:table-cell>
          <table:table-cell office:value-type="float" office:value="893.68" calcext:value-type="float">
            <text:p>893.68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2.79" calcext:value-type="float">
            <text:p>22.79</text:p>
          </table:table-cell>
          <table:table-cell office:value-type="float" office:value="970.13" calcext:value-type="float">
            <text:p>970.13</text:p>
          </table:table-cell>
          <table:table-cell office:value-type="float" office:value="897.31" calcext:value-type="float">
            <text:p>897.31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5.55" calcext:value-type="float">
            <text:p>895.55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970.92" calcext:value-type="float">
            <text:p>970.92</text:p>
          </table:table-cell>
          <table:table-cell office:value-type="float" office:value="898.23" calcext:value-type="float">
            <text:p>898.23</text:p>
          </table:table-cell>
          <table:table-cell office:value-type="float" office:value="304.32" calcext:value-type="float">
            <text:p>304.32</text:p>
          </table:table-cell>
          <table:table-cell office:value-type="float" office:value="898.4" calcext:value-type="float">
            <text:p>898.4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974.04" calcext:value-type="float">
            <text:p>974.04</text:p>
          </table:table-cell>
          <table:table-cell office:value-type="float" office:value="898.23" calcext:value-type="float">
            <text:p>898.23</text:p>
          </table:table-cell>
          <table:table-cell office:value-type="float" office:value="306.3" calcext:value-type="float">
            <text:p>306.3</text:p>
          </table:table-cell>
          <table:table-cell office:value-type="float" office:value="899.73" calcext:value-type="float">
            <text:p>899.73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974.04" calcext:value-type="float">
            <text:p>974.04</text:p>
          </table:table-cell>
          <table:table-cell office:value-type="float" office:value="898.23" calcext:value-type="float">
            <text:p>898.23</text:p>
          </table:table-cell>
          <table:table-cell office:value-type="float" office:value="312.23" calcext:value-type="float">
            <text:p>312.23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974.75" calcext:value-type="float">
            <text:p>974.75</text:p>
          </table:table-cell>
          <table:table-cell office:value-type="float" office:value="894.94" calcext:value-type="float">
            <text:p>894.94</text:p>
          </table:table-cell>
          <table:table-cell office:value-type="float" office:value="313.76" calcext:value-type="float">
            <text:p>313.76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971.61" calcext:value-type="float">
            <text:p>971.61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4.24" calcext:value-type="float">
            <text:p>314.24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937.57" calcext:value-type="float">
            <text:p>937.57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2.94" calcext:value-type="float">
            <text:p>322.94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913.16" calcext:value-type="float">
            <text:p>913.16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3.39" calcext:value-type="float">
            <text:p>323.39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899.9" calcext:value-type="float">
            <text:p>899.9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3.75" calcext:value-type="float">
            <text:p>323.75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0.66" calcext:value-type="float">
            <text:p>30.66</text:p>
          </table:table-cell>
          <table:table-cell office:value-type="float" office:value="885.49" calcext:value-type="float">
            <text:p>885.49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2.72" calcext:value-type="float">
            <text:p>322.72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881.35" calcext:value-type="float">
            <text:p>881.35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2.22" calcext:value-type="float">
            <text:p>322.22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870.79" calcext:value-type="float">
            <text:p>870.79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1.5" calcext:value-type="float">
            <text:p>321.5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3.46" calcext:value-type="float">
            <text:p>33.46</text:p>
          </table:table-cell>
          <table:table-cell office:value-type="float" office:value="863.85" calcext:value-type="float">
            <text:p>863.85</text:p>
          </table:table-cell>
          <table:table-cell office:value-type="float" office:value="893.34" calcext:value-type="float">
            <text:p>893.34</text:p>
          </table:table-cell>
          <table:table-cell office:value-type="float" office:value="321.17" calcext:value-type="float">
            <text:p>321.17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4.23" calcext:value-type="float">
            <text:p>34.23</text:p>
          </table:table-cell>
          <table:table-cell office:value-type="float" office:value="857.6" calcext:value-type="float">
            <text:p>857.6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7.48" calcext:value-type="float">
            <text:p>317.48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5.48" calcext:value-type="float">
            <text:p>35.48</text:p>
          </table:table-cell>
          <table:table-cell office:value-type="float" office:value="844.58" calcext:value-type="float">
            <text:p>844.58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4.35" calcext:value-type="float">
            <text:p>314.35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840.01" calcext:value-type="float">
            <text:p>840.01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4.01" calcext:value-type="float">
            <text:p>314.01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837.63" calcext:value-type="float">
            <text:p>837.63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3.51" calcext:value-type="float">
            <text:p>313.51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837.63" calcext:value-type="float">
            <text:p>837.63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3.94" calcext:value-type="float">
            <text:p>313.94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837.63" calcext:value-type="float">
            <text:p>837.63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2.71" calcext:value-type="float">
            <text:p>312.71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837.63" calcext:value-type="float">
            <text:p>837.63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3.14" calcext:value-type="float">
            <text:p>313.14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8.38" calcext:value-type="float">
            <text:p>38.38</text:p>
          </table:table-cell>
          <table:table-cell office:value-type="float" office:value="833.24" calcext:value-type="float">
            <text:p>833.24</text:p>
          </table:table-cell>
          <table:table-cell office:value-type="float" office:value="893.34" calcext:value-type="float">
            <text:p>893.34</text:p>
          </table:table-cell>
          <table:table-cell office:value-type="float" office:value="311.75" calcext:value-type="float">
            <text:p>311.75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8.51" calcext:value-type="float">
            <text:p>38.51</text:p>
          </table:table-cell>
          <table:table-cell office:value-type="float" office:value="833.24" calcext:value-type="float">
            <text:p>833.24</text:p>
          </table:table-cell>
          <table:table-cell office:value-type="float" office:value="891.06" calcext:value-type="float">
            <text:p>891.06</text:p>
          </table:table-cell>
          <table:table-cell office:value-type="float" office:value="311.08" calcext:value-type="float">
            <text:p>311.08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8.61" calcext:value-type="float">
            <text:p>38.61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2.31" calcext:value-type="float">
            <text:p>882.31</text:p>
          </table:table-cell>
          <table:table-cell office:value-type="float" office:value="311.05" calcext:value-type="float">
            <text:p>311.05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9.53" calcext:value-type="float">
            <text:p>39.53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2.31" calcext:value-type="float">
            <text:p>882.31</text:p>
          </table:table-cell>
          <table:table-cell office:value-type="float" office:value="300.73" calcext:value-type="float">
            <text:p>300.73</text:p>
          </table:table-cell>
          <table:table-cell office:value-type="float" office:value="903.66" calcext:value-type="float">
            <text:p>903.66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2.31" calcext:value-type="float">
            <text:p>882.31</text:p>
          </table:table-cell>
          <table:table-cell office:value-type="float" office:value="291.57" calcext:value-type="float">
            <text:p>291.57</text:p>
          </table:table-cell>
          <table:table-cell office:value-type="float" office:value="904.28" calcext:value-type="float">
            <text:p>904.28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0.94" calcext:value-type="float">
            <text:p>40.94</text:p>
          </table:table-cell>
          <table:table-cell office:value-type="float" office:value="833.24" calcext:value-type="float">
            <text:p>833.24</text:p>
          </table:table-cell>
          <table:table-cell office:value-type="float" office:value="875.06" calcext:value-type="float">
            <text:p>875.06</text:p>
          </table:table-cell>
          <table:table-cell office:value-type="float" office:value="274.8" calcext:value-type="float">
            <text:p>274.8</text:p>
          </table:table-cell>
          <table:table-cell office:value-type="float" office:value="910.27" calcext:value-type="float">
            <text:p>910.2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1.52" calcext:value-type="float">
            <text:p>41.52</text:p>
          </table:table-cell>
          <table:table-cell office:value-type="float" office:value="833.24" calcext:value-type="float">
            <text:p>833.24</text:p>
          </table:table-cell>
          <table:table-cell office:value-type="float" office:value="878.19" calcext:value-type="float">
            <text:p>878.19</text:p>
          </table:table-cell>
          <table:table-cell office:value-type="float" office:value="234.88" calcext:value-type="float">
            <text:p>234.88</text:p>
          </table:table-cell>
          <table:table-cell office:value-type="float" office:value="913.57" calcext:value-type="float">
            <text:p>913.5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833.24" calcext:value-type="float">
            <text:p>833.24</text:p>
          </table:table-cell>
          <table:table-cell office:value-type="float" office:value="873.19" calcext:value-type="float">
            <text:p>873.19</text:p>
          </table:table-cell>
          <table:table-cell office:value-type="float" office:value="191.09" calcext:value-type="float">
            <text:p>191.09</text:p>
          </table:table-cell>
          <table:table-cell office:value-type="float" office:value="915.97" calcext:value-type="float">
            <text:p>915.9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833.24" calcext:value-type="float">
            <text:p>833.24</text:p>
          </table:table-cell>
          <table:table-cell office:value-type="float" office:value="869.86" calcext:value-type="float">
            <text:p>869.86</text:p>
          </table:table-cell>
          <table:table-cell office:value-type="float" office:value="166.27" calcext:value-type="float">
            <text:p>166.27</text:p>
          </table:table-cell>
          <table:table-cell office:value-type="float" office:value="915.97" calcext:value-type="float">
            <text:p>915.97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0.65" calcext:value-type="float">
            <text:p>40.65</text:p>
          </table:table-cell>
          <table:table-cell office:value-type="float" office:value="833.24" calcext:value-type="float">
            <text:p>833.24</text:p>
          </table:table-cell>
          <table:table-cell office:value-type="float" office:value="867.04" calcext:value-type="float">
            <text:p>867.04</text:p>
          </table:table-cell>
          <table:table-cell office:value-type="float" office:value="156.48" calcext:value-type="float">
            <text:p>156.48</text:p>
          </table:table-cell>
          <table:table-cell office:value-type="float" office:value="916.13" calcext:value-type="float">
            <text:p>916.13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833.24" calcext:value-type="float">
            <text:p>833.24</text:p>
          </table:table-cell>
          <table:table-cell office:value-type="float" office:value="869.66" calcext:value-type="float">
            <text:p>869.66</text:p>
          </table:table-cell>
          <table:table-cell office:value-type="float" office:value="154.4" calcext:value-type="float">
            <text:p>154.4</text:p>
          </table:table-cell>
          <table:table-cell office:value-type="float" office:value="918.88" calcext:value-type="float">
            <text:p>918.88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833.24" calcext:value-type="float">
            <text:p>833.24</text:p>
          </table:table-cell>
          <table:table-cell office:value-type="float" office:value="861.69" calcext:value-type="float">
            <text:p>861.69</text:p>
          </table:table-cell>
          <table:table-cell office:value-type="float" office:value="141.83" calcext:value-type="float">
            <text:p>141.83</text:p>
          </table:table-cell>
          <table:table-cell office:value-type="float" office:value="922.58" calcext:value-type="float">
            <text:p>922.58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833.24" calcext:value-type="float">
            <text:p>833.24</text:p>
          </table:table-cell>
          <table:table-cell office:value-type="float" office:value="865.96" calcext:value-type="float">
            <text:p>865.96</text:p>
          </table:table-cell>
          <table:table-cell office:value-type="float" office:value="138.6" calcext:value-type="float">
            <text:p>138.6</text:p>
          </table:table-cell>
          <table:table-cell office:value-type="float" office:value="929.15" calcext:value-type="float">
            <text:p>929.15</text:p>
          </table:table-cell>
          <table:table-cell office:value-type="float" office:value="711.64" calcext:value-type="float">
            <text:p>711.64</text:p>
          </table:table-cell>
          <table:table-cell table:number-columns-repeated="5"/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833.24" calcext:value-type="float">
            <text:p>833.24</text:p>
          </table:table-cell>
          <table:table-cell office:value-type="float" office:value="865.96" calcext:value-type="float">
            <text:p>865.96</text:p>
          </table:table-cell>
          <table:table-cell office:value-type="float" office:value="135.74" calcext:value-type="float">
            <text:p>135.74</text:p>
          </table:table-cell>
          <table:table-cell office:value-type="float" office:value="935.5" calcext:value-type="float">
            <text:p>935.5</text:p>
          </table:table-cell>
          <table:table-cell office:value-type="float" office:value="714.38" calcext:value-type="float">
            <text:p>714.38</text:p>
          </table:table-cell>
          <table:table-cell table:number-columns-repeated="5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833.24" calcext:value-type="float">
            <text:p>833.24</text:p>
          </table:table-cell>
          <table:table-cell office:value-type="float" office:value="872.68" calcext:value-type="float">
            <text:p>872.68</text:p>
          </table:table-cell>
          <table:table-cell office:value-type="float" office:value="133.56" calcext:value-type="float">
            <text:p>133.56</text:p>
          </table:table-cell>
          <table:table-cell office:value-type="float" office:value="941.82" calcext:value-type="float">
            <text:p>941.82</text:p>
          </table:table-cell>
          <table:table-cell office:value-type="float" office:value="718.58" calcext:value-type="float">
            <text:p>718.58</text:p>
          </table:table-cell>
          <table:table-cell table:number-columns-repeated="5"/>
        </table:table-row>
        <table:table-row table:style-name="ro1">
          <table:table-cell office:value-type="float" office:value="40.77" calcext:value-type="float">
            <text:p>40.77</text:p>
          </table:table-cell>
          <table:table-cell office:value-type="float" office:value="833.24" calcext:value-type="float">
            <text:p>833.24</text:p>
          </table:table-cell>
          <table:table-cell office:value-type="float" office:value="875.4" calcext:value-type="float">
            <text:p>875.4</text:p>
          </table:table-cell>
          <table:table-cell office:value-type="float" office:value="132.78" calcext:value-type="float">
            <text:p>132.78</text:p>
          </table:table-cell>
          <table:table-cell office:value-type="float" office:value="948.06" calcext:value-type="float">
            <text:p>948.06</text:p>
          </table:table-cell>
          <table:table-cell office:value-type="float" office:value="725.16" calcext:value-type="float">
            <text:p>725.16</text:p>
          </table:table-cell>
          <table:table-cell table:number-columns-repeated="5"/>
        </table:table-row>
        <table:table-row table:style-name="ro1">
          <table:table-cell office:value-type="float" office:value="39.89" calcext:value-type="float">
            <text:p>39.89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0.57" calcext:value-type="float">
            <text:p>880.57</text:p>
          </table:table-cell>
          <table:table-cell office:value-type="float" office:value="132.92" calcext:value-type="float">
            <text:p>132.92</text:p>
          </table:table-cell>
          <table:table-cell office:value-type="float" office:value="954.6" calcext:value-type="float">
            <text:p>954.6</text:p>
          </table:table-cell>
          <table:table-cell office:value-type="float" office:value="729.5" calcext:value-type="float">
            <text:p>729.5</text:p>
          </table:table-cell>
          <table:table-cell table:number-columns-repeated="5"/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1.81" calcext:value-type="float">
            <text:p>881.81</text:p>
          </table:table-cell>
          <table:table-cell office:value-type="float" office:value="133.21" calcext:value-type="float">
            <text:p>133.21</text:p>
          </table:table-cell>
          <table:table-cell office:value-type="float" office:value="961.07" calcext:value-type="float">
            <text:p>961.07</text:p>
          </table:table-cell>
          <table:table-cell office:value-type="float" office:value="735.87" calcext:value-type="float">
            <text:p>735.87</text:p>
          </table:table-cell>
          <table:table-cell table:number-columns-repeated="5"/>
        </table:table-row>
        <table:table-row table:style-name="ro1">
          <table:table-cell office:value-type="float" office:value="40.43" calcext:value-type="float">
            <text:p>40.43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3.1" calcext:value-type="float">
            <text:p>883.1</text:p>
          </table:table-cell>
          <table:table-cell office:value-type="float" office:value="131.26" calcext:value-type="float">
            <text:p>131.26</text:p>
          </table:table-cell>
          <table:table-cell office:value-type="float" office:value="963.19" calcext:value-type="float">
            <text:p>963.19</text:p>
          </table:table-cell>
          <table:table-cell office:value-type="float" office:value="742.16" calcext:value-type="float">
            <text:p>742.16</text:p>
          </table:table-cell>
          <table:table-cell table:number-columns-repeated="5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3.1" calcext:value-type="float">
            <text:p>883.1</text:p>
          </table:table-cell>
          <table:table-cell office:value-type="float" office:value="129.87" calcext:value-type="float">
            <text:p>129.87</text:p>
          </table:table-cell>
          <table:table-cell office:value-type="float" office:value="967.68" calcext:value-type="float">
            <text:p>967.68</text:p>
          </table:table-cell>
          <table:table-cell office:value-type="float" office:value="748.32" calcext:value-type="float">
            <text:p>748.32</text:p>
          </table:table-cell>
          <table:table-cell table:number-columns-repeated="5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5.6" calcext:value-type="float">
            <text:p>885.6</text:p>
          </table:table-cell>
          <table:table-cell office:value-type="float" office:value="128" calcext:value-type="float">
            <text:p>128</text:p>
          </table:table-cell>
          <table:table-cell office:value-type="float" office:value="972.73" calcext:value-type="float">
            <text:p>972.73</text:p>
          </table:table-cell>
          <table:table-cell office:value-type="float" office:value="755.08" calcext:value-type="float">
            <text:p>755.08</text:p>
          </table:table-cell>
          <table:table-cell table:number-columns-repeated="5"/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5.6" calcext:value-type="float">
            <text:p>885.6</text:p>
          </table:table-cell>
          <table:table-cell office:value-type="float" office:value="126.32" calcext:value-type="float">
            <text:p>126.32</text:p>
          </table:table-cell>
          <table:table-cell office:value-type="float" office:value="977.16" calcext:value-type="float">
            <text:p>977.16</text:p>
          </table:table-cell>
          <table:table-cell office:value-type="float" office:value="762.04" calcext:value-type="float">
            <text:p>762.04</text:p>
          </table:table-cell>
          <table:table-cell table:number-columns-repeated="5"/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5.6" calcext:value-type="float">
            <text:p>885.6</text:p>
          </table:table-cell>
          <table:table-cell office:value-type="float" office:value="125.59" calcext:value-type="float">
            <text:p>125.59</text:p>
          </table:table-cell>
          <table:table-cell office:value-type="float" office:value="979.77" calcext:value-type="float">
            <text:p>979.77</text:p>
          </table:table-cell>
          <table:table-cell office:value-type="float" office:value="769.12" calcext:value-type="float">
            <text:p>769.12</text:p>
          </table:table-cell>
          <table:table-cell table:number-columns-repeated="5"/>
        </table:table-row>
        <table:table-row table:style-name="ro1">
          <table:table-cell office:value-type="float" office:value="39.74" calcext:value-type="float">
            <text:p>39.74</text:p>
          </table:table-cell>
          <table:table-cell office:value-type="float" office:value="833.24" calcext:value-type="float">
            <text:p>833.24</text:p>
          </table:table-cell>
          <table:table-cell office:value-type="float" office:value="885.6" calcext:value-type="float">
            <text:p>885.6</text:p>
          </table:table-cell>
          <table:table-cell office:value-type="float" office:value="125.13" calcext:value-type="float">
            <text:p>125.13</text:p>
          </table:table-cell>
          <table:table-cell office:value-type="float" office:value="984.16" calcext:value-type="float">
            <text:p>984.16</text:p>
          </table:table-cell>
          <table:table-cell office:value-type="float" office:value="775.11" calcext:value-type="float">
            <text:p>775.11</text:p>
          </table:table-cell>
          <table:table-cell table:number-columns-repeated="5"/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837.19" calcext:value-type="float">
            <text:p>837.19</text:p>
          </table:table-cell>
          <table:table-cell office:value-type="float" office:value="885.6" calcext:value-type="float">
            <text:p>885.6</text:p>
          </table:table-cell>
          <table:table-cell office:value-type="float" office:value="125.61" calcext:value-type="float">
            <text:p>125.61</text:p>
          </table:table-cell>
          <table:table-cell office:value-type="float" office:value="987.26" calcext:value-type="float">
            <text:p>987.26</text:p>
          </table:table-cell>
          <table:table-cell office:value-type="float" office:value="781.44" calcext:value-type="float">
            <text:p>781.44</text:p>
          </table:table-cell>
          <table:table-cell table:number-columns-repeated="5"/>
        </table:table-row>
        <table:table-row table:style-name="ro1">
          <table:table-cell office:value-type="float" office:value="40.13" calcext:value-type="float">
            <text:p>40.13</text:p>
          </table:table-cell>
          <table:table-cell office:value-type="float" office:value="837.19" calcext:value-type="float">
            <text:p>837.19</text:p>
          </table:table-cell>
          <table:table-cell office:value-type="float" office:value="885.6" calcext:value-type="float">
            <text:p>885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988.6" calcext:value-type="float">
            <text:p>988.6</text:p>
          </table:table-cell>
          <table:table-cell office:value-type="float" office:value="788.2" calcext:value-type="float">
            <text:p>788.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-00-00</text:date>, <text:time style:data-style-name="N2" text:time-value="17:21:13.813884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0:07:44.317852519</meta:creation-date>
    <dc:date>2017-10-19T20:33:01.635232060</dc:date>
    <meta:editing-duration>PT16H53M48S</meta:editing-duration>
    <meta:editing-cycles>14</meta:editing-cycles>
    <meta:generator>LibreOffice/5.1.6.2$Linux_X86_64 LibreOffice_project/10m0$Build-2</meta:generator>
    <meta:document-statistic meta:table-count="1" meta:cell-count="30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67cm" svg:height="20.433cm" xlink:href=".." xlink:type="simple" chart:class="chart:line" chart:style-name="ch1">
        <chart:legend chart:legend-position="end" svg:x="31.321cm" svg:y="8.423cm" style:legend-expansion="high" chart:style-name="ch2"/>
        <chart:plot-area chart:style-name="ch3" table:cell-range-address="Sheet1.A1:Sheet1.G501" chart:data-source-has-labels="row" svg:x="0.699cm" svg:y="0.408cm" svg:width="29.923cm" svg:height="19.617cm">
          <chartooo:coordinate-region svg:x="1.691cm" svg:y="0.529cm" svg:width="28.931cm" svg:height="18.4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01" chart:label-cell-address="Sheet1.A1:Sheet1.A1" chart:class="chart:line">
            <chart:data-point chart:repeated="500"/>
          </chart:series>
          <chart:series chart:style-name="ch7" chart:values-cell-range-address="Sheet1.B2:Sheet1.B501" chart:label-cell-address="Sheet1.B1:Sheet1.B1" chart:class="chart:line">
            <chart:data-point chart:repeated="500"/>
          </chart:series>
          <chart:series chart:style-name="ch8" chart:values-cell-range-address="Sheet1.C2:Sheet1.C501" chart:label-cell-address="Sheet1.C1:Sheet1.C1" chart:class="chart:line">
            <chart:data-point chart:repeated="500"/>
          </chart:series>
          <chart:series chart:style-name="ch9" chart:values-cell-range-address="Sheet1.D2:Sheet1.D501" chart:label-cell-address="Sheet1.D1:Sheet1.D1" chart:class="chart:line">
            <chart:data-point chart:repeated="500"/>
          </chart:series>
          <chart:series chart:style-name="ch10" chart:values-cell-range-address="Sheet1.E2:Sheet1.E501" chart:label-cell-address="Sheet1.E1:Sheet1.E1" chart:class="chart:line">
            <chart:data-point chart:repeated="500"/>
          </chart:series>
          <chart:series chart:style-name="ch11" chart:values-cell-range-address="Sheet1.F2:Sheet1.F501" chart:label-cell-address="Sheet1.F1:Sheet1.F1" chart:class="chart:line">
            <chart:data-point chart:repeated="500"/>
          </chart:series>
          <chart:series chart:style-name="ch12" chart:values-cell-range-address="Sheet1.G2:Sheet1.G501" chart:label-cell-address="Sheet1.G1:Sheet1.G1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G</text:p>
                <draw:g>
                  <svg:desc>Sheet1.A1:Sheet1.A1</svg:desc>
                </draw:g>
              </table:table-cell>
              <table:table-cell office:value-type="string">
                <text:p>PG</text:p>
                <draw:g>
                  <svg:desc>Sheet1.B1:Sheet1.B1</svg:desc>
                </draw:g>
              </table:table-cell>
              <table:table-cell office:value-type="string">
                <text:p>PVG VF 10.0</text:p>
                <draw:g>
                  <svg:desc>Sheet1.C1:Sheet1.C1</svg:desc>
                </draw:g>
              </table:table-cell>
              <table:table-cell office:value-type="string">
                <text:p>PVG VF 1.0</text:p>
                <draw:g>
                  <svg:desc>Sheet1.D1:Sheet1.D1</svg:desc>
                </draw:g>
              </table:table-cell>
              <table:table-cell office:value-type="string">
                <text:p>PVG VF 0.1</text:p>
                <draw:g>
                  <svg:desc>Sheet1.E1:Sheet1.E1</svg:desc>
                </draw:g>
              </table:table-cell>
              <table:table-cell office:value-type="string">
                <text:p>PVG VFC 0.1</text:p>
                <draw:g>
                  <svg:desc>Sheet1.F1:Sheet1.F1</svg:desc>
                </draw:g>
              </table:table-cell>
              <table:table-cell office:value-type="string">
                <text:p>PVG VFC 10.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62">
                <text:p>21.62</text:p>
                <draw:g>
                  <svg:desc>Sheet1.A2:Sheet1.A501</svg:desc>
                </draw:g>
              </table:table-cell>
              <table:table-cell office:value-type="float" office:value="24.24">
                <text:p>24.24</text:p>
                <draw:g>
                  <svg:desc>Sheet1.B2:Sheet1.B501</svg:desc>
                </draw:g>
              </table:table-cell>
              <table:table-cell office:value-type="float" office:value="26.05">
                <text:p>26.05</text:p>
                <draw:g>
                  <svg:desc>Sheet1.C2:Sheet1.C501</svg:desc>
                </draw:g>
              </table:table-cell>
              <table:table-cell office:value-type="float" office:value="26.47">
                <text:p>26.47</text:p>
                <draw:g>
                  <svg:desc>Sheet1.D2:Sheet1.D501</svg:desc>
                </draw:g>
              </table:table-cell>
              <table:table-cell office:value-type="float" office:value="24.14">
                <text:p>24.14</text:p>
                <draw:g>
                  <svg:desc>Sheet1.E2:Sheet1.E501</svg:desc>
                </draw:g>
              </table:table-cell>
              <table:table-cell office:value-type="float" office:value="20.08">
                <text:p>20.08</text:p>
                <draw:g>
                  <svg:desc>Sheet1.F2:Sheet1.F501</svg:desc>
                </draw:g>
              </table:table-cell>
              <table:table-cell office:value-type="float" office:value="NaN">
                <text:p>NaN</text:p>
                <draw:g>
                  <svg:desc>Sheet1.G2:Sheet1.G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84">
                <text:p>23.84</text:p>
              </table:table-cell>
              <table:table-cell office:value-type="float" office:value="24.4">
                <text:p>24.4</text:p>
              </table:table-cell>
              <table:table-cell office:value-type="float" office:value="25">
                <text:p>25</text:p>
              </table:table-cell>
              <table:table-cell office:value-type="float" office:value="24.07">
                <text:p>24.0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25">
                <text:p>24.25</text:p>
              </table:table-cell>
              <table:table-cell office:value-type="float" office:value="25.16">
                <text:p>25.16</text:p>
              </table:table-cell>
              <table:table-cell office:value-type="float" office:value="25.02">
                <text:p>25.02</text:p>
              </table:table-cell>
              <table:table-cell office:value-type="float" office:value="24.95">
                <text:p>24.95</text:p>
              </table:table-cell>
              <table:table-cell office:value-type="float" office:value="23.91">
                <text:p>23.91</text:p>
              </table:table-cell>
              <table:table-cell office:value-type="float" office:value="24.55">
                <text:p>2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">
                <text:p>25.9</text:p>
              </table:table-cell>
              <table:table-cell office:value-type="float" office:value="25.2">
                <text:p>25.2</text:p>
              </table:table-cell>
              <table:table-cell office:value-type="float" office:value="25.01">
                <text:p>25.01</text:p>
              </table:table-cell>
              <table:table-cell office:value-type="float" office:value="27.26">
                <text:p>27.26</text:p>
              </table:table-cell>
              <table:table-cell office:value-type="float" office:value="25.2">
                <text:p>25.2</text:p>
              </table:table-cell>
              <table:table-cell office:value-type="float" office:value="24.78">
                <text:p>24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34">
                <text:p>26.34</text:p>
              </table:table-cell>
              <table:table-cell office:value-type="float" office:value="25.75">
                <text:p>25.75</text:p>
              </table:table-cell>
              <table:table-cell office:value-type="float" office:value="25.06">
                <text:p>25.06</text:p>
              </table:table-cell>
              <table:table-cell office:value-type="float" office:value="26.48">
                <text:p>26.48</text:p>
              </table:table-cell>
              <table:table-cell office:value-type="float" office:value="25.73">
                <text:p>25.73</text:p>
              </table:table-cell>
              <table:table-cell office:value-type="float" office:value="26.03">
                <text:p>26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14">
                <text:p>27.14</text:p>
              </table:table-cell>
              <table:table-cell office:value-type="float" office:value="26.07">
                <text:p>26.07</text:p>
              </table:table-cell>
              <table:table-cell office:value-type="float" office:value="25.96">
                <text:p>25.96</text:p>
              </table:table-cell>
              <table:table-cell office:value-type="float" office:value="26.43">
                <text:p>26.43</text:p>
              </table:table-cell>
              <table:table-cell office:value-type="float" office:value="25.98">
                <text:p>25.98</text:p>
              </table:table-cell>
              <table:table-cell office:value-type="float" office:value="27.72">
                <text:p>27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07">
                <text:p>27.07</text:p>
              </table:table-cell>
              <table:table-cell office:value-type="float" office:value="26.73">
                <text:p>26.73</text:p>
              </table:table-cell>
              <table:table-cell office:value-type="float" office:value="26.56">
                <text:p>26.56</text:p>
              </table:table-cell>
              <table:table-cell office:value-type="float" office:value="27.37">
                <text:p>27.37</text:p>
              </table:table-cell>
              <table:table-cell office:value-type="float" office:value="27.43">
                <text:p>27.43</text:p>
              </table:table-cell>
              <table:table-cell office:value-type="float" office:value="29.19">
                <text:p>29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15">
                <text:p>29.15</text:p>
              </table:table-cell>
              <table:table-cell office:value-type="float" office:value="27.9">
                <text:p>27.9</text:p>
              </table:table-cell>
              <table:table-cell office:value-type="float" office:value="26.95">
                <text:p>26.95</text:p>
              </table:table-cell>
              <table:table-cell office:value-type="float" office:value="29.49">
                <text:p>29.49</text:p>
              </table:table-cell>
              <table:table-cell office:value-type="float" office:value="27.57">
                <text:p>27.57</text:p>
              </table:table-cell>
              <table:table-cell office:value-type="float" office:value="29.07">
                <text:p>29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76">
                <text:p>27.76</text:p>
              </table:table-cell>
              <table:table-cell office:value-type="float" office:value="29.13">
                <text:p>29.13</text:p>
              </table:table-cell>
              <table:table-cell office:value-type="float" office:value="27.61">
                <text:p>27.61</text:p>
              </table:table-cell>
              <table:table-cell office:value-type="float" office:value="28.34">
                <text:p>28.34</text:p>
              </table:table-cell>
              <table:table-cell office:value-type="float" office:value="27.49">
                <text:p>27.49</text:p>
              </table:table-cell>
              <table:table-cell office:value-type="float" office:value="29.95">
                <text:p>2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59">
                <text:p>28.59</text:p>
              </table:table-cell>
              <table:table-cell office:value-type="float" office:value="29.38">
                <text:p>29.38</text:p>
              </table:table-cell>
              <table:table-cell office:value-type="float" office:value="28.93">
                <text:p>28.93</text:p>
              </table:table-cell>
              <table:table-cell office:value-type="float" office:value="28.24">
                <text:p>28.24</text:p>
              </table:table-cell>
              <table:table-cell office:value-type="float" office:value="27.61">
                <text:p>27.61</text:p>
              </table:table-cell>
              <table:table-cell office:value-type="float" office:value="31.04">
                <text:p>3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65">
                <text:p>29.65</text:p>
              </table:table-cell>
              <table:table-cell office:value-type="float" office:value="30.76">
                <text:p>30.76</text:p>
              </table:table-cell>
              <table:table-cell office:value-type="float" office:value="29.35">
                <text:p>29.35</text:p>
              </table:table-cell>
              <table:table-cell office:value-type="float" office:value="28.67">
                <text:p>28.67</text:p>
              </table:table-cell>
              <table:table-cell office:value-type="float" office:value="29.68">
                <text:p>29.68</text:p>
              </table:table-cell>
              <table:table-cell office:value-type="float" office:value="30.79">
                <text:p>3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26">
                <text:p>30.26</text:p>
              </table:table-cell>
              <table:table-cell office:value-type="float" office:value="30.42">
                <text:p>30.42</text:p>
              </table:table-cell>
              <table:table-cell office:value-type="float" office:value="30.24">
                <text:p>30.24</text:p>
              </table:table-cell>
              <table:table-cell office:value-type="float" office:value="29.98">
                <text:p>29.98</text:p>
              </table:table-cell>
              <table:table-cell office:value-type="float" office:value="29.12">
                <text:p>29.12</text:p>
              </table:table-cell>
              <table:table-cell office:value-type="float" office:value="32.36">
                <text:p>32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8">
                <text:p>32.48</text:p>
              </table:table-cell>
              <table:table-cell office:value-type="float" office:value="30.73">
                <text:p>30.73</text:p>
              </table:table-cell>
              <table:table-cell office:value-type="float" office:value="30.38">
                <text:p>30.38</text:p>
              </table:table-cell>
              <table:table-cell office:value-type="float" office:value="30.79">
                <text:p>30.79</text:p>
              </table:table-cell>
              <table:table-cell office:value-type="float" office:value="28.86">
                <text:p>28.86</text:p>
              </table:table-cell>
              <table:table-cell office:value-type="float" office:value="32.67">
                <text:p>3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1">
                <text:p>32.51</text:p>
              </table:table-cell>
              <table:table-cell office:value-type="float" office:value="30.51">
                <text:p>30.51</text:p>
              </table:table-cell>
              <table:table-cell office:value-type="float" office:value="31.74">
                <text:p>31.74</text:p>
              </table:table-cell>
              <table:table-cell office:value-type="float" office:value="30.23">
                <text:p>30.23</text:p>
              </table:table-cell>
              <table:table-cell office:value-type="float" office:value="31.06">
                <text:p>31.06</text:p>
              </table:table-cell>
              <table:table-cell office:value-type="float" office:value="33.66">
                <text:p>3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98">
                <text:p>32.98</text:p>
              </table:table-cell>
              <table:table-cell office:value-type="float" office:value="31.34">
                <text:p>31.34</text:p>
              </table:table-cell>
              <table:table-cell office:value-type="float" office:value="33.15">
                <text:p>33.15</text:p>
              </table:table-cell>
              <table:table-cell office:value-type="float" office:value="30.15">
                <text:p>30.15</text:p>
              </table:table-cell>
              <table:table-cell office:value-type="float" office:value="31.98">
                <text:p>31.98</text:p>
              </table:table-cell>
              <table:table-cell office:value-type="float" office:value="35.95">
                <text:p>35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17">
                <text:p>33.17</text:p>
              </table:table-cell>
              <table:table-cell office:value-type="float" office:value="32.07">
                <text:p>32.07</text:p>
              </table:table-cell>
              <table:table-cell office:value-type="float" office:value="33.32">
                <text:p>33.32</text:p>
              </table:table-cell>
              <table:table-cell office:value-type="float" office:value="31.41">
                <text:p>31.41</text:p>
              </table:table-cell>
              <table:table-cell office:value-type="float" office:value="31.24">
                <text:p>31.24</text:p>
              </table:table-cell>
              <table:table-cell office:value-type="float" office:value="36.43">
                <text:p>36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52">
                <text:p>32.52</text:p>
              </table:table-cell>
              <table:table-cell office:value-type="float" office:value="33.19">
                <text:p>33.19</text:p>
              </table:table-cell>
              <table:table-cell office:value-type="float" office:value="32.93">
                <text:p>32.93</text:p>
              </table:table-cell>
              <table:table-cell office:value-type="float" office:value="31.95">
                <text:p>31.95</text:p>
              </table:table-cell>
              <table:table-cell office:value-type="float" office:value="31.3">
                <text:p>31.3</text:p>
              </table:table-cell>
              <table:table-cell office:value-type="float" office:value="36.52">
                <text:p>36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98">
                <text:p>32.98</text:p>
              </table:table-cell>
              <table:table-cell office:value-type="float" office:value="34.71">
                <text:p>34.71</text:p>
              </table:table-cell>
              <table:table-cell office:value-type="float" office:value="31.91">
                <text:p>31.91</text:p>
              </table:table-cell>
              <table:table-cell office:value-type="float" office:value="32.33">
                <text:p>32.33</text:p>
              </table:table-cell>
              <table:table-cell office:value-type="float" office:value="32.8">
                <text:p>32.8</text:p>
              </table:table-cell>
              <table:table-cell office:value-type="float" office:value="35.49">
                <text:p>35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17">
                <text:p>32.17</text:p>
              </table:table-cell>
              <table:table-cell office:value-type="float" office:value="36.37">
                <text:p>36.37</text:p>
              </table:table-cell>
              <table:table-cell office:value-type="float" office:value="33.35">
                <text:p>33.35</text:p>
              </table:table-cell>
              <table:table-cell office:value-type="float" office:value="32.14">
                <text:p>32.14</text:p>
              </table:table-cell>
              <table:table-cell office:value-type="float" office:value="34.53">
                <text:p>34.53</text:p>
              </table:table-cell>
              <table:table-cell office:value-type="float" office:value="35.53">
                <text:p>35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16">
                <text:p>33.16</text:p>
              </table:table-cell>
              <table:table-cell office:value-type="float" office:value="37.18">
                <text:p>37.18</text:p>
              </table:table-cell>
              <table:table-cell office:value-type="float" office:value="34.27">
                <text:p>34.27</text:p>
              </table:table-cell>
              <table:table-cell office:value-type="float" office:value="33.29">
                <text:p>33.29</text:p>
              </table:table-cell>
              <table:table-cell office:value-type="float" office:value="36.63">
                <text:p>36.63</text:p>
              </table:table-cell>
              <table:table-cell office:value-type="float" office:value="35.83">
                <text:p>35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96">
                <text:p>33.96</text:p>
              </table:table-cell>
              <table:table-cell office:value-type="float" office:value="39.16">
                <text:p>39.16</text:p>
              </table:table-cell>
              <table:table-cell office:value-type="float" office:value="34.68">
                <text:p>34.68</text:p>
              </table:table-cell>
              <table:table-cell office:value-type="float" office:value="35.1">
                <text:p>35.1</text:p>
              </table:table-cell>
              <table:table-cell office:value-type="float" office:value="38.01">
                <text:p>38.01</text:p>
              </table:table-cell>
              <table:table-cell office:value-type="float" office:value="37.03">
                <text:p>3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37">
                <text:p>35.37</text:p>
              </table:table-cell>
              <table:table-cell office:value-type="float" office:value="40.49">
                <text:p>40.49</text:p>
              </table:table-cell>
              <table:table-cell office:value-type="float" office:value="35.1">
                <text:p>35.1</text:p>
              </table:table-cell>
              <table:table-cell office:value-type="float" office:value="36.61">
                <text:p>36.61</text:p>
              </table:table-cell>
              <table:table-cell office:value-type="float" office:value="40.36">
                <text:p>40.36</text:p>
              </table:table-cell>
              <table:table-cell office:value-type="float" office:value="36.45">
                <text:p>36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4">
                <text:p>36.34</text:p>
              </table:table-cell>
              <table:table-cell office:value-type="float" office:value="41.87">
                <text:p>41.87</text:p>
              </table:table-cell>
              <table:table-cell office:value-type="float" office:value="35.96">
                <text:p>35.96</text:p>
              </table:table-cell>
              <table:table-cell office:value-type="float" office:value="38.67">
                <text:p>38.67</text:p>
              </table:table-cell>
              <table:table-cell office:value-type="float" office:value="41.64">
                <text:p>41.64</text:p>
              </table:table-cell>
              <table:table-cell office:value-type="float" office:value="36.92">
                <text:p>3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05">
                <text:p>38.05</text:p>
              </table:table-cell>
              <table:table-cell office:value-type="float" office:value="43.11">
                <text:p>43.11</text:p>
              </table:table-cell>
              <table:table-cell office:value-type="float" office:value="39.05">
                <text:p>39.05</text:p>
              </table:table-cell>
              <table:table-cell office:value-type="float" office:value="39.8">
                <text:p>39.8</text:p>
              </table:table-cell>
              <table:table-cell office:value-type="float" office:value="42.39">
                <text:p>42.39</text:p>
              </table:table-cell>
              <table:table-cell office:value-type="float" office:value="38.23">
                <text:p>38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45">
                <text:p>40.45</text:p>
              </table:table-cell>
              <table:table-cell office:value-type="float" office:value="44.78">
                <text:p>44.78</text:p>
              </table:table-cell>
              <table:table-cell office:value-type="float" office:value="39.54">
                <text:p>39.54</text:p>
              </table:table-cell>
              <table:table-cell office:value-type="float" office:value="39.98">
                <text:p>39.98</text:p>
              </table:table-cell>
              <table:table-cell office:value-type="float" office:value="44.58">
                <text:p>44.58</text:p>
              </table:table-cell>
              <table:table-cell office:value-type="float" office:value="39.94">
                <text:p>39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69">
                <text:p>41.69</text:p>
              </table:table-cell>
              <table:table-cell office:value-type="float" office:value="45.48">
                <text:p>45.48</text:p>
              </table:table-cell>
              <table:table-cell office:value-type="float" office:value="41.27">
                <text:p>41.27</text:p>
              </table:table-cell>
              <table:table-cell office:value-type="float" office:value="40.53">
                <text:p>40.53</text:p>
              </table:table-cell>
              <table:table-cell office:value-type="float" office:value="45.8">
                <text:p>45.8</text:p>
              </table:table-cell>
              <table:table-cell office:value-type="float" office:value="39.95">
                <text:p>3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64">
                <text:p>43.64</text:p>
              </table:table-cell>
              <table:table-cell office:value-type="float" office:value="44.46">
                <text:p>44.46</text:p>
              </table:table-cell>
              <table:table-cell office:value-type="float" office:value="42.26">
                <text:p>42.26</text:p>
              </table:table-cell>
              <table:table-cell office:value-type="float" office:value="41.62">
                <text:p>41.62</text:p>
              </table:table-cell>
              <table:table-cell office:value-type="float" office:value="45.72">
                <text:p>45.72</text:p>
              </table:table-cell>
              <table:table-cell office:value-type="float" office:value="41.26">
                <text:p>4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49">
                <text:p>45.49</text:p>
              </table:table-cell>
              <table:table-cell office:value-type="float" office:value="46.37">
                <text:p>46.37</text:p>
              </table:table-cell>
              <table:table-cell office:value-type="float" office:value="42.02">
                <text:p>42.02</text:p>
              </table:table-cell>
              <table:table-cell office:value-type="float" office:value="41.9">
                <text:p>41.9</text:p>
              </table:table-cell>
              <table:table-cell office:value-type="float" office:value="46.63">
                <text:p>46.63</text:p>
              </table:table-cell>
              <table:table-cell office:value-type="float" office:value="42.51">
                <text:p>42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5">
                <text:p>45.45</text:p>
              </table:table-cell>
              <table:table-cell office:value-type="float" office:value="45.72">
                <text:p>45.72</text:p>
              </table:table-cell>
              <table:table-cell office:value-type="float" office:value="41.02">
                <text:p>41.02</text:p>
              </table:table-cell>
              <table:table-cell office:value-type="float" office:value="41.81">
                <text:p>41.81</text:p>
              </table:table-cell>
              <table:table-cell office:value-type="float" office:value="46.27">
                <text:p>46.27</text:p>
              </table:table-cell>
              <table:table-cell office:value-type="float" office:value="43.04">
                <text:p>4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01">
                <text:p>47.01</text:p>
              </table:table-cell>
              <table:table-cell office:value-type="float" office:value="46.12">
                <text:p>46.12</text:p>
              </table:table-cell>
              <table:table-cell office:value-type="float" office:value="43.88">
                <text:p>43.88</text:p>
              </table:table-cell>
              <table:table-cell office:value-type="float" office:value="41.71">
                <text:p>41.71</text:p>
              </table:table-cell>
              <table:table-cell office:value-type="float" office:value="46.45">
                <text:p>46.45</text:p>
              </table:table-cell>
              <table:table-cell office:value-type="float" office:value="45.74">
                <text:p>45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99">
                <text:p>47.99</text:p>
              </table:table-cell>
              <table:table-cell office:value-type="float" office:value="45.22">
                <text:p>45.22</text:p>
              </table:table-cell>
              <table:table-cell office:value-type="float" office:value="43.91">
                <text:p>43.91</text:p>
              </table:table-cell>
              <table:table-cell office:value-type="float" office:value="41.01">
                <text:p>41.01</text:p>
              </table:table-cell>
              <table:table-cell office:value-type="float" office:value="44.98">
                <text:p>44.98</text:p>
              </table:table-cell>
              <table:table-cell office:value-type="float" office:value="46.37">
                <text:p>4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57">
                <text:p>50.57</text:p>
              </table:table-cell>
              <table:table-cell office:value-type="float" office:value="44.58">
                <text:p>44.58</text:p>
              </table:table-cell>
              <table:table-cell office:value-type="float" office:value="42.79">
                <text:p>42.79</text:p>
              </table:table-cell>
              <table:table-cell office:value-type="float" office:value="41.8">
                <text:p>41.8</text:p>
              </table:table-cell>
              <table:table-cell office:value-type="float" office:value="46.45">
                <text:p>46.45</text:p>
              </table:table-cell>
              <table:table-cell office:value-type="float" office:value="47.05">
                <text:p>47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84">
                <text:p>50.84</text:p>
              </table:table-cell>
              <table:table-cell office:value-type="float" office:value="43.59">
                <text:p>43.59</text:p>
              </table:table-cell>
              <table:table-cell office:value-type="float" office:value="43.24">
                <text:p>43.24</text:p>
              </table:table-cell>
              <table:table-cell office:value-type="float" office:value="43.46">
                <text:p>43.46</text:p>
              </table:table-cell>
              <table:table-cell office:value-type="float" office:value="47.72">
                <text:p>47.72</text:p>
              </table:table-cell>
              <table:table-cell office:value-type="float" office:value="48.89">
                <text:p>48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69">
                <text:p>51.69</text:p>
              </table:table-cell>
              <table:table-cell office:value-type="float" office:value="43.93">
                <text:p>43.93</text:p>
              </table:table-cell>
              <table:table-cell office:value-type="float" office:value="43.83">
                <text:p>43.83</text:p>
              </table:table-cell>
              <table:table-cell office:value-type="float" office:value="46.15">
                <text:p>46.15</text:p>
              </table:table-cell>
              <table:table-cell office:value-type="float" office:value="49.34">
                <text:p>49.34</text:p>
              </table:table-cell>
              <table:table-cell office:value-type="float" office:value="51.83">
                <text:p>51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05">
                <text:p>52.05</text:p>
              </table:table-cell>
              <table:table-cell office:value-type="float" office:value="44.64">
                <text:p>44.64</text:p>
              </table:table-cell>
              <table:table-cell office:value-type="float" office:value="44.33">
                <text:p>44.33</text:p>
              </table:table-cell>
              <table:table-cell office:value-type="float" office:value="46.64">
                <text:p>46.64</text:p>
              </table:table-cell>
              <table:table-cell office:value-type="float" office:value="50.87">
                <text:p>50.87</text:p>
              </table:table-cell>
              <table:table-cell office:value-type="float" office:value="52.94">
                <text:p>5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17">
                <text:p>54.17</text:p>
              </table:table-cell>
              <table:table-cell office:value-type="float" office:value="47.19">
                <text:p>47.19</text:p>
              </table:table-cell>
              <table:table-cell office:value-type="float" office:value="45.29">
                <text:p>45.29</text:p>
              </table:table-cell>
              <table:table-cell office:value-type="float" office:value="49.6">
                <text:p>49.6</text:p>
              </table:table-cell>
              <table:table-cell office:value-type="float" office:value="51.32">
                <text:p>51.32</text:p>
              </table:table-cell>
              <table:table-cell office:value-type="float" office:value="55.13">
                <text:p>55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1">
                <text:p>54.1</text:p>
              </table:table-cell>
              <table:table-cell office:value-type="float" office:value="47.72">
                <text:p>47.72</text:p>
              </table:table-cell>
              <table:table-cell office:value-type="float" office:value="46.32">
                <text:p>46.32</text:p>
              </table:table-cell>
              <table:table-cell office:value-type="float" office:value="49.57">
                <text:p>49.57</text:p>
              </table:table-cell>
              <table:table-cell office:value-type="float" office:value="52.19">
                <text:p>52.19</text:p>
              </table:table-cell>
              <table:table-cell office:value-type="float" office:value="56.62">
                <text:p>56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7">
                <text:p>53.77</text:p>
              </table:table-cell>
              <table:table-cell office:value-type="float" office:value="48.56">
                <text:p>48.56</text:p>
              </table:table-cell>
              <table:table-cell office:value-type="float" office:value="47.61">
                <text:p>47.61</text:p>
              </table:table-cell>
              <table:table-cell office:value-type="float" office:value="51.73">
                <text:p>51.73</text:p>
              </table:table-cell>
              <table:table-cell office:value-type="float" office:value="55.19">
                <text:p>55.19</text:p>
              </table:table-cell>
              <table:table-cell office:value-type="float" office:value="58.61">
                <text:p>5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1">
                <text:p>56.1</text:p>
              </table:table-cell>
              <table:table-cell office:value-type="float" office:value="50.17">
                <text:p>50.17</text:p>
              </table:table-cell>
              <table:table-cell office:value-type="float" office:value="45.48">
                <text:p>45.48</text:p>
              </table:table-cell>
              <table:table-cell office:value-type="float" office:value="53.11">
                <text:p>53.11</text:p>
              </table:table-cell>
              <table:table-cell office:value-type="float" office:value="57.14">
                <text:p>57.14</text:p>
              </table:table-cell>
              <table:table-cell office:value-type="float" office:value="60.1">
                <text:p>6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68">
                <text:p>57.68</text:p>
              </table:table-cell>
              <table:table-cell office:value-type="float" office:value="51.47">
                <text:p>51.47</text:p>
              </table:table-cell>
              <table:table-cell office:value-type="float" office:value="47.14">
                <text:p>47.14</text:p>
              </table:table-cell>
              <table:table-cell office:value-type="float" office:value="54.98">
                <text:p>54.98</text:p>
              </table:table-cell>
              <table:table-cell office:value-type="float" office:value="61.2">
                <text:p>61.2</text:p>
              </table:table-cell>
              <table:table-cell office:value-type="float" office:value="61.85">
                <text:p>6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3">
                <text:p>60.3</text:p>
              </table:table-cell>
              <table:table-cell office:value-type="float" office:value="54.52">
                <text:p>54.52</text:p>
              </table:table-cell>
              <table:table-cell office:value-type="float" office:value="46.91">
                <text:p>46.91</text:p>
              </table:table-cell>
              <table:table-cell office:value-type="float" office:value="56.33">
                <text:p>56.33</text:p>
              </table:table-cell>
              <table:table-cell office:value-type="float" office:value="60.31">
                <text:p>60.31</text:p>
              </table:table-cell>
              <table:table-cell office:value-type="float" office:value="62.67">
                <text:p>6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.11">
                <text:p>61.11</text:p>
              </table:table-cell>
              <table:table-cell office:value-type="float" office:value="56.36">
                <text:p>56.36</text:p>
              </table:table-cell>
              <table:table-cell office:value-type="float" office:value="46.91">
                <text:p>46.91</text:p>
              </table:table-cell>
              <table:table-cell office:value-type="float" office:value="56.95">
                <text:p>56.95</text:p>
              </table:table-cell>
              <table:table-cell office:value-type="float" office:value="62.67">
                <text:p>62.67</text:p>
              </table:table-cell>
              <table:table-cell office:value-type="float" office:value="63.27">
                <text:p>63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.18">
                <text:p>61.18</text:p>
              </table:table-cell>
              <table:table-cell office:value-type="float" office:value="59.04">
                <text:p>59.04</text:p>
              </table:table-cell>
              <table:table-cell office:value-type="float" office:value="48.33">
                <text:p>48.33</text:p>
              </table:table-cell>
              <table:table-cell office:value-type="float" office:value="56.28">
                <text:p>56.28</text:p>
              </table:table-cell>
              <table:table-cell office:value-type="float" office:value="65.02">
                <text:p>65.02</text:p>
              </table:table-cell>
              <table:table-cell office:value-type="float" office:value="63.02">
                <text:p>63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.73">
                <text:p>61.73</text:p>
              </table:table-cell>
              <table:table-cell office:value-type="float" office:value="60.87">
                <text:p>60.87</text:p>
              </table:table-cell>
              <table:table-cell office:value-type="float" office:value="47.99">
                <text:p>47.99</text:p>
              </table:table-cell>
              <table:table-cell office:value-type="float" office:value="57.41">
                <text:p>57.41</text:p>
              </table:table-cell>
              <table:table-cell office:value-type="float" office:value="65.75">
                <text:p>65.75</text:p>
              </table:table-cell>
              <table:table-cell office:value-type="float" office:value="62.77">
                <text:p>62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.46">
                <text:p>63.46</text:p>
              </table:table-cell>
              <table:table-cell office:value-type="float" office:value="64.49">
                <text:p>64.49</text:p>
              </table:table-cell>
              <table:table-cell office:value-type="float" office:value="47.55">
                <text:p>47.55</text:p>
              </table:table-cell>
              <table:table-cell office:value-type="float" office:value="57.09">
                <text:p>57.09</text:p>
              </table:table-cell>
              <table:table-cell office:value-type="float" office:value="68.24">
                <text:p>68.24</text:p>
              </table:table-cell>
              <table:table-cell office:value-type="float" office:value="61.15">
                <text:p>6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.88">
                <text:p>64.88</text:p>
              </table:table-cell>
              <table:table-cell office:value-type="float" office:value="68.24">
                <text:p>68.24</text:p>
              </table:table-cell>
              <table:table-cell office:value-type="float" office:value="48.47">
                <text:p>48.47</text:p>
              </table:table-cell>
              <table:table-cell office:value-type="float" office:value="59.12">
                <text:p>59.12</text:p>
              </table:table-cell>
              <table:table-cell office:value-type="float" office:value="69.73">
                <text:p>69.73</text:p>
              </table:table-cell>
              <table:table-cell office:value-type="float" office:value="61.22">
                <text:p>6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.56">
                <text:p>66.56</text:p>
              </table:table-cell>
              <table:table-cell office:value-type="float" office:value="69.02">
                <text:p>69.02</text:p>
              </table:table-cell>
              <table:table-cell office:value-type="float" office:value="48.73">
                <text:p>48.73</text:p>
              </table:table-cell>
              <table:table-cell office:value-type="float" office:value="58.15">
                <text:p>58.15</text:p>
              </table:table-cell>
              <table:table-cell office:value-type="float" office:value="72.38">
                <text:p>72.38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85">
                <text:p>66.85</text:p>
              </table:table-cell>
              <table:table-cell office:value-type="float" office:value="71.7">
                <text:p>71.7</text:p>
              </table:table-cell>
              <table:table-cell office:value-type="float" office:value="48.99">
                <text:p>48.99</text:p>
              </table:table-cell>
              <table:table-cell office:value-type="float" office:value="61.13">
                <text:p>61.13</text:p>
              </table:table-cell>
              <table:table-cell office:value-type="float" office:value="74.55">
                <text:p>74.55</text:p>
              </table:table-cell>
              <table:table-cell office:value-type="float" office:value="67.78">
                <text:p>67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6">
                <text:p>67.6</text:p>
              </table:table-cell>
              <table:table-cell office:value-type="float" office:value="73.68">
                <text:p>73.68</text:p>
              </table:table-cell>
              <table:table-cell office:value-type="float" office:value="51.66">
                <text:p>51.66</text:p>
              </table:table-cell>
              <table:table-cell office:value-type="float" office:value="62.33">
                <text:p>62.33</text:p>
              </table:table-cell>
              <table:table-cell office:value-type="float" office:value="78.82">
                <text:p>78.82</text:p>
              </table:table-cell>
              <table:table-cell office:value-type="float" office:value="69.64">
                <text:p>69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33">
                <text:p>71.33</text:p>
              </table:table-cell>
              <table:table-cell office:value-type="float" office:value="77.13">
                <text:p>77.13</text:p>
              </table:table-cell>
              <table:table-cell office:value-type="float" office:value="54.28">
                <text:p>54.28</text:p>
              </table:table-cell>
              <table:table-cell office:value-type="float" office:value="65.5">
                <text:p>65.5</text:p>
              </table:table-cell>
              <table:table-cell office:value-type="float" office:value="82.86">
                <text:p>82.86</text:p>
              </table:table-cell>
              <table:table-cell office:value-type="float" office:value="69.78">
                <text:p>6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.25">
                <text:p>73.25</text:p>
              </table:table-cell>
              <table:table-cell office:value-type="float" office:value="79.37">
                <text:p>79.37</text:p>
              </table:table-cell>
              <table:table-cell office:value-type="float" office:value="56">
                <text:p>56</text:p>
              </table:table-cell>
              <table:table-cell office:value-type="float" office:value="66.18">
                <text:p>66.18</text:p>
              </table:table-cell>
              <table:table-cell office:value-type="float" office:value="89.23">
                <text:p>89.23</text:p>
              </table:table-cell>
              <table:table-cell office:value-type="float" office:value="71.14">
                <text:p>7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97">
                <text:p>76.97</text:p>
              </table:table-cell>
              <table:table-cell office:value-type="float" office:value="82.04">
                <text:p>82.04</text:p>
              </table:table-cell>
              <table:table-cell office:value-type="float" office:value="59.14">
                <text:p>59.14</text:p>
              </table:table-cell>
              <table:table-cell office:value-type="float" office:value="67.41">
                <text:p>67.41</text:p>
              </table:table-cell>
              <table:table-cell office:value-type="float" office:value="92.3">
                <text:p>92.3</text:p>
              </table:table-cell>
              <table:table-cell office:value-type="float" office:value="74.43">
                <text:p>7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.85">
                <text:p>82.85</text:p>
              </table:table-cell>
              <table:table-cell office:value-type="float" office:value="85.28">
                <text:p>85.28</text:p>
              </table:table-cell>
              <table:table-cell office:value-type="float" office:value="61.17">
                <text:p>61.17</text:p>
              </table:table-cell>
              <table:table-cell office:value-type="float" office:value="69.41">
                <text:p>69.41</text:p>
              </table:table-cell>
              <table:table-cell office:value-type="float" office:value="95.24">
                <text:p>95.24</text:p>
              </table:table-cell>
              <table:table-cell office:value-type="float" office:value="72.47">
                <text:p>72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77">
                <text:p>85.77</text:p>
              </table:table-cell>
              <table:table-cell office:value-type="float" office:value="86.92">
                <text:p>86.92</text:p>
              </table:table-cell>
              <table:table-cell office:value-type="float" office:value="62.06">
                <text:p>62.06</text:p>
              </table:table-cell>
              <table:table-cell office:value-type="float" office:value="72.34">
                <text:p>72.34</text:p>
              </table:table-cell>
              <table:table-cell office:value-type="float" office:value="96.42">
                <text:p>96.42</text:p>
              </table:table-cell>
              <table:table-cell office:value-type="float" office:value="74.67">
                <text:p>74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05">
                <text:p>88.05</text:p>
              </table:table-cell>
              <table:table-cell office:value-type="float" office:value="90.62">
                <text:p>90.62</text:p>
              </table:table-cell>
              <table:table-cell office:value-type="float" office:value="64.03">
                <text:p>64.03</text:p>
              </table:table-cell>
              <table:table-cell office:value-type="float" office:value="73.62">
                <text:p>73.62</text:p>
              </table:table-cell>
              <table:table-cell office:value-type="float" office:value="97.76">
                <text:p>97.76</text:p>
              </table:table-cell>
              <table:table-cell office:value-type="float" office:value="76.01">
                <text:p>76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23">
                <text:p>90.23</text:p>
              </table:table-cell>
              <table:table-cell office:value-type="float" office:value="92.44">
                <text:p>92.44</text:p>
              </table:table-cell>
              <table:table-cell office:value-type="float" office:value="66.38">
                <text:p>66.38</text:p>
              </table:table-cell>
              <table:table-cell office:value-type="float" office:value="75.58">
                <text:p>75.58</text:p>
              </table:table-cell>
              <table:table-cell office:value-type="float" office:value="100.58">
                <text:p>100.58</text:p>
              </table:table-cell>
              <table:table-cell office:value-type="float" office:value="75.85">
                <text:p>7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.39">
                <text:p>93.39</text:p>
              </table:table-cell>
              <table:table-cell office:value-type="float" office:value="95.88">
                <text:p>95.88</text:p>
              </table:table-cell>
              <table:table-cell office:value-type="float" office:value="69.05">
                <text:p>69.05</text:p>
              </table:table-cell>
              <table:table-cell office:value-type="float" office:value="80.45">
                <text:p>80.45</text:p>
              </table:table-cell>
              <table:table-cell office:value-type="float" office:value="102.13">
                <text:p>102.13</text:p>
              </table:table-cell>
              <table:table-cell office:value-type="float" office:value="79.11">
                <text:p>79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98">
                <text:p>94.98</text:p>
              </table:table-cell>
              <table:table-cell office:value-type="float" office:value="102.7">
                <text:p>102.7</text:p>
              </table:table-cell>
              <table:table-cell office:value-type="float" office:value="70.91">
                <text:p>70.91</text:p>
              </table:table-cell>
              <table:table-cell office:value-type="float" office:value="86.1">
                <text:p>86.1</text:p>
              </table:table-cell>
              <table:table-cell office:value-type="float" office:value="102.82">
                <text:p>102.82</text:p>
              </table:table-cell>
              <table:table-cell office:value-type="float" office:value="81.66">
                <text:p>81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44">
                <text:p>97.44</text:p>
              </table:table-cell>
              <table:table-cell office:value-type="float" office:value="107.87">
                <text:p>107.87</text:p>
              </table:table-cell>
              <table:table-cell office:value-type="float" office:value="74.4">
                <text:p>74.4</text:p>
              </table:table-cell>
              <table:table-cell office:value-type="float" office:value="90.06">
                <text:p>90.06</text:p>
              </table:table-cell>
              <table:table-cell office:value-type="float" office:value="104.9">
                <text:p>104.9</text:p>
              </table:table-cell>
              <table:table-cell office:value-type="float" office:value="84.48">
                <text:p>8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5">
                <text:p>99.5</text:p>
              </table:table-cell>
              <table:table-cell office:value-type="float" office:value="111.33">
                <text:p>111.33</text:p>
              </table:table-cell>
              <table:table-cell office:value-type="float" office:value="77.54">
                <text:p>77.54</text:p>
              </table:table-cell>
              <table:table-cell office:value-type="float" office:value="93.07">
                <text:p>93.07</text:p>
              </table:table-cell>
              <table:table-cell office:value-type="float" office:value="106.02">
                <text:p>106.02</text:p>
              </table:table-cell>
              <table:table-cell office:value-type="float" office:value="87.7">
                <text:p>8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.16">
                <text:p>103.16</text:p>
              </table:table-cell>
              <table:table-cell office:value-type="float" office:value="115.17">
                <text:p>115.17</text:p>
              </table:table-cell>
              <table:table-cell office:value-type="float" office:value="80.19">
                <text:p>80.19</text:p>
              </table:table-cell>
              <table:table-cell office:value-type="float" office:value="94.54">
                <text:p>94.54</text:p>
              </table:table-cell>
              <table:table-cell office:value-type="float" office:value="106.72">
                <text:p>106.72</text:p>
              </table:table-cell>
              <table:table-cell office:value-type="float" office:value="90.63">
                <text:p>9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36">
                <text:p>105.36</text:p>
              </table:table-cell>
              <table:table-cell office:value-type="float" office:value="118.99">
                <text:p>118.99</text:p>
              </table:table-cell>
              <table:table-cell office:value-type="float" office:value="83.84">
                <text:p>83.84</text:p>
              </table:table-cell>
              <table:table-cell office:value-type="float" office:value="97.5">
                <text:p>97.5</text:p>
              </table:table-cell>
              <table:table-cell office:value-type="float" office:value="109.48">
                <text:p>109.48</text:p>
              </table:table-cell>
              <table:table-cell office:value-type="float" office:value="94.4">
                <text:p>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62">
                <text:p>107.62</text:p>
              </table:table-cell>
              <table:table-cell office:value-type="float" office:value="122.9">
                <text:p>122.9</text:p>
              </table:table-cell>
              <table:table-cell office:value-type="float" office:value="86.55">
                <text:p>86.55</text:p>
              </table:table-cell>
              <table:table-cell office:value-type="float" office:value="101.58">
                <text:p>101.58</text:p>
              </table:table-cell>
              <table:table-cell office:value-type="float" office:value="109.5">
                <text:p>109.5</text:p>
              </table:table-cell>
              <table:table-cell office:value-type="float" office:value="99.1">
                <text:p>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.74">
                <text:p>113.74</text:p>
              </table:table-cell>
              <table:table-cell office:value-type="float" office:value="126.72">
                <text:p>126.72</text:p>
              </table:table-cell>
              <table:table-cell office:value-type="float" office:value="87.54">
                <text:p>87.54</text:p>
              </table:table-cell>
              <table:table-cell office:value-type="float" office:value="105.71">
                <text:p>105.71</text:p>
              </table:table-cell>
              <table:table-cell office:value-type="float" office:value="111.77">
                <text:p>111.77</text:p>
              </table:table-cell>
              <table:table-cell office:value-type="float" office:value="105.1">
                <text:p>10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.79">
                <text:p>116.79</text:p>
              </table:table-cell>
              <table:table-cell office:value-type="float" office:value="129.43">
                <text:p>129.43</text:p>
              </table:table-cell>
              <table:table-cell office:value-type="float" office:value="88.83">
                <text:p>88.83</text:p>
              </table:table-cell>
              <table:table-cell office:value-type="float" office:value="107.96">
                <text:p>107.96</text:p>
              </table:table-cell>
              <table:table-cell office:value-type="float" office:value="113.03">
                <text:p>113.03</text:p>
              </table:table-cell>
              <table:table-cell office:value-type="float" office:value="109.67">
                <text:p>109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1.06">
                <text:p>121.06</text:p>
              </table:table-cell>
              <table:table-cell office:value-type="float" office:value="131.74">
                <text:p>131.74</text:p>
              </table:table-cell>
              <table:table-cell office:value-type="float" office:value="87.3">
                <text:p>87.3</text:p>
              </table:table-cell>
              <table:table-cell office:value-type="float" office:value="112.67">
                <text:p>112.67</text:p>
              </table:table-cell>
              <table:table-cell office:value-type="float" office:value="112">
                <text:p>112</text:p>
              </table:table-cell>
              <table:table-cell office:value-type="float" office:value="114.92">
                <text:p>114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6">
                <text:p>123.46</text:p>
              </table:table-cell>
              <table:table-cell office:value-type="float" office:value="136.12">
                <text:p>136.12</text:p>
              </table:table-cell>
              <table:table-cell office:value-type="float" office:value="90.42">
                <text:p>90.42</text:p>
              </table:table-cell>
              <table:table-cell office:value-type="float" office:value="116.25">
                <text:p>116.25</text:p>
              </table:table-cell>
              <table:table-cell office:value-type="float" office:value="113.14">
                <text:p>113.14</text:p>
              </table:table-cell>
              <table:table-cell office:value-type="float" office:value="118.41">
                <text:p>11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.62">
                <text:p>129.62</text:p>
              </table:table-cell>
              <table:table-cell office:value-type="float" office:value="138.5">
                <text:p>138.5</text:p>
              </table:table-cell>
              <table:table-cell office:value-type="float" office:value="94.28">
                <text:p>94.28</text:p>
              </table:table-cell>
              <table:table-cell office:value-type="float" office:value="121.44">
                <text:p>121.44</text:p>
              </table:table-cell>
              <table:table-cell office:value-type="float" office:value="112.62">
                <text:p>112.62</text:p>
              </table:table-cell>
              <table:table-cell office:value-type="float" office:value="122.7">
                <text:p>12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16">
                <text:p>135.16</text:p>
              </table:table-cell>
              <table:table-cell office:value-type="float" office:value="139.86">
                <text:p>139.86</text:p>
              </table:table-cell>
              <table:table-cell office:value-type="float" office:value="96.89">
                <text:p>96.89</text:p>
              </table:table-cell>
              <table:table-cell office:value-type="float" office:value="126.02">
                <text:p>126.02</text:p>
              </table:table-cell>
              <table:table-cell office:value-type="float" office:value="111.97">
                <text:p>111.97</text:p>
              </table:table-cell>
              <table:table-cell office:value-type="float" office:value="126.89">
                <text:p>12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47">
                <text:p>137.47</text:p>
              </table:table-cell>
              <table:table-cell office:value-type="float" office:value="142.45">
                <text:p>142.45</text:p>
              </table:table-cell>
              <table:table-cell office:value-type="float" office:value="104.8">
                <text:p>104.8</text:p>
              </table:table-cell>
              <table:table-cell office:value-type="float" office:value="129.17">
                <text:p>129.17</text:p>
              </table:table-cell>
              <table:table-cell office:value-type="float" office:value="111.21">
                <text:p>111.21</text:p>
              </table:table-cell>
              <table:table-cell office:value-type="float" office:value="133.12">
                <text:p>13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.41">
                <text:p>141.41</text:p>
              </table:table-cell>
              <table:table-cell office:value-type="float" office:value="144.99">
                <text:p>144.99</text:p>
              </table:table-cell>
              <table:table-cell office:value-type="float" office:value="106.49">
                <text:p>106.49</text:p>
              </table:table-cell>
              <table:table-cell office:value-type="float" office:value="129.77">
                <text:p>129.77</text:p>
              </table:table-cell>
              <table:table-cell office:value-type="float" office:value="113.91">
                <text:p>113.91</text:p>
              </table:table-cell>
              <table:table-cell office:value-type="float" office:value="137.77">
                <text:p>13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.93">
                <text:p>146.93</text:p>
              </table:table-cell>
              <table:table-cell office:value-type="float" office:value="148.89">
                <text:p>148.89</text:p>
              </table:table-cell>
              <table:table-cell office:value-type="float" office:value="110.69">
                <text:p>110.69</text:p>
              </table:table-cell>
              <table:table-cell office:value-type="float" office:value="131.68">
                <text:p>131.68</text:p>
              </table:table-cell>
              <table:table-cell office:value-type="float" office:value="110.31">
                <text:p>110.31</text:p>
              </table:table-cell>
              <table:table-cell office:value-type="float" office:value="140.9">
                <text:p>14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1.54">
                <text:p>151.54</text:p>
              </table:table-cell>
              <table:table-cell office:value-type="float" office:value="150.64">
                <text:p>150.64</text:p>
              </table:table-cell>
              <table:table-cell office:value-type="float" office:value="113.82">
                <text:p>113.82</text:p>
              </table:table-cell>
              <table:table-cell office:value-type="float" office:value="135.87">
                <text:p>135.87</text:p>
              </table:table-cell>
              <table:table-cell office:value-type="float" office:value="110.96">
                <text:p>110.96</text:p>
              </table:table-cell>
              <table:table-cell office:value-type="float" office:value="145.92">
                <text:p>14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.03">
                <text:p>156.03</text:p>
              </table:table-cell>
              <table:table-cell office:value-type="float" office:value="155.04">
                <text:p>155.04</text:p>
              </table:table-cell>
              <table:table-cell office:value-type="float" office:value="116.01">
                <text:p>116.01</text:p>
              </table:table-cell>
              <table:table-cell office:value-type="float" office:value="140.4">
                <text:p>140.4</text:p>
              </table:table-cell>
              <table:table-cell office:value-type="float" office:value="113.48">
                <text:p>113.48</text:p>
              </table:table-cell>
              <table:table-cell office:value-type="float" office:value="149.16">
                <text:p>14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.37">
                <text:p>160.37</text:p>
              </table:table-cell>
              <table:table-cell office:value-type="float" office:value="157.53">
                <text:p>157.53</text:p>
              </table:table-cell>
              <table:table-cell office:value-type="float" office:value="117.9">
                <text:p>117.9</text:p>
              </table:table-cell>
              <table:table-cell office:value-type="float" office:value="143.64">
                <text:p>143.64</text:p>
              </table:table-cell>
              <table:table-cell office:value-type="float" office:value="115.56">
                <text:p>115.56</text:p>
              </table:table-cell>
              <table:table-cell office:value-type="float" office:value="155.23">
                <text:p>155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.45">
                <text:p>164.45</text:p>
              </table:table-cell>
              <table:table-cell office:value-type="float" office:value="160.11">
                <text:p>160.11</text:p>
              </table:table-cell>
              <table:table-cell office:value-type="float" office:value="123.89">
                <text:p>123.89</text:p>
              </table:table-cell>
              <table:table-cell office:value-type="float" office:value="147.33">
                <text:p>147.33</text:p>
              </table:table-cell>
              <table:table-cell office:value-type="float" office:value="117.04">
                <text:p>117.04</text:p>
              </table:table-cell>
              <table:table-cell office:value-type="float" office:value="159.35">
                <text:p>159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.54">
                <text:p>169.54</text:p>
              </table:table-cell>
              <table:table-cell office:value-type="float" office:value="163">
                <text:p>163</text:p>
              </table:table-cell>
              <table:table-cell office:value-type="float" office:value="131.71">
                <text:p>131.71</text:p>
              </table:table-cell>
              <table:table-cell office:value-type="float" office:value="149.49">
                <text:p>149.49</text:p>
              </table:table-cell>
              <table:table-cell office:value-type="float" office:value="117.84">
                <text:p>117.84</text:p>
              </table:table-cell>
              <table:table-cell office:value-type="float" office:value="163.1">
                <text:p>16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.97">
                <text:p>174.97</text:p>
              </table:table-cell>
              <table:table-cell office:value-type="float" office:value="168.69">
                <text:p>168.69</text:p>
              </table:table-cell>
              <table:table-cell office:value-type="float" office:value="135.84">
                <text:p>135.84</text:p>
              </table:table-cell>
              <table:table-cell office:value-type="float" office:value="152.8">
                <text:p>152.8</text:p>
              </table:table-cell>
              <table:table-cell office:value-type="float" office:value="118.18">
                <text:p>118.18</text:p>
              </table:table-cell>
              <table:table-cell office:value-type="float" office:value="168.76">
                <text:p>168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6.83">
                <text:p>176.83</text:p>
              </table:table-cell>
              <table:table-cell office:value-type="float" office:value="170.64">
                <text:p>170.64</text:p>
              </table:table-cell>
              <table:table-cell office:value-type="float" office:value="141.32">
                <text:p>141.32</text:p>
              </table:table-cell>
              <table:table-cell office:value-type="float" office:value="153.58">
                <text:p>153.58</text:p>
              </table:table-cell>
              <table:table-cell office:value-type="float" office:value="118.09">
                <text:p>118.09</text:p>
              </table:table-cell>
              <table:table-cell office:value-type="float" office:value="174.32">
                <text:p>17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.12">
                <text:p>179.12</text:p>
              </table:table-cell>
              <table:table-cell office:value-type="float" office:value="177.63">
                <text:p>177.63</text:p>
              </table:table-cell>
              <table:table-cell office:value-type="float" office:value="146.72">
                <text:p>146.72</text:p>
              </table:table-cell>
              <table:table-cell office:value-type="float" office:value="155.06">
                <text:p>155.06</text:p>
              </table:table-cell>
              <table:table-cell office:value-type="float" office:value="118.25">
                <text:p>118.25</text:p>
              </table:table-cell>
              <table:table-cell office:value-type="float" office:value="176.85">
                <text:p>176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.1">
                <text:p>182.1</text:p>
              </table:table-cell>
              <table:table-cell office:value-type="float" office:value="183.15">
                <text:p>183.15</text:p>
              </table:table-cell>
              <table:table-cell office:value-type="float" office:value="150.08">
                <text:p>150.08</text:p>
              </table:table-cell>
              <table:table-cell office:value-type="float" office:value="157.15">
                <text:p>157.15</text:p>
              </table:table-cell>
              <table:table-cell office:value-type="float" office:value="118.98">
                <text:p>118.98</text:p>
              </table:table-cell>
              <table:table-cell office:value-type="float" office:value="178.95">
                <text:p>178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.37">
                <text:p>181.37</text:p>
              </table:table-cell>
              <table:table-cell office:value-type="float" office:value="186.57">
                <text:p>186.57</text:p>
              </table:table-cell>
              <table:table-cell office:value-type="float" office:value="155.2">
                <text:p>155.2</text:p>
              </table:table-cell>
              <table:table-cell office:value-type="float" office:value="157.75">
                <text:p>157.75</text:p>
              </table:table-cell>
              <table:table-cell office:value-type="float" office:value="121.26">
                <text:p>121.26</text:p>
              </table:table-cell>
              <table:table-cell office:value-type="float" office:value="182.61">
                <text:p>18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.49">
                <text:p>185.49</text:p>
              </table:table-cell>
              <table:table-cell office:value-type="float" office:value="190.73">
                <text:p>190.73</text:p>
              </table:table-cell>
              <table:table-cell office:value-type="float" office:value="157.5">
                <text:p>157.5</text:p>
              </table:table-cell>
              <table:table-cell office:value-type="float" office:value="154.54">
                <text:p>154.54</text:p>
              </table:table-cell>
              <table:table-cell office:value-type="float" office:value="121.87">
                <text:p>121.87</text:p>
              </table:table-cell>
              <table:table-cell office:value-type="float" office:value="186.5">
                <text:p>1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8.72">
                <text:p>188.72</text:p>
              </table:table-cell>
              <table:table-cell office:value-type="float" office:value="196.78">
                <text:p>196.78</text:p>
              </table:table-cell>
              <table:table-cell office:value-type="float" office:value="161.68">
                <text:p>161.68</text:p>
              </table:table-cell>
              <table:table-cell office:value-type="float" office:value="149.42">
                <text:p>149.42</text:p>
              </table:table-cell>
              <table:table-cell office:value-type="float" office:value="122.57">
                <text:p>122.57</text:p>
              </table:table-cell>
              <table:table-cell office:value-type="float" office:value="189.57">
                <text:p>18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.24">
                <text:p>191.24</text:p>
              </table:table-cell>
              <table:table-cell office:value-type="float" office:value="203.8">
                <text:p>203.8</text:p>
              </table:table-cell>
              <table:table-cell office:value-type="float" office:value="165.2">
                <text:p>165.2</text:p>
              </table:table-cell>
              <table:table-cell office:value-type="float" office:value="147.6">
                <text:p>147.6</text:p>
              </table:table-cell>
              <table:table-cell office:value-type="float" office:value="122.23">
                <text:p>122.23</text:p>
              </table:table-cell>
              <table:table-cell office:value-type="float" office:value="191.13">
                <text:p>19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4.97">
                <text:p>194.97</text:p>
              </table:table-cell>
              <table:table-cell office:value-type="float" office:value="208.1">
                <text:p>208.1</text:p>
              </table:table-cell>
              <table:table-cell office:value-type="float" office:value="168.82">
                <text:p>168.82</text:p>
              </table:table-cell>
              <table:table-cell office:value-type="float" office:value="147.99">
                <text:p>147.99</text:p>
              </table:table-cell>
              <table:table-cell office:value-type="float" office:value="119.56">
                <text:p>119.56</text:p>
              </table:table-cell>
              <table:table-cell office:value-type="float" office:value="192.54">
                <text:p>19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.48">
                <text:p>198.48</text:p>
              </table:table-cell>
              <table:table-cell office:value-type="float" office:value="215.04">
                <text:p>215.04</text:p>
              </table:table-cell>
              <table:table-cell office:value-type="float" office:value="173.69">
                <text:p>173.69</text:p>
              </table:table-cell>
              <table:table-cell office:value-type="float" office:value="147.85">
                <text:p>147.85</text:p>
              </table:table-cell>
              <table:table-cell office:value-type="float" office:value="118.5">
                <text:p>118.5</text:p>
              </table:table-cell>
              <table:table-cell office:value-type="float" office:value="196.27">
                <text:p>19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.97">
                <text:p>205.97</text:p>
              </table:table-cell>
              <table:table-cell office:value-type="float" office:value="218.29">
                <text:p>218.29</text:p>
              </table:table-cell>
              <table:table-cell office:value-type="float" office:value="176.6">
                <text:p>176.6</text:p>
              </table:table-cell>
              <table:table-cell office:value-type="float" office:value="149.3">
                <text:p>149.3</text:p>
              </table:table-cell>
              <table:table-cell office:value-type="float" office:value="119.96">
                <text:p>119.96</text:p>
              </table:table-cell>
              <table:table-cell office:value-type="float" office:value="198.59">
                <text:p>19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.23">
                <text:p>211.23</text:p>
              </table:table-cell>
              <table:table-cell office:value-type="float" office:value="221.64">
                <text:p>221.64</text:p>
              </table:table-cell>
              <table:table-cell office:value-type="float" office:value="181.12">
                <text:p>181.12</text:p>
              </table:table-cell>
              <table:table-cell office:value-type="float" office:value="146.44">
                <text:p>146.44</text:p>
              </table:table-cell>
              <table:table-cell office:value-type="float" office:value="119.55">
                <text:p>119.55</text:p>
              </table:table-cell>
              <table:table-cell office:value-type="float" office:value="201.41">
                <text:p>201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01">
                <text:p>215.01</text:p>
              </table:table-cell>
              <table:table-cell office:value-type="float" office:value="226.07">
                <text:p>226.07</text:p>
              </table:table-cell>
              <table:table-cell office:value-type="float" office:value="185.95">
                <text:p>185.95</text:p>
              </table:table-cell>
              <table:table-cell office:value-type="float" office:value="148.78">
                <text:p>148.78</text:p>
              </table:table-cell>
              <table:table-cell office:value-type="float" office:value="119.14">
                <text:p>119.14</text:p>
              </table:table-cell>
              <table:table-cell office:value-type="float" office:value="202.33">
                <text:p>202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9.71">
                <text:p>219.71</text:p>
              </table:table-cell>
              <table:table-cell office:value-type="float" office:value="229.88">
                <text:p>229.88</text:p>
              </table:table-cell>
              <table:table-cell office:value-type="float" office:value="187.84">
                <text:p>187.84</text:p>
              </table:table-cell>
              <table:table-cell office:value-type="float" office:value="149.2">
                <text:p>149.2</text:p>
              </table:table-cell>
              <table:table-cell office:value-type="float" office:value="118.15">
                <text:p>118.15</text:p>
              </table:table-cell>
              <table:table-cell office:value-type="float" office:value="205.55">
                <text:p>205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4.9">
                <text:p>224.9</text:p>
              </table:table-cell>
              <table:table-cell office:value-type="float" office:value="231.01">
                <text:p>231.01</text:p>
              </table:table-cell>
              <table:table-cell office:value-type="float" office:value="191.88">
                <text:p>191.88</text:p>
              </table:table-cell>
              <table:table-cell office:value-type="float" office:value="149.69">
                <text:p>149.69</text:p>
              </table:table-cell>
              <table:table-cell office:value-type="float" office:value="117">
                <text:p>117</text:p>
              </table:table-cell>
              <table:table-cell office:value-type="float" office:value="205.65">
                <text:p>20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8.11">
                <text:p>228.11</text:p>
              </table:table-cell>
              <table:table-cell office:value-type="float" office:value="229.4">
                <text:p>229.4</text:p>
              </table:table-cell>
              <table:table-cell office:value-type="float" office:value="198.02">
                <text:p>198.02</text:p>
              </table:table-cell>
              <table:table-cell office:value-type="float" office:value="145.23">
                <text:p>145.23</text:p>
              </table:table-cell>
              <table:table-cell office:value-type="float" office:value="119.47">
                <text:p>119.47</text:p>
              </table:table-cell>
              <table:table-cell office:value-type="float" office:value="207.09">
                <text:p>20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1.09">
                <text:p>231.09</text:p>
              </table:table-cell>
              <table:table-cell office:value-type="float" office:value="228.28">
                <text:p>228.28</text:p>
              </table:table-cell>
              <table:table-cell office:value-type="float" office:value="200.56">
                <text:p>200.56</text:p>
              </table:table-cell>
              <table:table-cell office:value-type="float" office:value="147.75">
                <text:p>147.75</text:p>
              </table:table-cell>
              <table:table-cell office:value-type="float" office:value="119.27">
                <text:p>119.27</text:p>
              </table:table-cell>
              <table:table-cell office:value-type="float" office:value="206.43">
                <text:p>206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3.67">
                <text:p>233.67</text:p>
              </table:table-cell>
              <table:table-cell office:value-type="float" office:value="225.16">
                <text:p>225.16</text:p>
              </table:table-cell>
              <table:table-cell office:value-type="float" office:value="203.86">
                <text:p>203.86</text:p>
              </table:table-cell>
              <table:table-cell office:value-type="float" office:value="147.25">
                <text:p>147.25</text:p>
              </table:table-cell>
              <table:table-cell office:value-type="float" office:value="121.43">
                <text:p>121.43</text:p>
              </table:table-cell>
              <table:table-cell office:value-type="float" office:value="208.33">
                <text:p>20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7.66">
                <text:p>237.66</text:p>
              </table:table-cell>
              <table:table-cell office:value-type="float" office:value="226.37">
                <text:p>226.37</text:p>
              </table:table-cell>
              <table:table-cell office:value-type="float" office:value="208.28">
                <text:p>208.28</text:p>
              </table:table-cell>
              <table:table-cell office:value-type="float" office:value="154.83">
                <text:p>154.83</text:p>
              </table:table-cell>
              <table:table-cell office:value-type="float" office:value="129.71">
                <text:p>129.71</text:p>
              </table:table-cell>
              <table:table-cell office:value-type="float" office:value="209.54">
                <text:p>209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1.54">
                <text:p>241.54</text:p>
              </table:table-cell>
              <table:table-cell office:value-type="float" office:value="226.83">
                <text:p>226.83</text:p>
              </table:table-cell>
              <table:table-cell office:value-type="float" office:value="212.53">
                <text:p>212.53</text:p>
              </table:table-cell>
              <table:table-cell office:value-type="float" office:value="154.99">
                <text:p>154.99</text:p>
              </table:table-cell>
              <table:table-cell office:value-type="float" office:value="137.37">
                <text:p>137.37</text:p>
              </table:table-cell>
              <table:table-cell office:value-type="float" office:value="200.38">
                <text:p>20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.75">
                <text:p>240.75</text:p>
              </table:table-cell>
              <table:table-cell office:value-type="float" office:value="227.08">
                <text:p>227.08</text:p>
              </table:table-cell>
              <table:table-cell office:value-type="float" office:value="216.7">
                <text:p>216.7</text:p>
              </table:table-cell>
              <table:table-cell office:value-type="float" office:value="156.06">
                <text:p>156.06</text:p>
              </table:table-cell>
              <table:table-cell office:value-type="float" office:value="146.1">
                <text:p>146.1</text:p>
              </table:table-cell>
              <table:table-cell office:value-type="float" office:value="197.99">
                <text:p>197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15">
                <text:p>243.15</text:p>
              </table:table-cell>
              <table:table-cell office:value-type="float" office:value="228.86">
                <text:p>228.86</text:p>
              </table:table-cell>
              <table:table-cell office:value-type="float" office:value="222.55">
                <text:p>222.55</text:p>
              </table:table-cell>
              <table:table-cell office:value-type="float" office:value="156.77">
                <text:p>156.77</text:p>
              </table:table-cell>
              <table:table-cell office:value-type="float" office:value="151.35">
                <text:p>151.35</text:p>
              </table:table-cell>
              <table:table-cell office:value-type="float" office:value="192.75">
                <text:p>19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4.25">
                <text:p>244.25</text:p>
              </table:table-cell>
              <table:table-cell office:value-type="float" office:value="229.89">
                <text:p>229.89</text:p>
              </table:table-cell>
              <table:table-cell office:value-type="float" office:value="232.02">
                <text:p>232.02</text:p>
              </table:table-cell>
              <table:table-cell office:value-type="float" office:value="159.7">
                <text:p>159.7</text:p>
              </table:table-cell>
              <table:table-cell office:value-type="float" office:value="155.86">
                <text:p>155.86</text:p>
              </table:table-cell>
              <table:table-cell office:value-type="float" office:value="188.68">
                <text:p>18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.98">
                <text:p>240.98</text:p>
              </table:table-cell>
              <table:table-cell office:value-type="float" office:value="232.51">
                <text:p>232.51</text:p>
              </table:table-cell>
              <table:table-cell office:value-type="float" office:value="234.33">
                <text:p>234.33</text:p>
              </table:table-cell>
              <table:table-cell office:value-type="float" office:value="163.72">
                <text:p>163.72</text:p>
              </table:table-cell>
              <table:table-cell office:value-type="float" office:value="163.52">
                <text:p>163.52</text:p>
              </table:table-cell>
              <table:table-cell office:value-type="float" office:value="183.36">
                <text:p>18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1.35">
                <text:p>241.35</text:p>
              </table:table-cell>
              <table:table-cell office:value-type="float" office:value="234.66">
                <text:p>234.66</text:p>
              </table:table-cell>
              <table:table-cell office:value-type="float" office:value="237.36">
                <text:p>237.36</text:p>
              </table:table-cell>
              <table:table-cell office:value-type="float" office:value="166.96">
                <text:p>166.96</text:p>
              </table:table-cell>
              <table:table-cell office:value-type="float" office:value="170.36">
                <text:p>170.36</text:p>
              </table:table-cell>
              <table:table-cell office:value-type="float" office:value="180.38">
                <text:p>18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9.29">
                <text:p>239.29</text:p>
              </table:table-cell>
              <table:table-cell office:value-type="float" office:value="239.09">
                <text:p>239.09</text:p>
              </table:table-cell>
              <table:table-cell office:value-type="float" office:value="242.39">
                <text:p>242.39</text:p>
              </table:table-cell>
              <table:table-cell office:value-type="float" office:value="169.58">
                <text:p>169.58</text:p>
              </table:table-cell>
              <table:table-cell office:value-type="float" office:value="178.35">
                <text:p>178.35</text:p>
              </table:table-cell>
              <table:table-cell office:value-type="float" office:value="174.32">
                <text:p>17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8.88">
                <text:p>238.88</text:p>
              </table:table-cell>
              <table:table-cell office:value-type="float" office:value="240.18">
                <text:p>240.18</text:p>
              </table:table-cell>
              <table:table-cell office:value-type="float" office:value="245.39">
                <text:p>245.39</text:p>
              </table:table-cell>
              <table:table-cell office:value-type="float" office:value="171.72">
                <text:p>171.72</text:p>
              </table:table-cell>
              <table:table-cell office:value-type="float" office:value="181.59">
                <text:p>181.59</text:p>
              </table:table-cell>
              <table:table-cell office:value-type="float" office:value="169.73">
                <text:p>169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41">
                <text:p>230.41</text:p>
              </table:table-cell>
              <table:table-cell office:value-type="float" office:value="244.73">
                <text:p>244.73</text:p>
              </table:table-cell>
              <table:table-cell office:value-type="float" office:value="251.35">
                <text:p>251.35</text:p>
              </table:table-cell>
              <table:table-cell office:value-type="float" office:value="177.88">
                <text:p>177.88</text:p>
              </table:table-cell>
              <table:table-cell office:value-type="float" office:value="187.92">
                <text:p>187.92</text:p>
              </table:table-cell>
              <table:table-cell office:value-type="float" office:value="167.02">
                <text:p>16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6.98">
                <text:p>226.98</text:p>
              </table:table-cell>
              <table:table-cell office:value-type="float" office:value="247.92">
                <text:p>247.92</text:p>
              </table:table-cell>
              <table:table-cell office:value-type="float" office:value="253.72">
                <text:p>253.72</text:p>
              </table:table-cell>
              <table:table-cell office:value-type="float" office:value="185.86">
                <text:p>185.86</text:p>
              </table:table-cell>
              <table:table-cell office:value-type="float" office:value="191.21">
                <text:p>191.21</text:p>
              </table:table-cell>
              <table:table-cell office:value-type="float" office:value="160.44">
                <text:p>16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6.87">
                <text:p>216.87</text:p>
              </table:table-cell>
              <table:table-cell office:value-type="float" office:value="252.87">
                <text:p>252.87</text:p>
              </table:table-cell>
              <table:table-cell office:value-type="float" office:value="257.35">
                <text:p>257.35</text:p>
              </table:table-cell>
              <table:table-cell office:value-type="float" office:value="190.18">
                <text:p>190.18</text:p>
              </table:table-cell>
              <table:table-cell office:value-type="float" office:value="193.59">
                <text:p>193.59</text:p>
              </table:table-cell>
              <table:table-cell office:value-type="float" office:value="157.94">
                <text:p>157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6.75">
                <text:p>206.75</text:p>
              </table:table-cell>
              <table:table-cell office:value-type="float" office:value="254.54">
                <text:p>254.54</text:p>
              </table:table-cell>
              <table:table-cell office:value-type="float" office:value="261.64">
                <text:p>261.64</text:p>
              </table:table-cell>
              <table:table-cell office:value-type="float" office:value="195.78">
                <text:p>195.78</text:p>
              </table:table-cell>
              <table:table-cell office:value-type="float" office:value="197.27">
                <text:p>197.27</text:p>
              </table:table-cell>
              <table:table-cell office:value-type="float" office:value="153.25">
                <text:p>15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.46">
                <text:p>191.46</text:p>
              </table:table-cell>
              <table:table-cell office:value-type="float" office:value="257.93">
                <text:p>257.93</text:p>
              </table:table-cell>
              <table:table-cell office:value-type="float" office:value="264.17">
                <text:p>264.17</text:p>
              </table:table-cell>
              <table:table-cell office:value-type="float" office:value="201.44">
                <text:p>201.44</text:p>
              </table:table-cell>
              <table:table-cell office:value-type="float" office:value="201.11">
                <text:p>201.11</text:p>
              </table:table-cell>
              <table:table-cell office:value-type="float" office:value="152.09">
                <text:p>152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.44">
                <text:p>182.44</text:p>
              </table:table-cell>
              <table:table-cell office:value-type="float" office:value="258.72">
                <text:p>258.72</text:p>
              </table:table-cell>
              <table:table-cell office:value-type="float" office:value="268.68">
                <text:p>268.68</text:p>
              </table:table-cell>
              <table:table-cell office:value-type="float" office:value="210.23">
                <text:p>210.23</text:p>
              </table:table-cell>
              <table:table-cell office:value-type="float" office:value="204.78">
                <text:p>204.78</text:p>
              </table:table-cell>
              <table:table-cell office:value-type="float" office:value="153.4">
                <text:p>1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7.47">
                <text:p>177.47</text:p>
              </table:table-cell>
              <table:table-cell office:value-type="float" office:value="263.64">
                <text:p>263.64</text:p>
              </table:table-cell>
              <table:table-cell office:value-type="float" office:value="266.55">
                <text:p>266.55</text:p>
              </table:table-cell>
              <table:table-cell office:value-type="float" office:value="214.88">
                <text:p>214.88</text:p>
              </table:table-cell>
              <table:table-cell office:value-type="float" office:value="209.22">
                <text:p>209.22</text:p>
              </table:table-cell>
              <table:table-cell office:value-type="float" office:value="154.93">
                <text:p>154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9.4">
                <text:p>169.4</text:p>
              </table:table-cell>
              <table:table-cell office:value-type="float" office:value="265.27">
                <text:p>265.27</text:p>
              </table:table-cell>
              <table:table-cell office:value-type="float" office:value="269.52">
                <text:p>269.52</text:p>
              </table:table-cell>
              <table:table-cell office:value-type="float" office:value="222.4">
                <text:p>222.4</text:p>
              </table:table-cell>
              <table:table-cell office:value-type="float" office:value="212.78">
                <text:p>212.78</text:p>
              </table:table-cell>
              <table:table-cell office:value-type="float" office:value="156.57">
                <text:p>156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.99">
                <text:p>156.99</text:p>
              </table:table-cell>
              <table:table-cell office:value-type="float" office:value="269.01">
                <text:p>269.01</text:p>
              </table:table-cell>
              <table:table-cell office:value-type="float" office:value="272.38">
                <text:p>272.38</text:p>
              </table:table-cell>
              <table:table-cell office:value-type="float" office:value="230.1">
                <text:p>230.1</text:p>
              </table:table-cell>
              <table:table-cell office:value-type="float" office:value="217.92">
                <text:p>217.92</text:p>
              </table:table-cell>
              <table:table-cell office:value-type="float" office:value="156.32">
                <text:p>15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.26">
                <text:p>148.26</text:p>
              </table:table-cell>
              <table:table-cell office:value-type="float" office:value="271.71">
                <text:p>271.71</text:p>
              </table:table-cell>
              <table:table-cell office:value-type="float" office:value="275.72">
                <text:p>275.72</text:p>
              </table:table-cell>
              <table:table-cell office:value-type="float" office:value="235.05">
                <text:p>235.05</text:p>
              </table:table-cell>
              <table:table-cell office:value-type="float" office:value="222.16">
                <text:p>222.16</text:p>
              </table:table-cell>
              <table:table-cell office:value-type="float" office:value="155.6">
                <text:p>15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.06">
                <text:p>136.06</text:p>
              </table:table-cell>
              <table:table-cell office:value-type="float" office:value="274.38">
                <text:p>274.38</text:p>
              </table:table-cell>
              <table:table-cell office:value-type="float" office:value="282.68">
                <text:p>282.68</text:p>
              </table:table-cell>
              <table:table-cell office:value-type="float" office:value="240.83">
                <text:p>240.83</text:p>
              </table:table-cell>
              <table:table-cell office:value-type="float" office:value="226.32">
                <text:p>226.32</text:p>
              </table:table-cell>
              <table:table-cell office:value-type="float" office:value="157.33">
                <text:p>15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08">
                <text:p>124.08</text:p>
              </table:table-cell>
              <table:table-cell office:value-type="float" office:value="276.1">
                <text:p>276.1</text:p>
              </table:table-cell>
              <table:table-cell office:value-type="float" office:value="291.22">
                <text:p>291.22</text:p>
              </table:table-cell>
              <table:table-cell office:value-type="float" office:value="247.61">
                <text:p>247.61</text:p>
              </table:table-cell>
              <table:table-cell office:value-type="float" office:value="229.21">
                <text:p>229.21</text:p>
              </table:table-cell>
              <table:table-cell office:value-type="float" office:value="157.09">
                <text:p>15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.2">
                <text:p>124.2</text:p>
              </table:table-cell>
              <table:table-cell office:value-type="float" office:value="279.5">
                <text:p>279.5</text:p>
              </table:table-cell>
              <table:table-cell office:value-type="float" office:value="295.6">
                <text:p>295.6</text:p>
              </table:table-cell>
              <table:table-cell office:value-type="float" office:value="253.29">
                <text:p>253.29</text:p>
              </table:table-cell>
              <table:table-cell office:value-type="float" office:value="233.53">
                <text:p>233.53</text:p>
              </table:table-cell>
              <table:table-cell office:value-type="float" office:value="157.66">
                <text:p>15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.92">
                <text:p>120.92</text:p>
              </table:table-cell>
              <table:table-cell office:value-type="float" office:value="281">
                <text:p>281</text:p>
              </table:table-cell>
              <table:table-cell office:value-type="float" office:value="299.08">
                <text:p>299.08</text:p>
              </table:table-cell>
              <table:table-cell office:value-type="float" office:value="257.9">
                <text:p>257.9</text:p>
              </table:table-cell>
              <table:table-cell office:value-type="float" office:value="238.39">
                <text:p>238.39</text:p>
              </table:table-cell>
              <table:table-cell office:value-type="float" office:value="156.58">
                <text:p>156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.11">
                <text:p>121.11</text:p>
              </table:table-cell>
              <table:table-cell office:value-type="float" office:value="282.08">
                <text:p>282.08</text:p>
              </table:table-cell>
              <table:table-cell office:value-type="float" office:value="306.09">
                <text:p>306.09</text:p>
              </table:table-cell>
              <table:table-cell office:value-type="float" office:value="262.73">
                <text:p>262.73</text:p>
              </table:table-cell>
              <table:table-cell office:value-type="float" office:value="241.24">
                <text:p>241.24</text:p>
              </table:table-cell>
              <table:table-cell office:value-type="float" office:value="158.29">
                <text:p>158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01">
                <text:p>119.01</text:p>
              </table:table-cell>
              <table:table-cell office:value-type="float" office:value="282.81">
                <text:p>282.81</text:p>
              </table:table-cell>
              <table:table-cell office:value-type="float" office:value="307.07">
                <text:p>307.07</text:p>
              </table:table-cell>
              <table:table-cell office:value-type="float" office:value="265.64">
                <text:p>265.64</text:p>
              </table:table-cell>
              <table:table-cell office:value-type="float" office:value="244.89">
                <text:p>244.89</text:p>
              </table:table-cell>
              <table:table-cell office:value-type="float" office:value="159.23">
                <text:p>15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41">
                <text:p>120.41</text:p>
              </table:table-cell>
              <table:table-cell office:value-type="float" office:value="283.94">
                <text:p>283.94</text:p>
              </table:table-cell>
              <table:table-cell office:value-type="float" office:value="311.99">
                <text:p>311.99</text:p>
              </table:table-cell>
              <table:table-cell office:value-type="float" office:value="268.28">
                <text:p>268.28</text:p>
              </table:table-cell>
              <table:table-cell office:value-type="float" office:value="250.35">
                <text:p>250.35</text:p>
              </table:table-cell>
              <table:table-cell office:value-type="float" office:value="162.47">
                <text:p>162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.08">
                <text:p>122.08</text:p>
              </table:table-cell>
              <table:table-cell office:value-type="float" office:value="288.04">
                <text:p>288.04</text:p>
              </table:table-cell>
              <table:table-cell office:value-type="float" office:value="309.21">
                <text:p>309.21</text:p>
              </table:table-cell>
              <table:table-cell office:value-type="float" office:value="271.44">
                <text:p>271.44</text:p>
              </table:table-cell>
              <table:table-cell office:value-type="float" office:value="253.58">
                <text:p>253.58</text:p>
              </table:table-cell>
              <table:table-cell office:value-type="float" office:value="164.22">
                <text:p>16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41">
                <text:p>123.41</text:p>
              </table:table-cell>
              <table:table-cell office:value-type="float" office:value="292.93">
                <text:p>292.93</text:p>
              </table:table-cell>
              <table:table-cell office:value-type="float" office:value="309.8">
                <text:p>309.8</text:p>
              </table:table-cell>
              <table:table-cell office:value-type="float" office:value="274.8">
                <text:p>274.8</text:p>
              </table:table-cell>
              <table:table-cell office:value-type="float" office:value="258">
                <text:p>258</text:p>
              </table:table-cell>
              <table:table-cell office:value-type="float" office:value="164.02">
                <text:p>16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.97">
                <text:p>124.97</text:p>
              </table:table-cell>
              <table:table-cell office:value-type="float" office:value="294.1">
                <text:p>294.1</text:p>
              </table:table-cell>
              <table:table-cell office:value-type="float" office:value="310.25">
                <text:p>310.25</text:p>
              </table:table-cell>
              <table:table-cell office:value-type="float" office:value="278">
                <text:p>278</text:p>
              </table:table-cell>
              <table:table-cell office:value-type="float" office:value="264.93">
                <text:p>264.93</text:p>
              </table:table-cell>
              <table:table-cell office:value-type="float" office:value="165.93">
                <text:p>165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.9">
                <text:p>126.9</text:p>
              </table:table-cell>
              <table:table-cell office:value-type="float" office:value="297.51">
                <text:p>297.51</text:p>
              </table:table-cell>
              <table:table-cell office:value-type="float" office:value="311.38">
                <text:p>311.38</text:p>
              </table:table-cell>
              <table:table-cell office:value-type="float" office:value="280.9">
                <text:p>280.9</text:p>
              </table:table-cell>
              <table:table-cell office:value-type="float" office:value="268.76">
                <text:p>268.76</text:p>
              </table:table-cell>
              <table:table-cell office:value-type="float" office:value="167.24">
                <text:p>167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.84">
                <text:p>130.84</text:p>
              </table:table-cell>
              <table:table-cell office:value-type="float" office:value="298.7">
                <text:p>298.7</text:p>
              </table:table-cell>
              <table:table-cell office:value-type="float" office:value="313.92">
                <text:p>313.92</text:p>
              </table:table-cell>
              <table:table-cell office:value-type="float" office:value="282.82">
                <text:p>282.82</text:p>
              </table:table-cell>
              <table:table-cell office:value-type="float" office:value="274.86">
                <text:p>274.86</text:p>
              </table:table-cell>
              <table:table-cell office:value-type="float" office:value="171.17">
                <text:p>17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3.96">
                <text:p>133.96</text:p>
              </table:table-cell>
              <table:table-cell office:value-type="float" office:value="299.7">
                <text:p>299.7</text:p>
              </table:table-cell>
              <table:table-cell office:value-type="float" office:value="314.56">
                <text:p>314.56</text:p>
              </table:table-cell>
              <table:table-cell office:value-type="float" office:value="283.43">
                <text:p>283.43</text:p>
              </table:table-cell>
              <table:table-cell office:value-type="float" office:value="282.26">
                <text:p>282.26</text:p>
              </table:table-cell>
              <table:table-cell office:value-type="float" office:value="172.52">
                <text:p>172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.69">
                <text:p>136.69</text:p>
              </table:table-cell>
              <table:table-cell office:value-type="float" office:value="304.45">
                <text:p>304.45</text:p>
              </table:table-cell>
              <table:table-cell office:value-type="float" office:value="317.31">
                <text:p>317.31</text:p>
              </table:table-cell>
              <table:table-cell office:value-type="float" office:value="283.9">
                <text:p>283.9</text:p>
              </table:table-cell>
              <table:table-cell office:value-type="float" office:value="285.53">
                <text:p>285.53</text:p>
              </table:table-cell>
              <table:table-cell office:value-type="float" office:value="173.73">
                <text:p>17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.93">
                <text:p>139.93</text:p>
              </table:table-cell>
              <table:table-cell office:value-type="float" office:value="307.81">
                <text:p>307.81</text:p>
              </table:table-cell>
              <table:table-cell office:value-type="float" office:value="321.62">
                <text:p>321.62</text:p>
              </table:table-cell>
              <table:table-cell office:value-type="float" office:value="280.48">
                <text:p>280.48</text:p>
              </table:table-cell>
              <table:table-cell office:value-type="float" office:value="290.45">
                <text:p>290.45</text:p>
              </table:table-cell>
              <table:table-cell office:value-type="float" office:value="177.03">
                <text:p>17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35">
                <text:p>145.35</text:p>
              </table:table-cell>
              <table:table-cell office:value-type="float" office:value="311.45">
                <text:p>311.45</text:p>
              </table:table-cell>
              <table:table-cell office:value-type="float" office:value="323.99">
                <text:p>323.99</text:p>
              </table:table-cell>
              <table:table-cell office:value-type="float" office:value="278.82">
                <text:p>278.82</text:p>
              </table:table-cell>
              <table:table-cell office:value-type="float" office:value="298.42">
                <text:p>298.42</text:p>
              </table:table-cell>
              <table:table-cell office:value-type="float" office:value="178.98">
                <text:p>178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.81">
                <text:p>149.81</text:p>
              </table:table-cell>
              <table:table-cell office:value-type="float" office:value="314.56">
                <text:p>314.56</text:p>
              </table:table-cell>
              <table:table-cell office:value-type="float" office:value="331.43">
                <text:p>331.43</text:p>
              </table:table-cell>
              <table:table-cell office:value-type="float" office:value="277.14">
                <text:p>277.14</text:p>
              </table:table-cell>
              <table:table-cell office:value-type="float" office:value="303.73">
                <text:p>303.73</text:p>
              </table:table-cell>
              <table:table-cell office:value-type="float" office:value="180.62">
                <text:p>18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.28">
                <text:p>153.28</text:p>
              </table:table-cell>
              <table:table-cell office:value-type="float" office:value="312.25">
                <text:p>312.25</text:p>
              </table:table-cell>
              <table:table-cell office:value-type="float" office:value="338.29">
                <text:p>338.29</text:p>
              </table:table-cell>
              <table:table-cell office:value-type="float" office:value="279.19">
                <text:p>279.19</text:p>
              </table:table-cell>
              <table:table-cell office:value-type="float" office:value="307.37">
                <text:p>307.37</text:p>
              </table:table-cell>
              <table:table-cell office:value-type="float" office:value="184.32">
                <text:p>18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.62">
                <text:p>158.62</text:p>
              </table:table-cell>
              <table:table-cell office:value-type="float" office:value="310.67">
                <text:p>310.67</text:p>
              </table:table-cell>
              <table:table-cell office:value-type="float" office:value="343.62">
                <text:p>343.62</text:p>
              </table:table-cell>
              <table:table-cell office:value-type="float" office:value="278.11">
                <text:p>278.11</text:p>
              </table:table-cell>
              <table:table-cell office:value-type="float" office:value="311.81">
                <text:p>311.81</text:p>
              </table:table-cell>
              <table:table-cell office:value-type="float" office:value="185.5">
                <text:p>18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3.66">
                <text:p>163.66</text:p>
              </table:table-cell>
              <table:table-cell office:value-type="float" office:value="308.79">
                <text:p>308.79</text:p>
              </table:table-cell>
              <table:table-cell office:value-type="float" office:value="352.7">
                <text:p>352.7</text:p>
              </table:table-cell>
              <table:table-cell office:value-type="float" office:value="277.23">
                <text:p>277.23</text:p>
              </table:table-cell>
              <table:table-cell office:value-type="float" office:value="319.66">
                <text:p>319.66</text:p>
              </table:table-cell>
              <table:table-cell office:value-type="float" office:value="189.16">
                <text:p>18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3.34">
                <text:p>173.34</text:p>
              </table:table-cell>
              <table:table-cell office:value-type="float" office:value="308.36">
                <text:p>308.36</text:p>
              </table:table-cell>
              <table:table-cell office:value-type="float" office:value="359.11">
                <text:p>359.11</text:p>
              </table:table-cell>
              <table:table-cell office:value-type="float" office:value="278.23">
                <text:p>278.23</text:p>
              </table:table-cell>
              <table:table-cell office:value-type="float" office:value="326.77">
                <text:p>326.77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9.34">
                <text:p>179.34</text:p>
              </table:table-cell>
              <table:table-cell office:value-type="float" office:value="309.41">
                <text:p>309.41</text:p>
              </table:table-cell>
              <table:table-cell office:value-type="float" office:value="364.32">
                <text:p>364.32</text:p>
              </table:table-cell>
              <table:table-cell office:value-type="float" office:value="272.46">
                <text:p>272.46</text:p>
              </table:table-cell>
              <table:table-cell office:value-type="float" office:value="330.58">
                <text:p>330.58</text:p>
              </table:table-cell>
              <table:table-cell office:value-type="float" office:value="193.41">
                <text:p>19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3.48">
                <text:p>183.48</text:p>
              </table:table-cell>
              <table:table-cell office:value-type="float" office:value="307.63">
                <text:p>307.63</text:p>
              </table:table-cell>
              <table:table-cell office:value-type="float" office:value="372.7">
                <text:p>372.7</text:p>
              </table:table-cell>
              <table:table-cell office:value-type="float" office:value="273.53">
                <text:p>273.53</text:p>
              </table:table-cell>
              <table:table-cell office:value-type="float" office:value="335.2">
                <text:p>335.2</text:p>
              </table:table-cell>
              <table:table-cell office:value-type="float" office:value="195.36">
                <text:p>195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.99">
                <text:p>192.99</text:p>
              </table:table-cell>
              <table:table-cell office:value-type="float" office:value="310.25">
                <text:p>310.25</text:p>
              </table:table-cell>
              <table:table-cell office:value-type="float" office:value="380.29">
                <text:p>380.29</text:p>
              </table:table-cell>
              <table:table-cell office:value-type="float" office:value="272.87">
                <text:p>272.87</text:p>
              </table:table-cell>
              <table:table-cell office:value-type="float" office:value="344.81">
                <text:p>344.81</text:p>
              </table:table-cell>
              <table:table-cell office:value-type="float" office:value="198.86">
                <text:p>198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.1">
                <text:p>202.1</text:p>
              </table:table-cell>
              <table:table-cell office:value-type="float" office:value="312.83">
                <text:p>312.83</text:p>
              </table:table-cell>
              <table:table-cell office:value-type="float" office:value="380.53">
                <text:p>380.53</text:p>
              </table:table-cell>
              <table:table-cell office:value-type="float" office:value="274.93">
                <text:p>274.93</text:p>
              </table:table-cell>
              <table:table-cell office:value-type="float" office:value="350.3">
                <text:p>350.3</text:p>
              </table:table-cell>
              <table:table-cell office:value-type="float" office:value="201.69">
                <text:p>201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9.84">
                <text:p>209.84</text:p>
              </table:table-cell>
              <table:table-cell office:value-type="float" office:value="313.45">
                <text:p>313.45</text:p>
              </table:table-cell>
              <table:table-cell office:value-type="float" office:value="388.98">
                <text:p>388.98</text:p>
              </table:table-cell>
              <table:table-cell office:value-type="float" office:value="272.39">
                <text:p>272.39</text:p>
              </table:table-cell>
              <table:table-cell office:value-type="float" office:value="359.56">
                <text:p>359.56</text:p>
              </table:table-cell>
              <table:table-cell office:value-type="float" office:value="204.98">
                <text:p>204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7.78">
                <text:p>217.78</text:p>
              </table:table-cell>
              <table:table-cell office:value-type="float" office:value="315.02">
                <text:p>315.02</text:p>
              </table:table-cell>
              <table:table-cell office:value-type="float" office:value="396.67">
                <text:p>396.67</text:p>
              </table:table-cell>
              <table:table-cell office:value-type="float" office:value="271.8">
                <text:p>271.8</text:p>
              </table:table-cell>
              <table:table-cell office:value-type="float" office:value="367.98">
                <text:p>367.98</text:p>
              </table:table-cell>
              <table:table-cell office:value-type="float" office:value="207.99">
                <text:p>207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2.96">
                <text:p>222.96</text:p>
              </table:table-cell>
              <table:table-cell office:value-type="float" office:value="321.13">
                <text:p>321.13</text:p>
              </table:table-cell>
              <table:table-cell office:value-type="float" office:value="403.3">
                <text:p>403.3</text:p>
              </table:table-cell>
              <table:table-cell office:value-type="float" office:value="271.53">
                <text:p>271.53</text:p>
              </table:table-cell>
              <table:table-cell office:value-type="float" office:value="376.92">
                <text:p>376.92</text:p>
              </table:table-cell>
              <table:table-cell office:value-type="float" office:value="211.94">
                <text:p>21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8.21">
                <text:p>228.21</text:p>
              </table:table-cell>
              <table:table-cell office:value-type="float" office:value="327.03">
                <text:p>327.03</text:p>
              </table:table-cell>
              <table:table-cell office:value-type="float" office:value="410.31">
                <text:p>410.31</text:p>
              </table:table-cell>
              <table:table-cell office:value-type="float" office:value="269.48">
                <text:p>269.48</text:p>
              </table:table-cell>
              <table:table-cell office:value-type="float" office:value="385.3">
                <text:p>385.3</text:p>
              </table:table-cell>
              <table:table-cell office:value-type="float" office:value="216.31">
                <text:p>216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2.28">
                <text:p>232.28</text:p>
              </table:table-cell>
              <table:table-cell office:value-type="float" office:value="329.33">
                <text:p>329.33</text:p>
              </table:table-cell>
              <table:table-cell office:value-type="float" office:value="414.5">
                <text:p>414.5</text:p>
              </table:table-cell>
              <table:table-cell office:value-type="float" office:value="268.71">
                <text:p>268.71</text:p>
              </table:table-cell>
              <table:table-cell office:value-type="float" office:value="394.39">
                <text:p>394.39</text:p>
              </table:table-cell>
              <table:table-cell office:value-type="float" office:value="219.57">
                <text:p>21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.13">
                <text:p>238.13</text:p>
              </table:table-cell>
              <table:table-cell office:value-type="float" office:value="332.87">
                <text:p>332.87</text:p>
              </table:table-cell>
              <table:table-cell office:value-type="float" office:value="413.68">
                <text:p>413.68</text:p>
              </table:table-cell>
              <table:table-cell office:value-type="float" office:value="269.65">
                <text:p>269.65</text:p>
              </table:table-cell>
              <table:table-cell office:value-type="float" office:value="398.46">
                <text:p>398.46</text:p>
              </table:table-cell>
              <table:table-cell office:value-type="float" office:value="224.09">
                <text:p>22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3.59">
                <text:p>243.59</text:p>
              </table:table-cell>
              <table:table-cell office:value-type="float" office:value="337.25">
                <text:p>337.25</text:p>
              </table:table-cell>
              <table:table-cell office:value-type="float" office:value="416.94">
                <text:p>416.94</text:p>
              </table:table-cell>
              <table:table-cell office:value-type="float" office:value="266.97">
                <text:p>266.97</text:p>
              </table:table-cell>
              <table:table-cell office:value-type="float" office:value="402.5">
                <text:p>402.5</text:p>
              </table:table-cell>
              <table:table-cell office:value-type="float" office:value="226.15">
                <text:p>226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9.47">
                <text:p>249.47</text:p>
              </table:table-cell>
              <table:table-cell office:value-type="float" office:value="342.49">
                <text:p>342.49</text:p>
              </table:table-cell>
              <table:table-cell office:value-type="float" office:value="423.08">
                <text:p>423.08</text:p>
              </table:table-cell>
              <table:table-cell office:value-type="float" office:value="263.44">
                <text:p>263.44</text:p>
              </table:table-cell>
              <table:table-cell office:value-type="float" office:value="405.63">
                <text:p>405.63</text:p>
              </table:table-cell>
              <table:table-cell office:value-type="float" office:value="227.94">
                <text:p>227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2.99">
                <text:p>252.99</text:p>
              </table:table-cell>
              <table:table-cell office:value-type="float" office:value="352.43">
                <text:p>352.43</text:p>
              </table:table-cell>
              <table:table-cell office:value-type="float" office:value="424.91">
                <text:p>424.91</text:p>
              </table:table-cell>
              <table:table-cell office:value-type="float" office:value="258.27">
                <text:p>258.27</text:p>
              </table:table-cell>
              <table:table-cell office:value-type="float" office:value="413.39">
                <text:p>413.39</text:p>
              </table:table-cell>
              <table:table-cell office:value-type="float" office:value="232.1">
                <text:p>23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8.98">
                <text:p>258.98</text:p>
              </table:table-cell>
              <table:table-cell office:value-type="float" office:value="355.53">
                <text:p>355.53</text:p>
              </table:table-cell>
              <table:table-cell office:value-type="float" office:value="426.62">
                <text:p>426.62</text:p>
              </table:table-cell>
              <table:table-cell office:value-type="float" office:value="250">
                <text:p>250</text:p>
              </table:table-cell>
              <table:table-cell office:value-type="float" office:value="418.27">
                <text:p>418.27</text:p>
              </table:table-cell>
              <table:table-cell office:value-type="float" office:value="235.44">
                <text:p>23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5.31">
                <text:p>265.31</text:p>
              </table:table-cell>
              <table:table-cell office:value-type="float" office:value="361.76">
                <text:p>361.76</text:p>
              </table:table-cell>
              <table:table-cell office:value-type="float" office:value="427.91">
                <text:p>427.91</text:p>
              </table:table-cell>
              <table:table-cell office:value-type="float" office:value="238.79">
                <text:p>238.79</text:p>
              </table:table-cell>
              <table:table-cell office:value-type="float" office:value="420.49">
                <text:p>420.49</text:p>
              </table:table-cell>
              <table:table-cell office:value-type="float" office:value="239.25">
                <text:p>23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9.25">
                <text:p>269.25</text:p>
              </table:table-cell>
              <table:table-cell office:value-type="float" office:value="369.22">
                <text:p>369.22</text:p>
              </table:table-cell>
              <table:table-cell office:value-type="float" office:value="429.76">
                <text:p>429.76</text:p>
              </table:table-cell>
              <table:table-cell office:value-type="float" office:value="235.49">
                <text:p>235.49</text:p>
              </table:table-cell>
              <table:table-cell office:value-type="float" office:value="424.51">
                <text:p>424.51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4.32">
                <text:p>274.32</text:p>
              </table:table-cell>
              <table:table-cell office:value-type="float" office:value="372.14">
                <text:p>372.14</text:p>
              </table:table-cell>
              <table:table-cell office:value-type="float" office:value="435.2">
                <text:p>435.2</text:p>
              </table:table-cell>
              <table:table-cell office:value-type="float" office:value="232.87">
                <text:p>232.87</text:p>
              </table:table-cell>
              <table:table-cell office:value-type="float" office:value="421.16">
                <text:p>421.16</text:p>
              </table:table-cell>
              <table:table-cell office:value-type="float" office:value="246.15">
                <text:p>246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1.54">
                <text:p>281.54</text:p>
              </table:table-cell>
              <table:table-cell office:value-type="float" office:value="382.13">
                <text:p>382.13</text:p>
              </table:table-cell>
              <table:table-cell office:value-type="float" office:value="441.86">
                <text:p>441.86</text:p>
              </table:table-cell>
              <table:table-cell office:value-type="float" office:value="236.42">
                <text:p>236.42</text:p>
              </table:table-cell>
              <table:table-cell office:value-type="float" office:value="417.09">
                <text:p>417.09</text:p>
              </table:table-cell>
              <table:table-cell office:value-type="float" office:value="249.78">
                <text:p>24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.14">
                <text:p>287.14</text:p>
              </table:table-cell>
              <table:table-cell office:value-type="float" office:value="392.32">
                <text:p>392.32</text:p>
              </table:table-cell>
              <table:table-cell office:value-type="float" office:value="440.39">
                <text:p>440.39</text:p>
              </table:table-cell>
              <table:table-cell office:value-type="float" office:value="234.55">
                <text:p>234.55</text:p>
              </table:table-cell>
              <table:table-cell office:value-type="float" office:value="412.96">
                <text:p>412.96</text:p>
              </table:table-cell>
              <table:table-cell office:value-type="float" office:value="253.19">
                <text:p>25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5.14">
                <text:p>295.14</text:p>
              </table:table-cell>
              <table:table-cell office:value-type="float" office:value="400.92">
                <text:p>400.92</text:p>
              </table:table-cell>
              <table:table-cell office:value-type="float" office:value="439.01">
                <text:p>439.01</text:p>
              </table:table-cell>
              <table:table-cell office:value-type="float" office:value="241.97">
                <text:p>241.97</text:p>
              </table:table-cell>
              <table:table-cell office:value-type="float" office:value="411.49">
                <text:p>411.49</text:p>
              </table:table-cell>
              <table:table-cell office:value-type="float" office:value="256.95">
                <text:p>25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0.24">
                <text:p>300.24</text:p>
              </table:table-cell>
              <table:table-cell office:value-type="float" office:value="404.73">
                <text:p>404.73</text:p>
              </table:table-cell>
              <table:table-cell office:value-type="float" office:value="441.74">
                <text:p>441.74</text:p>
              </table:table-cell>
              <table:table-cell office:value-type="float" office:value="242.44">
                <text:p>242.44</text:p>
              </table:table-cell>
              <table:table-cell office:value-type="float" office:value="411.38">
                <text:p>411.38</text:p>
              </table:table-cell>
              <table:table-cell office:value-type="float" office:value="260.28">
                <text:p>26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6.76">
                <text:p>306.76</text:p>
              </table:table-cell>
              <table:table-cell office:value-type="float" office:value="409.13">
                <text:p>409.13</text:p>
              </table:table-cell>
              <table:table-cell office:value-type="float" office:value="445.23">
                <text:p>445.23</text:p>
              </table:table-cell>
              <table:table-cell office:value-type="float" office:value="244.68">
                <text:p>244.68</text:p>
              </table:table-cell>
              <table:table-cell office:value-type="float" office:value="406.49">
                <text:p>406.49</text:p>
              </table:table-cell>
              <table:table-cell office:value-type="float" office:value="265.27">
                <text:p>265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.89">
                <text:p>315.89</text:p>
              </table:table-cell>
              <table:table-cell office:value-type="float" office:value="411.3">
                <text:p>411.3</text:p>
              </table:table-cell>
              <table:table-cell office:value-type="float" office:value="454.58">
                <text:p>454.58</text:p>
              </table:table-cell>
              <table:table-cell office:value-type="float" office:value="250.7">
                <text:p>250.7</text:p>
              </table:table-cell>
              <table:table-cell office:value-type="float" office:value="403.48">
                <text:p>403.48</text:p>
              </table:table-cell>
              <table:table-cell office:value-type="float" office:value="268.46">
                <text:p>268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4.88">
                <text:p>324.88</text:p>
              </table:table-cell>
              <table:table-cell office:value-type="float" office:value="410.5">
                <text:p>410.5</text:p>
              </table:table-cell>
              <table:table-cell office:value-type="float" office:value="461.83">
                <text:p>461.83</text:p>
              </table:table-cell>
              <table:table-cell office:value-type="float" office:value="253.79">
                <text:p>253.79</text:p>
              </table:table-cell>
              <table:table-cell office:value-type="float" office:value="397.47">
                <text:p>397.47</text:p>
              </table:table-cell>
              <table:table-cell office:value-type="float" office:value="270.58">
                <text:p>27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3.93">
                <text:p>333.93</text:p>
              </table:table-cell>
              <table:table-cell office:value-type="float" office:value="410.74">
                <text:p>410.74</text:p>
              </table:table-cell>
              <table:table-cell office:value-type="float" office:value="465.23">
                <text:p>465.23</text:p>
              </table:table-cell>
              <table:table-cell office:value-type="float" office:value="261.51">
                <text:p>261.51</text:p>
              </table:table-cell>
              <table:table-cell office:value-type="float" office:value="394.63">
                <text:p>394.63</text:p>
              </table:table-cell>
              <table:table-cell office:value-type="float" office:value="271.8">
                <text:p>27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9.45">
                <text:p>339.45</text:p>
              </table:table-cell>
              <table:table-cell office:value-type="float" office:value="410.12">
                <text:p>410.12</text:p>
              </table:table-cell>
              <table:table-cell office:value-type="float" office:value="470.31">
                <text:p>470.31</text:p>
              </table:table-cell>
              <table:table-cell office:value-type="float" office:value="263.45">
                <text:p>263.45</text:p>
              </table:table-cell>
              <table:table-cell office:value-type="float" office:value="393.81">
                <text:p>393.81</text:p>
              </table:table-cell>
              <table:table-cell office:value-type="float" office:value="274.36">
                <text:p>27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4.56">
                <text:p>344.56</text:p>
              </table:table-cell>
              <table:table-cell office:value-type="float" office:value="410.29">
                <text:p>410.29</text:p>
              </table:table-cell>
              <table:table-cell office:value-type="float" office:value="475.95">
                <text:p>475.95</text:p>
              </table:table-cell>
              <table:table-cell office:value-type="float" office:value="266.02">
                <text:p>266.02</text:p>
              </table:table-cell>
              <table:table-cell office:value-type="float" office:value="391.82">
                <text:p>391.82</text:p>
              </table:table-cell>
              <table:table-cell office:value-type="float" office:value="276.56">
                <text:p>27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1.3">
                <text:p>351.3</text:p>
              </table:table-cell>
              <table:table-cell office:value-type="float" office:value="409.11">
                <text:p>409.11</text:p>
              </table:table-cell>
              <table:table-cell office:value-type="float" office:value="484.12">
                <text:p>484.12</text:p>
              </table:table-cell>
              <table:table-cell office:value-type="float" office:value="274.81">
                <text:p>274.81</text:p>
              </table:table-cell>
              <table:table-cell office:value-type="float" office:value="391.76">
                <text:p>391.76</text:p>
              </table:table-cell>
              <table:table-cell office:value-type="float" office:value="278.04">
                <text:p>27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7.91">
                <text:p>357.91</text:p>
              </table:table-cell>
              <table:table-cell office:value-type="float" office:value="409.34">
                <text:p>409.34</text:p>
              </table:table-cell>
              <table:table-cell office:value-type="float" office:value="488.78">
                <text:p>488.78</text:p>
              </table:table-cell>
              <table:table-cell office:value-type="float" office:value="277.79">
                <text:p>277.79</text:p>
              </table:table-cell>
              <table:table-cell office:value-type="float" office:value="392.1">
                <text:p>392.1</text:p>
              </table:table-cell>
              <table:table-cell office:value-type="float" office:value="280.22">
                <text:p>28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8.65">
                <text:p>368.65</text:p>
              </table:table-cell>
              <table:table-cell office:value-type="float" office:value="407.18">
                <text:p>407.18</text:p>
              </table:table-cell>
              <table:table-cell office:value-type="float" office:value="492.99">
                <text:p>492.99</text:p>
              </table:table-cell>
              <table:table-cell office:value-type="float" office:value="285.59">
                <text:p>285.59</text:p>
              </table:table-cell>
              <table:table-cell office:value-type="float" office:value="393.63">
                <text:p>393.63</text:p>
              </table:table-cell>
              <table:table-cell office:value-type="float" office:value="280.43">
                <text:p>28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6.61">
                <text:p>376.61</text:p>
              </table:table-cell>
              <table:table-cell office:value-type="float" office:value="406.55">
                <text:p>406.55</text:p>
              </table:table-cell>
              <table:table-cell office:value-type="float" office:value="499.49">
                <text:p>499.49</text:p>
              </table:table-cell>
              <table:table-cell office:value-type="float" office:value="296.86">
                <text:p>296.86</text:p>
              </table:table-cell>
              <table:table-cell office:value-type="float" office:value="390.32">
                <text:p>390.32</text:p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4.93">
                <text:p>384.93</text:p>
              </table:table-cell>
              <table:table-cell office:value-type="float" office:value="403.92">
                <text:p>403.92</text:p>
              </table:table-cell>
              <table:table-cell office:value-type="float" office:value="503.53">
                <text:p>503.53</text:p>
              </table:table-cell>
              <table:table-cell office:value-type="float" office:value="305.68">
                <text:p>305.68</text:p>
              </table:table-cell>
              <table:table-cell office:value-type="float" office:value="392.1">
                <text:p>392.1</text:p>
              </table:table-cell>
              <table:table-cell office:value-type="float" office:value="282.59">
                <text:p>282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0.64">
                <text:p>390.64</text:p>
              </table:table-cell>
              <table:table-cell office:value-type="float" office:value="403.97">
                <text:p>403.97</text:p>
              </table:table-cell>
              <table:table-cell office:value-type="float" office:value="498.17">
                <text:p>498.17</text:p>
              </table:table-cell>
              <table:table-cell office:value-type="float" office:value="308.84">
                <text:p>308.84</text:p>
              </table:table-cell>
              <table:table-cell office:value-type="float" office:value="391.59">
                <text:p>391.59</text:p>
              </table:table-cell>
              <table:table-cell office:value-type="float" office:value="283.23">
                <text:p>283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7.16">
                <text:p>397.16</text:p>
              </table:table-cell>
              <table:table-cell office:value-type="float" office:value="407.27">
                <text:p>407.27</text:p>
              </table:table-cell>
              <table:table-cell office:value-type="float" office:value="500.44">
                <text:p>500.44</text:p>
              </table:table-cell>
              <table:table-cell office:value-type="float" office:value="317.31">
                <text:p>317.31</text:p>
              </table:table-cell>
              <table:table-cell office:value-type="float" office:value="396.31">
                <text:p>396.31</text:p>
              </table:table-cell>
              <table:table-cell office:value-type="float" office:value="283.36">
                <text:p>28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1.77">
                <text:p>401.77</text:p>
              </table:table-cell>
              <table:table-cell office:value-type="float" office:value="409.31">
                <text:p>409.31</text:p>
              </table:table-cell>
              <table:table-cell office:value-type="float" office:value="506.65">
                <text:p>506.65</text:p>
              </table:table-cell>
              <table:table-cell office:value-type="float" office:value="324.89">
                <text:p>324.89</text:p>
              </table:table-cell>
              <table:table-cell office:value-type="float" office:value="401.89">
                <text:p>401.89</text:p>
              </table:table-cell>
              <table:table-cell office:value-type="float" office:value="283.07">
                <text:p>283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6.19">
                <text:p>406.19</text:p>
              </table:table-cell>
              <table:table-cell office:value-type="float" office:value="412.74">
                <text:p>412.74</text:p>
              </table:table-cell>
              <table:table-cell office:value-type="float" office:value="515.17">
                <text:p>515.17</text:p>
              </table:table-cell>
              <table:table-cell office:value-type="float" office:value="331.01">
                <text:p>331.01</text:p>
              </table:table-cell>
              <table:table-cell office:value-type="float" office:value="404.2">
                <text:p>404.2</text:p>
              </table:table-cell>
              <table:table-cell office:value-type="float" office:value="284.12">
                <text:p>28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1.88">
                <text:p>411.88</text:p>
              </table:table-cell>
              <table:table-cell office:value-type="float" office:value="414.9">
                <text:p>414.9</text:p>
              </table:table-cell>
              <table:table-cell office:value-type="float" office:value="519.71">
                <text:p>519.71</text:p>
              </table:table-cell>
              <table:table-cell office:value-type="float" office:value="339.97">
                <text:p>339.97</text:p>
              </table:table-cell>
              <table:table-cell office:value-type="float" office:value="411.2">
                <text:p>411.2</text:p>
              </table:table-cell>
              <table:table-cell office:value-type="float" office:value="281.58">
                <text:p>28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6.7">
                <text:p>416.7</text:p>
              </table:table-cell>
              <table:table-cell office:value-type="float" office:value="420">
                <text:p>420</text:p>
              </table:table-cell>
              <table:table-cell office:value-type="float" office:value="525.36">
                <text:p>525.36</text:p>
              </table:table-cell>
              <table:table-cell office:value-type="float" office:value="348.35">
                <text:p>348.35</text:p>
              </table:table-cell>
              <table:table-cell office:value-type="float" office:value="418.17">
                <text:p>418.17</text:p>
              </table:table-cell>
              <table:table-cell office:value-type="float" office:value="279.27">
                <text:p>279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0.05">
                <text:p>420.05</text:p>
              </table:table-cell>
              <table:table-cell office:value-type="float" office:value="425.11">
                <text:p>425.11</text:p>
              </table:table-cell>
              <table:table-cell office:value-type="float" office:value="533.14">
                <text:p>533.14</text:p>
              </table:table-cell>
              <table:table-cell office:value-type="float" office:value="350.77">
                <text:p>350.77</text:p>
              </table:table-cell>
              <table:table-cell office:value-type="float" office:value="423.85">
                <text:p>423.85</text:p>
              </table:table-cell>
              <table:table-cell office:value-type="float" office:value="279.02">
                <text:p>279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7.74">
                <text:p>427.74</text:p>
              </table:table-cell>
              <table:table-cell office:value-type="float" office:value="428.03">
                <text:p>428.03</text:p>
              </table:table-cell>
              <table:table-cell office:value-type="float" office:value="540.8">
                <text:p>540.8</text:p>
              </table:table-cell>
              <table:table-cell office:value-type="float" office:value="358.49">
                <text:p>358.49</text:p>
              </table:table-cell>
              <table:table-cell office:value-type="float" office:value="427.31">
                <text:p>427.31</text:p>
              </table:table-cell>
              <table:table-cell office:value-type="float" office:value="278.18">
                <text:p>27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3.01">
                <text:p>433.01</text:p>
              </table:table-cell>
              <table:table-cell office:value-type="float" office:value="432.01">
                <text:p>432.01</text:p>
              </table:table-cell>
              <table:table-cell office:value-type="float" office:value="545.74">
                <text:p>545.74</text:p>
              </table:table-cell>
              <table:table-cell office:value-type="float" office:value="367.08">
                <text:p>367.08</text:p>
              </table:table-cell>
              <table:table-cell office:value-type="float" office:value="433.59">
                <text:p>433.59</text:p>
              </table:table-cell>
              <table:table-cell office:value-type="float" office:value="278.27">
                <text:p>278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1.99">
                <text:p>441.99</text:p>
              </table:table-cell>
              <table:table-cell office:value-type="float" office:value="433.16">
                <text:p>433.16</text:p>
              </table:table-cell>
              <table:table-cell office:value-type="float" office:value="554.05">
                <text:p>554.05</text:p>
              </table:table-cell>
              <table:table-cell office:value-type="float" office:value="375.71">
                <text:p>375.71</text:p>
              </table:table-cell>
              <table:table-cell office:value-type="float" office:value="438.27">
                <text:p>438.27</text:p>
              </table:table-cell>
              <table:table-cell office:value-type="float" office:value="278.46">
                <text:p>278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8.21">
                <text:p>448.21</text:p>
              </table:table-cell>
              <table:table-cell office:value-type="float" office:value="440.39">
                <text:p>440.39</text:p>
              </table:table-cell>
              <table:table-cell office:value-type="float" office:value="558.6">
                <text:p>558.6</text:p>
              </table:table-cell>
              <table:table-cell office:value-type="float" office:value="384.8">
                <text:p>384.8</text:p>
              </table:table-cell>
              <table:table-cell office:value-type="float" office:value="440.67">
                <text:p>440.67</text:p>
              </table:table-cell>
              <table:table-cell office:value-type="float" office:value="279.19">
                <text:p>279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1.52">
                <text:p>451.52</text:p>
              </table:table-cell>
              <table:table-cell office:value-type="float" office:value="445.3">
                <text:p>445.3</text:p>
              </table:table-cell>
              <table:table-cell office:value-type="float" office:value="563.51">
                <text:p>563.51</text:p>
              </table:table-cell>
              <table:table-cell office:value-type="float" office:value="393.11">
                <text:p>393.11</text:p>
              </table:table-cell>
              <table:table-cell office:value-type="float" office:value="444.47">
                <text:p>444.47</text:p>
              </table:table-cell>
              <table:table-cell office:value-type="float" office:value="277.88">
                <text:p>27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5.87">
                <text:p>455.87</text:p>
              </table:table-cell>
              <table:table-cell office:value-type="float" office:value="449.77">
                <text:p>449.77</text:p>
              </table:table-cell>
              <table:table-cell office:value-type="float" office:value="566.49">
                <text:p>566.49</text:p>
              </table:table-cell>
              <table:table-cell office:value-type="float" office:value="400.82">
                <text:p>400.82</text:p>
              </table:table-cell>
              <table:table-cell office:value-type="float" office:value="446.83">
                <text:p>446.83</text:p>
              </table:table-cell>
              <table:table-cell office:value-type="float" office:value="280.14">
                <text:p>28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.09">
                <text:p>460.09</text:p>
              </table:table-cell>
              <table:table-cell office:value-type="float" office:value="454.02">
                <text:p>454.02</text:p>
              </table:table-cell>
              <table:table-cell office:value-type="float" office:value="568.43">
                <text:p>568.43</text:p>
              </table:table-cell>
              <table:table-cell office:value-type="float" office:value="409.34">
                <text:p>409.34</text:p>
              </table:table-cell>
              <table:table-cell office:value-type="float" office:value="451.83">
                <text:p>451.83</text:p>
              </table:table-cell>
              <table:table-cell office:value-type="float" office:value="283.22">
                <text:p>28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5.11">
                <text:p>465.11</text:p>
              </table:table-cell>
              <table:table-cell office:value-type="float" office:value="456.26">
                <text:p>456.26</text:p>
              </table:table-cell>
              <table:table-cell office:value-type="float" office:value="564.82">
                <text:p>564.82</text:p>
              </table:table-cell>
              <table:table-cell office:value-type="float" office:value="421.36">
                <text:p>421.36</text:p>
              </table:table-cell>
              <table:table-cell office:value-type="float" office:value="455.93">
                <text:p>455.93</text:p>
              </table:table-cell>
              <table:table-cell office:value-type="float" office:value="287.56">
                <text:p>287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7.32">
                <text:p>467.32</text:p>
              </table:table-cell>
              <table:table-cell office:value-type="float" office:value="456.78">
                <text:p>456.78</text:p>
              </table:table-cell>
              <table:table-cell office:value-type="float" office:value="570.13">
                <text:p>570.13</text:p>
              </table:table-cell>
              <table:table-cell office:value-type="float" office:value="429.8">
                <text:p>429.8</text:p>
              </table:table-cell>
              <table:table-cell office:value-type="float" office:value="457.36">
                <text:p>457.36</text:p>
              </table:table-cell>
              <table:table-cell office:value-type="float" office:value="291.39">
                <text:p>291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1.12">
                <text:p>471.12</text:p>
              </table:table-cell>
              <table:table-cell office:value-type="float" office:value="453.52">
                <text:p>453.52</text:p>
              </table:table-cell>
              <table:table-cell office:value-type="float" office:value="567.72">
                <text:p>567.72</text:p>
              </table:table-cell>
              <table:table-cell office:value-type="float" office:value="438.87">
                <text:p>438.87</text:p>
              </table:table-cell>
              <table:table-cell office:value-type="float" office:value="458.66">
                <text:p>458.66</text:p>
              </table:table-cell>
              <table:table-cell office:value-type="float" office:value="293.82">
                <text:p>293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4.62">
                <text:p>474.62</text:p>
              </table:table-cell>
              <table:table-cell office:value-type="float" office:value="458.92">
                <text:p>458.92</text:p>
              </table:table-cell>
              <table:table-cell office:value-type="float" office:value="573.35">
                <text:p>573.35</text:p>
              </table:table-cell>
              <table:table-cell office:value-type="float" office:value="447.52">
                <text:p>447.52</text:p>
              </table:table-cell>
              <table:table-cell office:value-type="float" office:value="461.35">
                <text:p>461.35</text:p>
              </table:table-cell>
              <table:table-cell office:value-type="float" office:value="296.26">
                <text:p>296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9.13">
                <text:p>479.13</text:p>
              </table:table-cell>
              <table:table-cell office:value-type="float" office:value="456.71">
                <text:p>456.71</text:p>
              </table:table-cell>
              <table:table-cell office:value-type="float" office:value="580.61">
                <text:p>580.61</text:p>
              </table:table-cell>
              <table:table-cell office:value-type="float" office:value="451.71">
                <text:p>451.71</text:p>
              </table:table-cell>
              <table:table-cell office:value-type="float" office:value="463.07">
                <text:p>463.07</text:p>
              </table:table-cell>
              <table:table-cell office:value-type="float" office:value="305.12">
                <text:p>30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2.8">
                <text:p>482.8</text:p>
              </table:table-cell>
              <table:table-cell office:value-type="float" office:value="456.42">
                <text:p>456.42</text:p>
              </table:table-cell>
              <table:table-cell office:value-type="float" office:value="586.92">
                <text:p>586.92</text:p>
              </table:table-cell>
              <table:table-cell office:value-type="float" office:value="460.03">
                <text:p>460.03</text:p>
              </table:table-cell>
              <table:table-cell office:value-type="float" office:value="462.32">
                <text:p>462.32</text:p>
              </table:table-cell>
              <table:table-cell office:value-type="float" office:value="310.64">
                <text:p>31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6.15">
                <text:p>486.15</text:p>
              </table:table-cell>
              <table:table-cell office:value-type="float" office:value="456.55">
                <text:p>456.55</text:p>
              </table:table-cell>
              <table:table-cell office:value-type="float" office:value="592.52">
                <text:p>592.52</text:p>
              </table:table-cell>
              <table:table-cell office:value-type="float" office:value="468.91">
                <text:p>468.91</text:p>
              </table:table-cell>
              <table:table-cell office:value-type="float" office:value="462.08">
                <text:p>462.08</text:p>
              </table:table-cell>
              <table:table-cell office:value-type="float" office:value="314.02">
                <text:p>31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0">
                <text:p>490</text:p>
              </table:table-cell>
              <table:table-cell office:value-type="float" office:value="456.43">
                <text:p>456.43</text:p>
              </table:table-cell>
              <table:table-cell office:value-type="float" office:value="597.49">
                <text:p>597.49</text:p>
              </table:table-cell>
              <table:table-cell office:value-type="float" office:value="477.7">
                <text:p>477.7</text:p>
              </table:table-cell>
              <table:table-cell office:value-type="float" office:value="466.57">
                <text:p>466.57</text:p>
              </table:table-cell>
              <table:table-cell office:value-type="float" office:value="317.92">
                <text:p>31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4.7">
                <text:p>494.7</text:p>
              </table:table-cell>
              <table:table-cell office:value-type="float" office:value="455.4">
                <text:p>455.4</text:p>
              </table:table-cell>
              <table:table-cell office:value-type="float" office:value="604.6">
                <text:p>604.6</text:p>
              </table:table-cell>
              <table:table-cell office:value-type="float" office:value="486.57">
                <text:p>486.57</text:p>
              </table:table-cell>
              <table:table-cell office:value-type="float" office:value="470.21">
                <text:p>470.21</text:p>
              </table:table-cell>
              <table:table-cell office:value-type="float" office:value="324.38">
                <text:p>324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0.32">
                <text:p>500.32</text:p>
              </table:table-cell>
              <table:table-cell office:value-type="float" office:value="453.84">
                <text:p>453.84</text:p>
              </table:table-cell>
              <table:table-cell office:value-type="float" office:value="612.08">
                <text:p>612.08</text:p>
              </table:table-cell>
              <table:table-cell office:value-type="float" office:value="490.87">
                <text:p>490.87</text:p>
              </table:table-cell>
              <table:table-cell office:value-type="float" office:value="475.76">
                <text:p>475.76</text:p>
              </table:table-cell>
              <table:table-cell office:value-type="float" office:value="326.99">
                <text:p>326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4.6">
                <text:p>504.6</text:p>
              </table:table-cell>
              <table:table-cell office:value-type="float" office:value="451.14">
                <text:p>451.14</text:p>
              </table:table-cell>
              <table:table-cell office:value-type="float" office:value="616.8">
                <text:p>616.8</text:p>
              </table:table-cell>
              <table:table-cell office:value-type="float" office:value="496.37">
                <text:p>496.37</text:p>
              </table:table-cell>
              <table:table-cell office:value-type="float" office:value="471.5">
                <text:p>471.5</text:p>
              </table:table-cell>
              <table:table-cell office:value-type="float" office:value="332.98">
                <text:p>33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7.57">
                <text:p>507.57</text:p>
              </table:table-cell>
              <table:table-cell office:value-type="float" office:value="448.93">
                <text:p>448.93</text:p>
              </table:table-cell>
              <table:table-cell office:value-type="float" office:value="620.74">
                <text:p>620.74</text:p>
              </table:table-cell>
              <table:table-cell office:value-type="float" office:value="500.65">
                <text:p>500.65</text:p>
              </table:table-cell>
              <table:table-cell office:value-type="float" office:value="471.31">
                <text:p>471.31</text:p>
              </table:table-cell>
              <table:table-cell office:value-type="float" office:value="335.5">
                <text:p>33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0.6">
                <text:p>510.6</text:p>
              </table:table-cell>
              <table:table-cell office:value-type="float" office:value="450.76">
                <text:p>450.76</text:p>
              </table:table-cell>
              <table:table-cell office:value-type="float" office:value="627">
                <text:p>627</text:p>
              </table:table-cell>
              <table:table-cell office:value-type="float" office:value="506.69">
                <text:p>506.69</text:p>
              </table:table-cell>
              <table:table-cell office:value-type="float" office:value="471.67">
                <text:p>471.67</text:p>
              </table:table-cell>
              <table:table-cell office:value-type="float" office:value="339.05">
                <text:p>33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2.58">
                <text:p>512.58</text:p>
              </table:table-cell>
              <table:table-cell office:value-type="float" office:value="452.4">
                <text:p>452.4</text:p>
              </table:table-cell>
              <table:table-cell office:value-type="float" office:value="634.47">
                <text:p>634.47</text:p>
              </table:table-cell>
              <table:table-cell office:value-type="float" office:value="511.8">
                <text:p>511.8</text:p>
              </table:table-cell>
              <table:table-cell office:value-type="float" office:value="476.31">
                <text:p>476.31</text:p>
              </table:table-cell>
              <table:table-cell office:value-type="float" office:value="346.62">
                <text:p>346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1.19">
                <text:p>511.19</text:p>
              </table:table-cell>
              <table:table-cell office:value-type="float" office:value="455.02">
                <text:p>455.02</text:p>
              </table:table-cell>
              <table:table-cell office:value-type="float" office:value="638.21">
                <text:p>638.21</text:p>
              </table:table-cell>
              <table:table-cell office:value-type="float" office:value="517.18">
                <text:p>517.18</text:p>
              </table:table-cell>
              <table:table-cell office:value-type="float" office:value="482.4">
                <text:p>482.4</text:p>
              </table:table-cell>
              <table:table-cell office:value-type="float" office:value="352.12">
                <text:p>352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4.45">
                <text:p>514.45</text:p>
              </table:table-cell>
              <table:table-cell office:value-type="float" office:value="456.24">
                <text:p>456.24</text:p>
              </table:table-cell>
              <table:table-cell office:value-type="float" office:value="642.4">
                <text:p>642.4</text:p>
              </table:table-cell>
              <table:table-cell office:value-type="float" office:value="522.62">
                <text:p>522.62</text:p>
              </table:table-cell>
              <table:table-cell office:value-type="float" office:value="483.87">
                <text:p>483.87</text:p>
              </table:table-cell>
              <table:table-cell office:value-type="float" office:value="359.86">
                <text:p>359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5.88">
                <text:p>515.88</text:p>
              </table:table-cell>
              <table:table-cell office:value-type="float" office:value="460.26">
                <text:p>460.26</text:p>
              </table:table-cell>
              <table:table-cell office:value-type="float" office:value="648.05">
                <text:p>648.05</text:p>
              </table:table-cell>
              <table:table-cell office:value-type="float" office:value="527.28">
                <text:p>527.28</text:p>
              </table:table-cell>
              <table:table-cell office:value-type="float" office:value="485.62">
                <text:p>485.62</text:p>
              </table:table-cell>
              <table:table-cell office:value-type="float" office:value="366.99">
                <text:p>366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.83">
                <text:p>514.83</text:p>
              </table:table-cell>
              <table:table-cell office:value-type="float" office:value="463.82">
                <text:p>463.82</text:p>
              </table:table-cell>
              <table:table-cell office:value-type="float" office:value="650.05">
                <text:p>650.05</text:p>
              </table:table-cell>
              <table:table-cell office:value-type="float" office:value="534.7">
                <text:p>534.7</text:p>
              </table:table-cell>
              <table:table-cell office:value-type="float" office:value="485.48">
                <text:p>485.48</text:p>
              </table:table-cell>
              <table:table-cell office:value-type="float" office:value="374.09">
                <text:p>37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8.94">
                <text:p>518.94</text:p>
              </table:table-cell>
              <table:table-cell office:value-type="float" office:value="470.14">
                <text:p>470.14</text:p>
              </table:table-cell>
              <table:table-cell office:value-type="float" office:value="655.01">
                <text:p>655.01</text:p>
              </table:table-cell>
              <table:table-cell office:value-type="float" office:value="542.55">
                <text:p>542.55</text:p>
              </table:table-cell>
              <table:table-cell office:value-type="float" office:value="487.25">
                <text:p>487.25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6.9">
                <text:p>516.9</text:p>
              </table:table-cell>
              <table:table-cell office:value-type="float" office:value="476.55">
                <text:p>476.55</text:p>
              </table:table-cell>
              <table:table-cell office:value-type="float" office:value="657.57">
                <text:p>657.57</text:p>
              </table:table-cell>
              <table:table-cell office:value-type="float" office:value="551.57">
                <text:p>551.57</text:p>
              </table:table-cell>
              <table:table-cell office:value-type="float" office:value="488.37">
                <text:p>488.37</text:p>
              </table:table-cell>
              <table:table-cell office:value-type="float" office:value="387.89">
                <text:p>387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5.8">
                <text:p>505.8</text:p>
              </table:table-cell>
              <table:table-cell office:value-type="float" office:value="477.84">
                <text:p>477.84</text:p>
              </table:table-cell>
              <table:table-cell office:value-type="float" office:value="661.46">
                <text:p>661.46</text:p>
              </table:table-cell>
              <table:table-cell office:value-type="float" office:value="559.45">
                <text:p>559.45</text:p>
              </table:table-cell>
              <table:table-cell office:value-type="float" office:value="485.73">
                <text:p>485.73</text:p>
              </table:table-cell>
              <table:table-cell office:value-type="float" office:value="393.45">
                <text:p>39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.2">
                <text:p>500.2</text:p>
              </table:table-cell>
              <table:table-cell office:value-type="float" office:value="479.34">
                <text:p>479.34</text:p>
              </table:table-cell>
              <table:table-cell office:value-type="float" office:value="661.12">
                <text:p>661.12</text:p>
              </table:table-cell>
              <table:table-cell office:value-type="float" office:value="566.69">
                <text:p>566.69</text:p>
              </table:table-cell>
              <table:table-cell office:value-type="float" office:value="487.76">
                <text:p>487.76</text:p>
              </table:table-cell>
              <table:table-cell office:value-type="float" office:value="400.34">
                <text:p>40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0.87">
                <text:p>490.87</text:p>
              </table:table-cell>
              <table:table-cell office:value-type="float" office:value="480.69">
                <text:p>480.69</text:p>
              </table:table-cell>
              <table:table-cell office:value-type="float" office:value="663.66">
                <text:p>663.66</text:p>
              </table:table-cell>
              <table:table-cell office:value-type="float" office:value="575.15">
                <text:p>575.15</text:p>
              </table:table-cell>
              <table:table-cell office:value-type="float" office:value="483.38">
                <text:p>483.38</text:p>
              </table:table-cell>
              <table:table-cell office:value-type="float" office:value="405.16">
                <text:p>405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7.34">
                <text:p>487.34</text:p>
              </table:table-cell>
              <table:table-cell office:value-type="float" office:value="485.72">
                <text:p>485.72</text:p>
              </table:table-cell>
              <table:table-cell office:value-type="float" office:value="651.46">
                <text:p>651.46</text:p>
              </table:table-cell>
              <table:table-cell office:value-type="float" office:value="581.38">
                <text:p>581.38</text:p>
              </table:table-cell>
              <table:table-cell office:value-type="float" office:value="473.56">
                <text:p>473.56</text:p>
              </table:table-cell>
              <table:table-cell office:value-type="float" office:value="409.9">
                <text:p>40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6.39">
                <text:p>486.39</text:p>
              </table:table-cell>
              <table:table-cell office:value-type="float" office:value="489.41">
                <text:p>489.41</text:p>
              </table:table-cell>
              <table:table-cell office:value-type="float" office:value="645.53">
                <text:p>645.53</text:p>
              </table:table-cell>
              <table:table-cell office:value-type="float" office:value="589.46">
                <text:p>589.46</text:p>
              </table:table-cell>
              <table:table-cell office:value-type="float" office:value="471.02">
                <text:p>471.02</text:p>
              </table:table-cell>
              <table:table-cell office:value-type="float" office:value="411.32">
                <text:p>411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6.44">
                <text:p>486.44</text:p>
              </table:table-cell>
              <table:table-cell office:value-type="float" office:value="491.41">
                <text:p>491.41</text:p>
              </table:table-cell>
              <table:table-cell office:value-type="float" office:value="645.53">
                <text:p>645.53</text:p>
              </table:table-cell>
              <table:table-cell office:value-type="float" office:value="595.63">
                <text:p>595.63</text:p>
              </table:table-cell>
              <table:table-cell office:value-type="float" office:value="477.29">
                <text:p>477.29</text:p>
              </table:table-cell>
              <table:table-cell office:value-type="float" office:value="415.98">
                <text:p>415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7.58">
                <text:p>487.58</text:p>
              </table:table-cell>
              <table:table-cell office:value-type="float" office:value="493.24">
                <text:p>493.24</text:p>
              </table:table-cell>
              <table:table-cell office:value-type="float" office:value="648.58">
                <text:p>648.58</text:p>
              </table:table-cell>
              <table:table-cell office:value-type="float" office:value="603.23">
                <text:p>603.23</text:p>
              </table:table-cell>
              <table:table-cell office:value-type="float" office:value="477.9">
                <text:p>477.9</text:p>
              </table:table-cell>
              <table:table-cell office:value-type="float" office:value="419.31">
                <text:p>4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0.26">
                <text:p>490.26</text:p>
              </table:table-cell>
              <table:table-cell office:value-type="float" office:value="496.43">
                <text:p>496.43</text:p>
              </table:table-cell>
              <table:table-cell office:value-type="float" office:value="641.52">
                <text:p>641.52</text:p>
              </table:table-cell>
              <table:table-cell office:value-type="float" office:value="607.11">
                <text:p>607.11</text:p>
              </table:table-cell>
              <table:table-cell office:value-type="float" office:value="473.83">
                <text:p>473.83</text:p>
              </table:table-cell>
              <table:table-cell office:value-type="float" office:value="423.92">
                <text:p>42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9.67">
                <text:p>489.67</text:p>
              </table:table-cell>
              <table:table-cell office:value-type="float" office:value="498.69">
                <text:p>498.69</text:p>
              </table:table-cell>
              <table:table-cell office:value-type="float" office:value="639.45">
                <text:p>639.45</text:p>
              </table:table-cell>
              <table:table-cell office:value-type="float" office:value="615.57">
                <text:p>615.57</text:p>
              </table:table-cell>
              <table:table-cell office:value-type="float" office:value="475.32">
                <text:p>475.32</text:p>
              </table:table-cell>
              <table:table-cell office:value-type="float" office:value="430.17">
                <text:p>43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9.28">
                <text:p>489.28</text:p>
              </table:table-cell>
              <table:table-cell office:value-type="float" office:value="500.23">
                <text:p>500.23</text:p>
              </table:table-cell>
              <table:table-cell office:value-type="float" office:value="631.64">
                <text:p>631.64</text:p>
              </table:table-cell>
              <table:table-cell office:value-type="float" office:value="620.4">
                <text:p>620.4</text:p>
              </table:table-cell>
              <table:table-cell office:value-type="float" office:value="473.68">
                <text:p>473.68</text:p>
              </table:table-cell>
              <table:table-cell office:value-type="float" office:value="436.33">
                <text:p>436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8.68">
                <text:p>488.68</text:p>
              </table:table-cell>
              <table:table-cell office:value-type="float" office:value="505.94">
                <text:p>505.94</text:p>
              </table:table-cell>
              <table:table-cell office:value-type="float" office:value="638.35">
                <text:p>638.35</text:p>
              </table:table-cell>
              <table:table-cell office:value-type="float" office:value="626.97">
                <text:p>626.97</text:p>
              </table:table-cell>
              <table:table-cell office:value-type="float" office:value="475.49">
                <text:p>475.49</text:p>
              </table:table-cell>
              <table:table-cell office:value-type="float" office:value="443.01">
                <text:p>443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5.89">
                <text:p>485.89</text:p>
              </table:table-cell>
              <table:table-cell office:value-type="float" office:value="511.65">
                <text:p>511.65</text:p>
              </table:table-cell>
              <table:table-cell office:value-type="float" office:value="639.5">
                <text:p>639.5</text:p>
              </table:table-cell>
              <table:table-cell office:value-type="float" office:value="633.79">
                <text:p>633.79</text:p>
              </table:table-cell>
              <table:table-cell office:value-type="float" office:value="476.29">
                <text:p>476.29</text:p>
              </table:table-cell>
              <table:table-cell office:value-type="float" office:value="449.21">
                <text:p>44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2.78">
                <text:p>492.78</text:p>
              </table:table-cell>
              <table:table-cell office:value-type="float" office:value="510.77">
                <text:p>510.77</text:p>
              </table:table-cell>
              <table:table-cell office:value-type="float" office:value="635.02">
                <text:p>635.02</text:p>
              </table:table-cell>
              <table:table-cell office:value-type="float" office:value="640.77">
                <text:p>640.77</text:p>
              </table:table-cell>
              <table:table-cell office:value-type="float" office:value="479.81">
                <text:p>479.81</text:p>
              </table:table-cell>
              <table:table-cell office:value-type="float" office:value="456.12">
                <text:p>456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2.29">
                <text:p>492.29</text:p>
              </table:table-cell>
              <table:table-cell office:value-type="float" office:value="511.62">
                <text:p>511.62</text:p>
              </table:table-cell>
              <table:table-cell office:value-type="float" office:value="635.02">
                <text:p>635.02</text:p>
              </table:table-cell>
              <table:table-cell office:value-type="float" office:value="649.19">
                <text:p>649.19</text:p>
              </table:table-cell>
              <table:table-cell office:value-type="float" office:value="483.77">
                <text:p>483.77</text:p>
              </table:table-cell>
              <table:table-cell office:value-type="float" office:value="462.93">
                <text:p>462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3.19">
                <text:p>493.19</text:p>
              </table:table-cell>
              <table:table-cell office:value-type="float" office:value="512.78">
                <text:p>512.78</text:p>
              </table:table-cell>
              <table:table-cell office:value-type="float" office:value="633.56">
                <text:p>633.56</text:p>
              </table:table-cell>
              <table:table-cell office:value-type="float" office:value="656.85">
                <text:p>656.85</text:p>
              </table:table-cell>
              <table:table-cell office:value-type="float" office:value="484.65">
                <text:p>484.65</text:p>
              </table:table-cell>
              <table:table-cell office:value-type="float" office:value="470.14">
                <text:p>47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5.52">
                <text:p>485.52</text:p>
              </table:table-cell>
              <table:table-cell office:value-type="float" office:value="517.2">
                <text:p>517.2</text:p>
              </table:table-cell>
              <table:table-cell office:value-type="float" office:value="632.4">
                <text:p>632.4</text:p>
              </table:table-cell>
              <table:table-cell office:value-type="float" office:value="661.37">
                <text:p>661.37</text:p>
              </table:table-cell>
              <table:table-cell office:value-type="float" office:value="485.02">
                <text:p>485.02</text:p>
              </table:table-cell>
              <table:table-cell office:value-type="float" office:value="475.83">
                <text:p>475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0.49">
                <text:p>470.49</text:p>
              </table:table-cell>
              <table:table-cell office:value-type="float" office:value="513.76">
                <text:p>513.76</text:p>
              </table:table-cell>
              <table:table-cell office:value-type="float" office:value="632.46">
                <text:p>632.46</text:p>
              </table:table-cell>
              <table:table-cell office:value-type="float" office:value="667.93">
                <text:p>667.93</text:p>
              </table:table-cell>
              <table:table-cell office:value-type="float" office:value="485">
                <text:p>485</text:p>
              </table:table-cell>
              <table:table-cell office:value-type="float" office:value="483.12">
                <text:p>48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9.43">
                <text:p>459.43</text:p>
              </table:table-cell>
              <table:table-cell office:value-type="float" office:value="521.01">
                <text:p>521.01</text:p>
              </table:table-cell>
              <table:table-cell office:value-type="float" office:value="636.76">
                <text:p>636.76</text:p>
              </table:table-cell>
              <table:table-cell office:value-type="float" office:value="672.47">
                <text:p>672.47</text:p>
              </table:table-cell>
              <table:table-cell office:value-type="float" office:value="487.95">
                <text:p>487.95</text:p>
              </table:table-cell>
              <table:table-cell office:value-type="float" office:value="488.58">
                <text:p>48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6.01">
                <text:p>446.01</text:p>
              </table:table-cell>
              <table:table-cell office:value-type="float" office:value="519.79">
                <text:p>519.79</text:p>
              </table:table-cell>
              <table:table-cell office:value-type="float" office:value="641.12">
                <text:p>641.12</text:p>
              </table:table-cell>
              <table:table-cell office:value-type="float" office:value="680.39">
                <text:p>680.39</text:p>
              </table:table-cell>
              <table:table-cell office:value-type="float" office:value="490.43">
                <text:p>490.43</text:p>
              </table:table-cell>
              <table:table-cell office:value-type="float" office:value="495.73">
                <text:p>495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3.4">
                <text:p>443.4</text:p>
              </table:table-cell>
              <table:table-cell office:value-type="float" office:value="518.58">
                <text:p>518.58</text:p>
              </table:table-cell>
              <table:table-cell office:value-type="float" office:value="642.32">
                <text:p>642.32</text:p>
              </table:table-cell>
              <table:table-cell office:value-type="float" office:value="684.63">
                <text:p>684.63</text:p>
              </table:table-cell>
              <table:table-cell office:value-type="float" office:value="491.27">
                <text:p>491.27</text:p>
              </table:table-cell>
              <table:table-cell office:value-type="float" office:value="501.13">
                <text:p>50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9.02">
                <text:p>429.02</text:p>
              </table:table-cell>
              <table:table-cell office:value-type="float" office:value="519.95">
                <text:p>519.95</text:p>
              </table:table-cell>
              <table:table-cell office:value-type="float" office:value="649.83">
                <text:p>649.83</text:p>
              </table:table-cell>
              <table:table-cell office:value-type="float" office:value="690.52">
                <text:p>690.52</text:p>
              </table:table-cell>
              <table:table-cell office:value-type="float" office:value="495.13">
                <text:p>495.13</text:p>
              </table:table-cell>
              <table:table-cell office:value-type="float" office:value="508.22">
                <text:p>508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7.89">
                <text:p>407.89</text:p>
              </table:table-cell>
              <table:table-cell office:value-type="float" office:value="518.14">
                <text:p>518.14</text:p>
              </table:table-cell>
              <table:table-cell office:value-type="float" office:value="654.04">
                <text:p>654.04</text:p>
              </table:table-cell>
              <table:table-cell office:value-type="float" office:value="697.59">
                <text:p>697.59</text:p>
              </table:table-cell>
              <table:table-cell office:value-type="float" office:value="497.88">
                <text:p>497.88</text:p>
              </table:table-cell>
              <table:table-cell office:value-type="float" office:value="515.69">
                <text:p>515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2.87">
                <text:p>392.87</text:p>
              </table:table-cell>
              <table:table-cell office:value-type="float" office:value="518.35">
                <text:p>518.35</text:p>
              </table:table-cell>
              <table:table-cell office:value-type="float" office:value="661.19">
                <text:p>661.19</text:p>
              </table:table-cell>
              <table:table-cell office:value-type="float" office:value="699.7">
                <text:p>699.7</text:p>
              </table:table-cell>
              <table:table-cell office:value-type="float" office:value="502.81">
                <text:p>502.81</text:p>
              </table:table-cell>
              <table:table-cell office:value-type="float" office:value="522.98">
                <text:p>52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0.02">
                <text:p>380.02</text:p>
              </table:table-cell>
              <table:table-cell office:value-type="float" office:value="521.16">
                <text:p>521.16</text:p>
              </table:table-cell>
              <table:table-cell office:value-type="float" office:value="666.12">
                <text:p>666.12</text:p>
              </table:table-cell>
              <table:table-cell office:value-type="float" office:value="699.45">
                <text:p>699.45</text:p>
              </table:table-cell>
              <table:table-cell office:value-type="float" office:value="507.4">
                <text:p>507.4</text:p>
              </table:table-cell>
              <table:table-cell office:value-type="float" office:value="525.37">
                <text:p>525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7.4">
                <text:p>367.4</text:p>
              </table:table-cell>
              <table:table-cell office:value-type="float" office:value="523.04">
                <text:p>523.04</text:p>
              </table:table-cell>
              <table:table-cell office:value-type="float" office:value="673.43">
                <text:p>673.43</text:p>
              </table:table-cell>
              <table:table-cell office:value-type="float" office:value="702.01">
                <text:p>702.01</text:p>
              </table:table-cell>
              <table:table-cell office:value-type="float" office:value="511.01">
                <text:p>511.01</text:p>
              </table:table-cell>
              <table:table-cell office:value-type="float" office:value="532.54">
                <text:p>53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1.36">
                <text:p>351.36</text:p>
              </table:table-cell>
              <table:table-cell office:value-type="float" office:value="528.47">
                <text:p>528.47</text:p>
              </table:table-cell>
              <table:table-cell office:value-type="float" office:value="673.48">
                <text:p>673.48</text:p>
              </table:table-cell>
              <table:table-cell office:value-type="float" office:value="704.46">
                <text:p>704.46</text:p>
              </table:table-cell>
              <table:table-cell office:value-type="float" office:value="515">
                <text:p>515</text:p>
              </table:table-cell>
              <table:table-cell office:value-type="float" office:value="540.2">
                <text:p>54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5">
                <text:p>335</text:p>
              </table:table-cell>
              <table:table-cell office:value-type="float" office:value="532.87">
                <text:p>532.87</text:p>
              </table:table-cell>
              <table:table-cell office:value-type="float" office:value="680.47">
                <text:p>680.47</text:p>
              </table:table-cell>
              <table:table-cell office:value-type="float" office:value="704.07">
                <text:p>704.07</text:p>
              </table:table-cell>
              <table:table-cell office:value-type="float" office:value="518.56">
                <text:p>518.56</text:p>
              </table:table-cell>
              <table:table-cell office:value-type="float" office:value="547.43">
                <text:p>547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9.42">
                <text:p>329.42</text:p>
              </table:table-cell>
              <table:table-cell office:value-type="float" office:value="537.89">
                <text:p>537.89</text:p>
              </table:table-cell>
              <table:table-cell office:value-type="float" office:value="686.78">
                <text:p>686.78</text:p>
              </table:table-cell>
              <table:table-cell office:value-type="float" office:value="706.26">
                <text:p>706.26</text:p>
              </table:table-cell>
              <table:table-cell office:value-type="float" office:value="519.71">
                <text:p>519.71</text:p>
              </table:table-cell>
              <table:table-cell office:value-type="float" office:value="554.99">
                <text:p>554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6.45">
                <text:p>316.45</text:p>
              </table:table-cell>
              <table:table-cell office:value-type="float" office:value="540.73">
                <text:p>540.73</text:p>
              </table:table-cell>
              <table:table-cell office:value-type="float" office:value="693.97">
                <text:p>693.97</text:p>
              </table:table-cell>
              <table:table-cell office:value-type="float" office:value="707.9">
                <text:p>707.9</text:p>
              </table:table-cell>
              <table:table-cell office:value-type="float" office:value="524.62">
                <text:p>524.62</text:p>
              </table:table-cell>
              <table:table-cell office:value-type="float" office:value="562.33">
                <text:p>562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9.17">
                <text:p>309.17</text:p>
              </table:table-cell>
              <table:table-cell office:value-type="float" office:value="547.52">
                <text:p>547.52</text:p>
              </table:table-cell>
              <table:table-cell office:value-type="float" office:value="702.61">
                <text:p>702.61</text:p>
              </table:table-cell>
              <table:table-cell office:value-type="float" office:value="713.66">
                <text:p>713.66</text:p>
              </table:table-cell>
              <table:table-cell office:value-type="float" office:value="528.37">
                <text:p>528.37</text:p>
              </table:table-cell>
              <table:table-cell office:value-type="float" office:value="569.56">
                <text:p>56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3.68">
                <text:p>293.68</text:p>
              </table:table-cell>
              <table:table-cell office:value-type="float" office:value="552.06">
                <text:p>552.06</text:p>
              </table:table-cell>
              <table:table-cell office:value-type="float" office:value="706.81">
                <text:p>706.81</text:p>
              </table:table-cell>
              <table:table-cell office:value-type="float" office:value="719.94">
                <text:p>719.94</text:p>
              </table:table-cell>
              <table:table-cell office:value-type="float" office:value="526.08">
                <text:p>526.08</text:p>
              </table:table-cell>
              <table:table-cell office:value-type="float" office:value="576.97">
                <text:p>576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4.25">
                <text:p>284.25</text:p>
              </table:table-cell>
              <table:table-cell office:value-type="float" office:value="556.81">
                <text:p>556.81</text:p>
              </table:table-cell>
              <table:table-cell office:value-type="float" office:value="709.06">
                <text:p>709.06</text:p>
              </table:table-cell>
              <table:table-cell office:value-type="float" office:value="725.26">
                <text:p>725.26</text:p>
              </table:table-cell>
              <table:table-cell office:value-type="float" office:value="529.8">
                <text:p>529.8</text:p>
              </table:table-cell>
              <table:table-cell office:value-type="float" office:value="584.24">
                <text:p>58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.68">
                <text:p>277.68</text:p>
              </table:table-cell>
              <table:table-cell office:value-type="float" office:value="561.29">
                <text:p>561.29</text:p>
              </table:table-cell>
              <table:table-cell office:value-type="float" office:value="716.03">
                <text:p>716.03</text:p>
              </table:table-cell>
              <table:table-cell office:value-type="float" office:value="726.02">
                <text:p>726.02</text:p>
              </table:table-cell>
              <table:table-cell office:value-type="float" office:value="533.23">
                <text:p>533.23</text:p>
              </table:table-cell>
              <table:table-cell office:value-type="float" office:value="591.6">
                <text:p>59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0.01">
                <text:p>270.01</text:p>
              </table:table-cell>
              <table:table-cell office:value-type="float" office:value="567.74">
                <text:p>567.74</text:p>
              </table:table-cell>
              <table:table-cell office:value-type="float" office:value="720.71">
                <text:p>720.71</text:p>
              </table:table-cell>
              <table:table-cell office:value-type="float" office:value="731.9">
                <text:p>731.9</text:p>
              </table:table-cell>
              <table:table-cell office:value-type="float" office:value="533.64">
                <text:p>533.64</text:p>
              </table:table-cell>
              <table:table-cell office:value-type="float" office:value="599.06">
                <text:p>59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2.98">
                <text:p>262.98</text:p>
              </table:table-cell>
              <table:table-cell office:value-type="float" office:value="574.77">
                <text:p>574.77</text:p>
              </table:table-cell>
              <table:table-cell office:value-type="float" office:value="725.41">
                <text:p>725.41</text:p>
              </table:table-cell>
              <table:table-cell office:value-type="float" office:value="739.48">
                <text:p>739.48</text:p>
              </table:table-cell>
              <table:table-cell office:value-type="float" office:value="537.83">
                <text:p>537.83</text:p>
              </table:table-cell>
              <table:table-cell office:value-type="float" office:value="607.09">
                <text:p>60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8.69">
                <text:p>258.69</text:p>
              </table:table-cell>
              <table:table-cell office:value-type="float" office:value="583.31">
                <text:p>583.31</text:p>
              </table:table-cell>
              <table:table-cell office:value-type="float" office:value="732.21">
                <text:p>732.21</text:p>
              </table:table-cell>
              <table:table-cell office:value-type="float" office:value="742.44">
                <text:p>742.44</text:p>
              </table:table-cell>
              <table:table-cell office:value-type="float" office:value="538.28">
                <text:p>538.28</text:p>
              </table:table-cell>
              <table:table-cell office:value-type="float" office:value="614.42">
                <text:p>614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4">
                <text:p>254</text:p>
              </table:table-cell>
              <table:table-cell office:value-type="float" office:value="590.16">
                <text:p>590.16</text:p>
              </table:table-cell>
              <table:table-cell office:value-type="float" office:value="738.44">
                <text:p>738.44</text:p>
              </table:table-cell>
              <table:table-cell office:value-type="float" office:value="749.49">
                <text:p>749.49</text:p>
              </table:table-cell>
              <table:table-cell office:value-type="float" office:value="537.81">
                <text:p>537.81</text:p>
              </table:table-cell>
              <table:table-cell office:value-type="float" office:value="621.48">
                <text:p>621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.85">
                <text:p>241.85</text:p>
              </table:table-cell>
              <table:table-cell office:value-type="float" office:value="599.07">
                <text:p>599.07</text:p>
              </table:table-cell>
              <table:table-cell office:value-type="float" office:value="742.79">
                <text:p>742.79</text:p>
              </table:table-cell>
              <table:table-cell office:value-type="float" office:value="754.79">
                <text:p>754.79</text:p>
              </table:table-cell>
              <table:table-cell office:value-type="float" office:value="534.22">
                <text:p>534.22</text:p>
              </table:table-cell>
              <table:table-cell office:value-type="float" office:value="628.64">
                <text:p>62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.43">
                <text:p>240.43</text:p>
              </table:table-cell>
              <table:table-cell office:value-type="float" office:value="605.8">
                <text:p>605.8</text:p>
              </table:table-cell>
              <table:table-cell office:value-type="float" office:value="748.87">
                <text:p>748.87</text:p>
              </table:table-cell>
              <table:table-cell office:value-type="float" office:value="754.79">
                <text:p>754.79</text:p>
              </table:table-cell>
              <table:table-cell office:value-type="float" office:value="529.79">
                <text:p>529.79</text:p>
              </table:table-cell>
              <table:table-cell office:value-type="float" office:value="637.38">
                <text:p>637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3.74">
                <text:p>233.74</text:p>
              </table:table-cell>
              <table:table-cell office:value-type="float" office:value="613.15">
                <text:p>613.15</text:p>
              </table:table-cell>
              <table:table-cell office:value-type="float" office:value="744.61">
                <text:p>744.61</text:p>
              </table:table-cell>
              <table:table-cell office:value-type="float" office:value="761.91">
                <text:p>761.91</text:p>
              </table:table-cell>
              <table:table-cell office:value-type="float" office:value="532.06">
                <text:p>532.06</text:p>
              </table:table-cell>
              <table:table-cell office:value-type="float" office:value="644.85">
                <text:p>64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0.65">
                <text:p>230.65</text:p>
              </table:table-cell>
              <table:table-cell office:value-type="float" office:value="620.51">
                <text:p>620.51</text:p>
              </table:table-cell>
              <table:table-cell office:value-type="float" office:value="746.67">
                <text:p>746.67</text:p>
              </table:table-cell>
              <table:table-cell office:value-type="float" office:value="769.71">
                <text:p>769.71</text:p>
              </table:table-cell>
              <table:table-cell office:value-type="float" office:value="522.82">
                <text:p>522.82</text:p>
              </table:table-cell>
              <table:table-cell office:value-type="float" office:value="652.13">
                <text:p>65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4.8">
                <text:p>224.8</text:p>
              </table:table-cell>
              <table:table-cell office:value-type="float" office:value="627.75">
                <text:p>627.75</text:p>
              </table:table-cell>
              <table:table-cell office:value-type="float" office:value="751.28">
                <text:p>751.28</text:p>
              </table:table-cell>
              <table:table-cell office:value-type="float" office:value="774.23">
                <text:p>774.23</text:p>
              </table:table-cell>
              <table:table-cell office:value-type="float" office:value="515.09">
                <text:p>515.09</text:p>
              </table:table-cell>
              <table:table-cell office:value-type="float" office:value="654.68">
                <text:p>65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9.73">
                <text:p>219.73</text:p>
              </table:table-cell>
              <table:table-cell office:value-type="float" office:value="632.72">
                <text:p>632.72</text:p>
              </table:table-cell>
              <table:table-cell office:value-type="float" office:value="754.67">
                <text:p>754.67</text:p>
              </table:table-cell>
              <table:table-cell office:value-type="float" office:value="779.64">
                <text:p>779.64</text:p>
              </table:table-cell>
              <table:table-cell office:value-type="float" office:value="507.85">
                <text:p>507.85</text:p>
              </table:table-cell>
              <table:table-cell office:value-type="float" office:value="658.9">
                <text:p>65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8.64">
                <text:p>218.64</text:p>
              </table:table-cell>
              <table:table-cell office:value-type="float" office:value="637.27">
                <text:p>637.27</text:p>
              </table:table-cell>
              <table:table-cell office:value-type="float" office:value="760.08">
                <text:p>760.08</text:p>
              </table:table-cell>
              <table:table-cell office:value-type="float" office:value="784.35">
                <text:p>784.35</text:p>
              </table:table-cell>
              <table:table-cell office:value-type="float" office:value="502.43">
                <text:p>502.43</text:p>
              </table:table-cell>
              <table:table-cell office:value-type="float" office:value="662.01">
                <text:p>662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6.57">
                <text:p>216.57</text:p>
              </table:table-cell>
              <table:table-cell office:value-type="float" office:value="641.72">
                <text:p>641.72</text:p>
              </table:table-cell>
              <table:table-cell office:value-type="float" office:value="764.76">
                <text:p>764.76</text:p>
              </table:table-cell>
              <table:table-cell office:value-type="float" office:value="789.76">
                <text:p>789.76</text:p>
              </table:table-cell>
              <table:table-cell office:value-type="float" office:value="499.84">
                <text:p>499.84</text:p>
              </table:table-cell>
              <table:table-cell office:value-type="float" office:value="671.43">
                <text:p>671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4.56">
                <text:p>214.56</text:p>
              </table:table-cell>
              <table:table-cell office:value-type="float" office:value="647.45">
                <text:p>647.45</text:p>
              </table:table-cell>
              <table:table-cell office:value-type="float" office:value="765.06">
                <text:p>765.06</text:p>
              </table:table-cell>
              <table:table-cell office:value-type="float" office:value="797.42">
                <text:p>797.42</text:p>
              </table:table-cell>
              <table:table-cell office:value-type="float" office:value="497.06">
                <text:p>497.06</text:p>
              </table:table-cell>
              <table:table-cell office:value-type="float" office:value="680.72">
                <text:p>68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6.67">
                <text:p>216.67</text:p>
              </table:table-cell>
              <table:table-cell office:value-type="float" office:value="652.19">
                <text:p>652.19</text:p>
              </table:table-cell>
              <table:table-cell office:value-type="float" office:value="760.23">
                <text:p>760.23</text:p>
              </table:table-cell>
              <table:table-cell office:value-type="float" office:value="797.42">
                <text:p>797.42</text:p>
              </table:table-cell>
              <table:table-cell office:value-type="float" office:value="499.96">
                <text:p>499.96</text:p>
              </table:table-cell>
              <table:table-cell office:value-type="float" office:value="687.87">
                <text:p>687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8.31">
                <text:p>208.31</text:p>
              </table:table-cell>
              <table:table-cell office:value-type="float" office:value="656.63">
                <text:p>656.63</text:p>
              </table:table-cell>
              <table:table-cell office:value-type="float" office:value="757">
                <text:p>757</text:p>
              </table:table-cell>
              <table:table-cell office:value-type="float" office:value="802.92">
                <text:p>802.92</text:p>
              </table:table-cell>
              <table:table-cell office:value-type="float" office:value="503.26">
                <text:p>503.26</text:p>
              </table:table-cell>
              <table:table-cell office:value-type="float" office:value="696.41">
                <text:p>696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3.09">
                <text:p>213.09</text:p>
              </table:table-cell>
              <table:table-cell office:value-type="float" office:value="658.35">
                <text:p>658.35</text:p>
              </table:table-cell>
              <table:table-cell office:value-type="float" office:value="761.31">
                <text:p>761.31</text:p>
              </table:table-cell>
              <table:table-cell office:value-type="float" office:value="810.47">
                <text:p>810.47</text:p>
              </table:table-cell>
              <table:table-cell office:value-type="float" office:value="507.43">
                <text:p>507.43</text:p>
              </table:table-cell>
              <table:table-cell office:value-type="float" office:value="703.55">
                <text:p>70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0.27">
                <text:p>220.27</text:p>
              </table:table-cell>
              <table:table-cell office:value-type="float" office:value="665.86">
                <text:p>665.86</text:p>
              </table:table-cell>
              <table:table-cell office:value-type="float" office:value="765">
                <text:p>765</text:p>
              </table:table-cell>
              <table:table-cell office:value-type="float" office:value="812.31">
                <text:p>812.31</text:p>
              </table:table-cell>
              <table:table-cell office:value-type="float" office:value="514.64">
                <text:p>514.64</text:p>
              </table:table-cell>
              <table:table-cell office:value-type="float" office:value="711.85">
                <text:p>71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6.08">
                <text:p>226.08</text:p>
              </table:table-cell>
              <table:table-cell office:value-type="float" office:value="666.52">
                <text:p>666.52</text:p>
              </table:table-cell>
              <table:table-cell office:value-type="float" office:value="772.39">
                <text:p>772.39</text:p>
              </table:table-cell>
              <table:table-cell office:value-type="float" office:value="816.96">
                <text:p>816.96</text:p>
              </table:table-cell>
              <table:table-cell office:value-type="float" office:value="519.19">
                <text:p>519.19</text:p>
              </table:table-cell>
              <table:table-cell office:value-type="float" office:value="720.39">
                <text:p>72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0.98">
                <text:p>230.98</text:p>
              </table:table-cell>
              <table:table-cell office:value-type="float" office:value="670.49">
                <text:p>670.49</text:p>
              </table:table-cell>
              <table:table-cell office:value-type="float" office:value="781.5">
                <text:p>781.5</text:p>
              </table:table-cell>
              <table:table-cell office:value-type="float" office:value="816.96">
                <text:p>816.96</text:p>
              </table:table-cell>
              <table:table-cell office:value-type="float" office:value="523.73">
                <text:p>523.73</text:p>
              </table:table-cell>
              <table:table-cell office:value-type="float" office:value="728.97">
                <text:p>728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3.05">
                <text:p>233.05</text:p>
              </table:table-cell>
              <table:table-cell office:value-type="float" office:value="676.24">
                <text:p>676.24</text:p>
              </table:table-cell>
              <table:table-cell office:value-type="float" office:value="782.24">
                <text:p>782.24</text:p>
              </table:table-cell>
              <table:table-cell office:value-type="float" office:value="823.94">
                <text:p>823.94</text:p>
              </table:table-cell>
              <table:table-cell office:value-type="float" office:value="530.14">
                <text:p>530.14</text:p>
              </table:table-cell>
              <table:table-cell office:value-type="float" office:value="737.82">
                <text:p>737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7.73">
                <text:p>237.73</text:p>
              </table:table-cell>
              <table:table-cell office:value-type="float" office:value="681.34">
                <text:p>681.34</text:p>
              </table:table-cell>
              <table:table-cell office:value-type="float" office:value="782.24">
                <text:p>782.24</text:p>
              </table:table-cell>
              <table:table-cell office:value-type="float" office:value="827.03">
                <text:p>827.03</text:p>
              </table:table-cell>
              <table:table-cell office:value-type="float" office:value="535.74">
                <text:p>535.74</text:p>
              </table:table-cell>
              <table:table-cell office:value-type="float" office:value="745.04">
                <text:p>74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5.68">
                <text:p>245.68</text:p>
              </table:table-cell>
              <table:table-cell office:value-type="float" office:value="688.89">
                <text:p>688.89</text:p>
              </table:table-cell>
              <table:table-cell office:value-type="float" office:value="782.24">
                <text:p>782.24</text:p>
              </table:table-cell>
              <table:table-cell office:value-type="float" office:value="827.8">
                <text:p>827.8</text:p>
              </table:table-cell>
              <table:table-cell office:value-type="float" office:value="540.94">
                <text:p>540.94</text:p>
              </table:table-cell>
              <table:table-cell office:value-type="float" office:value="752.3">
                <text:p>75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3.38">
                <text:p>253.38</text:p>
              </table:table-cell>
              <table:table-cell office:value-type="float" office:value="694.56">
                <text:p>694.56</text:p>
              </table:table-cell>
              <table:table-cell office:value-type="float" office:value="779.32">
                <text:p>779.32</text:p>
              </table:table-cell>
              <table:table-cell office:value-type="float" office:value="829.07">
                <text:p>829.07</text:p>
              </table:table-cell>
              <table:table-cell office:value-type="float" office:value="544.75">
                <text:p>544.75</text:p>
              </table:table-cell>
              <table:table-cell office:value-type="float" office:value="759.78">
                <text:p>75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.34">
                <text:p>259.34</text:p>
              </table:table-cell>
              <table:table-cell office:value-type="float" office:value="690.09">
                <text:p>690.09</text:p>
              </table:table-cell>
              <table:table-cell office:value-type="float" office:value="785.33">
                <text:p>785.33</text:p>
              </table:table-cell>
              <table:table-cell office:value-type="float" office:value="824.78">
                <text:p>824.78</text:p>
              </table:table-cell>
              <table:table-cell office:value-type="float" office:value="545.89">
                <text:p>545.89</text:p>
              </table:table-cell>
              <table:table-cell office:value-type="float" office:value="767.92">
                <text:p>76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3.69">
                <text:p>263.69</text:p>
              </table:table-cell>
              <table:table-cell office:value-type="float" office:value="693.86">
                <text:p>693.86</text:p>
              </table:table-cell>
              <table:table-cell office:value-type="float" office:value="785.33">
                <text:p>785.33</text:p>
              </table:table-cell>
              <table:table-cell office:value-type="float" office:value="819.37">
                <text:p>819.37</text:p>
              </table:table-cell>
              <table:table-cell office:value-type="float" office:value="549.82">
                <text:p>549.82</text:p>
              </table:table-cell>
              <table:table-cell office:value-type="float" office:value="775.16">
                <text:p>775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4.81">
                <text:p>264.81</text:p>
              </table:table-cell>
              <table:table-cell office:value-type="float" office:value="692.97">
                <text:p>692.97</text:p>
              </table:table-cell>
              <table:table-cell office:value-type="float" office:value="783.61">
                <text:p>783.61</text:p>
              </table:table-cell>
              <table:table-cell office:value-type="float" office:value="812.47">
                <text:p>812.47</text:p>
              </table:table-cell>
              <table:table-cell office:value-type="float" office:value="551.69">
                <text:p>551.69</text:p>
              </table:table-cell>
              <table:table-cell office:value-type="float" office:value="782.52">
                <text:p>782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7.23">
                <text:p>267.23</text:p>
              </table:table-cell>
              <table:table-cell office:value-type="float" office:value="693.54">
                <text:p>693.54</text:p>
              </table:table-cell>
              <table:table-cell office:value-type="float" office:value="783.61">
                <text:p>783.61</text:p>
              </table:table-cell>
              <table:table-cell office:value-type="float" office:value="815.35">
                <text:p>815.35</text:p>
              </table:table-cell>
              <table:table-cell office:value-type="float" office:value="558.74">
                <text:p>558.74</text:p>
              </table:table-cell>
              <table:table-cell office:value-type="float" office:value="789.44">
                <text:p>78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1.67">
                <text:p>271.67</text:p>
              </table:table-cell>
              <table:table-cell office:value-type="float" office:value="699.06">
                <text:p>699.06</text:p>
              </table:table-cell>
              <table:table-cell office:value-type="float" office:value="785.95">
                <text:p>785.95</text:p>
              </table:table-cell>
              <table:table-cell office:value-type="float" office:value="804.19">
                <text:p>804.19</text:p>
              </table:table-cell>
              <table:table-cell office:value-type="float" office:value="567.37">
                <text:p>567.37</text:p>
              </table:table-cell>
              <table:table-cell office:value-type="float" office:value="796.86">
                <text:p>796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5.76">
                <text:p>275.76</text:p>
              </table:table-cell>
              <table:table-cell office:value-type="float" office:value="702.09">
                <text:p>702.09</text:p>
              </table:table-cell>
              <table:table-cell office:value-type="float" office:value="782.52">
                <text:p>782.52</text:p>
              </table:table-cell>
              <table:table-cell office:value-type="float" office:value="804.28">
                <text:p>804.28</text:p>
              </table:table-cell>
              <table:table-cell office:value-type="float" office:value="567.08">
                <text:p>567.08</text:p>
              </table:table-cell>
              <table:table-cell office:value-type="float" office:value="804.07">
                <text:p>80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6.84">
                <text:p>276.84</text:p>
              </table:table-cell>
              <table:table-cell office:value-type="float" office:value="703.03">
                <text:p>703.03</text:p>
              </table:table-cell>
              <table:table-cell office:value-type="float" office:value="783.88">
                <text:p>783.88</text:p>
              </table:table-cell>
              <table:table-cell office:value-type="float" office:value="802.05">
                <text:p>802.05</text:p>
              </table:table-cell>
              <table:table-cell office:value-type="float" office:value="570.59">
                <text:p>570.59</text:p>
              </table:table-cell>
              <table:table-cell office:value-type="float" office:value="811.44">
                <text:p>81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7.3">
                <text:p>277.3</text:p>
              </table:table-cell>
              <table:table-cell office:value-type="float" office:value="709.7">
                <text:p>709.7</text:p>
              </table:table-cell>
              <table:table-cell office:value-type="float" office:value="787.97">
                <text:p>787.97</text:p>
              </table:table-cell>
              <table:table-cell office:value-type="float" office:value="802.05">
                <text:p>802.05</text:p>
              </table:table-cell>
              <table:table-cell office:value-type="float" office:value="572.1">
                <text:p>572.1</text:p>
              </table:table-cell>
              <table:table-cell office:value-type="float" office:value="818.76">
                <text:p>818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6.99">
                <text:p>276.99</text:p>
              </table:table-cell>
              <table:table-cell office:value-type="float" office:value="712.86">
                <text:p>712.86</text:p>
              </table:table-cell>
              <table:table-cell office:value-type="float" office:value="790.54">
                <text:p>790.54</text:p>
              </table:table-cell>
              <table:table-cell office:value-type="float" office:value="800.84">
                <text:p>800.84</text:p>
              </table:table-cell>
              <table:table-cell office:value-type="float" office:value="572.84">
                <text:p>572.84</text:p>
              </table:table-cell>
              <table:table-cell office:value-type="float" office:value="825.67">
                <text:p>825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7.09">
                <text:p>277.09</text:p>
              </table:table-cell>
              <table:table-cell office:value-type="float" office:value="709.62">
                <text:p>709.62</text:p>
              </table:table-cell>
              <table:table-cell office:value-type="float" office:value="794.75">
                <text:p>794.75</text:p>
              </table:table-cell>
              <table:table-cell office:value-type="float" office:value="798.47">
                <text:p>798.47</text:p>
              </table:table-cell>
              <table:table-cell office:value-type="float" office:value="572.84">
                <text:p>572.84</text:p>
              </table:table-cell>
              <table:table-cell office:value-type="float" office:value="832.74">
                <text:p>832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.24">
                <text:p>276.24</text:p>
              </table:table-cell>
              <table:table-cell office:value-type="float" office:value="713.51">
                <text:p>713.51</text:p>
              </table:table-cell>
              <table:table-cell office:value-type="float" office:value="798.26">
                <text:p>798.26</text:p>
              </table:table-cell>
              <table:table-cell office:value-type="float" office:value="796.7">
                <text:p>796.7</text:p>
              </table:table-cell>
              <table:table-cell office:value-type="float" office:value="574.51">
                <text:p>574.51</text:p>
              </table:table-cell>
              <table:table-cell office:value-type="float" office:value="838.21">
                <text:p>838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6.01">
                <text:p>276.01</text:p>
              </table:table-cell>
              <table:table-cell office:value-type="float" office:value="720.27">
                <text:p>720.27</text:p>
              </table:table-cell>
              <table:table-cell office:value-type="float" office:value="800.67">
                <text:p>800.67</text:p>
              </table:table-cell>
              <table:table-cell office:value-type="float" office:value="796.7">
                <text:p>796.7</text:p>
              </table:table-cell>
              <table:table-cell office:value-type="float" office:value="577.74">
                <text:p>577.74</text:p>
              </table:table-cell>
              <table:table-cell office:value-type="float" office:value="843.36">
                <text:p>84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.05">
                <text:p>273.05</text:p>
              </table:table-cell>
              <table:table-cell office:value-type="float" office:value="723.69">
                <text:p>723.69</text:p>
              </table:table-cell>
              <table:table-cell office:value-type="float" office:value="798.33">
                <text:p>798.33</text:p>
              </table:table-cell>
              <table:table-cell office:value-type="float" office:value="796.95">
                <text:p>796.95</text:p>
              </table:table-cell>
              <table:table-cell office:value-type="float" office:value="582.35">
                <text:p>582.35</text:p>
              </table:table-cell>
              <table:table-cell office:value-type="float" office:value="845.54">
                <text:p>845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.65">
                <text:p>271.65</text:p>
              </table:table-cell>
              <table:table-cell office:value-type="float" office:value="725.66">
                <text:p>725.66</text:p>
              </table:table-cell>
              <table:table-cell office:value-type="float" office:value="798.33">
                <text:p>798.33</text:p>
              </table:table-cell>
              <table:table-cell office:value-type="float" office:value="802.53">
                <text:p>802.53</text:p>
              </table:table-cell>
              <table:table-cell office:value-type="float" office:value="581.11">
                <text:p>581.11</text:p>
              </table:table-cell>
              <table:table-cell office:value-type="float" office:value="851.63">
                <text:p>85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9.79">
                <text:p>269.79</text:p>
              </table:table-cell>
              <table:table-cell office:value-type="float" office:value="729.61">
                <text:p>729.61</text:p>
              </table:table-cell>
              <table:table-cell office:value-type="float" office:value="797.05">
                <text:p>797.05</text:p>
              </table:table-cell>
              <table:table-cell office:value-type="float" office:value="802.53">
                <text:p>802.53</text:p>
              </table:table-cell>
              <table:table-cell office:value-type="float" office:value="588.3">
                <text:p>588.3</text:p>
              </table:table-cell>
              <table:table-cell office:value-type="float" office:value="846.35">
                <text:p>846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5.98">
                <text:p>265.98</text:p>
              </table:table-cell>
              <table:table-cell office:value-type="float" office:value="735.51">
                <text:p>735.51</text:p>
              </table:table-cell>
              <table:table-cell office:value-type="float" office:value="803.87">
                <text:p>803.87</text:p>
              </table:table-cell>
              <table:table-cell office:value-type="float" office:value="799.24">
                <text:p>799.24</text:p>
              </table:table-cell>
              <table:table-cell office:value-type="float" office:value="587.71">
                <text:p>587.71</text:p>
              </table:table-cell>
              <table:table-cell office:value-type="float" office:value="847.12">
                <text:p>84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1.46">
                <text:p>261.46</text:p>
              </table:table-cell>
              <table:table-cell office:value-type="float" office:value="736.21">
                <text:p>736.21</text:p>
              </table:table-cell>
              <table:table-cell office:value-type="float" office:value="798.59">
                <text:p>798.59</text:p>
              </table:table-cell>
              <table:table-cell office:value-type="float" office:value="799.24">
                <text:p>799.24</text:p>
              </table:table-cell>
              <table:table-cell office:value-type="float" office:value="583.92">
                <text:p>583.92</text:p>
              </table:table-cell>
              <table:table-cell office:value-type="float" office:value="849.16">
                <text:p>84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.83">
                <text:p>255.83</text:p>
              </table:table-cell>
              <table:table-cell office:value-type="float" office:value="741.8">
                <text:p>741.8</text:p>
              </table:table-cell>
              <table:table-cell office:value-type="float" office:value="798.59">
                <text:p>798.59</text:p>
              </table:table-cell>
              <table:table-cell office:value-type="float" office:value="797.14">
                <text:p>797.14</text:p>
              </table:table-cell>
              <table:table-cell office:value-type="float" office:value="588.3">
                <text:p>588.3</text:p>
              </table:table-cell>
              <table:table-cell office:value-type="float" office:value="852.9">
                <text:p>85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0.77">
                <text:p>250.77</text:p>
              </table:table-cell>
              <table:table-cell office:value-type="float" office:value="749.11">
                <text:p>749.11</text:p>
              </table:table-cell>
              <table:table-cell office:value-type="float" office:value="798.59">
                <text:p>798.59</text:p>
              </table:table-cell>
              <table:table-cell office:value-type="float" office:value="786.74">
                <text:p>786.74</text:p>
              </table:table-cell>
              <table:table-cell office:value-type="float" office:value="596.19">
                <text:p>596.19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6.83">
                <text:p>246.83</text:p>
              </table:table-cell>
              <table:table-cell office:value-type="float" office:value="757.13">
                <text:p>757.13</text:p>
              </table:table-cell>
              <table:table-cell office:value-type="float" office:value="794.18">
                <text:p>794.18</text:p>
              </table:table-cell>
              <table:table-cell office:value-type="float" office:value="786.74">
                <text:p>786.74</text:p>
              </table:table-cell>
              <table:table-cell office:value-type="float" office:value="595.46">
                <text:p>595.46</text:p>
              </table:table-cell>
              <table:table-cell office:value-type="float" office:value="854.75">
                <text:p>85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9.64">
                <text:p>239.64</text:p>
              </table:table-cell>
              <table:table-cell office:value-type="float" office:value="763.51">
                <text:p>763.51</text:p>
              </table:table-cell>
              <table:table-cell office:value-type="float" office:value="794.18">
                <text:p>794.18</text:p>
              </table:table-cell>
              <table:table-cell office:value-type="float" office:value="786.74">
                <text:p>786.74</text:p>
              </table:table-cell>
              <table:table-cell office:value-type="float" office:value="598.8">
                <text:p>598.8</text:p>
              </table:table-cell>
              <table:table-cell office:value-type="float" office:value="855.92">
                <text:p>85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3.01">
                <text:p>233.01</text:p>
              </table:table-cell>
              <table:table-cell office:value-type="float" office:value="772.35">
                <text:p>772.35</text:p>
              </table:table-cell>
              <table:table-cell office:value-type="float" office:value="798.98">
                <text:p>798.98</text:p>
              </table:table-cell>
              <table:table-cell office:value-type="float" office:value="790.51">
                <text:p>790.51</text:p>
              </table:table-cell>
              <table:table-cell office:value-type="float" office:value="602.77">
                <text:p>602.77</text:p>
              </table:table-cell>
              <table:table-cell office:value-type="float" office:value="848.18">
                <text:p>84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1.93">
                <text:p>221.93</text:p>
              </table:table-cell>
              <table:table-cell office:value-type="float" office:value="778.31">
                <text:p>778.31</text:p>
              </table:table-cell>
              <table:table-cell office:value-type="float" office:value="798.98">
                <text:p>798.98</text:p>
              </table:table-cell>
              <table:table-cell office:value-type="float" office:value="793.79">
                <text:p>793.79</text:p>
              </table:table-cell>
              <table:table-cell office:value-type="float" office:value="600.99">
                <text:p>600.99</text:p>
              </table:table-cell>
              <table:table-cell office:value-type="float" office:value="844.42">
                <text:p>844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6.33">
                <text:p>186.33</text:p>
              </table:table-cell>
              <table:table-cell office:value-type="float" office:value="784.32">
                <text:p>784.32</text:p>
              </table:table-cell>
              <table:table-cell office:value-type="float" office:value="797.42">
                <text:p>797.42</text:p>
              </table:table-cell>
              <table:table-cell office:value-type="float" office:value="798.16">
                <text:p>798.16</text:p>
              </table:table-cell>
              <table:table-cell office:value-type="float" office:value="599.81">
                <text:p>599.81</text:p>
              </table:table-cell>
              <table:table-cell office:value-type="float" office:value="841.98">
                <text:p>841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3.58">
                <text:p>133.58</text:p>
              </table:table-cell>
              <table:table-cell office:value-type="float" office:value="789.99">
                <text:p>789.99</text:p>
              </table:table-cell>
              <table:table-cell office:value-type="float" office:value="803.94">
                <text:p>803.94</text:p>
              </table:table-cell>
              <table:table-cell office:value-type="float" office:value="803.69">
                <text:p>803.69</text:p>
              </table:table-cell>
              <table:table-cell office:value-type="float" office:value="601.1">
                <text:p>601.1</text:p>
              </table:table-cell>
              <table:table-cell office:value-type="float" office:value="833.77">
                <text:p>83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7.78">
                <text:p>107.78</text:p>
              </table:table-cell>
              <table:table-cell office:value-type="float" office:value="796.12">
                <text:p>796.12</text:p>
              </table:table-cell>
              <table:table-cell office:value-type="float" office:value="801.87">
                <text:p>801.87</text:p>
              </table:table-cell>
              <table:table-cell office:value-type="float" office:value="809.25">
                <text:p>809.25</text:p>
              </table:table-cell>
              <table:table-cell office:value-type="float" office:value="598.57">
                <text:p>598.57</text:p>
              </table:table-cell>
              <table:table-cell office:value-type="float" office:value="806.8">
                <text:p>80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.12">
                <text:p>101.12</text:p>
              </table:table-cell>
              <table:table-cell office:value-type="float" office:value="799.6">
                <text:p>799.6</text:p>
              </table:table-cell>
              <table:table-cell office:value-type="float" office:value="796.99">
                <text:p>796.99</text:p>
              </table:table-cell>
              <table:table-cell office:value-type="float" office:value="810.24">
                <text:p>810.24</text:p>
              </table:table-cell>
              <table:table-cell office:value-type="float" office:value="596.89">
                <text:p>596.89</text:p>
              </table:table-cell>
              <table:table-cell office:value-type="float" office:value="772.67">
                <text:p>77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.42">
                <text:p>96.42</text:p>
              </table:table-cell>
              <table:table-cell office:value-type="float" office:value="801.76">
                <text:p>801.76</text:p>
              </table:table-cell>
              <table:table-cell office:value-type="float" office:value="800.81">
                <text:p>800.81</text:p>
              </table:table-cell>
              <table:table-cell office:value-type="float" office:value="808.54">
                <text:p>808.54</text:p>
              </table:table-cell>
              <table:table-cell office:value-type="float" office:value="598.43">
                <text:p>598.43</text:p>
              </table:table-cell>
              <table:table-cell office:value-type="float" office:value="740.88">
                <text:p>74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.73">
                <text:p>90.73</text:p>
              </table:table-cell>
              <table:table-cell office:value-type="float" office:value="807.65">
                <text:p>807.65</text:p>
              </table:table-cell>
              <table:table-cell office:value-type="float" office:value="791.25">
                <text:p>791.25</text:p>
              </table:table-cell>
              <table:table-cell office:value-type="float" office:value="811.3">
                <text:p>811.3</text:p>
              </table:table-cell>
              <table:table-cell office:value-type="float" office:value="600.15">
                <text:p>600.15</text:p>
              </table:table-cell>
              <table:table-cell office:value-type="float" office:value="724.95">
                <text:p>724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.33">
                <text:p>86.33</text:p>
              </table:table-cell>
              <table:table-cell office:value-type="float" office:value="812.8">
                <text:p>812.8</text:p>
              </table:table-cell>
              <table:table-cell office:value-type="float" office:value="784.94">
                <text:p>784.94</text:p>
              </table:table-cell>
              <table:table-cell office:value-type="float" office:value="814.22">
                <text:p>814.22</text:p>
              </table:table-cell>
              <table:table-cell office:value-type="float" office:value="589.53">
                <text:p>589.53</text:p>
              </table:table-cell>
              <table:table-cell office:value-type="float" office:value="702.28">
                <text:p>702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.5">
                <text:p>83.5</text:p>
              </table:table-cell>
              <table:table-cell office:value-type="float" office:value="809.83">
                <text:p>809.83</text:p>
              </table:table-cell>
              <table:table-cell office:value-type="float" office:value="783.97">
                <text:p>783.97</text:p>
              </table:table-cell>
              <table:table-cell office:value-type="float" office:value="813.4">
                <text:p>813.4</text:p>
              </table:table-cell>
              <table:table-cell office:value-type="float" office:value="586.74">
                <text:p>586.74</text:p>
              </table:table-cell>
              <table:table-cell office:value-type="float" office:value="668.6">
                <text:p>66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.31">
                <text:p>82.31</text:p>
              </table:table-cell>
              <table:table-cell office:value-type="float" office:value="815.55">
                <text:p>815.55</text:p>
              </table:table-cell>
              <table:table-cell office:value-type="float" office:value="775.68">
                <text:p>775.68</text:p>
              </table:table-cell>
              <table:table-cell office:value-type="float" office:value="813.4">
                <text:p>813.4</text:p>
              </table:table-cell>
              <table:table-cell office:value-type="float" office:value="583.24">
                <text:p>583.24</text:p>
              </table:table-cell>
              <table:table-cell office:value-type="float" office:value="635.09">
                <text:p>635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05">
                <text:p>81.05</text:p>
              </table:table-cell>
              <table:table-cell office:value-type="float" office:value="821.37">
                <text:p>821.37</text:p>
              </table:table-cell>
              <table:table-cell office:value-type="float" office:value="776.05">
                <text:p>776.05</text:p>
              </table:table-cell>
              <table:table-cell office:value-type="float" office:value="810.02">
                <text:p>810.02</text:p>
              </table:table-cell>
              <table:table-cell office:value-type="float" office:value="585.93">
                <text:p>585.93</text:p>
              </table:table-cell>
              <table:table-cell office:value-type="float" office:value="601.45">
                <text:p>60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.57">
                <text:p>80.57</text:p>
              </table:table-cell>
              <table:table-cell office:value-type="float" office:value="821.43">
                <text:p>821.43</text:p>
              </table:table-cell>
              <table:table-cell office:value-type="float" office:value="766.43">
                <text:p>766.43</text:p>
              </table:table-cell>
              <table:table-cell office:value-type="float" office:value="810.02">
                <text:p>810.02</text:p>
              </table:table-cell>
              <table:table-cell office:value-type="float" office:value="589.79">
                <text:p>589.79</text:p>
              </table:table-cell>
              <table:table-cell office:value-type="float" office:value="582.43">
                <text:p>582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.43">
                <text:p>80.43</text:p>
              </table:table-cell>
              <table:table-cell office:value-type="float" office:value="821.68">
                <text:p>821.68</text:p>
              </table:table-cell>
              <table:table-cell office:value-type="float" office:value="765.9">
                <text:p>765.9</text:p>
              </table:table-cell>
              <table:table-cell office:value-type="float" office:value="810.02">
                <text:p>810.02</text:p>
              </table:table-cell>
              <table:table-cell office:value-type="float" office:value="589.54">
                <text:p>589.54</text:p>
              </table:table-cell>
              <table:table-cell office:value-type="float" office:value="557.75">
                <text:p>55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.61">
                <text:p>79.61</text:p>
              </table:table-cell>
              <table:table-cell office:value-type="float" office:value="830.1">
                <text:p>830.1</text:p>
              </table:table-cell>
              <table:table-cell office:value-type="float" office:value="764.73">
                <text:p>764.73</text:p>
              </table:table-cell>
              <table:table-cell office:value-type="float" office:value="807.55">
                <text:p>807.55</text:p>
              </table:table-cell>
              <table:table-cell office:value-type="float" office:value="589.85">
                <text:p>589.85</text:p>
              </table:table-cell>
              <table:table-cell office:value-type="float" office:value="533.64">
                <text:p>53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.65">
                <text:p>79.65</text:p>
              </table:table-cell>
              <table:table-cell office:value-type="float" office:value="832.99">
                <text:p>832.99</text:p>
              </table:table-cell>
              <table:table-cell office:value-type="float" office:value="754.01">
                <text:p>754.01</text:p>
              </table:table-cell>
              <table:table-cell office:value-type="float" office:value="809.56">
                <text:p>809.56</text:p>
              </table:table-cell>
              <table:table-cell office:value-type="float" office:value="596.41">
                <text:p>596.41</text:p>
              </table:table-cell>
              <table:table-cell office:value-type="float" office:value="524.55">
                <text:p>52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.44">
                <text:p>79.44</text:p>
              </table:table-cell>
              <table:table-cell office:value-type="float" office:value="837.45">
                <text:p>837.45</text:p>
              </table:table-cell>
              <table:table-cell office:value-type="float" office:value="747.43">
                <text:p>747.43</text:p>
              </table:table-cell>
              <table:table-cell office:value-type="float" office:value="809.66">
                <text:p>809.66</text:p>
              </table:table-cell>
              <table:table-cell office:value-type="float" office:value="603.57">
                <text:p>603.57</text:p>
              </table:table-cell>
              <table:table-cell office:value-type="float" office:value="521.58">
                <text:p>52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9.74">
                <text:p>79.74</text:p>
              </table:table-cell>
              <table:table-cell office:value-type="float" office:value="841.49">
                <text:p>841.49</text:p>
              </table:table-cell>
              <table:table-cell office:value-type="float" office:value="734.36">
                <text:p>734.36</text:p>
              </table:table-cell>
              <table:table-cell office:value-type="float" office:value="812.22">
                <text:p>812.22</text:p>
              </table:table-cell>
              <table:table-cell office:value-type="float" office:value="609.46">
                <text:p>609.46</text:p>
              </table:table-cell>
              <table:table-cell office:value-type="float" office:value="518.37">
                <text:p>51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.85">
                <text:p>80.85</text:p>
              </table:table-cell>
              <table:table-cell office:value-type="float" office:value="842.76">
                <text:p>842.76</text:p>
              </table:table-cell>
              <table:table-cell office:value-type="float" office:value="724.82">
                <text:p>724.82</text:p>
              </table:table-cell>
              <table:table-cell office:value-type="float" office:value="817.74">
                <text:p>817.74</text:p>
              </table:table-cell>
              <table:table-cell office:value-type="float" office:value="615.41">
                <text:p>615.41</text:p>
              </table:table-cell>
              <table:table-cell office:value-type="float" office:value="515.12">
                <text:p>51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.21">
                <text:p>82.21</text:p>
              </table:table-cell>
              <table:table-cell office:value-type="float" office:value="846.13">
                <text:p>846.13</text:p>
              </table:table-cell>
              <table:table-cell office:value-type="float" office:value="710.85">
                <text:p>710.85</text:p>
              </table:table-cell>
              <table:table-cell office:value-type="float" office:value="816.7">
                <text:p>816.7</text:p>
              </table:table-cell>
              <table:table-cell office:value-type="float" office:value="620.4">
                <text:p>620.4</text:p>
              </table:table-cell>
              <table:table-cell office:value-type="float" office:value="515.12">
                <text:p>51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.58">
                <text:p>83.58</text:p>
              </table:table-cell>
              <table:table-cell office:value-type="float" office:value="846.13">
                <text:p>846.13</text:p>
              </table:table-cell>
              <table:table-cell office:value-type="float" office:value="687.42">
                <text:p>687.42</text:p>
              </table:table-cell>
              <table:table-cell office:value-type="float" office:value="820.52">
                <text:p>820.52</text:p>
              </table:table-cell>
              <table:table-cell office:value-type="float" office:value="624.09">
                <text:p>624.09</text:p>
              </table:table-cell>
              <table:table-cell office:value-type="float" office:value="511.45">
                <text:p>5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05">
                <text:p>84.05</text:p>
              </table:table-cell>
              <table:table-cell office:value-type="float" office:value="850.09">
                <text:p>850.09</text:p>
              </table:table-cell>
              <table:table-cell office:value-type="float" office:value="664.14">
                <text:p>664.14</text:p>
              </table:table-cell>
              <table:table-cell office:value-type="float" office:value="820.52">
                <text:p>820.52</text:p>
              </table:table-cell>
              <table:table-cell office:value-type="float" office:value="627.84">
                <text:p>627.84</text:p>
              </table:table-cell>
              <table:table-cell office:value-type="float" office:value="511.45">
                <text:p>5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.2">
                <text:p>85.2</text:p>
              </table:table-cell>
              <table:table-cell office:value-type="float" office:value="852.95">
                <text:p>852.95</text:p>
              </table:table-cell>
              <table:table-cell office:value-type="float" office:value="645.55">
                <text:p>645.55</text:p>
              </table:table-cell>
              <table:table-cell office:value-type="float" office:value="818.64">
                <text:p>818.64</text:p>
              </table:table-cell>
              <table:table-cell office:value-type="float" office:value="632.66">
                <text:p>632.66</text:p>
              </table:table-cell>
              <table:table-cell office:value-type="float" office:value="511.45">
                <text:p>5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6.51">
                <text:p>86.51</text:p>
              </table:table-cell>
              <table:table-cell office:value-type="float" office:value="849.74">
                <text:p>849.74</text:p>
              </table:table-cell>
              <table:table-cell office:value-type="float" office:value="631.85">
                <text:p>631.85</text:p>
              </table:table-cell>
              <table:table-cell office:value-type="float" office:value="816.09">
                <text:p>816.09</text:p>
              </table:table-cell>
              <table:table-cell office:value-type="float" office:value="635.52">
                <text:p>635.52</text:p>
              </table:table-cell>
              <table:table-cell office:value-type="float" office:value="511.45">
                <text:p>5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8.13">
                <text:p>88.13</text:p>
              </table:table-cell>
              <table:table-cell office:value-type="float" office:value="853.21">
                <text:p>853.21</text:p>
              </table:table-cell>
              <table:table-cell office:value-type="float" office:value="618.6">
                <text:p>618.6</text:p>
              </table:table-cell>
              <table:table-cell office:value-type="float" office:value="812.23">
                <text:p>812.23</text:p>
              </table:table-cell>
              <table:table-cell office:value-type="float" office:value="640.46">
                <text:p>640.46</text:p>
              </table:table-cell>
              <table:table-cell office:value-type="float" office:value="511.45">
                <text:p>5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9.48">
                <text:p>89.48</text:p>
              </table:table-cell>
              <table:table-cell office:value-type="float" office:value="850.58">
                <text:p>850.58</text:p>
              </table:table-cell>
              <table:table-cell office:value-type="float" office:value="606.37">
                <text:p>606.37</text:p>
              </table:table-cell>
              <table:table-cell office:value-type="float" office:value="805.16">
                <text:p>805.16</text:p>
              </table:table-cell>
              <table:table-cell office:value-type="float" office:value="648.44">
                <text:p>648.44</text:p>
              </table:table-cell>
              <table:table-cell office:value-type="float" office:value="515.97">
                <text:p>515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.11">
                <text:p>90.11</text:p>
              </table:table-cell>
              <table:table-cell office:value-type="float" office:value="841.12">
                <text:p>841.12</text:p>
              </table:table-cell>
              <table:table-cell office:value-type="float" office:value="591.7">
                <text:p>591.7</text:p>
              </table:table-cell>
              <table:table-cell office:value-type="float" office:value="775.04">
                <text:p>775.04</text:p>
              </table:table-cell>
              <table:table-cell office:value-type="float" office:value="657.22">
                <text:p>657.22</text:p>
              </table:table-cell>
              <table:table-cell office:value-type="float" office:value="521.18">
                <text:p>521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.07">
                <text:p>90.07</text:p>
              </table:table-cell>
              <table:table-cell office:value-type="float" office:value="844.81">
                <text:p>844.81</text:p>
              </table:table-cell>
              <table:table-cell office:value-type="float" office:value="577.6">
                <text:p>577.6</text:p>
              </table:table-cell>
              <table:table-cell office:value-type="float" office:value="751.57">
                <text:p>751.57</text:p>
              </table:table-cell>
              <table:table-cell office:value-type="float" office:value="662.27">
                <text:p>662.27</text:p>
              </table:table-cell>
              <table:table-cell office:value-type="float" office:value="526.22">
                <text:p>52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.04">
                <text:p>89.04</text:p>
              </table:table-cell>
              <table:table-cell office:value-type="float" office:value="844.86">
                <text:p>844.86</text:p>
              </table:table-cell>
              <table:table-cell office:value-type="float" office:value="572.96">
                <text:p>572.96</text:p>
              </table:table-cell>
              <table:table-cell office:value-type="float" office:value="753.36">
                <text:p>753.36</text:p>
              </table:table-cell>
              <table:table-cell office:value-type="float" office:value="667.62">
                <text:p>667.62</text:p>
              </table:table-cell>
              <table:table-cell office:value-type="float" office:value="530.3">
                <text:p>53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8.83">
                <text:p>88.83</text:p>
              </table:table-cell>
              <table:table-cell office:value-type="float" office:value="838.9">
                <text:p>838.9</text:p>
              </table:table-cell>
              <table:table-cell office:value-type="float" office:value="564.71">
                <text:p>564.71</text:p>
              </table:table-cell>
              <table:table-cell office:value-type="float" office:value="758.21">
                <text:p>758.21</text:p>
              </table:table-cell>
              <table:table-cell office:value-type="float" office:value="672.95">
                <text:p>672.95</text:p>
              </table:table-cell>
              <table:table-cell office:value-type="float" office:value="535.51">
                <text:p>535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.24">
                <text:p>88.24</text:p>
              </table:table-cell>
              <table:table-cell office:value-type="float" office:value="840.19">
                <text:p>840.19</text:p>
              </table:table-cell>
              <table:table-cell office:value-type="float" office:value="566.67">
                <text:p>566.67</text:p>
              </table:table-cell>
              <table:table-cell office:value-type="float" office:value="761.26">
                <text:p>761.26</text:p>
              </table:table-cell>
              <table:table-cell office:value-type="float" office:value="677.95">
                <text:p>677.95</text:p>
              </table:table-cell>
              <table:table-cell office:value-type="float" office:value="535.75">
                <text:p>53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.99">
                <text:p>85.99</text:p>
              </table:table-cell>
              <table:table-cell office:value-type="float" office:value="840.19">
                <text:p>840.19</text:p>
              </table:table-cell>
              <table:table-cell office:value-type="float" office:value="562.86">
                <text:p>562.86</text:p>
              </table:table-cell>
              <table:table-cell office:value-type="float" office:value="766.51">
                <text:p>766.51</text:p>
              </table:table-cell>
              <table:table-cell office:value-type="float" office:value="685.11">
                <text:p>685.11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.91">
                <text:p>85.91</text:p>
              </table:table-cell>
              <table:table-cell office:value-type="float" office:value="837.69">
                <text:p>837.69</text:p>
              </table:table-cell>
              <table:table-cell office:value-type="float" office:value="552.98">
                <text:p>552.98</text:p>
              </table:table-cell>
              <table:table-cell office:value-type="float" office:value="772.82">
                <text:p>772.82</text:p>
              </table:table-cell>
              <table:table-cell office:value-type="float" office:value="692.99">
                <text:p>692.99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.4">
                <text:p>85.4</text:p>
              </table:table-cell>
              <table:table-cell office:value-type="float" office:value="835.63">
                <text:p>835.63</text:p>
              </table:table-cell>
              <table:table-cell office:value-type="float" office:value="540.16">
                <text:p>540.16</text:p>
              </table:table-cell>
              <table:table-cell office:value-type="float" office:value="777.29">
                <text:p>777.29</text:p>
              </table:table-cell>
              <table:table-cell office:value-type="float" office:value="699.71">
                <text:p>699.71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.66">
                <text:p>82.66</text:p>
              </table:table-cell>
              <table:table-cell office:value-type="float" office:value="834.09">
                <text:p>834.09</text:p>
              </table:table-cell>
              <table:table-cell office:value-type="float" office:value="543.94">
                <text:p>543.94</text:p>
              </table:table-cell>
              <table:table-cell office:value-type="float" office:value="781.74">
                <text:p>781.74</text:p>
              </table:table-cell>
              <table:table-cell office:value-type="float" office:value="704.8">
                <text:p>704.8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.01">
                <text:p>79.01</text:p>
              </table:table-cell>
              <table:table-cell office:value-type="float" office:value="829.22">
                <text:p>829.22</text:p>
              </table:table-cell>
              <table:table-cell office:value-type="float" office:value="539.65">
                <text:p>539.65</text:p>
              </table:table-cell>
              <table:table-cell office:value-type="float" office:value="789.06">
                <text:p>789.06</text:p>
              </table:table-cell>
              <table:table-cell office:value-type="float" office:value="709.29">
                <text:p>709.29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.11">
                <text:p>76.11</text:p>
              </table:table-cell>
              <table:table-cell office:value-type="float" office:value="829.68">
                <text:p>829.68</text:p>
              </table:table-cell>
              <table:table-cell office:value-type="float" office:value="532.06">
                <text:p>532.06</text:p>
              </table:table-cell>
              <table:table-cell office:value-type="float" office:value="792.41">
                <text:p>792.41</text:p>
              </table:table-cell>
              <table:table-cell office:value-type="float" office:value="718.2">
                <text:p>718.2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06">
                <text:p>75.06</text:p>
              </table:table-cell>
              <table:table-cell office:value-type="float" office:value="822.56">
                <text:p>822.56</text:p>
              </table:table-cell>
              <table:table-cell office:value-type="float" office:value="524.65">
                <text:p>524.65</text:p>
              </table:table-cell>
              <table:table-cell office:value-type="float" office:value="793.88">
                <text:p>793.88</text:p>
              </table:table-cell>
              <table:table-cell office:value-type="float" office:value="725.7">
                <text:p>725.7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.66">
                <text:p>72.66</text:p>
              </table:table-cell>
              <table:table-cell office:value-type="float" office:value="819.41">
                <text:p>819.41</text:p>
              </table:table-cell>
              <table:table-cell office:value-type="float" office:value="506.44">
                <text:p>506.44</text:p>
              </table:table-cell>
              <table:table-cell office:value-type="float" office:value="793.88">
                <text:p>793.88</text:p>
              </table:table-cell>
              <table:table-cell office:value-type="float" office:value="730.73">
                <text:p>730.73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9.91">
                <text:p>69.91</text:p>
              </table:table-cell>
              <table:table-cell office:value-type="float" office:value="817.09">
                <text:p>817.09</text:p>
              </table:table-cell>
              <table:table-cell office:value-type="float" office:value="497.12">
                <text:p>497.12</text:p>
              </table:table-cell>
              <table:table-cell office:value-type="float" office:value="791.13">
                <text:p>791.13</text:p>
              </table:table-cell>
              <table:table-cell office:value-type="float" office:value="737.05">
                <text:p>737.05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7.36">
                <text:p>67.36</text:p>
              </table:table-cell>
              <table:table-cell office:value-type="float" office:value="805.89">
                <text:p>805.89</text:p>
              </table:table-cell>
              <table:table-cell office:value-type="float" office:value="487.32">
                <text:p>487.32</text:p>
              </table:table-cell>
              <table:table-cell office:value-type="float" office:value="794.43">
                <text:p>794.43</text:p>
              </table:table-cell>
              <table:table-cell office:value-type="float" office:value="744.39">
                <text:p>744.39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63">
                <text:p>66.63</text:p>
              </table:table-cell>
              <table:table-cell office:value-type="float" office:value="804.66">
                <text:p>804.66</text:p>
              </table:table-cell>
              <table:table-cell office:value-type="float" office:value="479.96">
                <text:p>479.96</text:p>
              </table:table-cell>
              <table:table-cell office:value-type="float" office:value="794.78">
                <text:p>794.78</text:p>
              </table:table-cell>
              <table:table-cell office:value-type="float" office:value="748.44">
                <text:p>748.44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83">
                <text:p>66.83</text:p>
              </table:table-cell>
              <table:table-cell office:value-type="float" office:value="803.36">
                <text:p>803.36</text:p>
              </table:table-cell>
              <table:table-cell office:value-type="float" office:value="476.71">
                <text:p>476.71</text:p>
              </table:table-cell>
              <table:table-cell office:value-type="float" office:value="794.78">
                <text:p>794.78</text:p>
              </table:table-cell>
              <table:table-cell office:value-type="float" office:value="756.39">
                <text:p>756.39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18">
                <text:p>66.18</text:p>
              </table:table-cell>
              <table:table-cell office:value-type="float" office:value="801.86">
                <text:p>801.86</text:p>
              </table:table-cell>
              <table:table-cell office:value-type="float" office:value="464.72">
                <text:p>464.72</text:p>
              </table:table-cell>
              <table:table-cell office:value-type="float" office:value="793.31">
                <text:p>793.31</text:p>
              </table:table-cell>
              <table:table-cell office:value-type="float" office:value="762.82">
                <text:p>762.82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88">
                <text:p>65.88</text:p>
              </table:table-cell>
              <table:table-cell office:value-type="float" office:value="797.7">
                <text:p>797.7</text:p>
              </table:table-cell>
              <table:table-cell office:value-type="float" office:value="458.21">
                <text:p>458.21</text:p>
              </table:table-cell>
              <table:table-cell office:value-type="float" office:value="793.31">
                <text:p>793.31</text:p>
              </table:table-cell>
              <table:table-cell office:value-type="float" office:value="766.48">
                <text:p>766.48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7.03">
                <text:p>67.03</text:p>
              </table:table-cell>
              <table:table-cell office:value-type="float" office:value="796.14">
                <text:p>796.14</text:p>
              </table:table-cell>
              <table:table-cell office:value-type="float" office:value="448.91">
                <text:p>448.91</text:p>
              </table:table-cell>
              <table:table-cell office:value-type="float" office:value="786.18">
                <text:p>786.18</text:p>
              </table:table-cell>
              <table:table-cell office:value-type="float" office:value="775.02">
                <text:p>775.02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.88">
                <text:p>67.88</text:p>
              </table:table-cell>
              <table:table-cell office:value-type="float" office:value="791.85">
                <text:p>791.85</text:p>
              </table:table-cell>
              <table:table-cell office:value-type="float" office:value="444.36">
                <text:p>444.36</text:p>
              </table:table-cell>
              <table:table-cell office:value-type="float" office:value="786.18">
                <text:p>786.18</text:p>
              </table:table-cell>
              <table:table-cell office:value-type="float" office:value="777.14">
                <text:p>777.14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.83">
                <text:p>69.83</text:p>
              </table:table-cell>
              <table:table-cell office:value-type="float" office:value="789.37">
                <text:p>789.37</text:p>
              </table:table-cell>
              <table:table-cell office:value-type="float" office:value="439.88">
                <text:p>439.88</text:p>
              </table:table-cell>
              <table:table-cell office:value-type="float" office:value="786.18">
                <text:p>786.18</text:p>
              </table:table-cell>
              <table:table-cell office:value-type="float" office:value="783.15">
                <text:p>783.15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.6">
                <text:p>72.6</text:p>
              </table:table-cell>
              <table:table-cell office:value-type="float" office:value="788.27">
                <text:p>788.27</text:p>
              </table:table-cell>
              <table:table-cell office:value-type="float" office:value="442.72">
                <text:p>442.72</text:p>
              </table:table-cell>
              <table:table-cell office:value-type="float" office:value="786.18">
                <text:p>786.18</text:p>
              </table:table-cell>
              <table:table-cell office:value-type="float" office:value="789.25">
                <text:p>789.25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49">
                <text:p>75.49</text:p>
              </table:table-cell>
              <table:table-cell office:value-type="float" office:value="788.27">
                <text:p>788.27</text:p>
              </table:table-cell>
              <table:table-cell office:value-type="float" office:value="440.54">
                <text:p>440.54</text:p>
              </table:table-cell>
              <table:table-cell office:value-type="float" office:value="781.46">
                <text:p>781.46</text:p>
              </table:table-cell>
              <table:table-cell office:value-type="float" office:value="792.38">
                <text:p>792.38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.28">
                <text:p>77.28</text:p>
              </table:table-cell>
              <table:table-cell office:value-type="float" office:value="788.27">
                <text:p>788.27</text:p>
              </table:table-cell>
              <table:table-cell office:value-type="float" office:value="441.82">
                <text:p>441.82</text:p>
              </table:table-cell>
              <table:table-cell office:value-type="float" office:value="778.1">
                <text:p>778.1</text:p>
              </table:table-cell>
              <table:table-cell office:value-type="float" office:value="799.75">
                <text:p>799.75</text:p>
              </table:table-cell>
              <table:table-cell office:value-type="float" office:value="541.12">
                <text:p>54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9.25">
                <text:p>79.25</text:p>
              </table:table-cell>
              <table:table-cell office:value-type="float" office:value="786.41">
                <text:p>786.41</text:p>
              </table:table-cell>
              <table:table-cell office:value-type="float" office:value="442.75">
                <text:p>442.75</text:p>
              </table:table-cell>
              <table:table-cell office:value-type="float" office:value="776.67">
                <text:p>776.67</text:p>
              </table:table-cell>
              <table:table-cell office:value-type="float" office:value="805.75">
                <text:p>805.75</text:p>
              </table:table-cell>
              <table:table-cell office:value-type="float" office:value="541.63">
                <text:p>54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.6">
                <text:p>80.6</text:p>
              </table:table-cell>
              <table:table-cell office:value-type="float" office:value="786.41">
                <text:p>786.41</text:p>
              </table:table-cell>
              <table:table-cell office:value-type="float" office:value="448.03">
                <text:p>448.03</text:p>
              </table:table-cell>
              <table:table-cell office:value-type="float" office:value="776.67">
                <text:p>776.67</text:p>
              </table:table-cell>
              <table:table-cell office:value-type="float" office:value="811.96">
                <text:p>811.96</text:p>
              </table:table-cell>
              <table:table-cell office:value-type="float" office:value="541.63">
                <text:p>54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.66">
                <text:p>82.66</text:p>
              </table:table-cell>
              <table:table-cell office:value-type="float" office:value="783.56">
                <text:p>783.56</text:p>
              </table:table-cell>
              <table:table-cell office:value-type="float" office:value="448.03">
                <text:p>448.03</text:p>
              </table:table-cell>
              <table:table-cell office:value-type="float" office:value="776.67">
                <text:p>776.67</text:p>
              </table:table-cell>
              <table:table-cell office:value-type="float" office:value="818.55">
                <text:p>818.55</text:p>
              </table:table-cell>
              <table:table-cell office:value-type="float" office:value="543.58">
                <text:p>54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.77">
                <text:p>84.77</text:p>
              </table:table-cell>
              <table:table-cell office:value-type="float" office:value="783.56">
                <text:p>783.56</text:p>
              </table:table-cell>
              <table:table-cell office:value-type="float" office:value="448.03">
                <text:p>448.03</text:p>
              </table:table-cell>
              <table:table-cell office:value-type="float" office:value="778.03">
                <text:p>778.03</text:p>
              </table:table-cell>
              <table:table-cell office:value-type="float" office:value="825.6">
                <text:p>825.6</text:p>
              </table:table-cell>
              <table:table-cell office:value-type="float" office:value="546.65">
                <text:p>546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5.84">
                <text:p>85.84</text:p>
              </table:table-cell>
              <table:table-cell office:value-type="float" office:value="783.56">
                <text:p>783.56</text:p>
              </table:table-cell>
              <table:table-cell office:value-type="float" office:value="448.03">
                <text:p>448.03</text:p>
              </table:table-cell>
              <table:table-cell office:value-type="float" office:value="784.3">
                <text:p>784.3</text:p>
              </table:table-cell>
              <table:table-cell office:value-type="float" office:value="832.72">
                <text:p>832.72</text:p>
              </table:table-cell>
              <table:table-cell office:value-type="float" office:value="549.39">
                <text:p>549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.13">
                <text:p>87.13</text:p>
              </table:table-cell>
              <table:table-cell office:value-type="float" office:value="777.06">
                <text:p>777.06</text:p>
              </table:table-cell>
              <table:table-cell office:value-type="float" office:value="454.51">
                <text:p>454.51</text:p>
              </table:table-cell>
              <table:table-cell office:value-type="float" office:value="784.3">
                <text:p>784.3</text:p>
              </table:table-cell>
              <table:table-cell office:value-type="float" office:value="840.38">
                <text:p>840.38</text:p>
              </table:table-cell>
              <table:table-cell office:value-type="float" office:value="551.62">
                <text:p>551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5.69">
                <text:p>85.69</text:p>
              </table:table-cell>
              <table:table-cell office:value-type="float" office:value="767.47">
                <text:p>767.47</text:p>
              </table:table-cell>
              <table:table-cell office:value-type="float" office:value="454.51">
                <text:p>454.51</text:p>
              </table:table-cell>
              <table:table-cell office:value-type="float" office:value="789.22">
                <text:p>789.22</text:p>
              </table:table-cell>
              <table:table-cell office:value-type="float" office:value="845.19">
                <text:p>845.19</text:p>
              </table:table-cell>
              <table:table-cell office:value-type="float" office:value="557.03">
                <text:p>55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8">
                <text:p>84.8</text:p>
              </table:table-cell>
              <table:table-cell office:value-type="float" office:value="755.06">
                <text:p>755.06</text:p>
              </table:table-cell>
              <table:table-cell office:value-type="float" office:value="454.51">
                <text:p>454.51</text:p>
              </table:table-cell>
              <table:table-cell office:value-type="float" office:value="791.4">
                <text:p>791.4</text:p>
              </table:table-cell>
              <table:table-cell office:value-type="float" office:value="849.76">
                <text:p>849.76</text:p>
              </table:table-cell>
              <table:table-cell office:value-type="float" office:value="563.74">
                <text:p>563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02">
                <text:p>84.02</text:p>
              </table:table-cell>
              <table:table-cell office:value-type="float" office:value="750.24">
                <text:p>750.24</text:p>
              </table:table-cell>
              <table:table-cell office:value-type="float" office:value="456.34">
                <text:p>456.34</text:p>
              </table:table-cell>
              <table:table-cell office:value-type="float" office:value="791.4">
                <text:p>791.4</text:p>
              </table:table-cell>
              <table:table-cell office:value-type="float" office:value="857.12">
                <text:p>857.12</text:p>
              </table:table-cell>
              <table:table-cell office:value-type="float" office:value="568.11">
                <text:p>568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.53">
                <text:p>82.53</text:p>
              </table:table-cell>
              <table:table-cell office:value-type="float" office:value="745.38">
                <text:p>745.38</text:p>
              </table:table-cell>
              <table:table-cell office:value-type="float" office:value="456.34">
                <text:p>456.34</text:p>
              </table:table-cell>
              <table:table-cell office:value-type="float" office:value="791.4">
                <text:p>791.4</text:p>
              </table:table-cell>
              <table:table-cell office:value-type="float" office:value="863.02">
                <text:p>863.02</text:p>
              </table:table-cell>
              <table:table-cell office:value-type="float" office:value="571.24">
                <text:p>57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.19">
                <text:p>79.19</text:p>
              </table:table-cell>
              <table:table-cell office:value-type="float" office:value="726.44">
                <text:p>726.44</text:p>
              </table:table-cell>
              <table:table-cell office:value-type="float" office:value="464.69">
                <text:p>464.69</text:p>
              </table:table-cell>
              <table:table-cell office:value-type="float" office:value="793.9">
                <text:p>793.9</text:p>
              </table:table-cell>
              <table:table-cell office:value-type="float" office:value="865.18">
                <text:p>865.18</text:p>
              </table:table-cell>
              <table:table-cell office:value-type="float" office:value="572.96">
                <text:p>57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4.64">
                <text:p>74.64</text:p>
              </table:table-cell>
              <table:table-cell office:value-type="float" office:value="726.27">
                <text:p>726.27</text:p>
              </table:table-cell>
              <table:table-cell office:value-type="float" office:value="466.57">
                <text:p>466.57</text:p>
              </table:table-cell>
              <table:table-cell office:value-type="float" office:value="793.9">
                <text:p>793.9</text:p>
              </table:table-cell>
              <table:table-cell office:value-type="float" office:value="867.78">
                <text:p>867.78</text:p>
              </table:table-cell>
              <table:table-cell office:value-type="float" office:value="579.04">
                <text:p>579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.42">
                <text:p>70.42</text:p>
              </table:table-cell>
              <table:table-cell office:value-type="float" office:value="703.41">
                <text:p>703.41</text:p>
              </table:table-cell>
              <table:table-cell office:value-type="float" office:value="466.57">
                <text:p>466.57</text:p>
              </table:table-cell>
              <table:table-cell office:value-type="float" office:value="797.86">
                <text:p>797.86</text:p>
              </table:table-cell>
              <table:table-cell office:value-type="float" office:value="867.78">
                <text:p>867.78</text:p>
              </table:table-cell>
              <table:table-cell office:value-type="float" office:value="585.38">
                <text:p>585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.7">
                <text:p>64.7</text:p>
              </table:table-cell>
              <table:table-cell office:value-type="float" office:value="682.74">
                <text:p>682.74</text:p>
              </table:table-cell>
              <table:table-cell office:value-type="float" office:value="468.64">
                <text:p>468.64</text:p>
              </table:table-cell>
              <table:table-cell office:value-type="float" office:value="802.15">
                <text:p>802.15</text:p>
              </table:table-cell>
              <table:table-cell office:value-type="float" office:value="867.78">
                <text:p>867.78</text:p>
              </table:table-cell>
              <table:table-cell office:value-type="float" office:value="588.78">
                <text:p>58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.92">
                <text:p>57.92</text:p>
              </table:table-cell>
              <table:table-cell office:value-type="float" office:value="657.32">
                <text:p>657.32</text:p>
              </table:table-cell>
              <table:table-cell office:value-type="float" office:value="473.52">
                <text:p>473.52</text:p>
              </table:table-cell>
              <table:table-cell office:value-type="float" office:value="808.54">
                <text:p>808.54</text:p>
              </table:table-cell>
              <table:table-cell office:value-type="float" office:value="867.78">
                <text:p>867.78</text:p>
              </table:table-cell>
              <table:table-cell office:value-type="float" office:value="590.96">
                <text:p>59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.86">
                <text:p>52.86</text:p>
              </table:table-cell>
              <table:table-cell office:value-type="float" office:value="623.54">
                <text:p>623.54</text:p>
              </table:table-cell>
              <table:table-cell office:value-type="float" office:value="479.33">
                <text:p>479.33</text:p>
              </table:table-cell>
              <table:table-cell office:value-type="float" office:value="812.62">
                <text:p>812.62</text:p>
              </table:table-cell>
              <table:table-cell office:value-type="float" office:value="867.78">
                <text:p>867.78</text:p>
              </table:table-cell>
              <table:table-cell office:value-type="float" office:value="597.34">
                <text:p>597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.84">
                <text:p>49.84</text:p>
              </table:table-cell>
              <table:table-cell office:value-type="float" office:value="603.34">
                <text:p>603.34</text:p>
              </table:table-cell>
              <table:table-cell office:value-type="float" office:value="484.88">
                <text:p>484.88</text:p>
              </table:table-cell>
              <table:table-cell office:value-type="float" office:value="818.89">
                <text:p>818.89</text:p>
              </table:table-cell>
              <table:table-cell office:value-type="float" office:value="867.78">
                <text:p>867.78</text:p>
              </table:table-cell>
              <table:table-cell office:value-type="float" office:value="603.8">
                <text:p>60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.65">
                <text:p>46.65</text:p>
              </table:table-cell>
              <table:table-cell office:value-type="float" office:value="578.59">
                <text:p>578.59</text:p>
              </table:table-cell>
              <table:table-cell office:value-type="float" office:value="490.6">
                <text:p>490.6</text:p>
              </table:table-cell>
              <table:table-cell office:value-type="float" office:value="819.52">
                <text:p>819.52</text:p>
              </table:table-cell>
              <table:table-cell office:value-type="float" office:value="867.78">
                <text:p>867.78</text:p>
              </table:table-cell>
              <table:table-cell office:value-type="float" office:value="609.23">
                <text:p>60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96">
                <text:p>42.96</text:p>
              </table:table-cell>
              <table:table-cell office:value-type="float" office:value="555.06">
                <text:p>555.06</text:p>
              </table:table-cell>
              <table:table-cell office:value-type="float" office:value="497.5">
                <text:p>497.5</text:p>
              </table:table-cell>
              <table:table-cell office:value-type="float" office:value="819.52">
                <text:p>819.52</text:p>
              </table:table-cell>
              <table:table-cell office:value-type="float" office:value="874.56">
                <text:p>874.56</text:p>
              </table:table-cell>
              <table:table-cell office:value-type="float" office:value="609.97">
                <text:p>609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.36">
                <text:p>39.36</text:p>
              </table:table-cell>
              <table:table-cell office:value-type="float" office:value="534.18">
                <text:p>534.18</text:p>
              </table:table-cell>
              <table:table-cell office:value-type="float" office:value="504.53">
                <text:p>504.53</text:p>
              </table:table-cell>
              <table:table-cell office:value-type="float" office:value="826.6">
                <text:p>826.6</text:p>
              </table:table-cell>
              <table:table-cell office:value-type="float" office:value="874.56">
                <text:p>874.56</text:p>
              </table:table-cell>
              <table:table-cell office:value-type="float" office:value="609.34">
                <text:p>609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18">
                <text:p>37.18</text:p>
              </table:table-cell>
              <table:table-cell office:value-type="float" office:value="512.91">
                <text:p>512.91</text:p>
              </table:table-cell>
              <table:table-cell office:value-type="float" office:value="511.49">
                <text:p>511.49</text:p>
              </table:table-cell>
              <table:table-cell office:value-type="float" office:value="830.68">
                <text:p>830.68</text:p>
              </table:table-cell>
              <table:table-cell office:value-type="float" office:value="874.56">
                <text:p>874.56</text:p>
              </table:table-cell>
              <table:table-cell office:value-type="float" office:value="612.04">
                <text:p>612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68">
                <text:p>34.68</text:p>
              </table:table-cell>
              <table:table-cell office:value-type="float" office:value="502.11">
                <text:p>502.11</text:p>
              </table:table-cell>
              <table:table-cell office:value-type="float" office:value="516.29">
                <text:p>516.29</text:p>
              </table:table-cell>
              <table:table-cell office:value-type="float" office:value="835.46">
                <text:p>835.46</text:p>
              </table:table-cell>
              <table:table-cell office:value-type="float" office:value="878.84">
                <text:p>878.84</text:p>
              </table:table-cell>
              <table:table-cell office:value-type="float" office:value="620.17">
                <text:p>62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.98">
                <text:p>33.98</text:p>
              </table:table-cell>
              <table:table-cell office:value-type="float" office:value="477.71">
                <text:p>477.71</text:p>
              </table:table-cell>
              <table:table-cell office:value-type="float" office:value="520.44">
                <text:p>520.44</text:p>
              </table:table-cell>
              <table:table-cell office:value-type="float" office:value="837.69">
                <text:p>837.69</text:p>
              </table:table-cell>
              <table:table-cell office:value-type="float" office:value="878.84">
                <text:p>878.84</text:p>
              </table:table-cell>
              <table:table-cell office:value-type="float" office:value="627.61">
                <text:p>627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25">
                <text:p>32.25</text:p>
              </table:table-cell>
              <table:table-cell office:value-type="float" office:value="472.95">
                <text:p>472.95</text:p>
              </table:table-cell>
              <table:table-cell office:value-type="float" office:value="524.71">
                <text:p>524.71</text:p>
              </table:table-cell>
              <table:table-cell office:value-type="float" office:value="837.69">
                <text:p>837.69</text:p>
              </table:table-cell>
              <table:table-cell office:value-type="float" office:value="878.84">
                <text:p>878.84</text:p>
              </table:table-cell>
              <table:table-cell office:value-type="float" office:value="632.57">
                <text:p>632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32">
                <text:p>32.32</text:p>
              </table:table-cell>
              <table:table-cell office:value-type="float" office:value="439.51">
                <text:p>439.51</text:p>
              </table:table-cell>
              <table:table-cell office:value-type="float" office:value="532.12">
                <text:p>532.12</text:p>
              </table:table-cell>
              <table:table-cell office:value-type="float" office:value="838.9">
                <text:p>838.9</text:p>
              </table:table-cell>
              <table:table-cell office:value-type="float" office:value="878.84">
                <text:p>878.84</text:p>
              </table:table-cell>
              <table:table-cell office:value-type="float" office:value="642.82">
                <text:p>642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57">
                <text:p>31.57</text:p>
              </table:table-cell>
              <table:table-cell office:value-type="float" office:value="416.94">
                <text:p>416.94</text:p>
              </table:table-cell>
              <table:table-cell office:value-type="float" office:value="538.15">
                <text:p>538.15</text:p>
              </table:table-cell>
              <table:table-cell office:value-type="float" office:value="841.27">
                <text:p>841.27</text:p>
              </table:table-cell>
              <table:table-cell office:value-type="float" office:value="878.84">
                <text:p>878.84</text:p>
              </table:table-cell>
              <table:table-cell office:value-type="float" office:value="648.82">
                <text:p>64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.8">
                <text:p>30.8</text:p>
              </table:table-cell>
              <table:table-cell office:value-type="float" office:value="401.73">
                <text:p>401.73</text:p>
              </table:table-cell>
              <table:table-cell office:value-type="float" office:value="543.24">
                <text:p>543.24</text:p>
              </table:table-cell>
              <table:table-cell office:value-type="float" office:value="843.04">
                <text:p>843.04</text:p>
              </table:table-cell>
              <table:table-cell office:value-type="float" office:value="886.42">
                <text:p>886.42</text:p>
              </table:table-cell>
              <table:table-cell office:value-type="float" office:value="656.46">
                <text:p>656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.09">
                <text:p>30.09</text:p>
              </table:table-cell>
              <table:table-cell office:value-type="float" office:value="399.73">
                <text:p>399.73</text:p>
              </table:table-cell>
              <table:table-cell office:value-type="float" office:value="546.85">
                <text:p>546.85</text:p>
              </table:table-cell>
              <table:table-cell office:value-type="float" office:value="828.65">
                <text:p>828.65</text:p>
              </table:table-cell>
              <table:table-cell office:value-type="float" office:value="886.42">
                <text:p>886.42</text:p>
              </table:table-cell>
              <table:table-cell office:value-type="float" office:value="659.7">
                <text:p>65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41">
                <text:p>29.41</text:p>
              </table:table-cell>
              <table:table-cell office:value-type="float" office:value="399.27">
                <text:p>399.27</text:p>
              </table:table-cell>
              <table:table-cell office:value-type="float" office:value="550.24">
                <text:p>550.24</text:p>
              </table:table-cell>
              <table:table-cell office:value-type="float" office:value="826.86">
                <text:p>826.86</text:p>
              </table:table-cell>
              <table:table-cell office:value-type="float" office:value="881.46">
                <text:p>881.46</text:p>
              </table:table-cell>
              <table:table-cell office:value-type="float" office:value="668.32">
                <text:p>66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.55">
                <text:p>28.55</text:p>
              </table:table-cell>
              <table:table-cell office:value-type="float" office:value="399.27">
                <text:p>399.27</text:p>
              </table:table-cell>
              <table:table-cell office:value-type="float" office:value="557.76">
                <text:p>557.76</text:p>
              </table:table-cell>
              <table:table-cell office:value-type="float" office:value="826.86">
                <text:p>826.86</text:p>
              </table:table-cell>
              <table:table-cell office:value-type="float" office:value="878.8">
                <text:p>878.8</text:p>
              </table:table-cell>
              <table:table-cell office:value-type="float" office:value="676.19">
                <text:p>676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.11">
                <text:p>28.11</text:p>
              </table:table-cell>
              <table:table-cell office:value-type="float" office:value="394.63">
                <text:p>394.63</text:p>
              </table:table-cell>
              <table:table-cell office:value-type="float" office:value="563.51">
                <text:p>563.51</text:p>
              </table:table-cell>
              <table:table-cell office:value-type="float" office:value="823.14">
                <text:p>823.14</text:p>
              </table:table-cell>
              <table:table-cell office:value-type="float" office:value="876.93">
                <text:p>876.93</text:p>
              </table:table-cell>
              <table:table-cell office:value-type="float" office:value="683.42">
                <text:p>68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04">
                <text:p>28.04</text:p>
              </table:table-cell>
              <table:table-cell office:value-type="float" office:value="396.26">
                <text:p>396.26</text:p>
              </table:table-cell>
              <table:table-cell office:value-type="float" office:value="570.17">
                <text:p>570.17</text:p>
              </table:table-cell>
              <table:table-cell office:value-type="float" office:value="814.81">
                <text:p>814.81</text:p>
              </table:table-cell>
              <table:table-cell office:value-type="float" office:value="874.08">
                <text:p>874.08</text:p>
              </table:table-cell>
              <table:table-cell office:value-type="float" office:value="688.39">
                <text:p>688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.65">
                <text:p>28.65</text:p>
              </table:table-cell>
              <table:table-cell office:value-type="float" office:value="401.31">
                <text:p>401.31</text:p>
              </table:table-cell>
              <table:table-cell office:value-type="float" office:value="574.61">
                <text:p>574.61</text:p>
              </table:table-cell>
              <table:table-cell office:value-type="float" office:value="820.89">
                <text:p>820.89</text:p>
              </table:table-cell>
              <table:table-cell office:value-type="float" office:value="872.75">
                <text:p>872.75</text:p>
              </table:table-cell>
              <table:table-cell office:value-type="float" office:value="697.2">
                <text:p>6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.3">
                <text:p>29.3</text:p>
              </table:table-cell>
              <table:table-cell office:value-type="float" office:value="403.46">
                <text:p>403.46</text:p>
              </table:table-cell>
              <table:table-cell office:value-type="float" office:value="580.59">
                <text:p>580.59</text:p>
              </table:table-cell>
              <table:table-cell office:value-type="float" office:value="823.96">
                <text:p>823.96</text:p>
              </table:table-cell>
              <table:table-cell office:value-type="float" office:value="868.82">
                <text:p>868.82</text:p>
              </table:table-cell>
              <table:table-cell office:value-type="float" office:value="703.75">
                <text:p>70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.27">
                <text:p>28.27</text:p>
              </table:table-cell>
              <table:table-cell office:value-type="float" office:value="403.46">
                <text:p>403.46</text:p>
              </table:table-cell>
              <table:table-cell office:value-type="float" office:value="587.69">
                <text:p>587.69</text:p>
              </table:table-cell>
              <table:table-cell office:value-type="float" office:value="823.96">
                <text:p>823.96</text:p>
              </table:table-cell>
              <table:table-cell office:value-type="float" office:value="874.51">
                <text:p>874.51</text:p>
              </table:table-cell>
              <table:table-cell office:value-type="float" office:value="710.42">
                <text:p>71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.82">
                <text:p>27.82</text:p>
              </table:table-cell>
              <table:table-cell office:value-type="float" office:value="409.66">
                <text:p>409.66</text:p>
              </table:table-cell>
              <table:table-cell office:value-type="float" office:value="594.19">
                <text:p>594.19</text:p>
              </table:table-cell>
              <table:table-cell office:value-type="float" office:value="817.92">
                <text:p>817.92</text:p>
              </table:table-cell>
              <table:table-cell office:value-type="float" office:value="875.64">
                <text:p>875.64</text:p>
              </table:table-cell>
              <table:table-cell office:value-type="float" office:value="714.77">
                <text:p>714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.28">
                <text:p>27.28</text:p>
              </table:table-cell>
              <table:table-cell office:value-type="float" office:value="413.55">
                <text:p>413.55</text:p>
              </table:table-cell>
              <table:table-cell office:value-type="float" office:value="601.38">
                <text:p>601.38</text:p>
              </table:table-cell>
              <table:table-cell office:value-type="float" office:value="817.92">
                <text:p>817.92</text:p>
              </table:table-cell>
              <table:table-cell office:value-type="float" office:value="875.64">
                <text:p>875.64</text:p>
              </table:table-cell>
              <table:table-cell office:value-type="float" office:value="722.9">
                <text:p>72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12">
                <text:p>26.12</text:p>
              </table:table-cell>
              <table:table-cell office:value-type="float" office:value="418.99">
                <text:p>418.99</text:p>
              </table:table-cell>
              <table:table-cell office:value-type="float" office:value="608.37">
                <text:p>608.37</text:p>
              </table:table-cell>
              <table:table-cell office:value-type="float" office:value="815.5">
                <text:p>815.5</text:p>
              </table:table-cell>
              <table:table-cell office:value-type="float" office:value="879.92">
                <text:p>879.92</text:p>
              </table:table-cell>
              <table:table-cell office:value-type="float" office:value="731.91">
                <text:p>731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01">
                <text:p>25.01</text:p>
              </table:table-cell>
              <table:table-cell office:value-type="float" office:value="422.5">
                <text:p>422.5</text:p>
              </table:table-cell>
              <table:table-cell office:value-type="float" office:value="615.91">
                <text:p>615.91</text:p>
              </table:table-cell>
              <table:table-cell office:value-type="float" office:value="815.5">
                <text:p>815.5</text:p>
              </table:table-cell>
              <table:table-cell office:value-type="float" office:value="883.71">
                <text:p>883.71</text:p>
              </table:table-cell>
              <table:table-cell office:value-type="float" office:value="740.2">
                <text:p>74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63">
                <text:p>25.63</text:p>
              </table:table-cell>
              <table:table-cell office:value-type="float" office:value="428.05">
                <text:p>428.05</text:p>
              </table:table-cell>
              <table:table-cell office:value-type="float" office:value="623.31">
                <text:p>623.31</text:p>
              </table:table-cell>
              <table:table-cell office:value-type="float" office:value="810.64">
                <text:p>810.64</text:p>
              </table:table-cell>
              <table:table-cell office:value-type="float" office:value="883.71">
                <text:p>883.71</text:p>
              </table:table-cell>
              <table:table-cell office:value-type="float" office:value="748.1">
                <text:p>74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.94">
                <text:p>25.94</text:p>
              </table:table-cell>
              <table:table-cell office:value-type="float" office:value="433.72">
                <text:p>433.72</text:p>
              </table:table-cell>
              <table:table-cell office:value-type="float" office:value="629.69">
                <text:p>629.69</text:p>
              </table:table-cell>
              <table:table-cell office:value-type="float" office:value="812.86">
                <text:p>812.86</text:p>
              </table:table-cell>
              <table:table-cell office:value-type="float" office:value="883.71">
                <text:p>883.71</text:p>
              </table:table-cell>
              <table:table-cell office:value-type="float" office:value="756.84">
                <text:p>75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.86">
                <text:p>25.86</text:p>
              </table:table-cell>
              <table:table-cell office:value-type="float" office:value="438.93">
                <text:p>438.93</text:p>
              </table:table-cell>
              <table:table-cell office:value-type="float" office:value="636.88">
                <text:p>636.88</text:p>
              </table:table-cell>
              <table:table-cell office:value-type="float" office:value="817.15">
                <text:p>817.15</text:p>
              </table:table-cell>
              <table:table-cell office:value-type="float" office:value="886.37">
                <text:p>886.37</text:p>
              </table:table-cell>
              <table:table-cell office:value-type="float" office:value="765.21">
                <text:p>765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.91">
                <text:p>25.91</text:p>
              </table:table-cell>
              <table:table-cell office:value-type="float" office:value="446.79">
                <text:p>446.79</text:p>
              </table:table-cell>
              <table:table-cell office:value-type="float" office:value="643.66">
                <text:p>643.66</text:p>
              </table:table-cell>
              <table:table-cell office:value-type="float" office:value="817.15">
                <text:p>817.15</text:p>
              </table:table-cell>
              <table:table-cell office:value-type="float" office:value="888.04">
                <text:p>888.04</text:p>
              </table:table-cell>
              <table:table-cell office:value-type="float" office:value="773.4">
                <text:p>77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6">
                <text:p>25.6</text:p>
              </table:table-cell>
              <table:table-cell office:value-type="float" office:value="450.98">
                <text:p>450.98</text:p>
              </table:table-cell>
              <table:table-cell office:value-type="float" office:value="651.91">
                <text:p>651.91</text:p>
              </table:table-cell>
              <table:table-cell office:value-type="float" office:value="816.24">
                <text:p>816.24</text:p>
              </table:table-cell>
              <table:table-cell office:value-type="float" office:value="888.04">
                <text:p>888.04</text:p>
              </table:table-cell>
              <table:table-cell office:value-type="float" office:value="782.24">
                <text:p>78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">
                <text:p>25</text:p>
              </table:table-cell>
              <table:table-cell office:value-type="float" office:value="459.45">
                <text:p>459.45</text:p>
              </table:table-cell>
              <table:table-cell office:value-type="float" office:value="659.58">
                <text:p>659.58</text:p>
              </table:table-cell>
              <table:table-cell office:value-type="float" office:value="818.03">
                <text:p>818.03</text:p>
              </table:table-cell>
              <table:table-cell office:value-type="float" office:value="889.82">
                <text:p>889.82</text:p>
              </table:table-cell>
              <table:table-cell office:value-type="float" office:value="790.34">
                <text:p>79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39">
                <text:p>23.39</text:p>
              </table:table-cell>
              <table:table-cell office:value-type="float" office:value="465.3">
                <text:p>465.3</text:p>
              </table:table-cell>
              <table:table-cell office:value-type="float" office:value="667.09">
                <text:p>667.09</text:p>
              </table:table-cell>
              <table:table-cell office:value-type="float" office:value="818.03">
                <text:p>818.03</text:p>
              </table:table-cell>
              <table:table-cell office:value-type="float" office:value="893.48">
                <text:p>893.48</text:p>
              </table:table-cell>
              <table:table-cell office:value-type="float" office:value="798.85">
                <text:p>798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3">
                <text:p>23.3</text:p>
              </table:table-cell>
              <table:table-cell office:value-type="float" office:value="471.05">
                <text:p>471.05</text:p>
              </table:table-cell>
              <table:table-cell office:value-type="float" office:value="674.66">
                <text:p>674.66</text:p>
              </table:table-cell>
              <table:table-cell office:value-type="float" office:value="819.33">
                <text:p>819.33</text:p>
              </table:table-cell>
              <table:table-cell office:value-type="float" office:value="897.77">
                <text:p>897.77</text:p>
              </table:table-cell>
              <table:table-cell office:value-type="float" office:value="806.94">
                <text:p>80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.74">
                <text:p>22.74</text:p>
              </table:table-cell>
              <table:table-cell office:value-type="float" office:value="474.81">
                <text:p>474.81</text:p>
              </table:table-cell>
              <table:table-cell office:value-type="float" office:value="682.6">
                <text:p>682.6</text:p>
              </table:table-cell>
              <table:table-cell office:value-type="float" office:value="819.33">
                <text:p>819.33</text:p>
              </table:table-cell>
              <table:table-cell office:value-type="float" office:value="904.45">
                <text:p>904.45</text:p>
              </table:table-cell>
              <table:table-cell office:value-type="float" office:value="815.15">
                <text:p>81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.55">
                <text:p>22.55</text:p>
              </table:table-cell>
              <table:table-cell office:value-type="float" office:value="481.24">
                <text:p>481.24</text:p>
              </table:table-cell>
              <table:table-cell office:value-type="float" office:value="690.37">
                <text:p>690.37</text:p>
              </table:table-cell>
              <table:table-cell office:value-type="float" office:value="819.33">
                <text:p>819.33</text:p>
              </table:table-cell>
              <table:table-cell office:value-type="float" office:value="910.15">
                <text:p>910.15</text:p>
              </table:table-cell>
              <table:table-cell office:value-type="float" office:value="822.86">
                <text:p>822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52">
                <text:p>22.52</text:p>
              </table:table-cell>
              <table:table-cell office:value-type="float" office:value="487.78">
                <text:p>487.78</text:p>
              </table:table-cell>
              <table:table-cell office:value-type="float" office:value="699.12">
                <text:p>699.12</text:p>
              </table:table-cell>
              <table:table-cell office:value-type="float" office:value="821.82">
                <text:p>821.82</text:p>
              </table:table-cell>
              <table:table-cell office:value-type="float" office:value="912.72">
                <text:p>912.72</text:p>
              </table:table-cell>
              <table:table-cell office:value-type="float" office:value="830.74">
                <text:p>83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43">
                <text:p>22.43</text:p>
              </table:table-cell>
              <table:table-cell office:value-type="float" office:value="493.71">
                <text:p>493.71</text:p>
              </table:table-cell>
              <table:table-cell office:value-type="float" office:value="705.96">
                <text:p>705.96</text:p>
              </table:table-cell>
              <table:table-cell office:value-type="float" office:value="822.12">
                <text:p>822.12</text:p>
              </table:table-cell>
              <table:table-cell office:value-type="float" office:value="916.98">
                <text:p>916.98</text:p>
              </table:table-cell>
              <table:table-cell office:value-type="float" office:value="839.58">
                <text:p>839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52">
                <text:p>22.52</text:p>
              </table:table-cell>
              <table:table-cell office:value-type="float" office:value="501.66">
                <text:p>501.66</text:p>
              </table:table-cell>
              <table:table-cell office:value-type="float" office:value="713.59">
                <text:p>713.59</text:p>
              </table:table-cell>
              <table:table-cell office:value-type="float" office:value="820.38">
                <text:p>820.38</text:p>
              </table:table-cell>
              <table:table-cell office:value-type="float" office:value="923.48">
                <text:p>923.48</text:p>
              </table:table-cell>
              <table:table-cell office:value-type="float" office:value="847.54">
                <text:p>847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92">
                <text:p>22.92</text:p>
              </table:table-cell>
              <table:table-cell office:value-type="float" office:value="505.38">
                <text:p>505.38</text:p>
              </table:table-cell>
              <table:table-cell office:value-type="float" office:value="720.78">
                <text:p>720.78</text:p>
              </table:table-cell>
              <table:table-cell office:value-type="float" office:value="820.38">
                <text:p>820.38</text:p>
              </table:table-cell>
              <table:table-cell office:value-type="float" office:value="927.51">
                <text:p>927.51</text:p>
              </table:table-cell>
              <table:table-cell office:value-type="float" office:value="854.85">
                <text:p>854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.94">
                <text:p>23.94</text:p>
              </table:table-cell>
              <table:table-cell office:value-type="float" office:value="509.58">
                <text:p>509.58</text:p>
              </table:table-cell>
              <table:table-cell office:value-type="float" office:value="727.29">
                <text:p>727.29</text:p>
              </table:table-cell>
              <table:table-cell office:value-type="float" office:value="820.38">
                <text:p>820.38</text:p>
              </table:table-cell>
              <table:table-cell office:value-type="float" office:value="933.92">
                <text:p>933.92</text:p>
              </table:table-cell>
              <table:table-cell office:value-type="float" office:value="863.22">
                <text:p>86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9">
                <text:p>24.89</text:p>
              </table:table-cell>
              <table:table-cell office:value-type="float" office:value="513.29">
                <text:p>513.29</text:p>
              </table:table-cell>
              <table:table-cell office:value-type="float" office:value="734.29">
                <text:p>734.29</text:p>
              </table:table-cell>
              <table:table-cell office:value-type="float" office:value="822.95">
                <text:p>822.95</text:p>
              </table:table-cell>
              <table:table-cell office:value-type="float" office:value="941.72">
                <text:p>941.72</text:p>
              </table:table-cell>
              <table:table-cell office:value-type="float" office:value="871.65">
                <text:p>87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.32">
                <text:p>25.32</text:p>
              </table:table-cell>
              <table:table-cell office:value-type="float" office:value="517.45">
                <text:p>517.45</text:p>
              </table:table-cell>
              <table:table-cell office:value-type="float" office:value="740.54">
                <text:p>740.54</text:p>
              </table:table-cell>
              <table:table-cell office:value-type="float" office:value="822.95">
                <text:p>822.95</text:p>
              </table:table-cell>
              <table:table-cell office:value-type="float" office:value="946.65">
                <text:p>946.65</text:p>
              </table:table-cell>
              <table:table-cell office:value-type="float" office:value="878.01">
                <text:p>87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.38">
                <text:p>25.38</text:p>
              </table:table-cell>
              <table:table-cell office:value-type="float" office:value="519.01">
                <text:p>519.01</text:p>
              </table:table-cell>
              <table:table-cell office:value-type="float" office:value="745.86">
                <text:p>745.86</text:p>
              </table:table-cell>
              <table:table-cell office:value-type="float" office:value="822.95">
                <text:p>822.95</text:p>
              </table:table-cell>
              <table:table-cell office:value-type="float" office:value="950.19">
                <text:p>950.19</text:p>
              </table:table-cell>
              <table:table-cell office:value-type="float" office:value="880.74">
                <text:p>88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.88">
                <text:p>24.88</text:p>
              </table:table-cell>
              <table:table-cell office:value-type="float" office:value="523.3">
                <text:p>523.3</text:p>
              </table:table-cell>
              <table:table-cell office:value-type="float" office:value="752.77">
                <text:p>752.77</text:p>
              </table:table-cell>
              <table:table-cell office:value-type="float" office:value="822.25">
                <text:p>822.25</text:p>
              </table:table-cell>
              <table:table-cell office:value-type="float" office:value="956.23">
                <text:p>956.23</text:p>
              </table:table-cell>
              <table:table-cell office:value-type="float" office:value="883.71">
                <text:p>88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.23">
                <text:p>23.23</text:p>
              </table:table-cell>
              <table:table-cell office:value-type="float" office:value="525.78">
                <text:p>525.78</text:p>
              </table:table-cell>
              <table:table-cell office:value-type="float" office:value="760.12">
                <text:p>760.12</text:p>
              </table:table-cell>
              <table:table-cell office:value-type="float" office:value="826.1">
                <text:p>826.1</text:p>
              </table:table-cell>
              <table:table-cell office:value-type="float" office:value="957.67">
                <text:p>957.67</text:p>
              </table:table-cell>
              <table:table-cell office:value-type="float" office:value="886.92">
                <text:p>88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13">
                <text:p>22.13</text:p>
              </table:table-cell>
              <table:table-cell office:value-type="float" office:value="526.88">
                <text:p>526.88</text:p>
              </table:table-cell>
              <table:table-cell office:value-type="float" office:value="766.36">
                <text:p>766.36</text:p>
              </table:table-cell>
              <table:table-cell office:value-type="float" office:value="829.96">
                <text:p>829.96</text:p>
              </table:table-cell>
              <table:table-cell office:value-type="float" office:value="954.92">
                <text:p>954.92</text:p>
              </table:table-cell>
              <table:table-cell office:value-type="float" office:value="890.17">
                <text:p>89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.5">
                <text:p>21.5</text:p>
              </table:table-cell>
              <table:table-cell office:value-type="float" office:value="526.88">
                <text:p>526.88</text:p>
              </table:table-cell>
              <table:table-cell office:value-type="float" office:value="772.21">
                <text:p>772.21</text:p>
              </table:table-cell>
              <table:table-cell office:value-type="float" office:value="837.03">
                <text:p>837.03</text:p>
              </table:table-cell>
              <table:table-cell office:value-type="float" office:value="955.29">
                <text:p>955.29</text:p>
              </table:table-cell>
              <table:table-cell office:value-type="float" office:value="890.17">
                <text:p>89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.75">
                <text:p>20.75</text:p>
              </table:table-cell>
              <table:table-cell office:value-type="float" office:value="526.88">
                <text:p>526.88</text:p>
              </table:table-cell>
              <table:table-cell office:value-type="float" office:value="774.38">
                <text:p>774.38</text:p>
              </table:table-cell>
              <table:table-cell office:value-type="float" office:value="837.03">
                <text:p>837.03</text:p>
              </table:table-cell>
              <table:table-cell office:value-type="float" office:value="946.2">
                <text:p>946.2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.27">
                <text:p>20.27</text:p>
              </table:table-cell>
              <table:table-cell office:value-type="float" office:value="528.74">
                <text:p>528.74</text:p>
              </table:table-cell>
              <table:table-cell office:value-type="float" office:value="776.47">
                <text:p>776.47</text:p>
              </table:table-cell>
              <table:table-cell office:value-type="float" office:value="845.88">
                <text:p>845.88</text:p>
              </table:table-cell>
              <table:table-cell office:value-type="float" office:value="933.64">
                <text:p>933.64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75">
                <text:p>19.75</text:p>
              </table:table-cell>
              <table:table-cell office:value-type="float" office:value="528.74">
                <text:p>528.74</text:p>
              </table:table-cell>
              <table:table-cell office:value-type="float" office:value="778.43">
                <text:p>778.43</text:p>
              </table:table-cell>
              <table:table-cell office:value-type="float" office:value="852.82">
                <text:p>852.82</text:p>
              </table:table-cell>
              <table:table-cell office:value-type="float" office:value="920.63">
                <text:p>920.63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5">
                <text:p>19.35</text:p>
              </table:table-cell>
              <table:table-cell office:value-type="float" office:value="531.59">
                <text:p>531.59</text:p>
              </table:table-cell>
              <table:table-cell office:value-type="float" office:value="779.86">
                <text:p>779.86</text:p>
              </table:table-cell>
              <table:table-cell office:value-type="float" office:value="861.6">
                <text:p>861.6</text:p>
              </table:table-cell>
              <table:table-cell office:value-type="float" office:value="918.51">
                <text:p>918.51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95">
                <text:p>18.95</text:p>
              </table:table-cell>
              <table:table-cell office:value-type="float" office:value="531.59">
                <text:p>531.59</text:p>
              </table:table-cell>
              <table:table-cell office:value-type="float" office:value="783.45">
                <text:p>783.45</text:p>
              </table:table-cell>
              <table:table-cell office:value-type="float" office:value="867.8">
                <text:p>867.8</text:p>
              </table:table-cell>
              <table:table-cell office:value-type="float" office:value="914.02">
                <text:p>914.02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57">
                <text:p>18.57</text:p>
              </table:table-cell>
              <table:table-cell office:value-type="float" office:value="531.59">
                <text:p>531.59</text:p>
              </table:table-cell>
              <table:table-cell office:value-type="float" office:value="786.7">
                <text:p>786.7</text:p>
              </table:table-cell>
              <table:table-cell office:value-type="float" office:value="878.19">
                <text:p>878.19</text:p>
              </table:table-cell>
              <table:table-cell office:value-type="float" office:value="904.54">
                <text:p>904.54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.37">
                <text:p>18.37</text:p>
              </table:table-cell>
              <table:table-cell office:value-type="float" office:value="538.09">
                <text:p>538.09</text:p>
              </table:table-cell>
              <table:table-cell office:value-type="float" office:value="788.3">
                <text:p>788.3</text:p>
              </table:table-cell>
              <table:table-cell office:value-type="float" office:value="881.84">
                <text:p>881.84</text:p>
              </table:table-cell>
              <table:table-cell office:value-type="float" office:value="901.93">
                <text:p>901.93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.14">
                <text:p>18.14</text:p>
              </table:table-cell>
              <table:table-cell office:value-type="float" office:value="538.09">
                <text:p>538.09</text:p>
              </table:table-cell>
              <table:table-cell office:value-type="float" office:value="792.91">
                <text:p>792.91</text:p>
              </table:table-cell>
              <table:table-cell office:value-type="float" office:value="883.4">
                <text:p>883.4</text:p>
              </table:table-cell>
              <table:table-cell office:value-type="float" office:value="897.54">
                <text:p>897.54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.11">
                <text:p>17.11</text:p>
              </table:table-cell>
              <table:table-cell office:value-type="float" office:value="544.25">
                <text:p>544.25</text:p>
              </table:table-cell>
              <table:table-cell office:value-type="float" office:value="795.85">
                <text:p>795.85</text:p>
              </table:table-cell>
              <table:table-cell office:value-type="float" office:value="888.57">
                <text:p>888.57</text:p>
              </table:table-cell>
              <table:table-cell office:value-type="float" office:value="894.44">
                <text:p>894.44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.09">
                <text:p>17.09</text:p>
              </table:table-cell>
              <table:table-cell office:value-type="float" office:value="547.68">
                <text:p>547.68</text:p>
              </table:table-cell>
              <table:table-cell office:value-type="float" office:value="799.22">
                <text:p>799.22</text:p>
              </table:table-cell>
              <table:table-cell office:value-type="float" office:value="886.35">
                <text:p>886.35</text:p>
              </table:table-cell>
              <table:table-cell office:value-type="float" office:value="893.1">
                <text:p>893.1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.27">
                <text:p>17.27</text:p>
              </table:table-cell>
              <table:table-cell office:value-type="float" office:value="555.38">
                <text:p>555.38</text:p>
              </table:table-cell>
              <table:table-cell office:value-type="float" office:value="802.55">
                <text:p>802.55</text:p>
              </table:table-cell>
              <table:table-cell office:value-type="float" office:value="881.47">
                <text:p>881.47</text:p>
              </table:table-cell>
              <table:table-cell office:value-type="float" office:value="888.42">
                <text:p>888.42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.08">
                <text:p>17.08</text:p>
              </table:table-cell>
              <table:table-cell office:value-type="float" office:value="560.09">
                <text:p>560.09</text:p>
              </table:table-cell>
              <table:table-cell office:value-type="float" office:value="807.17">
                <text:p>807.17</text:p>
              </table:table-cell>
              <table:table-cell office:value-type="float" office:value="879.45">
                <text:p>879.45</text:p>
              </table:table-cell>
              <table:table-cell office:value-type="float" office:value="885.49">
                <text:p>885.49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91">
                <text:p>16.91</text:p>
              </table:table-cell>
              <table:table-cell office:value-type="float" office:value="564.91">
                <text:p>564.91</text:p>
              </table:table-cell>
              <table:table-cell office:value-type="float" office:value="814.84">
                <text:p>814.84</text:p>
              </table:table-cell>
              <table:table-cell office:value-type="float" office:value="869.21">
                <text:p>869.21</text:p>
              </table:table-cell>
              <table:table-cell office:value-type="float" office:value="885.49">
                <text:p>885.49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.37">
                <text:p>17.37</text:p>
              </table:table-cell>
              <table:table-cell office:value-type="float" office:value="569.77">
                <text:p>569.77</text:p>
              </table:table-cell>
              <table:table-cell office:value-type="float" office:value="820.88">
                <text:p>820.88</text:p>
              </table:table-cell>
              <table:table-cell office:value-type="float" office:value="855.32">
                <text:p>855.32</text:p>
              </table:table-cell>
              <table:table-cell office:value-type="float" office:value="885.49">
                <text:p>885.49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.53">
                <text:p>17.53</text:p>
              </table:table-cell>
              <table:table-cell office:value-type="float" office:value="578.5">
                <text:p>578.5</text:p>
              </table:table-cell>
              <table:table-cell office:value-type="float" office:value="826.94">
                <text:p>826.94</text:p>
              </table:table-cell>
              <table:table-cell office:value-type="float" office:value="855.32">
                <text:p>855.32</text:p>
              </table:table-cell>
              <table:table-cell office:value-type="float" office:value="883.52">
                <text:p>883.52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19">
                <text:p>18.19</text:p>
              </table:table-cell>
              <table:table-cell office:value-type="float" office:value="586.19">
                <text:p>586.19</text:p>
              </table:table-cell>
              <table:table-cell office:value-type="float" office:value="833.15">
                <text:p>833.15</text:p>
              </table:table-cell>
              <table:table-cell office:value-type="float" office:value="847.08">
                <text:p>847.08</text:p>
              </table:table-cell>
              <table:table-cell office:value-type="float" office:value="881.7">
                <text:p>881.7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65">
                <text:p>18.65</text:p>
              </table:table-cell>
              <table:table-cell office:value-type="float" office:value="594.1">
                <text:p>594.1</text:p>
              </table:table-cell>
              <table:table-cell office:value-type="float" office:value="839.18">
                <text:p>839.18</text:p>
              </table:table-cell>
              <table:table-cell office:value-type="float" office:value="838.23">
                <text:p>838.23</text:p>
              </table:table-cell>
              <table:table-cell office:value-type="float" office:value="881.7">
                <text:p>881.7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45">
                <text:p>18.45</text:p>
              </table:table-cell>
              <table:table-cell office:value-type="float" office:value="598.86">
                <text:p>598.86</text:p>
              </table:table-cell>
              <table:table-cell office:value-type="float" office:value="845.27">
                <text:p>845.27</text:p>
              </table:table-cell>
              <table:table-cell office:value-type="float" office:value="830.74">
                <text:p>830.74</text:p>
              </table:table-cell>
              <table:table-cell office:value-type="float" office:value="881.7">
                <text:p>881.7</text:p>
              </table:table-cell>
              <table:table-cell office:value-type="float" office:value="893.84">
                <text:p>89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.58">
                <text:p>17.58</text:p>
              </table:table-cell>
              <table:table-cell office:value-type="float" office:value="607.7">
                <text:p>607.7</text:p>
              </table:table-cell>
              <table:table-cell office:value-type="float" office:value="848.98">
                <text:p>848.98</text:p>
              </table:table-cell>
              <table:table-cell office:value-type="float" office:value="826.1">
                <text:p>826.1</text:p>
              </table:table-cell>
              <table:table-cell office:value-type="float" office:value="881.7">
                <text:p>881.7</text:p>
              </table:table-cell>
              <table:table-cell office:value-type="float" office:value="891.1">
                <text:p>89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67">
                <text:p>16.67</text:p>
              </table:table-cell>
              <table:table-cell office:value-type="float" office:value="616.66">
                <text:p>616.66</text:p>
              </table:table-cell>
              <table:table-cell office:value-type="float" office:value="854.38">
                <text:p>854.38</text:p>
              </table:table-cell>
              <table:table-cell office:value-type="float" office:value="822.95">
                <text:p>822.95</text:p>
              </table:table-cell>
              <table:table-cell office:value-type="float" office:value="881.7">
                <text:p>881.7</text:p>
              </table:table-cell>
              <table:table-cell office:value-type="float" office:value="886.9">
                <text:p>88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05">
                <text:p>16.05</text:p>
              </table:table-cell>
              <table:table-cell office:value-type="float" office:value="624.18">
                <text:p>624.18</text:p>
              </table:table-cell>
              <table:table-cell office:value-type="float" office:value="858.68">
                <text:p>858.68</text:p>
              </table:table-cell>
              <table:table-cell office:value-type="float" office:value="813.84">
                <text:p>813.84</text:p>
              </table:table-cell>
              <table:table-cell office:value-type="float" office:value="881.7">
                <text:p>881.7</text:p>
              </table:table-cell>
              <table:table-cell office:value-type="float" office:value="875.98">
                <text:p>875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9">
                <text:p>15.9</text:p>
              </table:table-cell>
              <table:table-cell office:value-type="float" office:value="627.85">
                <text:p>627.85</text:p>
              </table:table-cell>
              <table:table-cell office:value-type="float" office:value="864.22">
                <text:p>864.22</text:p>
              </table:table-cell>
              <table:table-cell office:value-type="float" office:value="795.71">
                <text:p>795.71</text:p>
              </table:table-cell>
              <table:table-cell office:value-type="float" office:value="881.7">
                <text:p>881.7</text:p>
              </table:table-cell>
              <table:table-cell office:value-type="float" office:value="863.32">
                <text:p>86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77">
                <text:p>16.77</text:p>
              </table:table-cell>
              <table:table-cell office:value-type="float" office:value="636.73">
                <text:p>636.73</text:p>
              </table:table-cell>
              <table:table-cell office:value-type="float" office:value="868.67">
                <text:p>868.67</text:p>
              </table:table-cell>
              <table:table-cell office:value-type="float" office:value="779.33">
                <text:p>779.33</text:p>
              </table:table-cell>
              <table:table-cell office:value-type="float" office:value="881.7">
                <text:p>881.7</text:p>
              </table:table-cell>
              <table:table-cell office:value-type="float" office:value="850.4">
                <text:p>85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.33">
                <text:p>17.33</text:p>
              </table:table-cell>
              <table:table-cell office:value-type="float" office:value="644.63">
                <text:p>644.63</text:p>
              </table:table-cell>
              <table:table-cell office:value-type="float" office:value="874.65">
                <text:p>874.65</text:p>
              </table:table-cell>
              <table:table-cell office:value-type="float" office:value="758.59">
                <text:p>758.59</text:p>
              </table:table-cell>
              <table:table-cell office:value-type="float" office:value="881.7">
                <text:p>881.7</text:p>
              </table:table-cell>
              <table:table-cell office:value-type="float" office:value="836.36">
                <text:p>836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.14">
                <text:p>17.14</text:p>
              </table:table-cell>
              <table:table-cell office:value-type="float" office:value="652.24">
                <text:p>652.24</text:p>
              </table:table-cell>
              <table:table-cell office:value-type="float" office:value="880.66">
                <text:p>880.66</text:p>
              </table:table-cell>
              <table:table-cell office:value-type="float" office:value="754.12">
                <text:p>754.12</text:p>
              </table:table-cell>
              <table:table-cell office:value-type="float" office:value="881.7">
                <text:p>881.7</text:p>
              </table:table-cell>
              <table:table-cell office:value-type="float" office:value="824.04">
                <text:p>824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.35">
                <text:p>17.35</text:p>
              </table:table-cell>
              <table:table-cell office:value-type="float" office:value="661.14">
                <text:p>661.14</text:p>
              </table:table-cell>
              <table:table-cell office:value-type="float" office:value="886.73">
                <text:p>886.73</text:p>
              </table:table-cell>
              <table:table-cell office:value-type="float" office:value="729.18">
                <text:p>729.18</text:p>
              </table:table-cell>
              <table:table-cell office:value-type="float" office:value="881.7">
                <text:p>881.7</text:p>
              </table:table-cell>
              <table:table-cell office:value-type="float" office:value="810.86">
                <text:p>81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.68">
                <text:p>17.68</text:p>
              </table:table-cell>
              <table:table-cell office:value-type="float" office:value="669.74">
                <text:p>669.74</text:p>
              </table:table-cell>
              <table:table-cell office:value-type="float" office:value="893.15">
                <text:p>893.15</text:p>
              </table:table-cell>
              <table:table-cell office:value-type="float" office:value="696.4">
                <text:p>696.4</text:p>
              </table:table-cell>
              <table:table-cell office:value-type="float" office:value="881.7">
                <text:p>881.7</text:p>
              </table:table-cell>
              <table:table-cell office:value-type="float" office:value="806.23">
                <text:p>806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22">
                <text:p>18.22</text:p>
              </table:table-cell>
              <table:table-cell office:value-type="float" office:value="675.45">
                <text:p>675.45</text:p>
              </table:table-cell>
              <table:table-cell office:value-type="float" office:value="899.13">
                <text:p>899.13</text:p>
              </table:table-cell>
              <table:table-cell office:value-type="float" office:value="663.57">
                <text:p>663.57</text:p>
              </table:table-cell>
              <table:table-cell office:value-type="float" office:value="881.7">
                <text:p>881.7</text:p>
              </table:table-cell>
              <table:table-cell office:value-type="float" office:value="803.46">
                <text:p>80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81">
                <text:p>18.81</text:p>
              </table:table-cell>
              <table:table-cell office:value-type="float" office:value="683.51">
                <text:p>683.51</text:p>
              </table:table-cell>
              <table:table-cell office:value-type="float" office:value="904.86">
                <text:p>904.86</text:p>
              </table:table-cell>
              <table:table-cell office:value-type="float" office:value="639.39">
                <text:p>639.39</text:p>
              </table:table-cell>
              <table:table-cell office:value-type="float" office:value="881.7">
                <text:p>881.7</text:p>
              </table:table-cell>
              <table:table-cell office:value-type="float" office:value="800.64">
                <text:p>80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.09">
                <text:p>19.09</text:p>
              </table:table-cell>
              <table:table-cell office:value-type="float" office:value="692.49">
                <text:p>692.49</text:p>
              </table:table-cell>
              <table:table-cell office:value-type="float" office:value="909.41">
                <text:p>909.41</text:p>
              </table:table-cell>
              <table:table-cell office:value-type="float" office:value="615.31">
                <text:p>615.31</text:p>
              </table:table-cell>
              <table:table-cell office:value-type="float" office:value="881.7">
                <text:p>881.7</text:p>
              </table:table-cell>
              <table:table-cell office:value-type="float" office:value="800.64">
                <text:p>80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09">
                <text:p>20.09</text:p>
              </table:table-cell>
              <table:table-cell office:value-type="float" office:value="700.4">
                <text:p>700.4</text:p>
              </table:table-cell>
              <table:table-cell office:value-type="float" office:value="913.89">
                <text:p>913.89</text:p>
              </table:table-cell>
              <table:table-cell office:value-type="float" office:value="591.43">
                <text:p>591.43</text:p>
              </table:table-cell>
              <table:table-cell office:value-type="float" office:value="881.7">
                <text:p>881.7</text:p>
              </table:table-cell>
              <table:table-cell office:value-type="float" office:value="800.64">
                <text:p>80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67">
                <text:p>20.67</text:p>
              </table:table-cell>
              <table:table-cell office:value-type="float" office:value="709.26">
                <text:p>709.26</text:p>
              </table:table-cell>
              <table:table-cell office:value-type="float" office:value="909.07">
                <text:p>909.07</text:p>
              </table:table-cell>
              <table:table-cell office:value-type="float" office:value="566.9">
                <text:p>566.9</text:p>
              </table:table-cell>
              <table:table-cell office:value-type="float" office:value="881.7">
                <text:p>881.7</text:p>
              </table:table-cell>
              <table:table-cell office:value-type="float" office:value="800.64">
                <text:p>80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.24">
                <text:p>21.24</text:p>
              </table:table-cell>
              <table:table-cell office:value-type="float" office:value="717.29">
                <text:p>717.29</text:p>
              </table:table-cell>
              <table:table-cell office:value-type="float" office:value="911.25">
                <text:p>911.25</text:p>
              </table:table-cell>
              <table:table-cell office:value-type="float" office:value="558.64">
                <text:p>558.64</text:p>
              </table:table-cell>
              <table:table-cell office:value-type="float" office:value="881.7">
                <text:p>881.7</text:p>
              </table:table-cell>
              <table:table-cell office:value-type="float" office:value="799.07">
                <text:p>799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.6">
                <text:p>21.6</text:p>
              </table:table-cell>
              <table:table-cell office:value-type="float" office:value="726.09">
                <text:p>726.09</text:p>
              </table:table-cell>
              <table:table-cell office:value-type="float" office:value="911.25">
                <text:p>911.25</text:p>
              </table:table-cell>
              <table:table-cell office:value-type="float" office:value="539.23">
                <text:p>539.23</text:p>
              </table:table-cell>
              <table:table-cell office:value-type="float" office:value="881.7">
                <text:p>881.7</text:p>
              </table:table-cell>
              <table:table-cell office:value-type="float" office:value="795.02">
                <text:p>795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.59">
                <text:p>21.59</text:p>
              </table:table-cell>
              <table:table-cell office:value-type="float" office:value="734.97">
                <text:p>734.97</text:p>
              </table:table-cell>
              <table:table-cell office:value-type="float" office:value="909.26">
                <text:p>909.26</text:p>
              </table:table-cell>
              <table:table-cell office:value-type="float" office:value="515.52">
                <text:p>515.52</text:p>
              </table:table-cell>
              <table:table-cell office:value-type="float" office:value="881.7">
                <text:p>881.7</text:p>
              </table:table-cell>
              <table:table-cell office:value-type="float" office:value="790.05">
                <text:p>79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.81">
                <text:p>21.81</text:p>
              </table:table-cell>
              <table:table-cell office:value-type="float" office:value="742.82">
                <text:p>742.82</text:p>
              </table:table-cell>
              <table:table-cell office:value-type="float" office:value="909.26">
                <text:p>909.26</text:p>
              </table:table-cell>
              <table:table-cell office:value-type="float" office:value="506.66">
                <text:p>506.66</text:p>
              </table:table-cell>
              <table:table-cell office:value-type="float" office:value="881.7">
                <text:p>881.7</text:p>
              </table:table-cell>
              <table:table-cell office:value-type="float" office:value="776.16">
                <text:p>776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83">
                <text:p>21.83</text:p>
              </table:table-cell>
              <table:table-cell office:value-type="float" office:value="751.47">
                <text:p>751.47</text:p>
              </table:table-cell>
              <table:table-cell office:value-type="float" office:value="909.26">
                <text:p>909.26</text:p>
              </table:table-cell>
              <table:table-cell office:value-type="float" office:value="484.6">
                <text:p>484.6</text:p>
              </table:table-cell>
              <table:table-cell office:value-type="float" office:value="881.7">
                <text:p>881.7</text:p>
              </table:table-cell>
              <table:table-cell office:value-type="float" office:value="762.66">
                <text:p>762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.9">
                <text:p>21.9</text:p>
              </table:table-cell>
              <table:table-cell office:value-type="float" office:value="759.33">
                <text:p>759.33</text:p>
              </table:table-cell>
              <table:table-cell office:value-type="float" office:value="904.35">
                <text:p>904.35</text:p>
              </table:table-cell>
              <table:table-cell office:value-type="float" office:value="465.03">
                <text:p>465.03</text:p>
              </table:table-cell>
              <table:table-cell office:value-type="float" office:value="881.7">
                <text:p>881.7</text:p>
              </table:table-cell>
              <table:table-cell office:value-type="float" office:value="751.61">
                <text:p>75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.99">
                <text:p>21.99</text:p>
              </table:table-cell>
              <table:table-cell office:value-type="float" office:value="768.24">
                <text:p>768.24</text:p>
              </table:table-cell>
              <table:table-cell office:value-type="float" office:value="904.35">
                <text:p>904.35</text:p>
              </table:table-cell>
              <table:table-cell office:value-type="float" office:value="432.41">
                <text:p>432.41</text:p>
              </table:table-cell>
              <table:table-cell office:value-type="float" office:value="881.7">
                <text:p>881.7</text:p>
              </table:table-cell>
              <table:table-cell office:value-type="float" office:value="740.16">
                <text:p>74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.62">
                <text:p>21.62</text:p>
              </table:table-cell>
              <table:table-cell office:value-type="float" office:value="776.22">
                <text:p>776.22</text:p>
              </table:table-cell>
              <table:table-cell office:value-type="float" office:value="904.35">
                <text:p>904.35</text:p>
              </table:table-cell>
              <table:table-cell office:value-type="float" office:value="401.17">
                <text:p>401.17</text:p>
              </table:table-cell>
              <table:table-cell office:value-type="float" office:value="881.7">
                <text:p>881.7</text:p>
              </table:table-cell>
              <table:table-cell office:value-type="float" office:value="738.25">
                <text:p>73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.8">
                <text:p>20.8</text:p>
              </table:table-cell>
              <table:table-cell office:value-type="float" office:value="783.95">
                <text:p>783.95</text:p>
              </table:table-cell>
              <table:table-cell office:value-type="float" office:value="904.35">
                <text:p>904.35</text:p>
              </table:table-cell>
              <table:table-cell office:value-type="float" office:value="368.59">
                <text:p>368.59</text:p>
              </table:table-cell>
              <table:table-cell office:value-type="float" office:value="881.7">
                <text:p>881.7</text:p>
              </table:table-cell>
              <table:table-cell office:value-type="float" office:value="729.49">
                <text:p>729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.93">
                <text:p>20.93</text:p>
              </table:table-cell>
              <table:table-cell office:value-type="float" office:value="791.88">
                <text:p>791.88</text:p>
              </table:table-cell>
              <table:table-cell office:value-type="float" office:value="904.35">
                <text:p>904.35</text:p>
              </table:table-cell>
              <table:table-cell office:value-type="float" office:value="343.93">
                <text:p>343.93</text:p>
              </table:table-cell>
              <table:table-cell office:value-type="float" office:value="881.7">
                <text:p>881.7</text:p>
              </table:table-cell>
              <table:table-cell office:value-type="float" office:value="715.45">
                <text:p>71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33">
                <text:p>21.33</text:p>
              </table:table-cell>
              <table:table-cell office:value-type="float" office:value="799.75">
                <text:p>799.75</text:p>
              </table:table-cell>
              <table:table-cell office:value-type="float" office:value="904.35">
                <text:p>904.35</text:p>
              </table:table-cell>
              <table:table-cell office:value-type="float" office:value="314.05">
                <text:p>314.05</text:p>
              </table:table-cell>
              <table:table-cell office:value-type="float" office:value="881.7">
                <text:p>881.7</text:p>
              </table:table-cell>
              <table:table-cell office:value-type="float" office:value="705.19">
                <text:p>705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.61">
                <text:p>22.61</text:p>
              </table:table-cell>
              <table:table-cell office:value-type="float" office:value="808.65">
                <text:p>808.65</text:p>
              </table:table-cell>
              <table:table-cell office:value-type="float" office:value="904.35">
                <text:p>904.35</text:p>
              </table:table-cell>
              <table:table-cell office:value-type="float" office:value="292.03">
                <text:p>292.03</text:p>
              </table:table-cell>
              <table:table-cell office:value-type="float" office:value="881.7">
                <text:p>881.7</text:p>
              </table:table-cell>
              <table:table-cell office:value-type="float" office:value="703.04">
                <text:p>70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48">
                <text:p>23.48</text:p>
              </table:table-cell>
              <table:table-cell office:value-type="float" office:value="816.56">
                <text:p>816.56</text:p>
              </table:table-cell>
              <table:table-cell office:value-type="float" office:value="904.35">
                <text:p>904.35</text:p>
              </table:table-cell>
              <table:table-cell office:value-type="float" office:value="266.78">
                <text:p>266.78</text:p>
              </table:table-cell>
              <table:table-cell office:value-type="float" office:value="881.7">
                <text:p>881.7</text:p>
              </table:table-cell>
              <table:table-cell office:value-type="float" office:value="694.73">
                <text:p>694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82">
                <text:p>23.82</text:p>
              </table:table-cell>
              <table:table-cell office:value-type="float" office:value="824.53">
                <text:p>824.53</text:p>
              </table:table-cell>
              <table:table-cell office:value-type="float" office:value="904.35">
                <text:p>904.35</text:p>
              </table:table-cell>
              <table:table-cell office:value-type="float" office:value="245.33">
                <text:p>245.33</text:p>
              </table:table-cell>
              <table:table-cell office:value-type="float" office:value="881.7">
                <text:p>881.7</text:p>
              </table:table-cell>
              <table:table-cell office:value-type="float" office:value="690.45">
                <text:p>69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51">
                <text:p>23.51</text:p>
              </table:table-cell>
              <table:table-cell office:value-type="float" office:value="832.41">
                <text:p>832.41</text:p>
              </table:table-cell>
              <table:table-cell office:value-type="float" office:value="904.35">
                <text:p>904.35</text:p>
              </table:table-cell>
              <table:table-cell office:value-type="float" office:value="234.45">
                <text:p>234.45</text:p>
              </table:table-cell>
              <table:table-cell office:value-type="float" office:value="881.7">
                <text:p>881.7</text:p>
              </table:table-cell>
              <table:table-cell office:value-type="float" office:value="690.36">
                <text:p>69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08">
                <text:p>24.08</text:p>
              </table:table-cell>
              <table:table-cell office:value-type="float" office:value="840.46">
                <text:p>840.46</text:p>
              </table:table-cell>
              <table:table-cell office:value-type="float" office:value="896.51">
                <text:p>896.51</text:p>
              </table:table-cell>
              <table:table-cell office:value-type="float" office:value="229.84">
                <text:p>229.84</text:p>
              </table:table-cell>
              <table:table-cell office:value-type="float" office:value="881.7">
                <text:p>881.7</text:p>
              </table:table-cell>
              <table:table-cell office:value-type="float" office:value="691.24">
                <text:p>69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97">
                <text:p>23.97</text:p>
              </table:table-cell>
              <table:table-cell office:value-type="float" office:value="848.28">
                <text:p>848.28</text:p>
              </table:table-cell>
              <table:table-cell office:value-type="float" office:value="896.51">
                <text:p>896.51</text:p>
              </table:table-cell>
              <table:table-cell office:value-type="float" office:value="234.65">
                <text:p>234.65</text:p>
              </table:table-cell>
              <table:table-cell office:value-type="float" office:value="881.7">
                <text:p>881.7</text:p>
              </table:table-cell>
              <table:table-cell office:value-type="float" office:value="694.83">
                <text:p>694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23">
                <text:p>24.23</text:p>
              </table:table-cell>
              <table:table-cell office:value-type="float" office:value="855.13">
                <text:p>855.13</text:p>
              </table:table-cell>
              <table:table-cell office:value-type="float" office:value="896.51">
                <text:p>896.51</text:p>
              </table:table-cell>
              <table:table-cell office:value-type="float" office:value="220.94">
                <text:p>220.94</text:p>
              </table:table-cell>
              <table:table-cell office:value-type="float" office:value="881.7">
                <text:p>881.7</text:p>
              </table:table-cell>
              <table:table-cell office:value-type="float" office:value="694.83">
                <text:p>694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12">
                <text:p>24.12</text:p>
              </table:table-cell>
              <table:table-cell office:value-type="float" office:value="863.22">
                <text:p>863.22</text:p>
              </table:table-cell>
              <table:table-cell office:value-type="float" office:value="896.51">
                <text:p>896.51</text:p>
              </table:table-cell>
              <table:table-cell office:value-type="float" office:value="222.6">
                <text:p>222.6</text:p>
              </table:table-cell>
              <table:table-cell office:value-type="float" office:value="881.7">
                <text:p>881.7</text:p>
              </table:table-cell>
              <table:table-cell office:value-type="float" office:value="701.4">
                <text:p>70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.39">
                <text:p>24.39</text:p>
              </table:table-cell>
              <table:table-cell office:value-type="float" office:value="871.59">
                <text:p>871.59</text:p>
              </table:table-cell>
              <table:table-cell office:value-type="float" office:value="885.38">
                <text:p>885.38</text:p>
              </table:table-cell>
              <table:table-cell office:value-type="float" office:value="225.89">
                <text:p>225.89</text:p>
              </table:table-cell>
              <table:table-cell office:value-type="float" office:value="881.7">
                <text:p>881.7</text:p>
              </table:table-cell>
              <table:table-cell office:value-type="float" office:value="705.01">
                <text:p>705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.65">
                <text:p>24.65</text:p>
              </table:table-cell>
              <table:table-cell office:value-type="float" office:value="879.72">
                <text:p>879.72</text:p>
              </table:table-cell>
              <table:table-cell office:value-type="float" office:value="885.46">
                <text:p>885.46</text:p>
              </table:table-cell>
              <table:table-cell office:value-type="float" office:value="230.72">
                <text:p>230.72</text:p>
              </table:table-cell>
              <table:table-cell office:value-type="float" office:value="881.7">
                <text:p>881.7</text:p>
              </table:table-cell>
              <table:table-cell office:value-type="float" office:value="706.75">
                <text:p>70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.53">
                <text:p>24.53</text:p>
              </table:table-cell>
              <table:table-cell office:value-type="float" office:value="887.62">
                <text:p>887.62</text:p>
              </table:table-cell>
              <table:table-cell office:value-type="float" office:value="886.23">
                <text:p>886.23</text:p>
              </table:table-cell>
              <table:table-cell office:value-type="float" office:value="234.52">
                <text:p>234.52</text:p>
              </table:table-cell>
              <table:table-cell office:value-type="float" office:value="881.7">
                <text:p>881.7</text:p>
              </table:table-cell>
              <table:table-cell office:value-type="float" office:value="711.43">
                <text:p>711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26">
                <text:p>25.26</text:p>
              </table:table-cell>
              <table:table-cell office:value-type="float" office:value="892.38">
                <text:p>892.38</text:p>
              </table:table-cell>
              <table:table-cell office:value-type="float" office:value="882.76">
                <text:p>882.76</text:p>
              </table:table-cell>
              <table:table-cell office:value-type="float" office:value="234.52">
                <text:p>234.52</text:p>
              </table:table-cell>
              <table:table-cell office:value-type="float" office:value="881.7">
                <text:p>881.7</text:p>
              </table:table-cell>
              <table:table-cell office:value-type="float" office:value="711.43">
                <text:p>711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.9">
                <text:p>24.9</text:p>
              </table:table-cell>
              <table:table-cell office:value-type="float" office:value="901.31">
                <text:p>901.31</text:p>
              </table:table-cell>
              <table:table-cell office:value-type="float" office:value="882.76">
                <text:p>882.76</text:p>
              </table:table-cell>
              <table:table-cell office:value-type="float" office:value="239.16">
                <text:p>239.16</text:p>
              </table:table-cell>
              <table:table-cell office:value-type="float" office:value="881.7">
                <text:p>881.7</text:p>
              </table:table-cell>
              <table:table-cell office:value-type="float" office:value="711.43">
                <text:p>711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.92">
                <text:p>24.92</text:p>
              </table:table-cell>
              <table:table-cell office:value-type="float" office:value="910.02">
                <text:p>910.02</text:p>
              </table:table-cell>
              <table:table-cell office:value-type="float" office:value="884.39">
                <text:p>884.39</text:p>
              </table:table-cell>
              <table:table-cell office:value-type="float" office:value="239.87">
                <text:p>239.87</text:p>
              </table:table-cell>
              <table:table-cell office:value-type="float" office:value="881.7">
                <text:p>881.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.56">
                <text:p>24.56</text:p>
              </table:table-cell>
              <table:table-cell office:value-type="float" office:value="918.1">
                <text:p>918.1</text:p>
              </table:table-cell>
              <table:table-cell office:value-type="float" office:value="886.55">
                <text:p>886.55</text:p>
              </table:table-cell>
              <table:table-cell office:value-type="float" office:value="247.22">
                <text:p>247.22</text:p>
              </table:table-cell>
              <table:table-cell office:value-type="float" office:value="881.7">
                <text:p>881.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02">
                <text:p>24.02</text:p>
              </table:table-cell>
              <table:table-cell office:value-type="float" office:value="925.82">
                <text:p>925.82</text:p>
              </table:table-cell>
              <table:table-cell office:value-type="float" office:value="889.74">
                <text:p>889.74</text:p>
              </table:table-cell>
              <table:table-cell office:value-type="float" office:value="254.7">
                <text:p>254.7</text:p>
              </table:table-cell>
              <table:table-cell office:value-type="float" office:value="881.7">
                <text:p>881.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.94">
                <text:p>22.94</text:p>
              </table:table-cell>
              <table:table-cell office:value-type="float" office:value="934.19">
                <text:p>934.19</text:p>
              </table:table-cell>
              <table:table-cell office:value-type="float" office:value="888.95">
                <text:p>888.95</text:p>
              </table:table-cell>
              <table:table-cell office:value-type="float" office:value="262.36">
                <text:p>262.36</text:p>
              </table:table-cell>
              <table:table-cell office:value-type="float" office:value="881.7">
                <text:p>881.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79">
                <text:p>22.79</text:p>
              </table:table-cell>
              <table:table-cell office:value-type="float" office:value="942.01">
                <text:p>942.01</text:p>
              </table:table-cell>
              <table:table-cell office:value-type="float" office:value="894.97">
                <text:p>894.97</text:p>
              </table:table-cell>
              <table:table-cell office:value-type="float" office:value="270.04">
                <text:p>270.04</text:p>
              </table:table-cell>
              <table:table-cell office:value-type="float" office:value="881.7">
                <text:p>881.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58">
                <text:p>22.58</text:p>
              </table:table-cell>
              <table:table-cell office:value-type="float" office:value="950.69">
                <text:p>950.69</text:p>
              </table:table-cell>
              <table:table-cell office:value-type="float" office:value="895.97">
                <text:p>895.97</text:p>
              </table:table-cell>
              <table:table-cell office:value-type="float" office:value="274.24">
                <text:p>274.24</text:p>
              </table:table-cell>
              <table:table-cell office:value-type="float" office:value="886.66">
                <text:p>886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.98">
                <text:p>21.98</text:p>
              </table:table-cell>
              <table:table-cell office:value-type="float" office:value="959.33">
                <text:p>959.33</text:p>
              </table:table-cell>
              <table:table-cell office:value-type="float" office:value="897.31">
                <text:p>897.31</text:p>
              </table:table-cell>
              <table:table-cell office:value-type="float" office:value="283.2">
                <text:p>283.2</text:p>
              </table:table-cell>
              <table:table-cell office:value-type="float" office:value="893.68">
                <text:p>893.68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67">
                <text:p>22.67</text:p>
              </table:table-cell>
              <table:table-cell office:value-type="float" office:value="968.26">
                <text:p>968.26</text:p>
              </table:table-cell>
              <table:table-cell office:value-type="float" office:value="897.31">
                <text:p>897.31</text:p>
              </table:table-cell>
              <table:table-cell office:value-type="float" office:value="291.2">
                <text:p>291.2</text:p>
              </table:table-cell>
              <table:table-cell office:value-type="float" office:value="893.68">
                <text:p>893.68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79">
                <text:p>22.79</text:p>
              </table:table-cell>
              <table:table-cell office:value-type="float" office:value="970.13">
                <text:p>970.13</text:p>
              </table:table-cell>
              <table:table-cell office:value-type="float" office:value="897.31">
                <text:p>897.31</text:p>
              </table:table-cell>
              <table:table-cell office:value-type="float" office:value="297.38">
                <text:p>297.38</text:p>
              </table:table-cell>
              <table:table-cell office:value-type="float" office:value="895.55">
                <text:p>895.55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95">
                <text:p>22.95</text:p>
              </table:table-cell>
              <table:table-cell office:value-type="float" office:value="970.92">
                <text:p>970.92</text:p>
              </table:table-cell>
              <table:table-cell office:value-type="float" office:value="898.23">
                <text:p>898.23</text:p>
              </table:table-cell>
              <table:table-cell office:value-type="float" office:value="304.32">
                <text:p>304.32</text:p>
              </table:table-cell>
              <table:table-cell office:value-type="float" office:value="898.4">
                <text:p>898.4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.47">
                <text:p>23.47</text:p>
              </table:table-cell>
              <table:table-cell office:value-type="float" office:value="974.04">
                <text:p>974.04</text:p>
              </table:table-cell>
              <table:table-cell office:value-type="float" office:value="898.23">
                <text:p>898.23</text:p>
              </table:table-cell>
              <table:table-cell office:value-type="float" office:value="306.3">
                <text:p>306.3</text:p>
              </table:table-cell>
              <table:table-cell office:value-type="float" office:value="899.73">
                <text:p>899.73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47">
                <text:p>24.47</text:p>
              </table:table-cell>
              <table:table-cell office:value-type="float" office:value="974.04">
                <text:p>974.04</text:p>
              </table:table-cell>
              <table:table-cell office:value-type="float" office:value="898.23">
                <text:p>898.23</text:p>
              </table:table-cell>
              <table:table-cell office:value-type="float" office:value="312.23">
                <text:p>312.23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35">
                <text:p>25.35</text:p>
              </table:table-cell>
              <table:table-cell office:value-type="float" office:value="974.75">
                <text:p>974.75</text:p>
              </table:table-cell>
              <table:table-cell office:value-type="float" office:value="894.94">
                <text:p>894.94</text:p>
              </table:table-cell>
              <table:table-cell office:value-type="float" office:value="313.76">
                <text:p>313.76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82">
                <text:p>26.82</text:p>
              </table:table-cell>
              <table:table-cell office:value-type="float" office:value="971.61">
                <text:p>971.61</text:p>
              </table:table-cell>
              <table:table-cell office:value-type="float" office:value="893.34">
                <text:p>893.34</text:p>
              </table:table-cell>
              <table:table-cell office:value-type="float" office:value="314.24">
                <text:p>314.24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.48">
                <text:p>27.48</text:p>
              </table:table-cell>
              <table:table-cell office:value-type="float" office:value="937.57">
                <text:p>937.57</text:p>
              </table:table-cell>
              <table:table-cell office:value-type="float" office:value="893.34">
                <text:p>893.34</text:p>
              </table:table-cell>
              <table:table-cell office:value-type="float" office:value="322.94">
                <text:p>322.94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.98">
                <text:p>28.98</text:p>
              </table:table-cell>
              <table:table-cell office:value-type="float" office:value="913.16">
                <text:p>913.16</text:p>
              </table:table-cell>
              <table:table-cell office:value-type="float" office:value="893.34">
                <text:p>893.34</text:p>
              </table:table-cell>
              <table:table-cell office:value-type="float" office:value="323.39">
                <text:p>323.39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46">
                <text:p>29.46</text:p>
              </table:table-cell>
              <table:table-cell office:value-type="float" office:value="899.9">
                <text:p>899.9</text:p>
              </table:table-cell>
              <table:table-cell office:value-type="float" office:value="893.34">
                <text:p>893.34</text:p>
              </table:table-cell>
              <table:table-cell office:value-type="float" office:value="323.75">
                <text:p>323.75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.66">
                <text:p>30.66</text:p>
              </table:table-cell>
              <table:table-cell office:value-type="float" office:value="885.49">
                <text:p>885.49</text:p>
              </table:table-cell>
              <table:table-cell office:value-type="float" office:value="893.34">
                <text:p>893.34</text:p>
              </table:table-cell>
              <table:table-cell office:value-type="float" office:value="322.72">
                <text:p>322.72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.44">
                <text:p>31.44</text:p>
              </table:table-cell>
              <table:table-cell office:value-type="float" office:value="881.35">
                <text:p>881.35</text:p>
              </table:table-cell>
              <table:table-cell office:value-type="float" office:value="893.34">
                <text:p>893.34</text:p>
              </table:table-cell>
              <table:table-cell office:value-type="float" office:value="322.22">
                <text:p>322.22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36">
                <text:p>32.36</text:p>
              </table:table-cell>
              <table:table-cell office:value-type="float" office:value="870.79">
                <text:p>870.79</text:p>
              </table:table-cell>
              <table:table-cell office:value-type="float" office:value="893.34">
                <text:p>893.34</text:p>
              </table:table-cell>
              <table:table-cell office:value-type="float" office:value="321.5">
                <text:p>321.5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.46">
                <text:p>33.46</text:p>
              </table:table-cell>
              <table:table-cell office:value-type="float" office:value="863.85">
                <text:p>863.85</text:p>
              </table:table-cell>
              <table:table-cell office:value-type="float" office:value="893.34">
                <text:p>893.34</text:p>
              </table:table-cell>
              <table:table-cell office:value-type="float" office:value="321.17">
                <text:p>321.17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.23">
                <text:p>34.23</text:p>
              </table:table-cell>
              <table:table-cell office:value-type="float" office:value="857.6">
                <text:p>857.6</text:p>
              </table:table-cell>
              <table:table-cell office:value-type="float" office:value="893.34">
                <text:p>893.34</text:p>
              </table:table-cell>
              <table:table-cell office:value-type="float" office:value="317.48">
                <text:p>317.48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.48">
                <text:p>35.48</text:p>
              </table:table-cell>
              <table:table-cell office:value-type="float" office:value="844.58">
                <text:p>844.58</text:p>
              </table:table-cell>
              <table:table-cell office:value-type="float" office:value="893.34">
                <text:p>893.34</text:p>
              </table:table-cell>
              <table:table-cell office:value-type="float" office:value="314.35">
                <text:p>314.35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.5">
                <text:p>36.5</text:p>
              </table:table-cell>
              <table:table-cell office:value-type="float" office:value="840.01">
                <text:p>840.01</text:p>
              </table:table-cell>
              <table:table-cell office:value-type="float" office:value="893.34">
                <text:p>893.34</text:p>
              </table:table-cell>
              <table:table-cell office:value-type="float" office:value="314.01">
                <text:p>314.01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.68">
                <text:p>36.68</text:p>
              </table:table-cell>
              <table:table-cell office:value-type="float" office:value="837.63">
                <text:p>837.63</text:p>
              </table:table-cell>
              <table:table-cell office:value-type="float" office:value="893.34">
                <text:p>893.34</text:p>
              </table:table-cell>
              <table:table-cell office:value-type="float" office:value="313.51">
                <text:p>313.51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.12">
                <text:p>37.12</text:p>
              </table:table-cell>
              <table:table-cell office:value-type="float" office:value="837.63">
                <text:p>837.63</text:p>
              </table:table-cell>
              <table:table-cell office:value-type="float" office:value="893.34">
                <text:p>893.34</text:p>
              </table:table-cell>
              <table:table-cell office:value-type="float" office:value="313.94">
                <text:p>313.94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.85">
                <text:p>36.85</text:p>
              </table:table-cell>
              <table:table-cell office:value-type="float" office:value="837.63">
                <text:p>837.63</text:p>
              </table:table-cell>
              <table:table-cell office:value-type="float" office:value="893.34">
                <text:p>893.34</text:p>
              </table:table-cell>
              <table:table-cell office:value-type="float" office:value="312.71">
                <text:p>312.71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.55">
                <text:p>37.55</text:p>
              </table:table-cell>
              <table:table-cell office:value-type="float" office:value="837.63">
                <text:p>837.63</text:p>
              </table:table-cell>
              <table:table-cell office:value-type="float" office:value="893.34">
                <text:p>893.34</text:p>
              </table:table-cell>
              <table:table-cell office:value-type="float" office:value="313.14">
                <text:p>313.14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.38">
                <text:p>38.38</text:p>
              </table:table-cell>
              <table:table-cell office:value-type="float" office:value="833.24">
                <text:p>833.24</text:p>
              </table:table-cell>
              <table:table-cell office:value-type="float" office:value="893.34">
                <text:p>893.34</text:p>
              </table:table-cell>
              <table:table-cell office:value-type="float" office:value="311.75">
                <text:p>311.75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.51">
                <text:p>38.51</text:p>
              </table:table-cell>
              <table:table-cell office:value-type="float" office:value="833.24">
                <text:p>833.24</text:p>
              </table:table-cell>
              <table:table-cell office:value-type="float" office:value="891.06">
                <text:p>891.06</text:p>
              </table:table-cell>
              <table:table-cell office:value-type="float" office:value="311.08">
                <text:p>311.08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.61">
                <text:p>38.61</text:p>
              </table:table-cell>
              <table:table-cell office:value-type="float" office:value="833.24">
                <text:p>833.24</text:p>
              </table:table-cell>
              <table:table-cell office:value-type="float" office:value="882.31">
                <text:p>882.31</text:p>
              </table:table-cell>
              <table:table-cell office:value-type="float" office:value="311.05">
                <text:p>311.05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.53">
                <text:p>39.53</text:p>
              </table:table-cell>
              <table:table-cell office:value-type="float" office:value="833.24">
                <text:p>833.24</text:p>
              </table:table-cell>
              <table:table-cell office:value-type="float" office:value="882.31">
                <text:p>882.31</text:p>
              </table:table-cell>
              <table:table-cell office:value-type="float" office:value="300.73">
                <text:p>300.73</text:p>
              </table:table-cell>
              <table:table-cell office:value-type="float" office:value="903.66">
                <text:p>903.66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.86">
                <text:p>39.86</text:p>
              </table:table-cell>
              <table:table-cell office:value-type="float" office:value="833.24">
                <text:p>833.24</text:p>
              </table:table-cell>
              <table:table-cell office:value-type="float" office:value="882.31">
                <text:p>882.31</text:p>
              </table:table-cell>
              <table:table-cell office:value-type="float" office:value="291.57">
                <text:p>291.57</text:p>
              </table:table-cell>
              <table:table-cell office:value-type="float" office:value="904.28">
                <text:p>904.28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.94">
                <text:p>40.94</text:p>
              </table:table-cell>
              <table:table-cell office:value-type="float" office:value="833.24">
                <text:p>833.24</text:p>
              </table:table-cell>
              <table:table-cell office:value-type="float" office:value="875.06">
                <text:p>875.06</text:p>
              </table:table-cell>
              <table:table-cell office:value-type="float" office:value="274.8">
                <text:p>274.8</text:p>
              </table:table-cell>
              <table:table-cell office:value-type="float" office:value="910.27">
                <text:p>910.2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.52">
                <text:p>41.52</text:p>
              </table:table-cell>
              <table:table-cell office:value-type="float" office:value="833.24">
                <text:p>833.24</text:p>
              </table:table-cell>
              <table:table-cell office:value-type="float" office:value="878.19">
                <text:p>878.19</text:p>
              </table:table-cell>
              <table:table-cell office:value-type="float" office:value="234.88">
                <text:p>234.88</text:p>
              </table:table-cell>
              <table:table-cell office:value-type="float" office:value="913.57">
                <text:p>913.5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.2">
                <text:p>41.2</text:p>
              </table:table-cell>
              <table:table-cell office:value-type="float" office:value="833.24">
                <text:p>833.24</text:p>
              </table:table-cell>
              <table:table-cell office:value-type="float" office:value="873.19">
                <text:p>873.19</text:p>
              </table:table-cell>
              <table:table-cell office:value-type="float" office:value="191.09">
                <text:p>191.09</text:p>
              </table:table-cell>
              <table:table-cell office:value-type="float" office:value="915.97">
                <text:p>915.9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.46">
                <text:p>41.46</text:p>
              </table:table-cell>
              <table:table-cell office:value-type="float" office:value="833.24">
                <text:p>833.24</text:p>
              </table:table-cell>
              <table:table-cell office:value-type="float" office:value="869.86">
                <text:p>869.86</text:p>
              </table:table-cell>
              <table:table-cell office:value-type="float" office:value="166.27">
                <text:p>166.27</text:p>
              </table:table-cell>
              <table:table-cell office:value-type="float" office:value="915.97">
                <text:p>915.97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.65">
                <text:p>40.65</text:p>
              </table:table-cell>
              <table:table-cell office:value-type="float" office:value="833.24">
                <text:p>833.24</text:p>
              </table:table-cell>
              <table:table-cell office:value-type="float" office:value="867.04">
                <text:p>867.04</text:p>
              </table:table-cell>
              <table:table-cell office:value-type="float" office:value="156.48">
                <text:p>156.48</text:p>
              </table:table-cell>
              <table:table-cell office:value-type="float" office:value="916.13">
                <text:p>916.13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.31">
                <text:p>40.31</text:p>
              </table:table-cell>
              <table:table-cell office:value-type="float" office:value="833.24">
                <text:p>833.24</text:p>
              </table:table-cell>
              <table:table-cell office:value-type="float" office:value="869.66">
                <text:p>869.66</text:p>
              </table:table-cell>
              <table:table-cell office:value-type="float" office:value="154.4">
                <text:p>154.4</text:p>
              </table:table-cell>
              <table:table-cell office:value-type="float" office:value="918.88">
                <text:p>918.88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.75">
                <text:p>40.75</text:p>
              </table:table-cell>
              <table:table-cell office:value-type="float" office:value="833.24">
                <text:p>833.24</text:p>
              </table:table-cell>
              <table:table-cell office:value-type="float" office:value="861.69">
                <text:p>861.69</text:p>
              </table:table-cell>
              <table:table-cell office:value-type="float" office:value="141.83">
                <text:p>141.83</text:p>
              </table:table-cell>
              <table:table-cell office:value-type="float" office:value="922.58">
                <text:p>922.58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.96">
                <text:p>40.96</text:p>
              </table:table-cell>
              <table:table-cell office:value-type="float" office:value="833.24">
                <text:p>833.24</text:p>
              </table:table-cell>
              <table:table-cell office:value-type="float" office:value="865.96">
                <text:p>865.96</text:p>
              </table:table-cell>
              <table:table-cell office:value-type="float" office:value="138.6">
                <text:p>138.6</text:p>
              </table:table-cell>
              <table:table-cell office:value-type="float" office:value="929.15">
                <text:p>929.15</text:p>
              </table:table-cell>
              <table:table-cell office:value-type="float" office:value="711.64">
                <text:p>7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21">
                <text:p>41.21</text:p>
              </table:table-cell>
              <table:table-cell office:value-type="float" office:value="833.24">
                <text:p>833.24</text:p>
              </table:table-cell>
              <table:table-cell office:value-type="float" office:value="865.96">
                <text:p>865.96</text:p>
              </table:table-cell>
              <table:table-cell office:value-type="float" office:value="135.74">
                <text:p>135.74</text:p>
              </table:table-cell>
              <table:table-cell office:value-type="float" office:value="935.5">
                <text:p>935.5</text:p>
              </table:table-cell>
              <table:table-cell office:value-type="float" office:value="714.38">
                <text:p>714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.6">
                <text:p>40.6</text:p>
              </table:table-cell>
              <table:table-cell office:value-type="float" office:value="833.24">
                <text:p>833.24</text:p>
              </table:table-cell>
              <table:table-cell office:value-type="float" office:value="872.68">
                <text:p>872.68</text:p>
              </table:table-cell>
              <table:table-cell office:value-type="float" office:value="133.56">
                <text:p>133.56</text:p>
              </table:table-cell>
              <table:table-cell office:value-type="float" office:value="941.82">
                <text:p>941.82</text:p>
              </table:table-cell>
              <table:table-cell office:value-type="float" office:value="718.58">
                <text:p>71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.77">
                <text:p>40.77</text:p>
              </table:table-cell>
              <table:table-cell office:value-type="float" office:value="833.24">
                <text:p>833.24</text:p>
              </table:table-cell>
              <table:table-cell office:value-type="float" office:value="875.4">
                <text:p>875.4</text:p>
              </table:table-cell>
              <table:table-cell office:value-type="float" office:value="132.78">
                <text:p>132.78</text:p>
              </table:table-cell>
              <table:table-cell office:value-type="float" office:value="948.06">
                <text:p>948.06</text:p>
              </table:table-cell>
              <table:table-cell office:value-type="float" office:value="725.16">
                <text:p>725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.89">
                <text:p>39.89</text:p>
              </table:table-cell>
              <table:table-cell office:value-type="float" office:value="833.24">
                <text:p>833.24</text:p>
              </table:table-cell>
              <table:table-cell office:value-type="float" office:value="880.57">
                <text:p>880.57</text:p>
              </table:table-cell>
              <table:table-cell office:value-type="float" office:value="132.92">
                <text:p>132.92</text:p>
              </table:table-cell>
              <table:table-cell office:value-type="float" office:value="954.6">
                <text:p>954.6</text:p>
              </table:table-cell>
              <table:table-cell office:value-type="float" office:value="729.5">
                <text:p>72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.56">
                <text:p>40.56</text:p>
              </table:table-cell>
              <table:table-cell office:value-type="float" office:value="833.24">
                <text:p>833.24</text:p>
              </table:table-cell>
              <table:table-cell office:value-type="float" office:value="881.81">
                <text:p>881.81</text:p>
              </table:table-cell>
              <table:table-cell office:value-type="float" office:value="133.21">
                <text:p>133.21</text:p>
              </table:table-cell>
              <table:table-cell office:value-type="float" office:value="961.07">
                <text:p>961.07</text:p>
              </table:table-cell>
              <table:table-cell office:value-type="float" office:value="735.87">
                <text:p>735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.43">
                <text:p>40.43</text:p>
              </table:table-cell>
              <table:table-cell office:value-type="float" office:value="833.24">
                <text:p>833.24</text:p>
              </table:table-cell>
              <table:table-cell office:value-type="float" office:value="883.1">
                <text:p>883.1</text:p>
              </table:table-cell>
              <table:table-cell office:value-type="float" office:value="131.26">
                <text:p>131.26</text:p>
              </table:table-cell>
              <table:table-cell office:value-type="float" office:value="963.19">
                <text:p>963.19</text:p>
              </table:table-cell>
              <table:table-cell office:value-type="float" office:value="742.16">
                <text:p>742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.1">
                <text:p>40.1</text:p>
              </table:table-cell>
              <table:table-cell office:value-type="float" office:value="833.24">
                <text:p>833.24</text:p>
              </table:table-cell>
              <table:table-cell office:value-type="float" office:value="883.1">
                <text:p>883.1</text:p>
              </table:table-cell>
              <table:table-cell office:value-type="float" office:value="129.87">
                <text:p>129.87</text:p>
              </table:table-cell>
              <table:table-cell office:value-type="float" office:value="967.68">
                <text:p>967.68</text:p>
              </table:table-cell>
              <table:table-cell office:value-type="float" office:value="748.32">
                <text:p>74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.2">
                <text:p>39.2</text:p>
              </table:table-cell>
              <table:table-cell office:value-type="float" office:value="833.24">
                <text:p>833.24</text:p>
              </table:table-cell>
              <table:table-cell office:value-type="float" office:value="885.6">
                <text:p>885.6</text:p>
              </table:table-cell>
              <table:table-cell office:value-type="float" office:value="128">
                <text:p>128</text:p>
              </table:table-cell>
              <table:table-cell office:value-type="float" office:value="972.73">
                <text:p>972.73</text:p>
              </table:table-cell>
              <table:table-cell office:value-type="float" office:value="755.08">
                <text:p>755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.55">
                <text:p>39.55</text:p>
              </table:table-cell>
              <table:table-cell office:value-type="float" office:value="833.24">
                <text:p>833.24</text:p>
              </table:table-cell>
              <table:table-cell office:value-type="float" office:value="885.6">
                <text:p>885.6</text:p>
              </table:table-cell>
              <table:table-cell office:value-type="float" office:value="126.32">
                <text:p>126.32</text:p>
              </table:table-cell>
              <table:table-cell office:value-type="float" office:value="977.16">
                <text:p>977.16</text:p>
              </table:table-cell>
              <table:table-cell office:value-type="float" office:value="762.04">
                <text:p>762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.71">
                <text:p>39.71</text:p>
              </table:table-cell>
              <table:table-cell office:value-type="float" office:value="833.24">
                <text:p>833.24</text:p>
              </table:table-cell>
              <table:table-cell office:value-type="float" office:value="885.6">
                <text:p>885.6</text:p>
              </table:table-cell>
              <table:table-cell office:value-type="float" office:value="125.59">
                <text:p>125.59</text:p>
              </table:table-cell>
              <table:table-cell office:value-type="float" office:value="979.77">
                <text:p>979.77</text:p>
              </table:table-cell>
              <table:table-cell office:value-type="float" office:value="769.12">
                <text:p>76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.74">
                <text:p>39.74</text:p>
              </table:table-cell>
              <table:table-cell office:value-type="float" office:value="833.24">
                <text:p>833.24</text:p>
              </table:table-cell>
              <table:table-cell office:value-type="float" office:value="885.6">
                <text:p>885.6</text:p>
              </table:table-cell>
              <table:table-cell office:value-type="float" office:value="125.13">
                <text:p>125.13</text:p>
              </table:table-cell>
              <table:table-cell office:value-type="float" office:value="984.16">
                <text:p>984.16</text:p>
              </table:table-cell>
              <table:table-cell office:value-type="float" office:value="775.11">
                <text:p>775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.31">
                <text:p>40.31</text:p>
              </table:table-cell>
              <table:table-cell office:value-type="float" office:value="837.19">
                <text:p>837.19</text:p>
              </table:table-cell>
              <table:table-cell office:value-type="float" office:value="885.6">
                <text:p>885.6</text:p>
              </table:table-cell>
              <table:table-cell office:value-type="float" office:value="125.61">
                <text:p>125.61</text:p>
              </table:table-cell>
              <table:table-cell office:value-type="float" office:value="987.26">
                <text:p>987.26</text:p>
              </table:table-cell>
              <table:table-cell office:value-type="float" office:value="781.44">
                <text:p>78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.13">
                <text:p>40.13</text:p>
              </table:table-cell>
              <table:table-cell office:value-type="float" office:value="837.19">
                <text:p>837.19</text:p>
              </table:table-cell>
              <table:table-cell office:value-type="float" office:value="885.6">
                <text:p>885.6</text:p>
              </table:table-cell>
              <table:table-cell office:value-type="float" office:value="126.03">
                <text:p>126.03</text:p>
              </table:table-cell>
              <table:table-cell office:value-type="float" office:value="988.6">
                <text:p>988.6</text:p>
              </table:table-cell>
              <table:table-cell office:value-type="float" office:value="788.2">
                <text:p>788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